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6.65cm"/>
    </style:style>
    <style:style style:name="co3" style:family="table-column">
      <style:table-column-properties fo:break-before="auto" style:column-width="43.171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516-1528</text:p>
          </table:table-cell>
          <table:table-cell office:value-type="string">
            <text:p>MEDICINA I <text:s text:c="39"/></text:p>
          </table:table-cell>
          <table:table-cell office:value-type="string">
            <text:p>@rquivos da Fundação Otorrinolaring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530</text:p>
          </table:table-cell>
          <table:table-cell office:value-type="string">
            <text:p>MEDICINA I <text:s text:c="39"/></text:p>
          </table:table-cell>
          <table:table-cell office:value-type="string">
            <text:p>@rquivos de Otorrinolaringologia (Cessou em 2005. Cont. 1809-4872 @rquivos Internacionais de Otorrinolaringolog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872</text:p>
          </table:table-cell>
          <table:table-cell office:value-type="string">
            <text:p>MEDICINA I <text:s text:c="39"/></text:p>
          </table:table-cell>
          <table:table-cell office:value-type="string">
            <text:p>@rquivos internacionais de otorrinolaring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6631</text:p>
          </table:table-cell>
          <table:table-cell office:value-type="string">
            <text:p>MEDICINA I <text:s text:c="39"/></text:p>
          </table:table-cell>
          <table:table-cell office:value-type="string">
            <text:p>A Construção São Paulo (Cessou em 2001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3072</text:p>
          </table:table-cell>
          <table:table-cell office:value-type="string">
            <text:p>MEDICINA I <text:s text:c="39"/></text:p>
          </table:table-cell>
          <table:table-cell office:value-type="string">
            <text:p>AAA. Archivos de Arquitectura Antill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720</text:p>
          </table:table-cell>
          <table:table-cell office:value-type="string">
            <text:p>MEDICINA I <text:s text:c="39"/></text:p>
          </table:table-cell>
          <table:table-cell office:value-type="string">
            <text:p>ABCD. Arquivos Brasileiros de Cirurgia Diges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2731</text:p>
          </table:table-cell>
          <table:table-cell office:value-type="string">
            <text:p>MEDICINA I <text:s text:c="39"/></text:p>
          </table:table-cell>
          <table:table-cell office:value-type="string">
            <text:p>ABO. Revista de Medicina Transfus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9-6563</text:p>
          </table:table-cell>
          <table:table-cell office:value-type="string">
            <text:p>MEDICINA I <text:s text:c="39"/></text:p>
          </table:table-cell>
          <table:table-cell office:value-type="string">
            <text:p>Academic Emergency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6862</text:p>
          </table:table-cell>
          <table:table-cell office:value-type="string">
            <text:p>MEDICINA I <text:s text:c="39"/></text:p>
          </table:table-cell>
          <table:table-cell office:value-type="string">
            <text:p>ACOG Clinical Revie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8751</text:p>
          </table:table-cell>
          <table:table-cell office:value-type="string">
            <text:p>MEDICINA I <text:s text:c="39"/></text:p>
          </table:table-cell>
          <table:table-cell office:value-type="string">
            <text:p>ACP Journal Club (Cessou em 200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172</text:p>
          </table:table-cell>
          <table:table-cell office:value-type="string">
            <text:p>MEDICINA I <text:s text:c="39"/></text:p>
          </table:table-cell>
          <table:table-cell office:value-type="string">
            <text:p>Acta Anaesthesiologica Scandinav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4-950X</text:p>
          </table:table-cell>
          <table:table-cell office:value-type="string">
            <text:p>MEDICINA I <text:s text:c="39"/></text:p>
          </table:table-cell>
          <table:table-cell office:value-type="string">
            <text:p>Acta Angiolo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383</text:p>
          </table:table-cell>
          <table:table-cell office:value-type="string">
            <text:p>MEDICINA I <text:s text:c="39"/></text:p>
          </table:table-cell>
          <table:table-cell office:value-type="string">
            <text:p>Acta Biologica Hungaric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MEDICINA I <text:s text:c="39"/></text:p>
          </table:table-cell>
          <table:table-cell office:value-type="string">
            <text:p>Acta Botanica Brasíl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385</text:p>
          </table:table-cell>
          <table:table-cell office:value-type="string">
            <text:p>MEDICINA I <text:s text:c="39"/></text:p>
          </table:table-cell>
          <table:table-cell office:value-type="string">
            <text:p>Acta Cardiologica (Imprimé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8-0207</text:p>
          </table:table-cell>
          <table:table-cell office:value-type="string">
            <text:p>MEDICINA I <text:s text:c="39"/></text:p>
          </table:table-cell>
          <table:table-cell office:value-type="string">
            <text:p>Acta Chimica Slovenica (Print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MEDICINA I <text:s text:c="39"/></text:p>
          </table:table-cell>
          <table:table-cell office:value-type="string">
            <text:p>Acta Cirúrgica Brasilei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674</text:p>
          </table:table-cell>
          <table:table-cell office:value-type="string">
            <text:p>MEDICINA I <text:s text:c="39"/></text:p>
          </table:table-cell>
          <table:table-cell office:value-type="string">
            <text:p>Acta Cirúrgica Brasileir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4449</text:p>
          </table:table-cell>
          <table:table-cell office:value-type="string">
            <text:p>MEDICINA I <text:s text:c="39"/></text:p>
          </table:table-cell>
          <table:table-cell office:value-type="string">
            <text:p>Acta Crystallographica. Section D, Biological Crystallogra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3091</text:p>
          </table:table-cell>
          <table:table-cell office:value-type="string">
            <text:p>MEDICINA I <text:s text:c="39"/></text:p>
          </table:table-cell>
          <table:table-cell office:value-type="string">
            <text:p>Acta Crystallographica. Section F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547</text:p>
          </table:table-cell>
          <table:table-cell office:value-type="string">
            <text:p>MEDICINA I <text:s text:c="39"/></text:p>
          </table:table-cell>
          <table:table-cell office:value-type="string">
            <text:p>Acta Cytolog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555</text:p>
          </table:table-cell>
          <table:table-cell office:value-type="string">
            <text:p>MEDICINA I <text:s text:c="39"/></text:p>
          </table:table-cell>
          <table:table-cell office:value-type="string">
            <text:p>Acta Dermato-Venere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0-027X</text:p>
          </table:table-cell>
          <table:table-cell office:value-type="string">
            <text:p>MEDICINA I <text:s text:c="39"/></text:p>
          </table:table-cell>
          <table:table-cell office:value-type="string">
            <text:p>Acta Dermatovenerologica Croa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5429</text:p>
          </table:table-cell>
          <table:table-cell office:value-type="string">
            <text:p>MEDICINA I <text:s text:c="39"/></text:p>
          </table:table-cell>
          <table:table-cell office:value-type="string">
            <text:p>Acta Diabetologic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2383</text:p>
          </table:table-cell>
          <table:table-cell office:value-type="string">
            <text:p>MEDICINA I <text:s text:c="39"/></text:p>
          </table:table-cell>
          <table:table-cell office:value-type="string">
            <text:p>Acta Farmacéutica Bonaeren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95</text:p>
          </table:table-cell>
          <table:table-cell office:value-type="string">
            <text:p>MEDICINA I <text:s text:c="39"/></text:p>
          </table:table-cell>
          <table:table-cell office:value-type="string">
            <text:p>Acta Fisiatric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33</text:p>
          </table:table-cell>
          <table:table-cell office:value-type="string">
            <text:p>MEDICINA I <text:s text:c="39"/></text:p>
          </table:table-cell>
          <table:table-cell office:value-type="string">
            <text:p>Acta Gastroenterológica Latino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792</text:p>
          </table:table-cell>
          <table:table-cell office:value-type="string">
            <text:p>MEDICINA I <text:s text:c="39"/></text:p>
          </table:table-cell>
          <table:table-cell office:value-type="string">
            <text:p>Acta Haematolog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281</text:p>
          </table:table-cell>
          <table:table-cell office:value-type="string">
            <text:p>MEDICINA I <text:s text:c="39"/></text:p>
          </table:table-cell>
          <table:table-cell office:value-type="string">
            <text:p>Acta Histochemic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37</text:p>
          </table:table-cell>
          <table:table-cell office:value-type="string">
            <text:p>MEDICINA I <text:s text:c="39"/></text:p>
          </table:table-cell>
          <table:table-cell office:value-type="string">
            <text:p>Acta Médica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399X</text:p>
          </table:table-cell>
          <table:table-cell office:value-type="string">
            <text:p>MEDICINA I <text:s text:c="39"/></text:p>
          </table:table-cell>
          <table:table-cell office:value-type="string">
            <text:p>Acta Médica Portugues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268</text:p>
          </table:table-cell>
          <table:table-cell office:value-type="string">
            <text:p>MEDICINA I <text:s text:c="39"/></text:p>
          </table:table-cell>
          <table:table-cell office:value-type="string">
            <text:p>Acta Neurochirur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14</text:p>
          </table:table-cell>
          <table:table-cell office:value-type="string">
            <text:p>MEDICINA I <text:s text:c="39"/></text:p>
          </table:table-cell>
          <table:table-cell office:value-type="string">
            <text:p>Acta Neurologica Scandinav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2708</text:p>
          </table:table-cell>
          <table:table-cell office:value-type="string">
            <text:p>MEDICINA I <text:s text:c="39"/></text:p>
          </table:table-cell>
          <table:table-cell office:value-type="string">
            <text:p>Acta Neuropsychiat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49</text:p>
          </table:table-cell>
          <table:table-cell office:value-type="string">
            <text:p>MEDICINA I <text:s text:c="39"/></text:p>
          </table:table-cell>
          <table:table-cell office:value-type="string">
            <text:p>Acta Obstetricia et Gynecologica Scandinav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57</text:p>
          </table:table-cell>
          <table:table-cell office:value-type="string">
            <text:p>MEDICINA I <text:s text:c="39"/></text:p>
          </table:table-cell>
          <table:table-cell office:value-type="string">
            <text:p>Acta Odontologica Scandinavica (Trykt utg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4-186X</text:p>
          </table:table-cell>
          <table:table-cell office:value-type="string">
            <text:p>MEDICINA I <text:s text:c="39"/></text:p>
          </table:table-cell>
          <table:table-cell office:value-type="string">
            <text:p>Acta Oncologica (Stockhol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27</text:p>
          </table:table-cell>
          <table:table-cell office:value-type="string">
            <text:p>MEDICINA I <text:s text:c="39"/></text:p>
          </table:table-cell>
          <table:table-cell office:value-type="string">
            <text:p>Acta Oncologica Brasileira (Cessou em 2004. Cont. ISSN 1808-5512 Applied Cancer Research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5-3907</text:p>
          </table:table-cell>
          <table:table-cell office:value-type="string">
            <text:p>MEDICINA I <text:s text:c="39"/></text:p>
          </table:table-cell>
          <table:table-cell office:value-type="string">
            <text:p>Acta Ophthalmologica Scandinavica (Cessou em 2007. Cont. ISSN 1755-375X Acta Ophthalmologica (2008. 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770</text:p>
          </table:table-cell>
          <table:table-cell office:value-type="string">
            <text:p>MEDICINA I <text:s text:c="39"/></text:p>
          </table:table-cell>
          <table:table-cell office:value-type="string">
            <text:p>Acta OR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52</text:p>
          </table:table-cell>
          <table:table-cell office:value-type="string">
            <text:p>MEDICINA I <text:s text:c="39"/></text:p>
          </table:table-cell>
          <table:table-cell office:value-type="string">
            <text:p>Acta Ortopédic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489</text:p>
          </table:table-cell>
          <table:table-cell office:value-type="string">
            <text:p>MEDICINA I <text:s text:c="39"/></text:p>
          </table:table-cell>
          <table:table-cell office:value-type="string">
            <text:p>Acta Oto-Laryngolog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100X</text:p>
          </table:table-cell>
          <table:table-cell office:value-type="string">
            <text:p>MEDICINA I <text:s text:c="39"/></text:p>
          </table:table-cell>
          <table:table-cell office:value-type="string">
            <text:p>Acta Otorhinolaryngologica Italica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3-5253</text:p>
          </table:table-cell>
          <table:table-cell office:value-type="string">
            <text:p>MEDICINA I <text:s text:c="39"/></text:p>
          </table:table-cell>
          <table:table-cell office:value-type="string">
            <text:p>Acta Paediatrica (Osl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56X</text:p>
          </table:table-cell>
          <table:table-cell office:value-type="string">
            <text:p>MEDICINA I <text:s text:c="39"/></text:p>
          </table:table-cell>
          <table:table-cell office:value-type="string">
            <text:p>Acta Paediatrica Scandinav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00</text:p>
          </table:table-cell>
          <table:table-cell office:value-type="string">
            <text:p>MEDICINA I <text:s text:c="39"/></text:p>
          </table:table-cell>
          <table:table-cell office:value-type="string">
            <text:p>Acta Paulista de Enfermagem (UNIFE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9781</text:p>
          </table:table-cell>
          <table:table-cell office:value-type="string">
            <text:p>MEDICINA I <text:s text:c="39"/></text:p>
          </table:table-cell>
          <table:table-cell office:value-type="string">
            <text:p>Acta Pediatrica Portugue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1-4083</text:p>
          </table:table-cell>
          <table:table-cell office:value-type="string">
            <text:p>MEDICINA I <text:s text:c="39"/></text:p>
          </table:table-cell>
          <table:table-cell office:value-type="string">
            <text:p>Acta Pharmacologica Sin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1-424X</text:p>
          </table:table-cell>
          <table:table-cell office:value-type="string">
            <text:p>MEDICINA I <text:s text:c="39"/></text:p>
          </table:table-cell>
          <table:table-cell office:value-type="string">
            <text:p>Acta Physiologica Hungaric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583</text:p>
          </table:table-cell>
          <table:table-cell office:value-type="string">
            <text:p>MEDICINA I <text:s text:c="39"/></text:p>
          </table:table-cell>
          <table:table-cell office:value-type="string">
            <text:p>Acta Protozoologica (Druk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90X</text:p>
          </table:table-cell>
          <table:table-cell office:value-type="string">
            <text:p>MEDICINA I <text:s text:c="39"/></text:p>
          </table:table-cell>
          <table:table-cell office:value-type="string">
            <text:p>Acta Psychiatrica Scandinav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591</text:p>
          </table:table-cell>
          <table:table-cell office:value-type="string">
            <text:p>MEDICINA I <text:s text:c="39"/></text:p>
          </table:table-cell>
          <table:table-cell office:value-type="string">
            <text:p>Acta Psychiatrica Scandinavica. Supplementu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4-1851</text:p>
          </table:table-cell>
          <table:table-cell office:value-type="string">
            <text:p>MEDICINA I <text:s text:c="39"/></text:p>
          </table:table-cell>
          <table:table-cell office:value-type="string">
            <text:p>Acta Radiologica (198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64X</text:p>
          </table:table-cell>
          <table:table-cell office:value-type="string">
            <text:p>MEDICINA I <text:s text:c="39"/></text:p>
          </table:table-cell>
          <table:table-cell office:value-type="string">
            <text:p>Acta Reumatológica Portugues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345</text:p>
          </table:table-cell>
          <table:table-cell office:value-type="string">
            <text:p>MEDICINA I <text:s text:c="39"/></text:p>
          </table:table-cell>
          <table:table-cell office:value-type="string">
            <text:p>Acta Scientiae Veterinariae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MEDICINA I <text:s text:c="39"/></text:p>
          </table:table-cell>
          <table:table-cell office:value-type="string">
            <text:p>Acta Scientiarum (UEM)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72</text:p>
          </table:table-cell>
          <table:table-cell office:value-type="string">
            <text:p>MEDICINA I <text:s text:c="39"/></text:p>
          </table:table-cell>
          <table:table-cell office:value-type="string">
            <text:p>Acta Scientiarum. Anim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MEDICINA I <text:s text:c="39"/></text:p>
          </table:table-cell>
          <table:table-cell office:value-type="string">
            <text:p>Acta Trop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484</text:p>
          </table:table-cell>
          <table:table-cell office:value-type="string">
            <text:p>MEDICINA I <text:s text:c="39"/></text:p>
          </table:table-cell>
          <table:table-cell office:value-type="string">
            <text:p>Acta Veterinaria Brasilica (UFER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605X</text:p>
          </table:table-cell>
          <table:table-cell office:value-type="string">
            <text:p>MEDICINA I <text:s text:c="39"/></text:p>
          </table:table-cell>
          <table:table-cell office:value-type="string">
            <text:p>Acta Veterinaria Scandinavica (Papirform) (Cessou em 200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9287</text:p>
          </table:table-cell>
          <table:table-cell office:value-type="string">
            <text:p>MEDICINA I <text:s text:c="39"/></text:p>
          </table:table-cell>
          <table:table-cell office:value-type="string">
            <text:p>Actas Espanõlas de Psiquiatrí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4806</text:p>
          </table:table-cell>
          <table:table-cell office:value-type="string">
            <text:p>MEDICINA I <text:s text:c="39"/></text:p>
          </table:table-cell>
          <table:table-cell office:value-type="string">
            <text:p>Actas Urológicas Español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293</text:p>
          </table:table-cell>
          <table:table-cell office:value-type="string">
            <text:p>MEDICINA I <text:s text:c="39"/></text:p>
          </table:table-cell>
          <table:table-cell office:value-type="string">
            <text:p>Acupuncture &amp; Electro-Therapeutics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5284</text:p>
          </table:table-cell>
          <table:table-cell office:value-type="string">
            <text:p>MEDICINA I <text:s text:c="39"/></text:p>
          </table:table-cell>
          <table:table-cell office:value-type="string">
            <text:p>Acupuncture in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0071</text:p>
          </table:table-cell>
          <table:table-cell office:value-type="string">
            <text:p>MEDICINA I <text:s text:c="39"/></text:p>
          </table:table-cell>
          <table:table-cell office:value-type="string">
            <text:p>Acute Pai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2140</text:p>
          </table:table-cell>
          <table:table-cell office:value-type="string">
            <text:p>MEDICINA I <text:s text:c="39"/></text:p>
          </table:table-cell>
          <table:table-cell office:value-type="string">
            <text:p>Addiction (Abingd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603</text:p>
          </table:table-cell>
          <table:table-cell office:value-type="string">
            <text:p>MEDICINA I <text:s text:c="39"/></text:p>
          </table:table-cell>
          <table:table-cell office:value-type="string">
            <text:p>Addictive Behavio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4840</text:p>
          </table:table-cell>
          <table:table-cell office:value-type="string">
            <text:p>MEDICINA I <text:s text:c="39"/></text:p>
          </table:table-cell>
          <table:table-cell office:value-type="string">
            <text:p>Adicciones (Palma de Mallor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941</text:p>
          </table:table-cell>
          <table:table-cell office:value-type="string">
            <text:p>MEDICINA I <text:s text:c="39"/></text:p>
          </table:table-cell>
          <table:table-cell office:value-type="string">
            <text:p>Adolescência &amp; Saúde (UE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8-0334</text:p>
          </table:table-cell>
          <table:table-cell office:value-type="string">
            <text:p>MEDICINA I <text:s text:c="39"/></text:p>
          </table:table-cell>
          <table:table-cell office:value-type="string">
            <text:p>Advanced Studies in Medicin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230X</text:p>
          </table:table-cell>
          <table:table-cell office:value-type="string">
            <text:p>MEDICINA I <text:s text:c="39"/></text:p>
          </table:table-cell>
          <table:table-cell office:value-type="string">
            <text:p>Advances in Cancer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5595</text:p>
          </table:table-cell>
          <table:table-cell office:value-type="string">
            <text:p>MEDICINA I <text:s text:c="39"/></text:p>
          </table:table-cell>
          <table:table-cell office:value-type="string">
            <text:p>Advances in Chronic Kidney Diseas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2598</text:p>
          </table:table-cell>
          <table:table-cell office:value-type="string">
            <text:p>MEDICINA I <text:s text:c="39"/></text:p>
          </table:table-cell>
          <table:table-cell office:value-type="string">
            <text:p>Advances in Experimental Medicine and 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3071</text:p>
          </table:table-cell>
          <table:table-cell office:value-type="string">
            <text:p>MEDICINA I <text:s text:c="39"/></text:p>
          </table:table-cell>
          <table:table-cell office:value-type="string">
            <text:p>Advances in Oto-Rhino-Laryng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7-8554</text:p>
          </table:table-cell>
          <table:table-cell office:value-type="string">
            <text:p>MEDICINA I <text:s text:c="39"/></text:p>
          </table:table-cell>
          <table:table-cell office:value-type="string">
            <text:p>Advances in Peritoneal Dia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4046</text:p>
          </table:table-cell>
          <table:table-cell office:value-type="string">
            <text:p>MEDICINA I <text:s text:c="39"/></text:p>
          </table:table-cell>
          <table:table-cell office:value-type="string">
            <text:p>Advances in Physiology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216X</text:p>
          </table:table-cell>
          <table:table-cell office:value-type="string">
            <text:p>MEDICINA I <text:s text:c="39"/></text:p>
          </table:table-cell>
          <table:table-cell office:value-type="string">
            <text:p>Aesthetic Plastic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820X</text:p>
          </table:table-cell>
          <table:table-cell office:value-type="string">
            <text:p>MEDICINA I <text:s text:c="39"/></text:p>
          </table:table-cell>
          <table:table-cell office:value-type="string">
            <text:p>Aesthetic Surgery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0729</text:p>
          </table:table-cell>
          <table:table-cell office:value-type="string">
            <text:p>MEDICINA I <text:s text:c="39"/></text:p>
          </table:table-cell>
          <table:table-cell office:value-type="string">
            <text:p>Age and Age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7863</text:p>
          </table:table-cell>
          <table:table-cell office:value-type="string">
            <text:p>MEDICINA I <text:s text:c="39"/></text:p>
          </table:table-cell>
          <table:table-cell office:value-type="string">
            <text:p>Aging &amp; Mental Healt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4-0667</text:p>
          </table:table-cell>
          <table:table-cell office:value-type="string">
            <text:p>MEDICINA I <text:s text:c="39"/></text:p>
          </table:table-cell>
          <table:table-cell office:value-type="string">
            <text:p>Aging Clinical and Experimental Research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370</text:p>
          </table:table-cell>
          <table:table-cell office:value-type="string">
            <text:p>MEDICINA I <text:s text:c="39"/></text:p>
          </table:table-cell>
          <table:table-cell office:value-type="string">
            <text:p>AIDS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840</text:p>
          </table:table-cell>
          <table:table-cell office:value-type="string">
            <text:p>MEDICINA I <text:s text:c="39"/></text:p>
          </table:table-cell>
          <table:table-cell office:value-type="string">
            <text:p>AIDS (Suppleme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7165</text:p>
          </table:table-cell>
          <table:table-cell office:value-type="string">
            <text:p>MEDICINA I <text:s text:c="39"/></text:p>
          </table:table-cell>
          <table:table-cell office:value-type="string">
            <text:p>AIDS and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121</text:p>
          </table:table-cell>
          <table:table-cell office:value-type="string">
            <text:p>MEDICINA I <text:s text:c="39"/></text:p>
          </table:table-cell>
          <table:table-cell office:value-type="string">
            <text:p>AIDS Ca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2914</text:p>
          </table:table-cell>
          <table:table-cell office:value-type="string">
            <text:p>MEDICINA I <text:s text:c="39"/></text:p>
          </table:table-cell>
          <table:table-cell office:value-type="string">
            <text:p>AIDS patient care and ST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2229</text:p>
          </table:table-cell>
          <table:table-cell office:value-type="string">
            <text:p>MEDICINA I <text:s text:c="39"/></text:p>
          </table:table-cell>
          <table:table-cell office:value-type="string">
            <text:p>AIDS Research and Human Retroviru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9814</text:p>
          </table:table-cell>
          <table:table-cell office:value-type="string">
            <text:p>MEDICINA I <text:s text:c="39"/></text:p>
          </table:table-cell>
          <table:table-cell office:value-type="string">
            <text:p>Alcohol (Boca Raton, Fla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8329</text:p>
          </table:table-cell>
          <table:table-cell office:value-type="string">
            <text:p>MEDICINA I <text:s text:c="39"/></text:p>
          </table:table-cell>
          <table:table-cell office:value-type="string">
            <text:p>Alcohol (Fayetteville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0414</text:p>
          </table:table-cell>
          <table:table-cell office:value-type="string">
            <text:p>MEDICINA I <text:s text:c="39"/></text:p>
          </table:table-cell>
          <table:table-cell office:value-type="string">
            <text:p>Alcohol and Alcoholism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7414</text:p>
          </table:table-cell>
          <table:table-cell office:value-type="string">
            <text:p>MEDICINA I <text:s text:c="39"/></text:p>
          </table:table-cell>
          <table:table-cell office:value-type="string">
            <text:p>Alcohol Research &amp; Healt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6008</text:p>
          </table:table-cell>
          <table:table-cell office:value-type="string">
            <text:p>MEDICINA I <text:s text:c="39"/></text:p>
          </table:table-cell>
          <table:table-cell office:value-type="string">
            <text:p>Alcoholism, Clinical and Experiment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813</text:p>
          </table:table-cell>
          <table:table-cell office:value-type="string">
            <text:p>MEDICINA I <text:s text:c="39"/></text:p>
          </table:table-cell>
          <table:table-cell office:value-type="string">
            <text:p>Alimentary Pharmacology &amp; Therapeu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546</text:p>
          </table:table-cell>
          <table:table-cell office:value-type="string">
            <text:p>MEDICINA I <text:s text:c="39"/></text:p>
          </table:table-cell>
          <table:table-cell office:value-type="string">
            <text:p>Allergologia et Immunopathologia (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8-1925</text:p>
          </table:table-cell>
          <table:table-cell office:value-type="string">
            <text:p>MEDICINA I <text:s text:c="39"/></text:p>
          </table:table-cell>
          <table:table-cell office:value-type="string">
            <text:p>Allergy &amp; Clinical Immunology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5-4538</text:p>
          </table:table-cell>
          <table:table-cell office:value-type="string">
            <text:p>MEDICINA I <text:s text:c="39"/></text:p>
          </table:table-cell>
          <table:table-cell office:value-type="string">
            <text:p>Allergy (Copenhage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5412</text:p>
          </table:table-cell>
          <table:table-cell office:value-type="string">
            <text:p>MEDICINA I <text:s text:c="39"/></text:p>
          </table:table-cell>
          <table:table-cell office:value-type="string">
            <text:p>Allergy and Asthma Proceeding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0411</text:p>
          </table:table-cell>
          <table:table-cell office:value-type="string">
            <text:p>MEDICINA I <text:s text:c="39"/></text:p>
          </table:table-cell>
          <table:table-cell office:value-type="string">
            <text:p>Alternatives to Animal Testing and Experiment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0341</text:p>
          </table:table-cell>
          <table:table-cell office:value-type="string">
            <text:p>MEDICINA I <text:s text:c="39"/></text:p>
          </table:table-cell>
          <table:table-cell office:value-type="string">
            <text:p>Alzheimer Disease and Associated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128</text:p>
          </table:table-cell>
          <table:table-cell office:value-type="string">
            <text:p>MEDICINA I <text:s text:c="39"/></text:p>
          </table:table-cell>
          <table:table-cell office:value-type="string">
            <text:p>Amazônia (UFPA.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992</text:p>
          </table:table-cell>
          <table:table-cell office:value-type="string">
            <text:p>MEDICINA I <text:s text:c="39"/></text:p>
          </table:table-cell>
          <table:table-cell office:value-type="string">
            <text:p>Ambito Hopita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12</text:p>
          </table:table-cell>
          <table:table-cell office:value-type="string">
            <text:p>MEDICINA I <text:s text:c="39"/></text:p>
          </table:table-cell>
          <table:table-cell office:value-type="string">
            <text:p>American Ceramic Society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38X</text:p>
          </table:table-cell>
          <table:table-cell office:value-type="string">
            <text:p>MEDICINA I <text:s text:c="39"/></text:p>
          </table:table-cell>
          <table:table-cell office:value-type="string">
            <text:p>American Family Physician (197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4555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Animal and Veterinary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3277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Cardiovascular Drug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0561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Clinical Der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65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Clinical Nutri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3732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Clinical 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73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Clinical Pa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3264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Critical 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275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62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082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Health-System Pharmac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8609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He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0533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Human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97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Human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7061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Hyperten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619X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Immu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3586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Industrial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6553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Infection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6203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Infectious Disea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6386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Kidney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299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Medical Genetics (Print) (Cessou em 2002. Foi desdobrado em três: ISSN 1552-4825, 1552-4841 e 1552-486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25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Medical Genetics. Part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41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Medical Genetics. Part B, Neuropsychiatric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8095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Neph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108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Neurorad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6868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Obstetrics and Gynec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378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Obstetrics and Gyn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394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Ophthalm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5406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Orthodontics and Dentofacial Orthoped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0709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Otolaryng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4962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Pharmacology and Toxi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83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Physical Anthrop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9115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Physical Medicine &amp; Rehabili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43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Physiology. Cell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35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Physiology. Heart and Circulatory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605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Physiology. Lung Cellular and Molecular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19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Physiology. Regulatory, Integrative and Comparative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27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Physiology. Renal, Fluid and Electrolyte Physiology (Cessou em 1996. Cont. ISSN 1931-857X American Journal of Physiology. Renal Physiology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1849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Physiology: Endocrinology and Metabo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3797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Preventive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2565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Pri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0036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Public Health (1971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7408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Reproductive Immunology (198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449X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Respiratory and 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1549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Respiratory Cell and Mole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586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Rhinology (Cessou em 2008. Cont. ISSN 1945-8924 American Journal of Rhinology &amp; Aller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803X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Roentgenology (197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99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Science (188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5465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Sports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2765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Therapeu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6135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Transplant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45</text:p>
          </table:table-cell>
          <table:table-cell office:value-type="string">
            <text:p>MEDICINA I <text:s text:c="39"/></text:p>
          </table:table-cell>
          <table:table-cell office:value-type="string">
            <text:p>American Journal of Veterinar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451</text:p>
          </table:table-cell>
          <table:table-cell office:value-type="string">
            <text:p>MEDICINA I <text:s text:c="39"/></text:p>
          </table:table-cell>
          <table:table-cell office:value-type="string">
            <text:p>Amino Acids (Wie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 <text:s text:c="39"/></text:p>
          </table:table-cell>
          <table:table-cell office:value-type="string">
            <text:p>An Intervention Stud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409</text:p>
          </table:table-cell>
          <table:table-cell office:value-type="string">
            <text:p>MEDICINA I <text:s text:c="39"/></text:p>
          </table:table-cell>
          <table:table-cell office:value-type="string">
            <text:p>Anaesthesia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0-057X</text:p>
          </table:table-cell>
          <table:table-cell office:value-type="string">
            <text:p>MEDICINA I <text:s text:c="39"/></text:p>
          </table:table-cell>
          <table:table-cell office:value-type="string">
            <text:p>Anaesthesia and Intensive Ca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MEDICINA I <text:s text:c="39"/></text:p>
          </table:table-cell>
          <table:table-cell office:value-type="string">
            <text:p>Anais Brasileiros de Dermat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MEDICINA I <text:s text:c="39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885</text:p>
          </table:table-cell>
          <table:table-cell office:value-type="string">
            <text:p>MEDICINA I <text:s text:c="39"/></text:p>
          </table:table-cell>
          <table:table-cell office:value-type="string">
            <text:p>Anais da Academia Nacional de Medic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2416</text:p>
          </table:table-cell>
          <table:table-cell office:value-type="string">
            <text:p>MEDICINA I <text:s text:c="39"/></text:p>
          </table:table-cell>
          <table:table-cell office:value-type="string">
            <text:p>Anais da Faculdade de Medicina (Universidade Federal de Pernambuc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45X</text:p>
          </table:table-cell>
          <table:table-cell office:value-type="string">
            <text:p>MEDICINA I <text:s text:c="39"/></text:p>
          </table:table-cell>
          <table:table-cell office:value-type="string">
            <text:p>Anais Paulistas de Medicina e Cirur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4033</text:p>
          </table:table-cell>
          <table:table-cell office:value-type="string">
            <text:p>MEDICINA I <text:s text:c="39"/></text:p>
          </table:table-cell>
          <table:table-cell office:value-type="string">
            <text:p>Anales de Pediatría (2003. Ed. 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54</text:p>
          </table:table-cell>
          <table:table-cell office:value-type="string">
            <text:p>MEDICINA I <text:s text:c="39"/></text:p>
          </table:table-cell>
          <table:table-cell office:value-type="string">
            <text:p>Analyst (London. 1877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55</text:p>
          </table:table-cell>
          <table:table-cell office:value-type="string">
            <text:p>MEDICINA I <text:s text:c="39"/></text:p>
          </table:table-cell>
          <table:table-cell office:value-type="string">
            <text:p>Analytic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MEDICINA I <text:s text:c="39"/></text:p>
          </table:table-cell>
          <table:table-cell office:value-type="string">
            <text:p>Analytica 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6812</text:p>
          </table:table-cell>
          <table:table-cell office:value-type="string">
            <text:p>MEDICINA I <text:s text:c="39"/></text:p>
          </table:table-cell>
          <table:table-cell office:value-type="string">
            <text:p>Analytical and Quantitative Cytology and His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97</text:p>
          </table:table-cell>
          <table:table-cell office:value-type="string">
            <text:p>MEDICINA I <text:s text:c="39"/></text:p>
          </table:table-cell>
          <table:table-cell office:value-type="string">
            <text:p>Analytical Bio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92</text:p>
          </table:table-cell>
          <table:table-cell office:value-type="string">
            <text:p>MEDICINA I <text:s text:c="39"/></text:p>
          </table:table-cell>
          <table:table-cell office:value-type="string">
            <text:p>Anatomical Record. Part A, Discoveries in Molecular, Cellular, and Evolutionary Biology (Online) (Cessou em 2006. Fundiu-se com ISSN 1552-4914 e 1932-8494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999</text:p>
          </table:table-cell>
          <table:table-cell office:value-type="string">
            <text:p>MEDICINA I <text:s text:c="39"/></text:p>
          </table:table-cell>
          <table:table-cell office:value-type="string">
            <text:p>Anesthesia and Analges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006</text:p>
          </table:table-cell>
          <table:table-cell office:value-type="string">
            <text:p>MEDICINA I <text:s text:c="39"/></text:p>
          </table:table-cell>
          <table:table-cell office:value-type="string">
            <text:p>Anesthesia Progres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197</text:p>
          </table:table-cell>
          <table:table-cell office:value-type="string">
            <text:p>MEDICINA I <text:s text:c="39"/></text:p>
          </table:table-cell>
          <table:table-cell office:value-type="string">
            <text:p>Angiology (Roslyn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8074</text:p>
          </table:table-cell>
          <table:table-cell office:value-type="string">
            <text:p>MEDICINA I <text:s text:c="39"/></text:p>
          </table:table-cell>
          <table:table-cell office:value-type="string">
            <text:p>Anil Aggrawal's Internet Journal of Forensic Medicine and Toxic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9146</text:p>
          </table:table-cell>
          <table:table-cell office:value-type="string">
            <text:p>MEDICINA I <text:s text:c="39"/></text:p>
          </table:table-cell>
          <table:table-cell office:value-type="string">
            <text:p>Animal Gene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2963</text:p>
          </table:table-cell>
          <table:table-cell office:value-type="string">
            <text:p>MEDICINA I <text:s text:c="39"/></text:p>
          </table:table-cell>
          <table:table-cell office:value-type="string">
            <text:p>Animal Nutrition and Feed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14</text:p>
          </table:table-cell>
          <table:table-cell office:value-type="string">
            <text:p>MEDICINA I <text:s text:c="39"/></text:p>
          </table:table-cell>
          <table:table-cell office:value-type="string">
            <text:p>Animal Reproduc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20</text:p>
          </table:table-cell>
          <table:table-cell office:value-type="string">
            <text:p>MEDICINA I <text:s text:c="39"/></text:p>
          </table:table-cell>
          <table:table-cell office:value-type="string">
            <text:p>Animal Reproduction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4-1260</text:p>
          </table:table-cell>
          <table:table-cell office:value-type="string">
            <text:p>MEDICINA I <text:s text:c="39"/></text:p>
          </table:table-cell>
          <table:table-cell office:value-type="string">
            <text:p>Annales de Chirurgie Plastique et Esthétiqu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51-9638</text:p>
          </table:table-cell>
          <table:table-cell office:value-type="string">
            <text:p>MEDICINA I <text:s text:c="39"/></text:p>
          </table:table-cell>
          <table:table-cell office:value-type="string">
            <text:p>Annales de Dermatologie et de Vénéréolog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206</text:p>
          </table:table-cell>
          <table:table-cell office:value-type="string">
            <text:p>MEDICINA I <text:s text:c="39"/></text:p>
          </table:table-cell>
          <table:table-cell office:value-type="string">
            <text:p>Annals of Allergy, Asthma &amp;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9602</text:p>
          </table:table-cell>
          <table:table-cell office:value-type="string">
            <text:p>MEDICINA I <text:s text:c="39"/></text:p>
          </table:table-cell>
          <table:table-cell office:value-type="string">
            <text:p>Annals of Anatom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6964</text:p>
          </table:table-cell>
          <table:table-cell office:value-type="string">
            <text:p>MEDICINA I <text:s text:c="39"/></text:p>
          </table:table-cell>
          <table:table-cell office:value-type="string">
            <text:p>Annals of Biomedic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632</text:p>
          </table:table-cell>
          <table:table-cell office:value-type="string">
            <text:p>MEDICINA I <text:s text:c="39"/></text:p>
          </table:table-cell>
          <table:table-cell office:value-type="string">
            <text:p>Annals of Clinical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9134</text:p>
          </table:table-cell>
          <table:table-cell office:value-type="string">
            <text:p>MEDICINA I <text:s text:c="39"/></text:p>
          </table:table-cell>
          <table:table-cell office:value-type="string">
            <text:p>Annals of Diagnostic Path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2797</text:p>
          </table:table-cell>
          <table:table-cell office:value-type="string">
            <text:p>MEDICINA I <text:s text:c="39"/></text:p>
          </table:table-cell>
          <table:table-cell office:value-type="string">
            <text:p>Annals of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555</text:p>
          </table:table-cell>
          <table:table-cell office:value-type="string">
            <text:p>MEDICINA I <text:s text:c="39"/></text:p>
          </table:table-cell>
          <table:table-cell office:value-type="string">
            <text:p>Annals of He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2681</text:p>
          </table:table-cell>
          <table:table-cell office:value-type="string">
            <text:p>MEDICINA I <text:s text:c="39"/></text:p>
          </table:table-cell>
          <table:table-cell office:value-type="string">
            <text:p>Annals of hepa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460</text:p>
          </table:table-cell>
          <table:table-cell office:value-type="string">
            <text:p>MEDICINA I <text:s text:c="39"/></text:p>
          </table:table-cell>
          <table:table-cell office:value-type="string">
            <text:p>Annals of Human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800</text:p>
          </table:table-cell>
          <table:table-cell office:value-type="string">
            <text:p>MEDICINA I <text:s text:c="39"/></text:p>
          </table:table-cell>
          <table:table-cell office:value-type="string">
            <text:p>Annals of Human Gene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819</text:p>
          </table:table-cell>
          <table:table-cell office:value-type="string">
            <text:p>MEDICINA I <text:s text:c="39"/></text:p>
          </table:table-cell>
          <table:table-cell office:value-type="string">
            <text:p>Annals of Internal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5134</text:p>
          </table:table-cell>
          <table:table-cell office:value-type="string">
            <text:p>MEDICINA I <text:s text:c="39"/></text:p>
          </table:table-cell>
          <table:table-cell office:value-type="string">
            <text:p>Annals of Ne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720X</text:p>
          </table:table-cell>
          <table:table-cell office:value-type="string">
            <text:p>MEDICINA I <text:s text:c="39"/></text:p>
          </table:table-cell>
          <table:table-cell office:value-type="string">
            <text:p>Annals of Noninvasive Electrocard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4-7187</text:p>
          </table:table-cell>
          <table:table-cell office:value-type="string">
            <text:p>MEDICINA I <text:s text:c="39"/></text:p>
          </table:table-cell>
          <table:table-cell office:value-type="string">
            <text:p>Annals of Nuclear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6807</text:p>
          </table:table-cell>
          <table:table-cell office:value-type="string">
            <text:p>MEDICINA I <text:s text:c="39"/></text:p>
          </table:table-cell>
          <table:table-cell office:value-type="string">
            <text:p>Annals of Nutrition &amp; Metabolis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7534</text:p>
          </table:table-cell>
          <table:table-cell office:value-type="string">
            <text:p>MEDICINA I <text:s text:c="39"/></text:p>
          </table:table-cell>
          <table:table-cell office:value-type="string">
            <text:p>Annals of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043</text:p>
          </table:table-cell>
          <table:table-cell office:value-type="string">
            <text:p>MEDICINA I <text:s text:c="39"/></text:p>
          </table:table-cell>
          <table:table-cell office:value-type="string">
            <text:p>Annals of Plastic Surge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32</text:p>
          </table:table-cell>
          <table:table-cell office:value-type="string">
            <text:p>MEDICINA I <text:s text:c="39"/></text:p>
          </table:table-cell>
          <table:table-cell office:value-type="string">
            <text:p>Annals of Surg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9265</text:p>
          </table:table-cell>
          <table:table-cell office:value-type="string">
            <text:p>MEDICINA I <text:s text:c="39"/></text:p>
          </table:table-cell>
          <table:table-cell office:value-type="string">
            <text:p>Annals of Surgical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23</text:p>
          </table:table-cell>
          <table:table-cell office:value-type="string">
            <text:p>MEDICINA I <text:s text:c="39"/></text:p>
          </table:table-cell>
          <table:table-cell office:value-type="string">
            <text:p>Annals of the New York Academy of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67</text:p>
          </table:table-cell>
          <table:table-cell office:value-type="string">
            <text:p>MEDICINA I <text:s text:c="39"/></text:p>
          </table:table-cell>
          <table:table-cell office:value-type="string">
            <text:p>Annals of the Rheumatic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83</text:p>
          </table:table-cell>
          <table:table-cell office:value-type="string">
            <text:p>MEDICINA I <text:s text:c="39"/></text:p>
          </table:table-cell>
          <table:table-cell office:value-type="string">
            <text:p>Annals of Tropical Medicine and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936</text:p>
          </table:table-cell>
          <table:table-cell office:value-type="string">
            <text:p>MEDICINA I <text:s text:c="39"/></text:p>
          </table:table-cell>
          <table:table-cell office:value-type="string">
            <text:p>Annals of Tropical Paedi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5096</text:p>
          </table:table-cell>
          <table:table-cell office:value-type="string">
            <text:p>MEDICINA I <text:s text:c="39"/></text:p>
          </table:table-cell>
          <table:table-cell office:value-type="string">
            <text:p>Annals of Vascular Surge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0582</text:p>
          </table:table-cell>
          <table:table-cell office:value-type="string">
            <text:p>MEDICINA I <text:s text:c="39"/></text:p>
          </table:table-cell>
          <table:table-cell office:value-type="string">
            <text:p>Annual Review of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5008</text:p>
          </table:table-cell>
          <table:table-cell office:value-type="string">
            <text:p>MEDICINA I <text:s text:c="39"/></text:p>
          </table:table-cell>
          <table:table-cell office:value-type="string">
            <text:p>Annual Review of Plant 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59-5431</text:p>
          </table:table-cell>
          <table:table-cell office:value-type="string">
            <text:p>MEDICINA I <text:s text:c="39"/></text:p>
          </table:table-cell>
          <table:table-cell office:value-type="string">
            <text:p>Anthropology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973</text:p>
          </table:table-cell>
          <table:table-cell office:value-type="string">
            <text:p>MEDICINA I <text:s text:c="39"/></text:p>
          </table:table-cell>
          <table:table-cell office:value-type="string">
            <text:p>Anti-Cancer Dru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5214</text:p>
          </table:table-cell>
          <table:table-cell office:value-type="string">
            <text:p>MEDICINA I <text:s text:c="39"/></text:p>
          </table:table-cell>
          <table:table-cell office:value-type="string">
            <text:p>Anti-infective Agents in Medicinal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4-5501</text:p>
          </table:table-cell>
          <table:table-cell office:value-type="string">
            <text:p>MEDICINA I <text:s text:c="39"/></text:p>
          </table:table-cell>
          <table:table-cell office:value-type="string">
            <text:p>Antibiotiques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7005</text:p>
          </table:table-cell>
          <table:table-cell office:value-type="string">
            <text:p>MEDICINA I <text:s text:c="39"/></text:p>
          </table:table-cell>
          <table:table-cell office:value-type="string">
            <text:p>Anticance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804</text:p>
          </table:table-cell>
          <table:table-cell office:value-type="string">
            <text:p>MEDICINA I <text:s text:c="39"/></text:p>
          </table:table-cell>
          <table:table-cell office:value-type="string">
            <text:p>Antimicrobial Agents and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0864</text:p>
          </table:table-cell>
          <table:table-cell office:value-type="string">
            <text:p>MEDICINA I <text:s text:c="39"/></text:p>
          </table:table-cell>
          <table:table-cell office:value-type="string">
            <text:p>Antioxidants &amp; Redox Signall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3542</text:p>
          </table:table-cell>
          <table:table-cell office:value-type="string">
            <text:p>MEDICINA I <text:s text:c="39"/></text:p>
          </table:table-cell>
          <table:table-cell office:value-type="string">
            <text:p>Antivir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072</text:p>
          </table:table-cell>
          <table:table-cell office:value-type="string">
            <text:p>MEDICINA I <text:s text:c="39"/></text:p>
          </table:table-cell>
          <table:table-cell office:value-type="string">
            <text:p>Antonie van Leeuwenhoek (Gedruk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5-1433</text:p>
          </table:table-cell>
          <table:table-cell office:value-type="string">
            <text:p>MEDICINA I <text:s text:c="39"/></text:p>
          </table:table-cell>
          <table:table-cell office:value-type="string">
            <text:p>ANZ Journal of Surge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092</text:p>
          </table:table-cell>
          <table:table-cell office:value-type="string">
            <text:p>MEDICINA I <text:s text:c="39"/></text:p>
          </table:table-cell>
          <table:table-cell office:value-type="string">
            <text:p>AORN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0494</text:p>
          </table:table-cell>
          <table:table-cell office:value-type="string">
            <text:p>MEDICINA I <text:s text:c="39"/></text:p>
          </table:table-cell>
          <table:table-cell office:value-type="string">
            <text:p>APLAR Journal of Rheumat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3-4641</text:p>
          </table:table-cell>
          <table:table-cell office:value-type="string">
            <text:p>MEDICINA I <text:s text:c="39"/></text:p>
          </table:table-cell>
          <table:table-cell office:value-type="string">
            <text:p>APMIS. Acta Pathologica, Microbiologica et Immunologica Scandinav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8185</text:p>
          </table:table-cell>
          <table:table-cell office:value-type="string">
            <text:p>MEDICINA I <text:s text:c="39"/></text:p>
          </table:table-cell>
          <table:table-cell office:value-type="string">
            <text:p>Apoptosis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63</text:p>
          </table:table-cell>
          <table:table-cell office:value-type="string">
            <text:p>MEDICINA I <text:s text:c="39"/></text:p>
          </table:table-cell>
          <table:table-cell office:value-type="string">
            <text:p>Appetite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240</text:p>
          </table:table-cell>
          <table:table-cell office:value-type="string">
            <text:p>MEDICINA I <text:s text:c="39"/></text:p>
          </table:table-cell>
          <table:table-cell office:value-type="string">
            <text:p>Applied and Environment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512</text:p>
          </table:table-cell>
          <table:table-cell office:value-type="string">
            <text:p>MEDICINA I <text:s text:c="39"/></text:p>
          </table:table-cell>
          <table:table-cell office:value-type="string">
            <text:p>Applied Cancer Research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578</text:p>
          </table:table-cell>
          <table:table-cell office:value-type="string">
            <text:p>MEDICINA I <text:s text:c="39"/></text:p>
          </table:table-cell>
          <table:table-cell office:value-type="string">
            <text:p>Applied Cancer Research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2016</text:p>
          </table:table-cell>
          <table:table-cell office:value-type="string">
            <text:p>MEDICINA I <text:s text:c="39"/></text:p>
          </table:table-cell>
          <table:table-cell office:value-type="string">
            <text:p>Applied Immunohistochemistry &amp; Molecular Morph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3345</text:p>
          </table:table-cell>
          <table:table-cell office:value-type="string">
            <text:p>MEDICINA I <text:s text:c="39"/></text:p>
          </table:table-cell>
          <table:table-cell office:value-type="string">
            <text:p>Applied Immunohistochemistry (Cessou em 1998. Fundiu-se com ISSN 1073-1180 Cell Vision e Applied Immunohistochemistry &amp; Molecular Morph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15-5312</text:p>
          </table:table-cell>
          <table:table-cell office:value-type="string">
            <text:p>MEDICINA I <text:s text:c="39"/></text:p>
          </table:table-cell>
          <table:table-cell office:value-type="string">
            <text:p>Applied Physiology, Nutrition, and Metabolis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43</text:p>
          </table:table-cell>
          <table:table-cell office:value-type="string">
            <text:p>MEDICINA I <text:s text:c="39"/></text:p>
          </table:table-cell>
          <table:table-cell office:value-type="string">
            <text:p>Applied Radiation and Isotop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45X</text:p>
          </table:table-cell>
          <table:table-cell office:value-type="string">
            <text:p>MEDICINA I <text:s text:c="39"/></text:p>
          </table:table-cell>
          <table:table-cell office:value-type="string">
            <text:p>Aquatic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57</text:p>
          </table:table-cell>
          <table:table-cell office:value-type="string">
            <text:p>MEDICINA I <text:s text:c="39"/></text:p>
          </table:table-cell>
          <table:table-cell office:value-type="string">
            <text:p>Ararajub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6233</text:p>
          </table:table-cell>
          <table:table-cell office:value-type="string">
            <text:p>MEDICINA I <text:s text:c="39"/></text:p>
          </table:table-cell>
          <table:table-cell office:value-type="string">
            <text:p>Archiv der Pharmazie (Weinhei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693X</text:p>
          </table:table-cell>
          <table:table-cell office:value-type="string">
            <text:p>MEDICINA I <text:s text:c="39"/></text:p>
          </table:table-cell>
          <table:table-cell office:value-type="string">
            <text:p>Archives de Pédiatr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683</text:p>
          </table:table-cell>
          <table:table-cell office:value-type="string">
            <text:p>MEDICINA I <text:s text:c="39"/></text:p>
          </table:table-cell>
          <table:table-cell office:value-type="string">
            <text:p>Archives des Maladies du Coeur et des Vaisseaux (Cessou em 2007. Cont. ISSN 1875-2128 Archives of Cardiovascular Diseas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61</text:p>
          </table:table-cell>
          <table:table-cell office:value-type="string">
            <text:p>MEDICINA I <text:s text:c="39"/></text:p>
          </table:table-cell>
          <table:table-cell office:value-type="string">
            <text:p>Archives of Biochemistry and Bio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177</text:p>
          </table:table-cell>
          <table:table-cell office:value-type="string">
            <text:p>MEDICINA I <text:s text:c="39"/></text:p>
          </table:table-cell>
          <table:table-cell office:value-type="string">
            <text:p>Archives of Clinical Neuropsyc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3696</text:p>
          </table:table-cell>
          <table:table-cell office:value-type="string">
            <text:p>MEDICINA I <text:s text:c="39"/></text:p>
          </table:table-cell>
          <table:table-cell office:value-type="string">
            <text:p>Archives of Dermatolo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7X</text:p>
          </table:table-cell>
          <table:table-cell office:value-type="string">
            <text:p>MEDICINA I <text:s text:c="39"/></text:p>
          </table:table-cell>
          <table:table-cell office:value-type="string">
            <text:p>Archives of Dermatology (196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88</text:p>
          </table:table-cell>
          <table:table-cell office:value-type="string">
            <text:p>MEDICINA I <text:s text:c="39"/></text:p>
          </table:table-cell>
          <table:table-cell office:value-type="string">
            <text:p>Archives of Disease in Childhood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2491</text:p>
          </table:table-cell>
          <table:table-cell office:value-type="string">
            <text:p>MEDICINA I <text:s text:c="39"/></text:p>
          </table:table-cell>
          <table:table-cell office:value-type="string">
            <text:p>Archives of Facial Plastic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943</text:p>
          </table:table-cell>
          <table:table-cell office:value-type="string">
            <text:p>MEDICINA I <text:s text:c="39"/></text:p>
          </table:table-cell>
          <table:table-cell office:value-type="string">
            <text:p>Archives of Gerontology and Geri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067</text:p>
          </table:table-cell>
          <table:table-cell office:value-type="string">
            <text:p>MEDICINA I <text:s text:c="39"/></text:p>
          </table:table-cell>
          <table:table-cell office:value-type="string">
            <text:p>Archives of Gynecology and Obstetr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4462</text:p>
          </table:table-cell>
          <table:table-cell office:value-type="string">
            <text:p>MEDICINA I <text:s text:c="39"/></text:p>
          </table:table-cell>
          <table:table-cell office:value-type="string">
            <text:p>Archives of Insect Biochemistry and 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26</text:p>
          </table:table-cell>
          <table:table-cell office:value-type="string">
            <text:p>MEDICINA I <text:s text:c="39"/></text:p>
          </table:table-cell>
          <table:table-cell office:value-type="string">
            <text:p>Archives of Internal Medicine (196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4409</text:p>
          </table:table-cell>
          <table:table-cell office:value-type="string">
            <text:p>MEDICINA I <text:s text:c="39"/></text:p>
          </table:table-cell>
          <table:table-cell office:value-type="string">
            <text:p>Archives of Med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4-1922</text:p>
          </table:table-cell>
          <table:table-cell office:value-type="string">
            <text:p>MEDICINA I <text:s text:c="39"/></text:p>
          </table:table-cell>
          <table:table-cell office:value-type="string">
            <text:p>Archives of Medical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8933</text:p>
          </table:table-cell>
          <table:table-cell office:value-type="string">
            <text:p>MEDICINA I <text:s text:c="39"/></text:p>
          </table:table-cell>
          <table:table-cell office:value-type="string">
            <text:p>Archives of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42</text:p>
          </table:table-cell>
          <table:table-cell office:value-type="string">
            <text:p>MEDICINA I <text:s text:c="39"/></text:p>
          </table:table-cell>
          <table:table-cell office:value-type="string">
            <text:p>Archives of Neurology (Chicag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50</text:p>
          </table:table-cell>
          <table:table-cell office:value-type="string">
            <text:p>MEDICINA I <text:s text:c="39"/></text:p>
          </table:table-cell>
          <table:table-cell office:value-type="string">
            <text:p>Archives of Ophthalmology (196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69</text:p>
          </table:table-cell>
          <table:table-cell office:value-type="string">
            <text:p>MEDICINA I <text:s text:c="39"/></text:p>
          </table:table-cell>
          <table:table-cell office:value-type="string">
            <text:p>Archives of Or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2-3522</text:p>
          </table:table-cell>
          <table:table-cell office:value-type="string">
            <text:p>MEDICINA I <text:s text:c="39"/></text:p>
          </table:table-cell>
          <table:table-cell office:value-type="string">
            <text:p>Archives of Osteoporo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4470</text:p>
          </table:table-cell>
          <table:table-cell office:value-type="string">
            <text:p>MEDICINA I <text:s text:c="39"/></text:p>
          </table:table-cell>
          <table:table-cell office:value-type="string">
            <text:p>Archives of Otolaryngology, Head &amp; Neck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85</text:p>
          </table:table-cell>
          <table:table-cell office:value-type="string">
            <text:p>MEDICINA I <text:s text:c="39"/></text:p>
          </table:table-cell>
          <table:table-cell office:value-type="string">
            <text:p>Archives of Pathology &amp; Laboratory Medicine (197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93</text:p>
          </table:table-cell>
          <table:table-cell office:value-type="string">
            <text:p>MEDICINA I <text:s text:c="39"/></text:p>
          </table:table-cell>
          <table:table-cell office:value-type="string">
            <text:p>Archives of Physical Medicine and Rehabilit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002</text:p>
          </table:table-cell>
          <table:table-cell office:value-type="string">
            <text:p>MEDICINA I <text:s text:c="39"/></text:p>
          </table:table-cell>
          <table:table-cell office:value-type="string">
            <text:p>Archives of Sexual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010</text:p>
          </table:table-cell>
          <table:table-cell office:value-type="string">
            <text:p>MEDICINA I <text:s text:c="39"/></text:p>
          </table:table-cell>
          <table:table-cell office:value-type="string">
            <text:p>Archives of Surgery (Chicago. 196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5761</text:p>
          </table:table-cell>
          <table:table-cell office:value-type="string">
            <text:p>MEDICINA I <text:s text:c="39"/></text:p>
          </table:table-cell>
          <table:table-cell office:value-type="string">
            <text:p>Archives of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608</text:p>
          </table:table-cell>
          <table:table-cell office:value-type="string">
            <text:p>MEDICINA I <text:s text:c="39"/></text:p>
          </table:table-cell>
          <table:table-cell office:value-type="string">
            <text:p>Archives of Vi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1816</text:p>
          </table:table-cell>
          <table:table-cell office:value-type="string">
            <text:p>MEDICINA I <text:s text:c="39"/></text:p>
          </table:table-cell>
          <table:table-cell office:value-type="string">
            <text:p>Archives of Women's Mental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2896</text:p>
          </table:table-cell>
          <table:table-cell office:value-type="string">
            <text:p>MEDICINA I <text:s text:c="39"/></text:p>
          </table:table-cell>
          <table:table-cell office:value-type="string">
            <text:p>Archivos de Bronconeumología (Ed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9940</text:p>
          </table:table-cell>
          <table:table-cell office:value-type="string">
            <text:p>MEDICINA I <text:s text:c="39"/></text:p>
          </table:table-cell>
          <table:table-cell office:value-type="string">
            <text:p>Archivos de Cardiologia do Méxic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14</text:p>
          </table:table-cell>
          <table:table-cell office:value-type="string">
            <text:p>MEDICINA I <text:s text:c="39"/></text:p>
          </table:table-cell>
          <table:table-cell office:value-type="string">
            <text:p>Archivos Españoles de Urología (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4170</text:p>
          </table:table-cell>
          <table:table-cell office:value-type="string">
            <text:p>MEDICINA I <text:s text:c="39"/></text:p>
          </table:table-cell>
          <table:table-cell office:value-type="string">
            <text:p>Archivos Latinoamericanos de Nefrología Pediátr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22</text:p>
          </table:table-cell>
          <table:table-cell office:value-type="string">
            <text:p>MEDICINA I <text:s text:c="39"/></text:p>
          </table:table-cell>
          <table:table-cell office:value-type="string">
            <text:p>Archivos Latinoamericanos de Nutrició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9X</text:p>
          </table:table-cell>
          <table:table-cell office:value-type="string">
            <text:p>MEDICINA I <text:s text:c="39"/></text:p>
          </table:table-cell>
          <table:table-cell office:value-type="string">
            <text:p>Archivum Immunologiae et Therapiae Experimental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MEDICINA I <text:s text:c="39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MEDICINA I <text:s text:c="39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451</text:p>
          </table:table-cell>
          <table:table-cell office:value-type="string">
            <text:p>MEDICINA I <text:s text:c="39"/></text:p>
          </table:table-cell>
          <table:table-cell office:value-type="string">
            <text:p>Arquivos Brasileiros de Ciências da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MEDICINA I <text:s text:c="39"/></text:p>
          </table:table-cell>
          <table:table-cell office:value-type="string">
            <text:p>Arquivos Brasileiros de Endocrinologia e Metab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487</text:p>
          </table:table-cell>
          <table:table-cell office:value-type="string">
            <text:p>MEDICINA I <text:s text:c="39"/></text:p>
          </table:table-cell>
          <table:table-cell office:value-type="string">
            <text:p>Arquivos Brasileiros de Endocrinologia e Metab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600</text:p>
          </table:table-cell>
          <table:table-cell office:value-type="string">
            <text:p>MEDICINA I <text:s text:c="39"/></text:p>
          </table:table-cell>
          <table:table-cell office:value-type="string">
            <text:p>Arquivos Brasileiros de Fitomedicina Científic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355</text:p>
          </table:table-cell>
          <table:table-cell office:value-type="string">
            <text:p>MEDICINA I <text:s text:c="39"/></text:p>
          </table:table-cell>
          <table:table-cell office:value-type="string">
            <text:p>Arquivos Brasileiros de Neurocirur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MEDICINA I <text:s text:c="39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456</text:p>
          </table:table-cell>
          <table:table-cell office:value-type="string">
            <text:p>MEDICINA I <text:s text:c="39"/></text:p>
          </table:table-cell>
          <table:table-cell office:value-type="string">
            <text:p>Arquivos Brasileiros de Paralisia Cereb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52</text:p>
          </table:table-cell>
          <table:table-cell office:value-type="string">
            <text:p>MEDICINA I <text:s text:c="39"/></text:p>
          </table:table-cell>
          <table:table-cell office:value-type="string">
            <text:p>Arquivos Brasileiros de Pedia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27</text:p>
          </table:table-cell>
          <table:table-cell office:value-type="string">
            <text:p>MEDICINA I <text:s text:c="39"/></text:p>
          </table:table-cell>
          <table:table-cell office:value-type="string">
            <text:p>Arquivos Brasileiros de Psiquiatria, Neurologia e Medicina Legal (1999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73</text:p>
          </table:table-cell>
          <table:table-cell office:value-type="string">
            <text:p>MEDICINA I <text:s text:c="39"/></text:p>
          </table:table-cell>
          <table:table-cell office:value-type="string">
            <text:p>Arquivos Catarinenses de Medicin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80</text:p>
          </table:table-cell>
          <table:table-cell office:value-type="string">
            <text:p>MEDICINA I <text:s text:c="39"/></text:p>
          </table:table-cell>
          <table:table-cell office:value-type="string">
            <text:p>Arquivos Catarinenses de Medicin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25</text:p>
          </table:table-cell>
          <table:table-cell office:value-type="string">
            <text:p>MEDICINA I <text:s text:c="39"/></text:p>
          </table:table-cell>
          <table:table-cell office:value-type="string">
            <text:p>Arquivos de Ciências da Saúde (FAMER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76X</text:p>
          </table:table-cell>
          <table:table-cell office:value-type="string">
            <text:p>MEDICINA I <text:s text:c="39"/></text:p>
          </table:table-cell>
          <table:table-cell office:value-type="string">
            <text:p>Arquivos de Ciências da Saúde da UNIP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5686</text:p>
          </table:table-cell>
          <table:table-cell office:value-type="string">
            <text:p>MEDICINA I <text:s text:c="39"/></text:p>
          </table:table-cell>
          <table:table-cell office:value-type="string">
            <text:p>Arquivos de Ciências do M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03</text:p>
          </table:table-cell>
          <table:table-cell office:value-type="string">
            <text:p>MEDICINA I <text:s text:c="39"/></text:p>
          </table:table-cell>
          <table:table-cell office:value-type="string">
            <text:p>Arquivos de Gastroenter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219</text:p>
          </table:table-cell>
          <table:table-cell office:value-type="string">
            <text:p>MEDICINA I <text:s text:c="39"/></text:p>
          </table:table-cell>
          <table:table-cell office:value-type="string">
            <text:p>Arquivos de Gastroenter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3413</text:p>
          </table:table-cell>
          <table:table-cell office:value-type="string">
            <text:p>MEDICINA I <text:s text:c="39"/></text:p>
          </table:table-cell>
          <table:table-cell office:value-type="string">
            <text:p>Arquivos de Medic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MEDICINA I <text:s text:c="39"/></text:p>
          </table:table-cell>
          <table:table-cell office:value-type="string">
            <text:p>Arquivos de Neuro-Psiquiatr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18</text:p>
          </table:table-cell>
          <table:table-cell office:value-type="string">
            <text:p>MEDICINA I <text:s text:c="39"/></text:p>
          </table:table-cell>
          <table:table-cell office:value-type="string">
            <text:p>Arquivos Médicos da Universidade Luterana do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92</text:p>
          </table:table-cell>
          <table:table-cell office:value-type="string">
            <text:p>MEDICINA I <text:s text:c="39"/></text:p>
          </table:table-cell>
          <table:table-cell office:value-type="string">
            <text:p>Arquivos Médicos do ABC (Cessou em 2007. Cont. ISSN 1983-2451 Arquivos Brasileiros de Ciências da Saú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67</text:p>
          </table:table-cell>
          <table:table-cell office:value-type="string">
            <text:p>MEDICINA I <text:s text:c="39"/></text:p>
          </table:table-cell>
          <table:table-cell office:value-type="string">
            <text:p>Arquivos Médicos dos Hospitais e da Faculdade de Ciências Médicas da Santa Casa de São Paul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71-1320</text:p>
          </table:table-cell>
          <table:table-cell office:value-type="string">
            <text:p>MEDICINA I <text:s text:c="39"/></text:p>
          </table:table-cell>
          <table:table-cell office:value-type="string">
            <text:p>Ars Cvrand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5642</text:p>
          </table:table-cell>
          <table:table-cell office:value-type="string">
            <text:p>MEDICINA I <text:s text:c="39"/></text:p>
          </table:table-cell>
          <table:table-cell office:value-type="string">
            <text:p>Arteriosclerosis, Thrombosis, and Vas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3591</text:p>
          </table:table-cell>
          <table:table-cell office:value-type="string">
            <text:p>MEDICINA I <text:s text:c="39"/></text:p>
          </table:table-cell>
          <table:table-cell office:value-type="string">
            <text:p>Arthritis and Rheumat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354</text:p>
          </table:table-cell>
          <table:table-cell office:value-type="string">
            <text:p>MEDICINA I <text:s text:c="39"/></text:p>
          </table:table-cell>
          <table:table-cell office:value-type="string">
            <text:p>Arthritis Research &amp; Therap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1199</text:p>
          </table:table-cell>
          <table:table-cell office:value-type="string">
            <text:p>MEDICINA I <text:s text:c="39"/></text:p>
          </table:table-cell>
          <table:table-cell office:value-type="string">
            <text:p>Artificial Cells, Blood Substitutes, and Immobilization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4X</text:p>
          </table:table-cell>
          <table:table-cell office:value-type="string">
            <text:p>MEDICINA I <text:s text:c="39"/></text:p>
          </table:table-cell>
          <table:table-cell office:value-type="string">
            <text:p>Artificial Orga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4172</text:p>
          </table:table-cell>
          <table:table-cell office:value-type="string">
            <text:p>MEDICINA I <text:s text:c="39"/></text:p>
          </table:table-cell>
          <table:table-cell office:value-type="string">
            <text:p>Arzneimittel-Forschu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2916</text:p>
          </table:table-cell>
          <table:table-cell office:value-type="string">
            <text:p>MEDICINA I <text:s text:c="39"/></text:p>
          </table:table-cell>
          <table:table-cell office:value-type="string">
            <text:p>ASAIO Journal (1992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50</text:p>
          </table:table-cell>
          <table:table-cell office:value-type="string">
            <text:p>MEDICINA I <text:s text:c="39"/></text:p>
          </table:table-cell>
          <table:table-cell office:value-type="string">
            <text:p>Atherosclerosis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688</text:p>
          </table:table-cell>
          <table:table-cell office:value-type="string">
            <text:p>MEDICINA I <text:s text:c="39"/></text:p>
          </table:table-cell>
          <table:table-cell office:value-type="string">
            <text:p>Atherosclerosis. Supplement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2310</text:p>
          </table:table-cell>
          <table:table-cell office:value-type="string">
            <text:p>MEDICINA I <text:s text:c="39"/></text:p>
          </table:table-cell>
          <table:table-cell office:value-type="string">
            <text:p>Atmospheric Environment (1994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8146</text:p>
          </table:table-cell>
          <table:table-cell office:value-type="string">
            <text:p>MEDICINA I <text:s text:c="39"/></text:p>
          </table:table-cell>
          <table:table-cell office:value-type="string">
            <text:p>Auris, Nasus, Larynx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9-8562</text:p>
          </table:table-cell>
          <table:table-cell office:value-type="string">
            <text:p>MEDICINA I <text:s text:c="39"/></text:p>
          </table:table-cell>
          <table:table-cell office:value-type="string">
            <text:p>Australasian Psychia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1473</text:p>
          </table:table-cell>
          <table:table-cell office:value-type="string">
            <text:p>MEDICINA I <text:s text:c="39"/></text:p>
          </table:table-cell>
          <table:table-cell office:value-type="string">
            <text:p>Australian &amp; New Zealand Journal of Statis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8674</text:p>
          </table:table-cell>
          <table:table-cell office:value-type="string">
            <text:p>MEDICINA I <text:s text:c="39"/></text:p>
          </table:table-cell>
          <table:table-cell office:value-type="string">
            <text:p>Australian and New Zealand Journal of Psychia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9514</text:p>
          </table:table-cell>
          <table:table-cell office:value-type="string">
            <text:p>MEDICINA I <text:s text:c="39"/></text:p>
          </table:table-cell>
          <table:table-cell office:value-type="string">
            <text:p>Australian Journal of Physio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6934</text:p>
          </table:table-cell>
          <table:table-cell office:value-type="string">
            <text:p>MEDICINA I <text:s text:c="39"/></text:p>
          </table:table-cell>
          <table:table-cell office:value-type="string">
            <text:p>Autoimmunity (Amsterda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9972</text:p>
          </table:table-cell>
          <table:table-cell office:value-type="string">
            <text:p>MEDICINA I <text:s text:c="39"/></text:p>
          </table:table-cell>
          <table:table-cell office:value-type="string">
            <text:p>Autoimmunity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8665</text:p>
          </table:table-cell>
          <table:table-cell office:value-type="string">
            <text:p>MEDICINA I <text:s text:c="39"/></text:p>
          </table:table-cell>
          <table:table-cell office:value-type="string">
            <text:p>Autonomic &amp; Autacoid Pharmac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02</text:p>
          </table:table-cell>
          <table:table-cell office:value-type="string">
            <text:p>MEDICINA I <text:s text:c="39"/></text:p>
          </table:table-cell>
          <table:table-cell office:value-type="string">
            <text:p>Autonomic Neuroscience: Basic &amp; Clinic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6562</text:p>
          </table:table-cell>
          <table:table-cell office:value-type="string">
            <text:p>MEDICINA I <text:s text:c="39"/></text:p>
          </table:table-cell>
          <table:table-cell office:value-type="string">
            <text:p>Aviation, Space, and Environmental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90X</text:p>
          </table:table-cell>
          <table:table-cell office:value-type="string">
            <text:p>MEDICINA I <text:s text:c="39"/></text:p>
          </table:table-cell>
          <table:table-cell office:value-type="string">
            <text:p>Baillière's Best Practice &amp; Research. Clinical Endocrinology &amp; Metabo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835</text:p>
          </table:table-cell>
          <table:table-cell office:value-type="string">
            <text:p>MEDICINA I <text:s text:c="39"/></text:p>
          </table:table-cell>
          <table:table-cell office:value-type="string">
            <text:p>Basic &amp; Clinical Pharmacology &amp; Toxi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428</text:p>
          </table:table-cell>
          <table:table-cell office:value-type="string">
            <text:p>MEDICINA I <text:s text:c="39"/></text:p>
          </table:table-cell>
          <table:table-cell office:value-type="string">
            <text:p>Basic Research in Card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9031</text:p>
          </table:table-cell>
          <table:table-cell office:value-type="string">
            <text:p>MEDICINA I <text:s text:c="39"/></text:p>
          </table:table-cell>
          <table:table-cell office:value-type="string">
            <text:p>BCO. Breast Cancer On-l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9081</text:p>
          </table:table-cell>
          <table:table-cell office:value-type="string">
            <text:p>MEDICINA I <text:s text:c="39"/></text:p>
          </table:table-cell>
          <table:table-cell office:value-type="string">
            <text:p>Behavioral and Brain Func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7044</text:p>
          </table:table-cell>
          <table:table-cell office:value-type="string">
            <text:p>MEDICINA I <text:s text:c="39"/></text:p>
          </table:table-cell>
          <table:table-cell office:value-type="string">
            <text:p>Behavioral 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328</text:p>
          </table:table-cell>
          <table:table-cell office:value-type="string">
            <text:p>MEDICINA I <text:s text:c="39"/></text:p>
          </table:table-cell>
          <table:table-cell office:value-type="string">
            <text:p>Behavioural Brai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8810</text:p>
          </table:table-cell>
          <table:table-cell office:value-type="string">
            <text:p>MEDICINA I <text:s text:c="39"/></text:p>
          </table:table-cell>
          <table:table-cell office:value-type="string">
            <text:p>Behavioural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7-6276</text:p>
          </table:table-cell>
          <table:table-cell office:value-type="string">
            <text:p>MEDICINA I <text:s text:c="39"/></text:p>
          </table:table-cell>
          <table:table-cell office:value-type="string">
            <text:p>Belgian Journal of Zo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545</text:p>
          </table:table-cell>
          <table:table-cell office:value-type="string">
            <text:p>MEDICINA I <text:s text:c="39"/></text:p>
          </table:table-cell>
          <table:table-cell office:value-type="string">
            <text:p>Biocell (Mendoz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1X</text:p>
          </table:table-cell>
          <table:table-cell office:value-type="string">
            <text:p>MEDICINA I <text:s text:c="39"/></text:p>
          </table:table-cell>
          <table:table-cell office:value-type="string">
            <text:p>Biochemical and Biophysical Research Commun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28</text:p>
          </table:table-cell>
          <table:table-cell office:value-type="string">
            <text:p>MEDICINA I <text:s text:c="39"/></text:p>
          </table:table-cell>
          <table:table-cell office:value-type="string">
            <text:p>Biochemical 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6021</text:p>
          </table:table-cell>
          <table:table-cell office:value-type="string">
            <text:p>MEDICINA I <text:s text:c="39"/></text:p>
          </table:table-cell>
          <table:table-cell office:value-type="string">
            <text:p>Biochemical Journal (London. 1984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52</text:p>
          </table:table-cell>
          <table:table-cell office:value-type="string">
            <text:p>MEDICINA I <text:s text:c="39"/></text:p>
          </table:table-cell>
          <table:table-cell office:value-type="string">
            <text:p>Biochemical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60</text:p>
          </table:table-cell>
          <table:table-cell office:value-type="string">
            <text:p>MEDICINA I <text:s text:c="39"/></text:p>
          </table:table-cell>
          <table:table-cell office:value-type="string">
            <text:p>Biochemistry (East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9-8211</text:p>
          </table:table-cell>
          <table:table-cell office:value-type="string">
            <text:p>MEDICINA I <text:s text:c="39"/></text:p>
          </table:table-cell>
          <table:table-cell office:value-type="string">
            <text:p>Biochemistry and Cell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175</text:p>
          </table:table-cell>
          <table:table-cell office:value-type="string">
            <text:p>MEDICINA I <text:s text:c="39"/></text:p>
          </table:table-cell>
          <table:table-cell office:value-type="string">
            <text:p>Biochemistry and Molecular Biology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1981</text:p>
          </table:table-cell>
          <table:table-cell office:value-type="string">
            <text:p>MEDICINA I <text:s text:c="39"/></text:p>
          </table:table-cell>
          <table:table-cell office:value-type="string">
            <text:p>Biochimica and Biophysica Acta. Molecular and Cell Biology of Lipi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002</text:p>
          </table:table-cell>
          <table:table-cell office:value-type="string">
            <text:p>MEDICINA I <text:s text:c="39"/></text:p>
          </table:table-cell>
          <table:table-cell office:value-type="string">
            <text:p>Biochimica et Biophysica Acta (Print) (Cessou em 1963. Desmembrado em 2: ISSN 0926-6526 Biochimica et Biophysica Acta. Specialized Section on Mucoproteins and Mucopolysaccharides e ISSN 0304-4165 Biochimica et Biophysica Acta. G, General Subject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728</text:p>
          </table:table-cell>
          <table:table-cell office:value-type="string">
            <text:p>MEDICINA I <text:s text:c="39"/></text:p>
          </table:table-cell>
          <table:table-cell office:value-type="string">
            <text:p>Biochimica et Biophysica Acta. Bioenerg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165</text:p>
          </table:table-cell>
          <table:table-cell office:value-type="string">
            <text:p>MEDICINA I <text:s text:c="39"/></text:p>
          </table:table-cell>
          <table:table-cell office:value-type="string">
            <text:p>Biochimica et Biophysica Acta. G, General Subjec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439</text:p>
          </table:table-cell>
          <table:table-cell office:value-type="string">
            <text:p>MEDICINA I <text:s text:c="39"/></text:p>
          </table:table-cell>
          <table:table-cell office:value-type="string">
            <text:p>Biochimica et Biophysica Acta. Molecular Basis of Diseas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9639</text:p>
          </table:table-cell>
          <table:table-cell office:value-type="string">
            <text:p>MEDICINA I <text:s text:c="39"/></text:p>
          </table:table-cell>
          <table:table-cell office:value-type="string">
            <text:p>Biochimica et Biophysica Acta. Proteins and Prote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84</text:p>
          </table:table-cell>
          <table:table-cell office:value-type="string">
            <text:p>MEDICINA I <text:s text:c="39"/></text:p>
          </table:table-cell>
          <table:table-cell office:value-type="string">
            <text:p>Biochimie (Paris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8462</text:p>
          </table:table-cell>
          <table:table-cell office:value-type="string">
            <text:p>MEDICINA I <text:s text:c="39"/></text:p>
          </table:table-cell>
          <table:table-cell office:value-type="string">
            <text:p>Bioelectromag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702</text:p>
          </table:table-cell>
          <table:table-cell office:value-type="string">
            <text:p>MEDICINA I <text:s text:c="39"/></text:p>
          </table:table-cell>
          <table:table-cell office:value-type="string">
            <text:p>Bioethics (Oxford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01</text:p>
          </table:table-cell>
          <table:table-cell office:value-type="string">
            <text:p>MEDICINA I <text:s text:c="39"/></text:p>
          </table:table-cell>
          <table:table-cell office:value-type="string">
            <text:p>Bioética (Brasília) (Cessou em 2006. Cont. ISSN 1983-8042 Revista Bioética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4803</text:p>
          </table:table-cell>
          <table:table-cell office:value-type="string">
            <text:p>MEDICINA I <text:s text:c="39"/></text:p>
          </table:table-cell>
          <table:table-cell office:value-type="string">
            <text:p>Bioinformatics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982</text:p>
          </table:table-cell>
          <table:table-cell office:value-type="string">
            <text:p>MEDICINA I <text:s text:c="39"/></text:p>
          </table:table-cell>
          <table:table-cell office:value-type="string">
            <text:p>Biologia Geral e Experiment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158</text:p>
          </table:table-cell>
          <table:table-cell office:value-type="string">
            <text:p>MEDICINA I <text:s text:c="39"/></text:p>
          </table:table-cell>
          <table:table-cell office:value-type="string">
            <text:p>Biological &amp; Pharmaceutical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6730</text:p>
          </table:table-cell>
          <table:table-cell office:value-type="string">
            <text:p>MEDICINA I <text:s text:c="39"/></text:p>
          </table:table-cell>
          <table:table-cell office:value-type="string">
            <text:p>Biological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223</text:p>
          </table:table-cell>
          <table:table-cell office:value-type="string">
            <text:p>MEDICINA I <text:s text:c="39"/></text:p>
          </table:table-cell>
          <table:table-cell office:value-type="string">
            <text:p>Biological Psychiatry (196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511</text:p>
          </table:table-cell>
          <table:table-cell office:value-type="string">
            <text:p>MEDICINA I <text:s text:c="39"/></text:p>
          </table:table-cell>
          <table:table-cell office:value-type="string">
            <text:p>Biological Psyc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9760</text:p>
          </table:table-cell>
          <table:table-cell office:value-type="string">
            <text:p>MEDICINA I <text:s text:c="39"/></text:p>
          </table:table-cell>
          <table:table-cell office:value-type="string">
            <text:p>Biologic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984</text:p>
          </table:table-cell>
          <table:table-cell office:value-type="string">
            <text:p>MEDICINA I <text:s text:c="39"/></text:p>
          </table:table-cell>
          <table:table-cell office:value-type="string">
            <text:p>Biological Trace Element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8791</text:p>
          </table:table-cell>
          <table:table-cell office:value-type="string">
            <text:p>MEDICINA I <text:s text:c="39"/></text:p>
          </table:table-cell>
          <table:table-cell office:value-type="string">
            <text:p>Biology of Blood and Marrow Transpla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363</text:p>
          </table:table-cell>
          <table:table-cell office:value-type="string">
            <text:p>MEDICINA I <text:s text:c="39"/></text:p>
          </table:table-cell>
          <table:table-cell office:value-type="string">
            <text:p>Biology of Reprodu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126</text:p>
          </table:table-cell>
          <table:table-cell office:value-type="string">
            <text:p>MEDICINA I <text:s text:c="39"/></text:p>
          </table:table-cell>
          <table:table-cell office:value-type="string">
            <text:p>Biology of the Neonat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4157</text:p>
          </table:table-cell>
          <table:table-cell office:value-type="string">
            <text:p>MEDICINA I <text:s text:c="39"/></text:p>
          </table:table-cell>
          <table:table-cell office:value-type="string">
            <text:p>Biomédica (Bogotá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 <text:s text:c="39"/></text:p>
          </table:table-cell>
          <table:table-cell office:value-type="string">
            <text:p>Biomédica ? Revista Del Instituto Nacional de Salud 2008; 28(1): 190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925X</text:p>
          </table:table-cell>
          <table:table-cell office:value-type="string">
            <text:p>MEDICINA I <text:s text:c="39"/></text:p>
          </table:table-cell>
          <table:table-cell office:value-type="string">
            <text:p>BioMedical Engineering Onlin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8-6107</text:p>
          </table:table-cell>
          <table:table-cell office:value-type="string">
            <text:p>MEDICINA I <text:s text:c="39"/></text:p>
          </table:table-cell>
          <table:table-cell office:value-type="string">
            <text:p>Biomedical Research (Toky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3-3322</text:p>
          </table:table-cell>
          <table:table-cell office:value-type="string">
            <text:p>MEDICINA I <text:s text:c="39"/></text:p>
          </table:table-cell>
          <table:table-cell office:value-type="string">
            <text:p>Biomedicine &amp; Pharmaco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0844</text:p>
          </table:table-cell>
          <table:table-cell office:value-type="string">
            <text:p>MEDICINA I <text:s text:c="39"/></text:p>
          </table:table-cell>
          <table:table-cell office:value-type="string">
            <text:p>BioMetals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MEDICINA I <text:s text:c="39"/></text:p>
          </table:table-cell>
          <table:table-cell office:value-type="string">
            <text:p>Bioorganic &amp; Medicinal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4X</text:p>
          </table:table-cell>
          <table:table-cell office:value-type="string">
            <text:p>MEDICINA I <text:s text:c="39"/></text:p>
          </table:table-cell>
          <table:table-cell office:value-type="string">
            <text:p>Bioorganic &amp; Medicinal Chemistry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2782</text:p>
          </table:table-cell>
          <table:table-cell office:value-type="string">
            <text:p>MEDICINA I <text:s text:c="39"/></text:p>
          </table:table-cell>
          <table:table-cell office:value-type="string">
            <text:p>Biopharmaceutics &amp; Drug Dispos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495</text:p>
          </table:table-cell>
          <table:table-cell office:value-type="string">
            <text:p>MEDICINA I <text:s text:c="39"/></text:p>
          </table:table-cell>
          <table:table-cell office:value-type="string">
            <text:p>Biophysical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524</text:p>
          </table:table-cell>
          <table:table-cell office:value-type="string">
            <text:p>MEDICINA I <text:s text:c="39"/></text:p>
          </table:table-cell>
          <table:table-cell office:value-type="string">
            <text:p>Bioresource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MEDICINA I <text:s text:c="39"/></text:p>
          </table:table-cell>
          <table:table-cell office:value-type="string">
            <text:p>Bioscience Journal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463</text:p>
          </table:table-cell>
          <table:table-cell office:value-type="string">
            <text:p>MEDICINA I <text:s text:c="39"/></text:p>
          </table:table-cell>
          <table:table-cell office:value-type="string">
            <text:p>Bioscience Repor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2647</text:p>
          </table:table-cell>
          <table:table-cell office:value-type="string">
            <text:p>MEDICINA I <text:s text:c="39"/></text:p>
          </table:table-cell>
          <table:table-cell office:value-type="string">
            <text:p>Biosystems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9750</text:p>
          </table:table-cell>
          <table:table-cell office:value-type="string">
            <text:p>MEDICINA I <text:s text:c="39"/></text:p>
          </table:table-cell>
          <table:table-cell office:value-type="string">
            <text:p>Biotechnology Adva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4513</text:p>
          </table:table-cell>
          <table:table-cell office:value-type="string">
            <text:p>MEDICINA I <text:s text:c="39"/></text:p>
          </table:table-cell>
          <table:table-cell office:value-type="string">
            <text:p>Biotechnology and Applied Bi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492</text:p>
          </table:table-cell>
          <table:table-cell office:value-type="string">
            <text:p>MEDICINA I <text:s text:c="39"/></text:p>
          </table:table-cell>
          <table:table-cell office:value-type="string">
            <text:p>Biotechn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522</text:p>
          </table:table-cell>
          <table:table-cell office:value-type="string">
            <text:p>MEDICINA I <text:s text:c="39"/></text:p>
          </table:table-cell>
          <table:table-cell office:value-type="string">
            <text:p>Biotecnologia Ciência &amp; Desenvolviment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3568</text:p>
          </table:table-cell>
          <table:table-cell office:value-type="string">
            <text:p>MEDICINA I <text:s text:c="39"/></text:p>
          </table:table-cell>
          <table:table-cell office:value-type="string">
            <text:p>Bipolar Disorders (Ed. Española. 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8-5647</text:p>
          </table:table-cell>
          <table:table-cell office:value-type="string">
            <text:p>MEDICINA I <text:s text:c="39"/></text:p>
          </table:table-cell>
          <table:table-cell office:value-type="string">
            <text:p>Bipolar Disord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0752</text:p>
          </table:table-cell>
          <table:table-cell office:value-type="string">
            <text:p>MEDICINA I <text:s text:c="39"/></text:p>
          </table:table-cell>
          <table:table-cell office:value-type="string">
            <text:p>Birth Defects Research. Clinical and Molecular Ter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0528</text:p>
          </table:table-cell>
          <table:table-cell office:value-type="string">
            <text:p>MEDICINA I <text:s text:c="39"/></text:p>
          </table:table-cell>
          <table:table-cell office:value-type="string">
            <text:p>BJOG (Oxford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0328</text:p>
          </table:table-cell>
          <table:table-cell office:value-type="string">
            <text:p>MEDICINA I <text:s text:c="39"/></text:p>
          </table:table-cell>
          <table:table-cell office:value-type="string">
            <text:p>BJOG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096</text:p>
          </table:table-cell>
          <table:table-cell office:value-type="string">
            <text:p>MEDICINA I <text:s text:c="39"/></text:p>
          </table:table-cell>
          <table:table-cell office:value-type="string">
            <text:p>BJU Internatio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4971</text:p>
          </table:table-cell>
          <table:table-cell office:value-type="string">
            <text:p>MEDICINA I <text:s text:c="39"/></text:p>
          </table:table-cell>
          <table:table-cell office:value-type="string">
            <text:p>Blood (Philadelphia, P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0020</text:p>
          </table:table-cell>
          <table:table-cell office:value-type="string">
            <text:p>MEDICINA I <text:s text:c="39"/></text:p>
          </table:table-cell>
          <table:table-cell office:value-type="string">
            <text:p>Blood (Philadelphia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9796</text:p>
          </table:table-cell>
          <table:table-cell office:value-type="string">
            <text:p>MEDICINA I <text:s text:c="39"/></text:p>
          </table:table-cell>
          <table:table-cell office:value-type="string">
            <text:p>Blood Cells, Molecules &amp; Diseas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5235</text:p>
          </table:table-cell>
          <table:table-cell office:value-type="string">
            <text:p>MEDICINA I <text:s text:c="39"/></text:p>
          </table:table-cell>
          <table:table-cell office:value-type="string">
            <text:p>Blood Coagulation &amp; Fibrino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3-7051</text:p>
          </table:table-cell>
          <table:table-cell office:value-type="string">
            <text:p>MEDICINA I <text:s text:c="39"/></text:p>
          </table:table-cell>
          <table:table-cell office:value-type="string">
            <text:p>Blood Press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237</text:p>
          </table:table-cell>
          <table:table-cell office:value-type="string">
            <text:p>MEDICINA I <text:s text:c="39"/></text:p>
          </table:table-cell>
          <table:table-cell office:value-type="string">
            <text:p>Blood Pressure Monito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5068</text:p>
          </table:table-cell>
          <table:table-cell office:value-type="string">
            <text:p>MEDICINA I <text:s text:c="39"/></text:p>
          </table:table-cell>
          <table:table-cell office:value-type="string">
            <text:p>Blood Purifi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960X</text:p>
          </table:table-cell>
          <table:table-cell office:value-type="string">
            <text:p>MEDICINA I <text:s text:c="39"/></text:p>
          </table:table-cell>
          <table:table-cell office:value-type="string">
            <text:p>Blood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091</text:p>
          </table:table-cell>
          <table:table-cell office:value-type="string">
            <text:p>MEDICINA I <text:s text:c="39"/></text:p>
          </table:table-cell>
          <table:table-cell office:value-type="string">
            <text:p>BMC Biochemist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05</text:p>
          </table:table-cell>
          <table:table-cell office:value-type="string">
            <text:p>MEDICINA I <text:s text:c="39"/></text:p>
          </table:table-cell>
          <table:table-cell office:value-type="string">
            <text:p>BMC Bioinfor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07</text:p>
          </table:table-cell>
          <table:table-cell office:value-type="string">
            <text:p>MEDICINA I <text:s text:c="39"/></text:p>
          </table:table-cell>
          <table:table-cell office:value-type="string">
            <text:p>BMC Cancer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61</text:p>
          </table:table-cell>
          <table:table-cell office:value-type="string">
            <text:p>MEDICINA I <text:s text:c="39"/></text:p>
          </table:table-cell>
          <table:table-cell office:value-type="string">
            <text:p>BMC Cardiovascular Disorder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21</text:p>
          </table:table-cell>
          <table:table-cell office:value-type="string">
            <text:p>MEDICINA I <text:s text:c="39"/></text:p>
          </table:table-cell>
          <table:table-cell office:value-type="string">
            <text:p>BMC Cell Bi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90</text:p>
          </table:table-cell>
          <table:table-cell office:value-type="string">
            <text:p>MEDICINA I <text:s text:c="39"/></text:p>
          </table:table-cell>
          <table:table-cell office:value-type="string">
            <text:p>BMC Clinical Path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82</text:p>
          </table:table-cell>
          <table:table-cell office:value-type="string">
            <text:p>MEDICINA I <text:s text:c="39"/></text:p>
          </table:table-cell>
          <table:table-cell office:value-type="string">
            <text:p>BMC Complementary and Alternative Medicin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23</text:p>
          </table:table-cell>
          <table:table-cell office:value-type="string">
            <text:p>MEDICINA I <text:s text:c="39"/></text:p>
          </table:table-cell>
          <table:table-cell office:value-type="string">
            <text:p>BMC Endocrine Disorder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48</text:p>
          </table:table-cell>
          <table:table-cell office:value-type="string">
            <text:p>MEDICINA I <text:s text:c="39"/></text:p>
          </table:table-cell>
          <table:table-cell office:value-type="string">
            <text:p>BMC Evolutionary Biolog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0X</text:p>
          </table:table-cell>
          <table:table-cell office:value-type="string">
            <text:p>MEDICINA I <text:s text:c="39"/></text:p>
          </table:table-cell>
          <table:table-cell office:value-type="string">
            <text:p>BMC Gastroenter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56</text:p>
          </table:table-cell>
          <table:table-cell office:value-type="string">
            <text:p>MEDICINA I <text:s text:c="39"/></text:p>
          </table:table-cell>
          <table:table-cell office:value-type="string">
            <text:p>BMC Genet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64</text:p>
          </table:table-cell>
          <table:table-cell office:value-type="string">
            <text:p>MEDICINA I <text:s text:c="39"/></text:p>
          </table:table-cell>
          <table:table-cell office:value-type="string">
            <text:p>BMC Ge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18</text:p>
          </table:table-cell>
          <table:table-cell office:value-type="string">
            <text:p>MEDICINA I <text:s text:c="39"/></text:p>
          </table:table-cell>
          <table:table-cell office:value-type="string">
            <text:p>BMC Geriatric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963</text:p>
          </table:table-cell>
          <table:table-cell office:value-type="string">
            <text:p>MEDICINA I <text:s text:c="39"/></text:p>
          </table:table-cell>
          <table:table-cell office:value-type="string">
            <text:p>BMC Health Services Research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72</text:p>
          </table:table-cell>
          <table:table-cell office:value-type="string">
            <text:p>MEDICINA I <text:s text:c="39"/></text:p>
          </table:table-cell>
          <table:table-cell office:value-type="string">
            <text:p>BMC Immun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34</text:p>
          </table:table-cell>
          <table:table-cell office:value-type="string">
            <text:p>MEDICINA I <text:s text:c="39"/></text:p>
          </table:table-cell>
          <table:table-cell office:value-type="string">
            <text:p>BMC Infectious Disease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98X</text:p>
          </table:table-cell>
          <table:table-cell office:value-type="string">
            <text:p>MEDICINA I <text:s text:c="39"/></text:p>
          </table:table-cell>
          <table:table-cell office:value-type="string">
            <text:p>BMC International Health and Human Right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920</text:p>
          </table:table-cell>
          <table:table-cell office:value-type="string">
            <text:p>MEDICINA I <text:s text:c="39"/></text:p>
          </table:table-cell>
          <table:table-cell office:value-type="string">
            <text:p>BMC Medical Education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50</text:p>
          </table:table-cell>
          <table:table-cell office:value-type="string">
            <text:p>MEDICINA I <text:s text:c="39"/></text:p>
          </table:table-cell>
          <table:table-cell office:value-type="string">
            <text:p>BMC Medical Genetic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88</text:p>
          </table:table-cell>
          <table:table-cell office:value-type="string">
            <text:p>MEDICINA I <text:s text:c="39"/></text:p>
          </table:table-cell>
          <table:table-cell office:value-type="string">
            <text:p>BMC Medical Research Method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80</text:p>
          </table:table-cell>
          <table:table-cell office:value-type="string">
            <text:p>MEDICINA I <text:s text:c="39"/></text:p>
          </table:table-cell>
          <table:table-cell office:value-type="string">
            <text:p>BMC Microbi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31</text:p>
          </table:table-cell>
          <table:table-cell office:value-type="string">
            <text:p>MEDICINA I <text:s text:c="39"/></text:p>
          </table:table-cell>
          <table:table-cell office:value-type="string">
            <text:p>BMC Oral Health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58</text:p>
          </table:table-cell>
          <table:table-cell office:value-type="string">
            <text:p>MEDICINA I <text:s text:c="39"/></text:p>
          </table:table-cell>
          <table:table-cell office:value-type="string">
            <text:p>BMC Public Health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66</text:p>
          </table:table-cell>
          <table:table-cell office:value-type="string">
            <text:p>MEDICINA I <text:s text:c="39"/></text:p>
          </table:table-cell>
          <table:table-cell office:value-type="string">
            <text:p>BMC Pulmonary Medicin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6148</text:p>
          </table:table-cell>
          <table:table-cell office:value-type="string">
            <text:p>MEDICINA I <text:s text:c="39"/></text:p>
          </table:table-cell>
          <table:table-cell office:value-type="string">
            <text:p>BMC Veterinary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535X</text:p>
          </table:table-cell>
          <table:table-cell office:value-type="string">
            <text:p>MEDICINA I <text:s text:c="39"/></text:p>
          </table:table-cell>
          <table:table-cell office:value-type="string">
            <text:p>BMJ. British Medical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6-5177</text:p>
          </table:table-cell>
          <table:table-cell office:value-type="string">
            <text:p>MEDICINA I <text:s text:c="39"/></text:p>
          </table:table-cell>
          <table:table-cell office:value-type="string">
            <text:p>Bold Com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11X</text:p>
          </table:table-cell>
          <table:table-cell office:value-type="string">
            <text:p>MEDICINA I <text:s text:c="39"/></text:p>
          </table:table-cell>
          <table:table-cell office:value-type="string">
            <text:p>Boletim - Academia Paulista de Psi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5943</text:p>
          </table:table-cell>
          <table:table-cell office:value-type="string">
            <text:p>MEDICINA I <text:s text:c="39"/></text:p>
          </table:table-cell>
          <table:table-cell office:value-type="string">
            <text:p>Boletim de Psi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783</text:p>
          </table:table-cell>
          <table:table-cell office:value-type="string">
            <text:p>MEDICINA I <text:s text:c="39"/></text:p>
          </table:table-cell>
          <table:table-cell office:value-type="string">
            <text:p>Boletim do Centro da Biologia da Reprodução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323</text:p>
          </table:table-cell>
          <table:table-cell office:value-type="string">
            <text:p>MEDICINA I <text:s text:c="39"/></text:p>
          </table:table-cell>
          <table:table-cell office:value-type="string">
            <text:p>Boletim do Centro de Pesquisa e Processamento de Aliment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082</text:p>
          </table:table-cell>
          <table:table-cell office:value-type="string">
            <text:p>MEDICINA I <text:s text:c="39"/></text:p>
          </table:table-cell>
          <table:table-cell office:value-type="string">
            <text:p>Boletim Técnico da Faculdade de Tecnologia de Sã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3282</text:p>
          </table:table-cell>
          <table:table-cell office:value-type="string">
            <text:p>MEDICINA I <text:s text:c="39"/></text:p>
          </table:table-cell>
          <table:table-cell office:value-type="string">
            <text:p>Bon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3369</text:p>
          </table:table-cell>
          <table:table-cell office:value-type="string">
            <text:p>MEDICINA I <text:s text:c="39"/></text:p>
          </table:table-cell>
          <table:table-cell office:value-type="string">
            <text:p>Bone Marrow Transplantation (Basingstok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7-7604</text:p>
          </table:table-cell>
          <table:table-cell office:value-type="string">
            <text:p>MEDICINA I <text:s text:c="39"/></text:p>
          </table:table-cell>
          <table:table-cell office:value-type="string">
            <text:p>Brain &amp; Development (Tokyo. 197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50</text:p>
          </table:table-cell>
          <table:table-cell office:value-type="string">
            <text:p>MEDICINA I <text:s text:c="39"/></text:p>
          </table:table-cell>
          <table:table-cell office:value-type="string">
            <text:p>Brain (Lond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301X</text:p>
          </table:table-cell>
          <table:table-cell office:value-type="string">
            <text:p>MEDICINA I <text:s text:c="39"/></text:p>
          </table:table-cell>
          <table:table-cell office:value-type="string">
            <text:p>Brain Injury (London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052</text:p>
          </table:table-cell>
          <table:table-cell office:value-type="string">
            <text:p>MEDICINA I <text:s text:c="39"/></text:p>
          </table:table-cell>
          <table:table-cell office:value-type="string">
            <text:p>Brain Injury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6305</text:p>
          </table:table-cell>
          <table:table-cell office:value-type="string">
            <text:p>MEDICINA I <text:s text:c="39"/></text:p>
          </table:table-cell>
          <table:table-cell office:value-type="string">
            <text:p>Brain Pat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MEDICINA I <text:s text:c="39"/></text:p>
          </table:table-cell>
          <table:table-cell office:value-type="string">
            <text:p>Brai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9230</text:p>
          </table:table-cell>
          <table:table-cell office:value-type="string">
            <text:p>MEDICINA I <text:s text:c="39"/></text:p>
          </table:table-cell>
          <table:table-cell office:value-type="string">
            <text:p>Brain Research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173</text:p>
          </table:table-cell>
          <table:table-cell office:value-type="string">
            <text:p>MEDICINA I <text:s text:c="39"/></text:p>
          </table:table-cell>
          <table:table-cell office:value-type="string">
            <text:p>Brain Research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398</text:p>
          </table:table-cell>
          <table:table-cell office:value-type="string">
            <text:p>MEDICINA I <text:s text:c="39"/></text:p>
          </table:table-cell>
          <table:table-cell office:value-type="string">
            <text:p>Brain Tumor Pathology (1997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51X</text:p>
          </table:table-cell>
          <table:table-cell office:value-type="string">
            <text:p>MEDICINA I <text:s text:c="39"/></text:p>
          </table:table-cell>
          <table:table-cell office:value-type="string">
            <text:p>Brasil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4-2053</text:p>
          </table:table-cell>
          <table:table-cell office:value-type="string">
            <text:p>MEDICINA I <text:s text:c="39"/></text:p>
          </table:table-cell>
          <table:table-cell office:value-type="string">
            <text:p>Brasília Mé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MEDICINA I <text:s text:c="39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440</text:p>
          </table:table-cell>
          <table:table-cell office:value-type="string">
            <text:p>MEDICINA I <text:s text:c="39"/></text:p>
          </table:table-cell>
          <table:table-cell office:value-type="string">
            <text:p>Brazilian Dental Journ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MEDICINA I <text:s text:c="39"/></text:p>
          </table:table-cell>
          <table:table-cell office:value-type="string">
            <text:p>Brazilian Journal of Bi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741</text:p>
          </table:table-cell>
          <table:table-cell office:value-type="string">
            <text:p>MEDICINA I <text:s text:c="39"/></text:p>
          </table:table-cell>
          <table:table-cell office:value-type="string">
            <text:p>Brazilian Journal of Cardiovascular Surge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MEDICINA I <text:s text:c="39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275</text:p>
          </table:table-cell>
          <table:table-cell office:value-type="string">
            <text:p>MEDICINA I <text:s text:c="39"/></text:p>
          </table:table-cell>
          <table:table-cell office:value-type="string">
            <text:p>Brazilian Journal of Epilepsy and Clinical Neurophysiology (Cessou em 2001. Cont. ISSN 1676-2649 Journal of Epilepsy and Clinical Neurophysiology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455</text:p>
          </table:table-cell>
          <table:table-cell office:value-type="string">
            <text:p>MEDICINA I <text:s text:c="39"/></text:p>
          </table:table-cell>
          <table:table-cell office:value-type="string">
            <text:p>Brazilian Journal of Genetics (Impresso) (Cessou em 1997. Cont. ISSN 1415-4757 Genetics and Molecular B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MEDICINA I <text:s text:c="39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MEDICINA I <text:s text:c="39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25</text:p>
          </table:table-cell>
          <table:table-cell office:value-type="string">
            <text:p>MEDICINA I <text:s text:c="39"/></text:p>
          </table:table-cell>
          <table:table-cell office:value-type="string">
            <text:p>Brazilian Journal of Oral Scienc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686</text:p>
          </table:table-cell>
          <table:table-cell office:value-type="string">
            <text:p>MEDICINA I <text:s text:c="39"/></text:p>
          </table:table-cell>
          <table:table-cell office:value-type="string">
            <text:p>Brazilian Journal of Otorhinolaryng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 <text:s text:c="39"/></text:p>
          </table:table-cell>
          <table:table-cell office:value-type="string">
            <text:p>Brazilian Journal of Probability and Statistics.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878</text:p>
          </table:table-cell>
          <table:table-cell office:value-type="string">
            <text:p>MEDICINA I <text:s text:c="39"/></text:p>
          </table:table-cell>
          <table:table-cell office:value-type="string">
            <text:p>Brazilian Journal of Urology (Cessou em 2002. Cont. ISSN 1677-5538 International Braz J Urol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MEDICINA I <text:s text:c="39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MEDICINA I <text:s text:c="39"/></text:p>
          </table:table-cell>
          <table:table-cell office:value-type="string">
            <text:p>Brazilian Oral Research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9776</text:p>
          </table:table-cell>
          <table:table-cell office:value-type="string">
            <text:p>MEDICINA I <text:s text:c="39"/></text:p>
          </table:table-cell>
          <table:table-cell office:value-type="string">
            <text:p>Breast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5411</text:p>
          </table:table-cell>
          <table:table-cell office:value-type="string">
            <text:p>MEDICINA I <text:s text:c="39"/></text:p>
          </table:table-cell>
          <table:table-cell office:value-type="string">
            <text:p>Breast Cancer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06</text:p>
          </table:table-cell>
          <table:table-cell office:value-type="string">
            <text:p>MEDICINA I <text:s text:c="39"/></text:p>
          </table:table-cell>
          <table:table-cell office:value-type="string">
            <text:p>Breast Cancer Research and Treat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610</text:p>
          </table:table-cell>
          <table:table-cell office:value-type="string">
            <text:p>MEDICINA I <text:s text:c="39"/></text:p>
          </table:table-cell>
          <table:table-cell office:value-type="string">
            <text:p>British Dental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12</text:p>
          </table:table-cell>
          <table:table-cell office:value-type="string">
            <text:p>MEDICINA I <text:s text:c="39"/></text:p>
          </table:table-cell>
          <table:table-cell office:value-type="string">
            <text:p>British Journal of Anaesthes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20</text:p>
          </table:table-cell>
          <table:table-cell office:value-type="string">
            <text:p>MEDICINA I <text:s text:c="39"/></text:p>
          </table:table-cell>
          <table:table-cell office:value-type="string">
            <text:p>British Journal of Canc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6113</text:p>
          </table:table-cell>
          <table:table-cell office:value-type="string">
            <text:p>MEDICINA I <text:s text:c="39"/></text:p>
          </table:table-cell>
          <table:table-cell office:value-type="string">
            <text:p>British Journal of Card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5251</text:p>
          </table:table-cell>
          <table:table-cell office:value-type="string">
            <text:p>MEDICINA I <text:s text:c="39"/></text:p>
          </table:table-cell>
          <table:table-cell office:value-type="string">
            <text:p>British Journal of Clinical Pharma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63</text:p>
          </table:table-cell>
          <table:table-cell office:value-type="string">
            <text:p>MEDICINA I <text:s text:c="39"/></text:p>
          </table:table-cell>
          <table:table-cell office:value-type="string">
            <text:p>British Journal of Dermatology (1951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048</text:p>
          </table:table-cell>
          <table:table-cell office:value-type="string">
            <text:p>MEDICINA I <text:s text:c="39"/></text:p>
          </table:table-cell>
          <table:table-cell office:value-type="string">
            <text:p>British Journal of Haemat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45</text:p>
          </table:table-cell>
          <table:table-cell office:value-type="string">
            <text:p>MEDICINA I <text:s text:c="39"/></text:p>
          </table:table-cell>
          <table:table-cell office:value-type="string">
            <text:p>British Journal of Nutr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7686</text:p>
          </table:table-cell>
          <table:table-cell office:value-type="string">
            <text:p>MEDICINA I <text:s text:c="39"/></text:p>
          </table:table-cell>
          <table:table-cell office:value-type="string">
            <text:p>British Journal of Obstetrics and Gynaecology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61</text:p>
          </table:table-cell>
          <table:table-cell office:value-type="string">
            <text:p>MEDICINA I <text:s text:c="39"/></text:p>
          </table:table-cell>
          <table:table-cell office:value-type="string">
            <text:p>British Journal of Ophthalm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88</text:p>
          </table:table-cell>
          <table:table-cell office:value-type="string">
            <text:p>MEDICINA I <text:s text:c="39"/></text:p>
          </table:table-cell>
          <table:table-cell office:value-type="string">
            <text:p>British Journal of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250</text:p>
          </table:table-cell>
          <table:table-cell office:value-type="string">
            <text:p>MEDICINA I <text:s text:c="39"/></text:p>
          </table:table-cell>
          <table:table-cell office:value-type="string">
            <text:p>British Journal of Psychia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285</text:p>
          </table:table-cell>
          <table:table-cell office:value-type="string">
            <text:p>MEDICINA I <text:s text:c="39"/></text:p>
          </table:table-cell>
          <table:table-cell office:value-type="string">
            <text:p>British Journal of 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3674</text:p>
          </table:table-cell>
          <table:table-cell office:value-type="string">
            <text:p>MEDICINA I <text:s text:c="39"/></text:p>
          </table:table-cell>
          <table:table-cell office:value-type="string">
            <text:p>British Journal of Sports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8-8672</text:p>
          </table:table-cell>
          <table:table-cell office:value-type="string">
            <text:p>MEDICINA I <text:s text:c="39"/></text:p>
          </table:table-cell>
          <table:table-cell office:value-type="string">
            <text:p>British Journal of Urology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935</text:p>
          </table:table-cell>
          <table:table-cell office:value-type="string">
            <text:p>MEDICINA I <text:s text:c="39"/></text:p>
          </table:table-cell>
          <table:table-cell office:value-type="string">
            <text:p>British Veterinary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4079</text:p>
          </table:table-cell>
          <table:table-cell office:value-type="string">
            <text:p>MEDICINA I <text:s text:c="39"/></text:p>
          </table:table-cell>
          <table:table-cell office:value-type="string">
            <text:p>Bulletin de L'Académie Nationale de Méde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61</text:p>
          </table:table-cell>
          <table:table-cell office:value-type="string">
            <text:p>MEDICINA I <text:s text:c="39"/></text:p>
          </table:table-cell>
          <table:table-cell office:value-type="string">
            <text:p>Bulletin of Environmental Contamination and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2964</text:p>
          </table:table-cell>
          <table:table-cell office:value-type="string">
            <text:p>MEDICINA I <text:s text:c="39"/></text:p>
          </table:table-cell>
          <table:table-cell office:value-type="string">
            <text:p>Bulletin of the Korean Chemical Societ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686</text:p>
          </table:table-cell>
          <table:table-cell office:value-type="string">
            <text:p>MEDICINA I <text:s text:c="39"/></text:p>
          </table:table-cell>
          <table:table-cell office:value-type="string">
            <text:p>Bulletin of the World Health Organiz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9758</text:p>
          </table:table-cell>
          <table:table-cell office:value-type="string">
            <text:p>MEDICINA I <text:s text:c="39"/></text:p>
          </table:table-cell>
          <table:table-cell office:value-type="string">
            <text:p>Bulletin of Tropical Medicine and International Health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031</text:p>
          </table:table-cell>
          <table:table-cell office:value-type="string">
            <text:p>MEDICINA I <text:s text:c="39"/></text:p>
          </table:table-cell>
          <table:table-cell office:value-type="string">
            <text:p>Cadernos da AB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MEDICINA I <text:s text:c="39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MEDICINA I <text:s text:c="39"/></text:p>
          </table:table-cell>
          <table:table-cell office:value-type="string">
            <text:p>Cadernos Saúde Coletiv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967X</text:p>
          </table:table-cell>
          <table:table-cell office:value-type="string">
            <text:p>MEDICINA I <text:s text:c="39"/></text:p>
          </table:table-cell>
          <table:table-cell office:value-type="string">
            <text:p>Calcified Tissue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2-610X</text:p>
          </table:table-cell>
          <table:table-cell office:value-type="string">
            <text:p>MEDICINA I <text:s text:c="39"/></text:p>
          </table:table-cell>
          <table:table-cell office:value-type="string">
            <text:p>Canadian Journal of Anaesthes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7814</text:p>
          </table:table-cell>
          <table:table-cell office:value-type="string">
            <text:p>MEDICINA I <text:s text:c="39"/></text:p>
          </table:table-cell>
          <table:table-cell office:value-type="string">
            <text:p>Canadian Journal of Applied Physiology (Cessou em 2005. Cont. ISSN 1715-5312 Applied Physiology, Nutrition, and Metabolis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8-282X</text:p>
          </table:table-cell>
          <table:table-cell office:value-type="string">
            <text:p>MEDICINA I <text:s text:c="39"/></text:p>
          </table:table-cell>
          <table:table-cell office:value-type="string">
            <text:p>Canadian Journal of Car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5-7900</text:p>
          </table:table-cell>
          <table:table-cell office:value-type="string">
            <text:p>MEDICINA I <text:s text:c="39"/></text:p>
          </table:table-cell>
          <table:table-cell office:value-type="string">
            <text:p>Canadian Journal of Gastroente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0-2332</text:p>
          </table:table-cell>
          <table:table-cell office:value-type="string">
            <text:p>MEDICINA I <text:s text:c="39"/></text:p>
          </table:table-cell>
          <table:table-cell office:value-type="string">
            <text:p>Canadian Journal of Infectious Diseases (Cessou em 2004. Cont. ISSN 1712-9532 The Canadian Journal of Infectious Diseases &amp; Medical Microbiolo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66</text:p>
          </table:table-cell>
          <table:table-cell office:value-type="string">
            <text:p>MEDICINA I <text:s text:c="39"/></text:p>
          </table:table-cell>
          <table:table-cell office:value-type="string">
            <text:p>Canadian Journal of Micr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7-1671</text:p>
          </table:table-cell>
          <table:table-cell office:value-type="string">
            <text:p>MEDICINA I <text:s text:c="39"/></text:p>
          </table:table-cell>
          <table:table-cell office:value-type="string">
            <text:p>Canadian Journal of Neurologic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82</text:p>
          </table:table-cell>
          <table:table-cell office:value-type="string">
            <text:p>MEDICINA I <text:s text:c="39"/></text:p>
          </table:table-cell>
          <table:table-cell office:value-type="string">
            <text:p>Canadian Journal of Ophthalm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5-7541</text:p>
          </table:table-cell>
          <table:table-cell office:value-type="string">
            <text:p>MEDICINA I <text:s text:c="39"/></text:p>
          </table:table-cell>
          <table:table-cell office:value-type="string">
            <text:p>Canadian Journal of Physiology and Pharmac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212</text:p>
          </table:table-cell>
          <table:table-cell office:value-type="string">
            <text:p>MEDICINA I <text:s text:c="39"/></text:p>
          </table:table-cell>
          <table:table-cell office:value-type="string">
            <text:p>Canadian Journal of Physiology and 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6-7437</text:p>
          </table:table-cell>
          <table:table-cell office:value-type="string">
            <text:p>MEDICINA I <text:s text:c="39"/></text:p>
          </table:table-cell>
          <table:table-cell office:value-type="string">
            <text:p>Canadian Journal of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7-0015</text:p>
          </table:table-cell>
          <table:table-cell office:value-type="string">
            <text:p>MEDICINA I <text:s text:c="39"/></text:p>
          </table:table-cell>
          <table:table-cell office:value-type="string">
            <text:p>Canadian Journal of Psychiat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9-5724</text:p>
          </table:table-cell>
          <table:table-cell office:value-type="string">
            <text:p>MEDICINA I <text:s text:c="39"/></text:p>
          </table:table-cell>
          <table:table-cell office:value-type="string">
            <text:p>Canadian Journal of Statis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28X</text:p>
          </table:table-cell>
          <table:table-cell office:value-type="string">
            <text:p>MEDICINA I <text:s text:c="39"/></text:p>
          </table:table-cell>
          <table:table-cell office:value-type="string">
            <text:p>Canadian Journal of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301</text:p>
          </table:table-cell>
          <table:table-cell office:value-type="string">
            <text:p>MEDICINA I <text:s text:c="39"/></text:p>
          </table:table-cell>
          <table:table-cell office:value-type="string">
            <text:p>Canadian Journal of Zo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286</text:p>
          </table:table-cell>
          <table:table-cell office:value-type="string">
            <text:p>MEDICINA I <text:s text:c="39"/></text:p>
          </table:table-cell>
          <table:table-cell office:value-type="string">
            <text:p>Canadian Veterinary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3X</text:p>
          </table:table-cell>
          <table:table-cell office:value-type="string">
            <text:p>MEDICINA I <text:s text:c="39"/></text:p>
          </table:table-cell>
          <table:table-cell office:value-type="string">
            <text:p>Cancer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4047</text:p>
          </table:table-cell>
          <table:table-cell office:value-type="string">
            <text:p>MEDICINA I <text:s text:c="39"/></text:p>
          </table:table-cell>
          <table:table-cell office:value-type="string">
            <text:p>Cancer Biology &amp; 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67</text:p>
          </table:table-cell>
          <table:table-cell office:value-type="string">
            <text:p>MEDICINA I <text:s text:c="39"/></text:p>
          </table:table-cell>
          <table:table-cell office:value-type="string">
            <text:p>Cancer Cell Internationa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5704</text:p>
          </table:table-cell>
          <table:table-cell office:value-type="string">
            <text:p>MEDICINA I <text:s text:c="39"/></text:p>
          </table:table-cell>
          <table:table-cell office:value-type="string">
            <text:p>Cancer Chemotherapy an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0X</text:p>
          </table:table-cell>
          <table:table-cell office:value-type="string">
            <text:p>MEDICINA I <text:s text:c="39"/></text:p>
          </table:table-cell>
          <table:table-cell office:value-type="string">
            <text:p>Cancer Detection and Preven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9965</text:p>
          </table:table-cell>
          <table:table-cell office:value-type="string">
            <text:p>MEDICINA I <text:s text:c="39"/></text:p>
          </table:table-cell>
          <table:table-cell office:value-type="string">
            <text:p>Cancer Epidemiology, Biomarkers &amp; Preven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903</text:p>
          </table:table-cell>
          <table:table-cell office:value-type="string">
            <text:p>MEDICINA I <text:s text:c="39"/></text:p>
          </table:table-cell>
          <table:table-cell office:value-type="string">
            <text:p>Cancer Gene 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4608</text:p>
          </table:table-cell>
          <table:table-cell office:value-type="string">
            <text:p>MEDICINA I <text:s text:c="39"/></text:p>
          </table:table-cell>
          <table:table-cell office:value-type="string">
            <text:p>Cancer Genetics and Cyto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046</text:p>
          </table:table-cell>
          <table:table-cell office:value-type="string">
            <text:p>MEDICINA I <text:s text:c="39"/></text:p>
          </table:table-cell>
          <table:table-cell office:value-type="string">
            <text:p>Câncer Hoj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9634</text:p>
          </table:table-cell>
          <table:table-cell office:value-type="string">
            <text:p>MEDICINA I <text:s text:c="39"/></text:p>
          </table:table-cell>
          <table:table-cell office:value-type="string">
            <text:p>Cancer Immun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7004</text:p>
          </table:table-cell>
          <table:table-cell office:value-type="string">
            <text:p>MEDICINA I <text:s text:c="39"/></text:p>
          </table:table-cell>
          <table:table-cell office:value-type="string">
            <text:p>Cancer Immunology and Immunotherap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7907</text:p>
          </table:table-cell>
          <table:table-cell office:value-type="string">
            <text:p>MEDICINA I <text:s text:c="39"/></text:p>
          </table:table-cell>
          <table:table-cell office:value-type="string">
            <text:p>Cancer Investig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35</text:p>
          </table:table-cell>
          <table:table-cell office:value-type="string">
            <text:p>MEDICINA I <text:s text:c="39"/></text:p>
          </table:table-cell>
          <table:table-cell office:value-type="string">
            <text:p>Cancer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72</text:p>
          </table:table-cell>
          <table:table-cell office:value-type="string">
            <text:p>MEDICINA I <text:s text:c="39"/></text:p>
          </table:table-cell>
          <table:table-cell office:value-type="string">
            <text:p>Cancer Research (Chicago, Ill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7-9032</text:p>
          </table:table-cell>
          <table:table-cell office:value-type="string">
            <text:p>MEDICINA I <text:s text:c="39"/></text:p>
          </table:table-cell>
          <table:table-cell office:value-type="string">
            <text:p>Cancer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372</text:p>
          </table:table-cell>
          <table:table-cell office:value-type="string">
            <text:p>MEDICINA I <text:s text:c="39"/></text:p>
          </table:table-cell>
          <table:table-cell office:value-type="string">
            <text:p>Cancer Treatment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15</text:p>
          </table:table-cell>
          <table:table-cell office:value-type="string">
            <text:p>MEDICINA I <text:s text:c="39"/></text:p>
          </table:table-cell>
          <table:table-cell office:value-type="string">
            <text:p>Carbohydrate Research (Chicago, Ill.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3334</text:p>
          </table:table-cell>
          <table:table-cell office:value-type="string">
            <text:p>MEDICINA I <text:s text:c="39"/></text:p>
          </table:table-cell>
          <table:table-cell office:value-type="string">
            <text:p>Carcinogenesis (New York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312</text:p>
          </table:table-cell>
          <table:table-cell office:value-type="string">
            <text:p>MEDICINA I <text:s text:c="39"/></text:p>
          </table:table-cell>
          <table:table-cell office:value-type="string">
            <text:p>Cardiology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9511</text:p>
          </table:table-cell>
          <table:table-cell office:value-type="string">
            <text:p>MEDICINA I <text:s text:c="39"/></text:p>
          </table:table-cell>
          <table:table-cell office:value-type="string">
            <text:p>Cardiology in the You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97-5593</text:p>
          </table:table-cell>
          <table:table-cell office:value-type="string">
            <text:p>MEDICINA I <text:s text:c="39"/></text:p>
          </table:table-cell>
          <table:table-cell office:value-type="string">
            <text:p>Cardiology Journal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5257</text:p>
          </table:table-cell>
          <table:table-cell office:value-type="string">
            <text:p>MEDICINA I <text:s text:c="39"/></text:p>
          </table:table-cell>
          <table:table-cell office:value-type="string">
            <text:p>Cardiovascular &amp; Hematological Agents in Medicinal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40</text:p>
          </table:table-cell>
          <table:table-cell office:value-type="string">
            <text:p>MEDICINA I <text:s text:c="39"/></text:p>
          </table:table-cell>
          <table:table-cell office:value-type="string">
            <text:p>Cardiovascular Diabet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3206</text:p>
          </table:table-cell>
          <table:table-cell office:value-type="string">
            <text:p>MEDICINA I <text:s text:c="39"/></text:p>
          </table:table-cell>
          <table:table-cell office:value-type="string">
            <text:p>Cardiovascular Drugs and 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8807</text:p>
          </table:table-cell>
          <table:table-cell office:value-type="string">
            <text:p>MEDICINA I <text:s text:c="39"/></text:p>
          </table:table-cell>
          <table:table-cell office:value-type="string">
            <text:p>Cardiovascular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1865</text:p>
          </table:table-cell>
          <table:table-cell office:value-type="string">
            <text:p>MEDICINA I <text:s text:c="39"/></text:p>
          </table:table-cell>
          <table:table-cell office:value-type="string">
            <text:p>Cardiovascular Radiation Medicine (Cessou em 2004. Cont. ISSN 1553-8389 Cardiovascular Revascularization Medic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363</text:p>
          </table:table-cell>
          <table:table-cell office:value-type="string">
            <text:p>MEDICINA I <text:s text:c="39"/></text:p>
          </table:table-cell>
          <table:table-cell office:value-type="string">
            <text:p>Cardiovascular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3118</text:p>
          </table:table-cell>
          <table:table-cell office:value-type="string">
            <text:p>MEDICINA I <text:s text:c="39"/></text:p>
          </table:table-cell>
          <table:table-cell office:value-type="string">
            <text:p>Cardiovascular Reviews &amp; Reports (Cessou em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2109</text:p>
          </table:table-cell>
          <table:table-cell office:value-type="string">
            <text:p>MEDICINA I <text:s text:c="39"/></text:p>
          </table:table-cell>
          <table:table-cell office:value-type="string">
            <text:p>Cardiovascular Surgery (Cessou em 2003. Cont. ISSN 1708-5381 Vascula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7120</text:p>
          </table:table-cell>
          <table:table-cell office:value-type="string">
            <text:p>MEDICINA I <text:s text:c="39"/></text:p>
          </table:table-cell>
          <table:table-cell office:value-type="string">
            <text:p>Cardiovascular Ultrasoun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568</text:p>
          </table:table-cell>
          <table:table-cell office:value-type="string">
            <text:p>MEDICINA I <text:s text:c="39"/></text:p>
          </table:table-cell>
          <table:table-cell office:value-type="string">
            <text:p>Carie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7-6164</text:p>
          </table:table-cell>
          <table:table-cell office:value-type="string">
            <text:p>MEDICINA I <text:s text:c="39"/></text:p>
          </table:table-cell>
          <table:table-cell office:value-type="string">
            <text:p>Case Reports &amp; Clinical Practice Revie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7-1626</text:p>
          </table:table-cell>
          <table:table-cell office:value-type="string">
            <text:p>MEDICINA I <text:s text:c="39"/></text:p>
          </table:table-cell>
          <table:table-cell office:value-type="string">
            <text:p>Cases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1946</text:p>
          </table:table-cell>
          <table:table-cell office:value-type="string">
            <text:p>MEDICINA I <text:s text:c="39"/></text:p>
          </table:table-cell>
          <table:table-cell office:value-type="string">
            <text:p>Catheterization and Cardiovascular Interven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5243</text:p>
          </table:table-cell>
          <table:table-cell office:value-type="string">
            <text:p>MEDICINA I <text:s text:c="39"/></text:p>
          </table:table-cell>
          <table:table-cell office:value-type="string">
            <text:p>CCC. Cancer Causes &amp;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8674</text:p>
          </table:table-cell>
          <table:table-cell office:value-type="string">
            <text:p>MEDICINA I <text:s text:c="39"/></text:p>
          </table:table-cell>
          <table:table-cell office:value-type="string">
            <text:p>Cell (Cambridg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3-6918</text:p>
          </table:table-cell>
          <table:table-cell office:value-type="string">
            <text:p>MEDICINA I <text:s text:c="39"/></text:p>
          </table:table-cell>
          <table:table-cell office:value-type="string">
            <text:p>Cell Adhesion &amp; Migr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333</text:p>
          </table:table-cell>
          <table:table-cell office:value-type="string">
            <text:p>MEDICINA I <text:s text:c="39"/></text:p>
          </table:table-cell>
          <table:table-cell office:value-type="string">
            <text:p>Cell and Tissue Bank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766X</text:p>
          </table:table-cell>
          <table:table-cell office:value-type="string">
            <text:p>MEDICINA I <text:s text:c="39"/></text:p>
          </table:table-cell>
          <table:table-cell office:value-type="string">
            <text:p>Cell and Tissue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9195</text:p>
          </table:table-cell>
          <table:table-cell office:value-type="string">
            <text:p>MEDICINA I <text:s text:c="39"/></text:p>
          </table:table-cell>
          <table:table-cell office:value-type="string">
            <text:p>Cell Biochemistry and Bi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484</text:p>
          </table:table-cell>
          <table:table-cell office:value-type="string">
            <text:p>MEDICINA I <text:s text:c="39"/></text:p>
          </table:table-cell>
          <table:table-cell office:value-type="string">
            <text:p>Cell Biochemistry and Fun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6995</text:p>
          </table:table-cell>
          <table:table-cell office:value-type="string">
            <text:p>MEDICINA I <text:s text:c="39"/></text:p>
          </table:table-cell>
          <table:table-cell office:value-type="string">
            <text:p>Cell Biology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160</text:p>
          </table:table-cell>
          <table:table-cell office:value-type="string">
            <text:p>MEDICINA I <text:s text:c="39"/></text:p>
          </table:table-cell>
          <table:table-cell office:value-type="string">
            <text:p>Cell Calcium (Edinburgh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4101</text:p>
          </table:table-cell>
          <table:table-cell office:value-type="string">
            <text:p>MEDICINA I <text:s text:c="39"/></text:p>
          </table:table-cell>
          <table:table-cell office:value-type="string">
            <text:p>Cell Cycle (Georgetown, Tex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4131</text:p>
          </table:table-cell>
          <table:table-cell office:value-type="string">
            <text:p>MEDICINA I <text:s text:c="39"/></text:p>
          </table:table-cell>
          <table:table-cell office:value-type="string">
            <text:p>Cell Metabo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722</text:p>
          </table:table-cell>
          <table:table-cell office:value-type="string">
            <text:p>MEDICINA I <text:s text:c="39"/></text:p>
          </table:table-cell>
          <table:table-cell office:value-type="string">
            <text:p>Cell Prolifer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1268</text:p>
          </table:table-cell>
          <table:table-cell office:value-type="string">
            <text:p>MEDICINA I <text:s text:c="39"/></text:p>
          </table:table-cell>
          <table:table-cell office:value-type="string">
            <text:p>Cell Stress &amp; Chaperone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8145</text:p>
          </table:table-cell>
          <table:table-cell office:value-type="string">
            <text:p>MEDICINA I <text:s text:c="39"/></text:p>
          </table:table-cell>
          <table:table-cell office:value-type="string">
            <text:p>Cell Stress &amp; Chaperon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6897</text:p>
          </table:table-cell>
          <table:table-cell office:value-type="string">
            <text:p>MEDICINA I <text:s text:c="39"/></text:p>
          </table:table-cell>
          <table:table-cell office:value-type="string">
            <text:p>Cell Transplan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5-158X</text:p>
          </table:table-cell>
          <table:table-cell office:value-type="string">
            <text:p>MEDICINA I <text:s text:c="39"/></text:p>
          </table:table-cell>
          <table:table-cell office:value-type="string">
            <text:p>Cellular and Molecular Bi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5680</text:p>
          </table:table-cell>
          <table:table-cell office:value-type="string">
            <text:p>MEDICINA I <text:s text:c="39"/></text:p>
          </table:table-cell>
          <table:table-cell office:value-type="string">
            <text:p>Cellular and Molecular Biology (Print) (Cessou em 200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682X</text:p>
          </table:table-cell>
          <table:table-cell office:value-type="string">
            <text:p>MEDICINA I <text:s text:c="39"/></text:p>
          </table:table-cell>
          <table:table-cell office:value-type="string">
            <text:p>Cellular and Molecular Life Sciences (Printed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40</text:p>
          </table:table-cell>
          <table:table-cell office:value-type="string">
            <text:p>MEDICINA I <text:s text:c="39"/></text:p>
          </table:table-cell>
          <table:table-cell office:value-type="string">
            <text:p>Cellular and Molecular Neu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5814</text:p>
          </table:table-cell>
          <table:table-cell office:value-type="string">
            <text:p>MEDICINA I <text:s text:c="39"/></text:p>
          </table:table-cell>
          <table:table-cell office:value-type="string">
            <text:p>Cellular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5870</text:p>
          </table:table-cell>
          <table:table-cell office:value-type="string">
            <text:p>MEDICINA I <text:s text:c="39"/></text:p>
          </table:table-cell>
          <table:table-cell office:value-type="string">
            <text:p>Cellular On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8987</text:p>
          </table:table-cell>
          <table:table-cell office:value-type="string">
            <text:p>MEDICINA I <text:s text:c="39"/></text:p>
          </table:table-cell>
          <table:table-cell office:value-type="string">
            <text:p>Cellular Physiology and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6568</text:p>
          </table:table-cell>
          <table:table-cell office:value-type="string">
            <text:p>MEDICINA I <text:s text:c="39"/></text:p>
          </table:table-cell>
          <table:table-cell office:value-type="string">
            <text:p>Cellular Signall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5249</text:p>
          </table:table-cell>
          <table:table-cell office:value-type="string">
            <text:p>MEDICINA I <text:s text:c="39"/></text:p>
          </table:table-cell>
          <table:table-cell office:value-type="string">
            <text:p>Central Nervous System Agents in Medicinal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3-1024</text:p>
          </table:table-cell>
          <table:table-cell office:value-type="string">
            <text:p>MEDICINA I <text:s text:c="39"/></text:p>
          </table:table-cell>
          <table:table-cell office:value-type="string">
            <text:p>Cephalalgia (Osl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9770</text:p>
          </table:table-cell>
          <table:table-cell office:value-type="string">
            <text:p>MEDICINA I <text:s text:c="39"/></text:p>
          </table:table-cell>
          <table:table-cell office:value-type="string">
            <text:p>Cerebrovascular Diseases (Base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363</text:p>
          </table:table-cell>
          <table:table-cell office:value-type="string">
            <text:p>MEDICINA I <text:s text:c="39"/></text:p>
          </table:table-cell>
          <table:table-cell office:value-type="string">
            <text:p>Chemical and Pharmaceutical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0277</text:p>
          </table:table-cell>
          <table:table-cell office:value-type="string">
            <text:p>MEDICINA I <text:s text:c="39"/></text:p>
          </table:table-cell>
          <table:table-cell office:value-type="string">
            <text:p>Chemical Biology &amp; Drug Desig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2242</text:p>
          </table:table-cell>
          <table:table-cell office:value-type="string">
            <text:p>MEDICINA I <text:s text:c="39"/></text:p>
          </table:table-cell>
          <table:table-cell office:value-type="string">
            <text:p>Chemical Immunology and Aller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797</text:p>
          </table:table-cell>
          <table:table-cell office:value-type="string">
            <text:p>MEDICINA I <text:s text:c="39"/></text:p>
          </table:table-cell>
          <table:table-cell office:value-type="string">
            <text:p>Chemico-Biological Interac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157</text:p>
          </table:table-cell>
          <table:table-cell office:value-type="string">
            <text:p>MEDICINA I <text:s text:c="39"/></text:p>
          </table:table-cell>
          <table:table-cell office:value-type="string">
            <text:p>Chemotherapy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692</text:p>
          </table:table-cell>
          <table:table-cell office:value-type="string">
            <text:p>MEDICINA I <text:s text:c="39"/></text:p>
          </table:table-cell>
          <table:table-cell office:value-type="string">
            <text:p>Chest (American College of Chest Physician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4993</text:p>
          </table:table-cell>
          <table:table-cell office:value-type="string">
            <text:p>MEDICINA I <text:s text:c="39"/></text:p>
          </table:table-cell>
          <table:table-cell office:value-type="string">
            <text:p>Child and Adolescent Psychiatric Clinics of North Ame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7040</text:p>
          </table:table-cell>
          <table:table-cell office:value-type="string">
            <text:p>MEDICINA I <text:s text:c="39"/></text:p>
          </table:table-cell>
          <table:table-cell office:value-type="string">
            <text:p>Child's Nervous System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0042</text:p>
          </table:table-cell>
          <table:table-cell office:value-type="string">
            <text:p>MEDICINA I <text:s text:c="39"/></text:p>
          </table:table-cell>
          <table:table-cell office:value-type="string">
            <text:p>Chirality (New York, N.Y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1-9118</text:p>
          </table:table-cell>
          <table:table-cell office:value-type="string">
            <text:p>MEDICINA I <text:s text:c="39"/></text:p>
          </table:table-cell>
          <table:table-cell office:value-type="string">
            <text:p>Chirurgia (Bucuresti. 1990. 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7-3203</text:p>
          </table:table-cell>
          <table:table-cell office:value-type="string">
            <text:p>MEDICINA I <text:s text:c="39"/></text:p>
          </table:table-cell>
          <table:table-cell office:value-type="string">
            <text:p>Chirurgie de la Ma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9731</text:p>
          </table:table-cell>
          <table:table-cell office:value-type="string">
            <text:p>MEDICINA I <text:s text:c="39"/></text:p>
          </table:table-cell>
          <table:table-cell office:value-type="string">
            <text:p>Chronic Respiratory Diseas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9723</text:p>
          </table:table-cell>
          <table:table-cell office:value-type="string">
            <text:p>MEDICINA I <text:s text:c="39"/></text:p>
          </table:table-cell>
          <table:table-cell office:value-type="string">
            <text:p>Chronic Respiratory Diseas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0528</text:p>
          </table:table-cell>
          <table:table-cell office:value-type="string">
            <text:p>MEDICINA I <text:s text:c="39"/></text:p>
          </table:table-cell>
          <table:table-cell office:value-type="string">
            <text:p>Chronobiology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61</text:p>
          </table:table-cell>
          <table:table-cell office:value-type="string">
            <text:p>MEDICINA I <text:s text:c="39"/></text:p>
          </table:table-cell>
          <table:table-cell office:value-type="string">
            <text:p>Ciência &amp; Saúde Coletiv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0306</text:p>
          </table:table-cell>
          <table:table-cell office:value-type="string">
            <text:p>MEDICINA I <text:s text:c="39"/></text:p>
          </table:table-cell>
          <table:table-cell office:value-type="string">
            <text:p>Ciencia &amp; Trabajo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97</text:p>
          </table:table-cell>
          <table:table-cell office:value-type="string">
            <text:p>MEDICINA I <text:s text:c="39"/></text:p>
          </table:table-cell>
          <table:table-cell office:value-type="string">
            <text:p>Ciência Animal Brasileira (UF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965</text:p>
          </table:table-cell>
          <table:table-cell office:value-type="string">
            <text:p>MEDICINA I <text:s text:c="39"/></text:p>
          </table:table-cell>
          <table:table-cell office:value-type="string">
            <text:p>Ciência da Inform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MEDICINA I <text:s text:c="39"/></text:p>
          </table:table-cell>
          <table:table-cell office:value-type="string">
            <text:p>Ciência e Agrotecnologia (UFL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MEDICINA I <text:s text:c="39"/></text:p>
          </table:table-cell>
          <table:table-cell office:value-type="string">
            <text:p>Ciência e Cultu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13</text:p>
          </table:table-cell>
          <table:table-cell office:value-type="string">
            <text:p>MEDICINA I <text:s text:c="39"/></text:p>
          </table:table-cell>
          <table:table-cell office:value-type="string">
            <text:p>Ciência e Educação (UNE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MEDICINA I <text:s text:c="39"/></text:p>
          </table:table-cell>
          <table:table-cell office:value-type="string">
            <text:p>Ciência e Saúde Coleti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14</text:p>
          </table:table-cell>
          <table:table-cell office:value-type="string">
            <text:p>MEDICINA I <text:s text:c="39"/></text:p>
          </table:table-cell>
          <table:table-cell office:value-type="string">
            <text:p>Ciência em Moviment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MEDICINA I <text:s text:c="39"/></text:p>
          </table:table-cell>
          <table:table-cell office:value-type="string">
            <text:p>Ciência Hoj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046</text:p>
          </table:table-cell>
          <table:table-cell office:value-type="string">
            <text:p>MEDICINA I <text:s text:c="39"/></text:p>
          </table:table-cell>
          <table:table-cell office:value-type="string">
            <text:p>Ciência Odontológica Brasilei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MEDICINA I <text:s text:c="39"/></text:p>
          </table:table-cell>
          <table:table-cell office:value-type="string">
            <text:p>Ciência Rural (UFSM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MEDICINA I <text:s text:c="39"/></text:p>
          </table:table-cell>
          <table:table-cell office:value-type="string">
            <text:p>Ciências &amp; Cognição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192</text:p>
          </table:table-cell>
          <table:table-cell office:value-type="string">
            <text:p>MEDICINA I <text:s text:c="39"/></text:p>
          </table:table-cell>
          <table:table-cell office:value-type="string">
            <text:p>Ciências Humanas em Revista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7322</text:p>
          </table:table-cell>
          <table:table-cell office:value-type="string">
            <text:p>MEDICINA I <text:s text:c="39"/></text:p>
          </table:table-cell>
          <table:table-cell office:value-type="string">
            <text:p>Circulation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6-9843</text:p>
          </table:table-cell>
          <table:table-cell office:value-type="string">
            <text:p>MEDICINA I <text:s text:c="39"/></text:p>
          </table:table-cell>
          <table:table-cell office:value-type="string">
            <text:p>Circulation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7330</text:p>
          </table:table-cell>
          <table:table-cell office:value-type="string">
            <text:p>MEDICINA I <text:s text:c="39"/></text:p>
          </table:table-cell>
          <table:table-cell office:value-type="string">
            <text:p>Circulatio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41-3289</text:p>
          </table:table-cell>
          <table:table-cell office:value-type="string">
            <text:p>MEDICINA I <text:s text:c="39"/></text:p>
          </table:table-cell>
          <table:table-cell office:value-type="string">
            <text:p>Circulation. Heart Failur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137</text:p>
          </table:table-cell>
          <table:table-cell office:value-type="string">
            <text:p>MEDICINA I <text:s text:c="39"/></text:p>
          </table:table-cell>
          <table:table-cell office:value-type="string">
            <text:p>Climacteric (Carnfort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981</text:p>
          </table:table-cell>
          <table:table-cell office:value-type="string">
            <text:p>MEDICINA I <text:s text:c="39"/></text:p>
          </table:table-cell>
          <table:table-cell office:value-type="string">
            <text:p>Clinica 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023</text:p>
          </table:table-cell>
          <table:table-cell office:value-type="string">
            <text:p>MEDICINA I <text:s text:c="39"/></text:p>
          </table:table-cell>
          <table:table-cell office:value-type="string">
            <text:p>Clinica Ortopedica (Padova) (Cessou em 197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1X</text:p>
          </table:table-cell>
          <table:table-cell office:value-type="string">
            <text:p>MEDICINA I <text:s text:c="39"/></text:p>
          </table:table-cell>
          <table:table-cell office:value-type="string">
            <text:p>Clínica Veterinár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3372</text:p>
          </table:table-cell>
          <table:table-cell office:value-type="string">
            <text:p>MEDICINA I <text:s text:c="39"/></text:p>
          </table:table-cell>
          <table:table-cell office:value-type="string">
            <text:p>Clinic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2522</text:p>
          </table:table-cell>
          <table:table-cell office:value-type="string">
            <text:p>MEDICINA I <text:s text:c="39"/></text:p>
          </table:table-cell>
          <table:table-cell office:value-type="string">
            <text:p>Clinical &amp; Developmental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0898</text:p>
          </table:table-cell>
          <table:table-cell office:value-type="string">
            <text:p>MEDICINA I <text:s text:c="39"/></text:p>
          </table:table-cell>
          <table:table-cell office:value-type="string">
            <text:p>Clinical &amp; Experimental Metasta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2-9071</text:p>
          </table:table-cell>
          <table:table-cell office:value-type="string">
            <text:p>MEDICINA I <text:s text:c="39"/></text:p>
          </table:table-cell>
          <table:table-cell office:value-type="string">
            <text:p>Clinical &amp; Experimental Ophthalm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3806</text:p>
          </table:table-cell>
          <table:table-cell office:value-type="string">
            <text:p>MEDICINA I <text:s text:c="39"/></text:p>
          </table:table-cell>
          <table:table-cell office:value-type="string">
            <text:p>Clinical Anatomy (New York, N.Y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0296</text:p>
          </table:table-cell>
          <table:table-cell office:value-type="string">
            <text:p>MEDICINA I <text:s text:c="39"/></text:p>
          </table:table-cell>
          <table:table-cell office:value-type="string">
            <text:p>Clinical and Applied Thrombosis/Hemosta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412X</text:p>
          </table:table-cell>
          <table:table-cell office:value-type="string">
            <text:p>MEDICINA I <text:s text:c="39"/></text:p>
          </table:table-cell>
          <table:table-cell office:value-type="string">
            <text:p>Clinical and Diagnostic Laboratory Immunology (Cessou em 2005. Cont. ISSN 1556-6811 Clinical and Vaccine Immunolo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7894</text:p>
          </table:table-cell>
          <table:table-cell office:value-type="string">
            <text:p>MEDICINA I <text:s text:c="39"/></text:p>
          </table:table-cell>
          <table:table-cell office:value-type="string">
            <text:p>Clinical and Experimental Aller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38</text:p>
          </table:table-cell>
          <table:table-cell office:value-type="string">
            <text:p>MEDICINA I <text:s text:c="39"/></text:p>
          </table:table-cell>
          <table:table-cell office:value-type="string">
            <text:p>Clinical and Experimental Der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1963</text:p>
          </table:table-cell>
          <table:table-cell office:value-type="string">
            <text:p>MEDICINA I <text:s text:c="39"/></text:p>
          </table:table-cell>
          <table:table-cell office:value-type="string">
            <text:p>Clinical and Experimental Hypertension (1993,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04</text:p>
          </table:table-cell>
          <table:table-cell office:value-type="string">
            <text:p>MEDICINA I <text:s text:c="39"/></text:p>
          </table:table-cell>
          <table:table-cell office:value-type="string">
            <text:p>Clinical and Experimental 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1-8890</text:p>
          </table:table-cell>
          <table:table-cell office:value-type="string">
            <text:p>MEDICINA I <text:s text:c="39"/></text:p>
          </table:table-cell>
          <table:table-cell office:value-type="string">
            <text:p>Clinical and Experimental Medicine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70</text:p>
          </table:table-cell>
          <table:table-cell office:value-type="string">
            <text:p>MEDICINA I <text:s text:c="39"/></text:p>
          </table:table-cell>
          <table:table-cell office:value-type="string">
            <text:p>Clinical and Experimental Pharmacology &amp;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9294</text:p>
          </table:table-cell>
          <table:table-cell office:value-type="string">
            <text:p>MEDICINA I <text:s text:c="39"/></text:p>
          </table:table-cell>
          <table:table-cell office:value-type="string">
            <text:p>Clinical and Experimental Pharmacology &amp; Physiology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856X</text:p>
          </table:table-cell>
          <table:table-cell office:value-type="string">
            <text:p>MEDICINA I <text:s text:c="39"/></text:p>
          </table:table-cell>
          <table:table-cell office:value-type="string">
            <text:p>Clinical and Experimental Rheumatology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958X</text:p>
          </table:table-cell>
          <table:table-cell office:value-type="string">
            <text:p>MEDICINA I <text:s text:c="39"/></text:p>
          </table:table-cell>
          <table:table-cell office:value-type="string">
            <text:p>Clinical and Investigative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9854</text:p>
          </table:table-cell>
          <table:table-cell office:value-type="string">
            <text:p>MEDICINA I <text:s text:c="39"/></text:p>
          </table:table-cell>
          <table:table-cell office:value-type="string">
            <text:p>Clinical and Laboratory Haematology (Print) (Cessou em 2006. Cont. ISSN 1751-5521 International Journal of Laboratory He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811</text:p>
          </table:table-cell>
          <table:table-cell office:value-type="string">
            <text:p>MEDICINA I <text:s text:c="39"/></text:p>
          </table:table-cell>
          <table:table-cell office:value-type="string">
            <text:p>Clinical and Vaccine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79X</text:p>
          </table:table-cell>
          <table:table-cell office:value-type="string">
            <text:p>MEDICINA I <text:s text:c="39"/></text:p>
          </table:table-cell>
          <table:table-cell office:value-type="string">
            <text:p>Clinical and Vaccine Immun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9851</text:p>
          </table:table-cell>
          <table:table-cell office:value-type="string">
            <text:p>MEDICINA I <text:s text:c="39"/></text:p>
          </table:table-cell>
          <table:table-cell office:value-type="string">
            <text:p>Clinical Autonomic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20</text:p>
          </table:table-cell>
          <table:table-cell office:value-type="string">
            <text:p>MEDICINA I <text:s text:c="39"/></text:p>
          </table:table-cell>
          <table:table-cell office:value-type="string">
            <text:p>Clinical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8209</text:p>
          </table:table-cell>
          <table:table-cell office:value-type="string">
            <text:p>MEDICINA I <text:s text:c="39"/></text:p>
          </table:table-cell>
          <table:table-cell office:value-type="string">
            <text:p>Clinical Breast Canc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0432</text:p>
          </table:table-cell>
          <table:table-cell office:value-type="string">
            <text:p>MEDICINA I <text:s text:c="39"/></text:p>
          </table:table-cell>
          <table:table-cell office:value-type="string">
            <text:p>Clinical Cancer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9289</text:p>
          </table:table-cell>
          <table:table-cell office:value-type="string">
            <text:p>MEDICINA I <text:s text:c="39"/></text:p>
          </table:table-cell>
          <table:table-cell office:value-type="string">
            <text:p>Clinical Cardiology (Mahwah, N.J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47</text:p>
          </table:table-cell>
          <table:table-cell office:value-type="string">
            <text:p>MEDICINA I <text:s text:c="39"/></text:p>
          </table:table-cell>
          <table:table-cell office:value-type="string">
            <text:p>Clinical Chemistr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621</text:p>
          </table:table-cell>
          <table:table-cell office:value-type="string">
            <text:p>MEDICINA I <text:s text:c="39"/></text:p>
          </table:table-cell>
          <table:table-cell office:value-type="string">
            <text:p>Clinical Chemistry and Laboratory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0028</text:p>
          </table:table-cell>
          <table:table-cell office:value-type="string">
            <text:p>MEDICINA I <text:s text:c="39"/></text:p>
          </table:table-cell>
          <table:table-cell office:value-type="string">
            <text:p>Clinical Colorectal Canc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8929</text:p>
          </table:table-cell>
          <table:table-cell office:value-type="string">
            <text:p>MEDICINA I <text:s text:c="39"/></text:p>
          </table:table-cell>
          <table:table-cell office:value-type="string">
            <text:p>Clinical Diabet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3-2563</text:p>
          </table:table-cell>
          <table:table-cell office:value-type="string">
            <text:p>MEDICINA I <text:s text:c="39"/></text:p>
          </table:table-cell>
          <table:table-cell office:value-type="string">
            <text:p>Clinical Drug Investig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827</text:p>
          </table:table-cell>
          <table:table-cell office:value-type="string">
            <text:p>MEDICINA I <text:s text:c="39"/></text:p>
          </table:table-cell>
          <table:table-cell office:value-type="string">
            <text:p>Clinical Dysmorp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0594</text:p>
          </table:table-cell>
          <table:table-cell office:value-type="string">
            <text:p>MEDICINA I <text:s text:c="39"/></text:p>
          </table:table-cell>
          <table:table-cell office:value-type="string">
            <text:p>Clinical EEG and Neuro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2265</text:p>
          </table:table-cell>
          <table:table-cell office:value-type="string">
            <text:p>MEDICINA I <text:s text:c="39"/></text:p>
          </table:table-cell>
          <table:table-cell office:value-type="string">
            <text:p>Clinical Endocrinology (Oxford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0664</text:p>
          </table:table-cell>
          <table:table-cell office:value-type="string">
            <text:p>MEDICINA I <text:s text:c="39"/></text:p>
          </table:table-cell>
          <table:table-cell office:value-type="string">
            <text:p>Clinical Endocrin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3565</text:p>
          </table:table-cell>
          <table:table-cell office:value-type="string">
            <text:p>MEDICINA I <text:s text:c="39"/></text:p>
          </table:table-cell>
          <table:table-cell office:value-type="string">
            <text:p>Clinical Gastroenterology and Hep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63</text:p>
          </table:table-cell>
          <table:table-cell office:value-type="string">
            <text:p>MEDICINA I <text:s text:c="39"/></text:p>
          </table:table-cell>
          <table:table-cell office:value-type="string">
            <text:p>Clinical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7115</text:p>
          </table:table-cell>
          <table:table-cell office:value-type="string">
            <text:p>MEDICINA I <text:s text:c="39"/></text:p>
          </table:table-cell>
          <table:table-cell office:value-type="string">
            <text:p>Clinical Gerontologist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7071</text:p>
          </table:table-cell>
          <table:table-cell office:value-type="string">
            <text:p>MEDICINA I <text:s text:c="39"/></text:p>
          </table:table-cell>
          <table:table-cell office:value-type="string">
            <text:p>Clinical Imag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616</text:p>
          </table:table-cell>
          <table:table-cell office:value-type="string">
            <text:p>MEDICINA I <text:s text:c="39"/></text:p>
          </table:table-cell>
          <table:table-cell office:value-type="string">
            <text:p>Clinical Immunology (Orlando, Fla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4838</text:p>
          </table:table-cell>
          <table:table-cell office:value-type="string">
            <text:p>MEDICINA I <text:s text:c="39"/></text:p>
          </table:table-cell>
          <table:table-cell office:value-type="string">
            <text:p>Clinical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9092</text:p>
          </table:table-cell>
          <table:table-cell office:value-type="string">
            <text:p>MEDICINA I <text:s text:c="39"/></text:p>
          </table:table-cell>
          <table:table-cell office:value-type="string">
            <text:p>Clinical Interventions in Aging (Cessou em 2008. Cont. ISSN 1178-1998 Clinical Interventions in Aging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42X</text:p>
          </table:table-cell>
          <table:table-cell office:value-type="string">
            <text:p>MEDICINA I <text:s text:c="39"/></text:p>
          </table:table-cell>
          <table:table-cell office:value-type="string">
            <text:p>Clinical Journal of Sport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9041</text:p>
          </table:table-cell>
          <table:table-cell office:value-type="string">
            <text:p>MEDICINA I <text:s text:c="39"/></text:p>
          </table:table-cell>
          <table:table-cell office:value-type="string">
            <text:p>Clinical Journal of the American Society of Neph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905X</text:p>
          </table:table-cell>
          <table:table-cell office:value-type="string">
            <text:p>MEDICINA I <text:s text:c="39"/></text:p>
          </table:table-cell>
          <table:table-cell office:value-type="string">
            <text:p>Clinical Journal of the American Society of Nephr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6510</text:p>
          </table:table-cell>
          <table:table-cell office:value-type="string">
            <text:p>MEDICINA I <text:s text:c="39"/></text:p>
          </table:table-cell>
          <table:table-cell office:value-type="string">
            <text:p>Clinical Laboratory (Heidelberg. 199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7304</text:p>
          </table:table-cell>
          <table:table-cell office:value-type="string">
            <text:p>MEDICINA I <text:s text:c="39"/></text:p>
          </table:table-cell>
          <table:table-cell office:value-type="string">
            <text:p>Clinical Lung Canc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9190</text:p>
          </table:table-cell>
          <table:table-cell office:value-type="string">
            <text:p>MEDICINA I <text:s text:c="39"/></text:p>
          </table:table-cell>
          <table:table-cell office:value-type="string">
            <text:p>Clinical Lymphoma &amp; Myelom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2118</text:p>
          </table:table-cell>
          <table:table-cell office:value-type="string">
            <text:p>MEDICINA I <text:s text:c="39"/></text:p>
          </table:table-cell>
          <table:table-cell office:value-type="string">
            <text:p>Clinical Medicine (Lond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8-2269</text:p>
          </table:table-cell>
          <table:table-cell office:value-type="string">
            <text:p>MEDICINA I <text:s text:c="39"/></text:p>
          </table:table-cell>
          <table:table-cell office:value-type="string">
            <text:p>Clinical Medicine: Blood Disord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8-743X</text:p>
          </table:table-cell>
          <table:table-cell office:value-type="string">
            <text:p>MEDICINA I <text:s text:c="39"/></text:p>
          </table:table-cell>
          <table:table-cell office:value-type="string">
            <text:p>Clinical Microbiology and Infec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4399</text:p>
          </table:table-cell>
          <table:table-cell office:value-type="string">
            <text:p>MEDICINA I <text:s text:c="39"/></text:p>
          </table:table-cell>
          <table:table-cell office:value-type="string">
            <text:p>Clinical Microbiology Newslett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6618</text:p>
          </table:table-cell>
          <table:table-cell office:value-type="string">
            <text:p>MEDICINA I <text:s text:c="39"/></text:p>
          </table:table-cell>
          <table:table-cell office:value-type="string">
            <text:p>Clinical Microbiology Review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8512</text:p>
          </table:table-cell>
          <table:table-cell office:value-type="string">
            <text:p>MEDICINA I <text:s text:c="39"/></text:p>
          </table:table-cell>
          <table:table-cell office:value-type="string">
            <text:p>Clinical Microbiology Review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30</text:p>
          </table:table-cell>
          <table:table-cell office:value-type="string">
            <text:p>MEDICINA I <text:s text:c="39"/></text:p>
          </table:table-cell>
          <table:table-cell office:value-type="string">
            <text:p>Clinical Neph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8467</text:p>
          </table:table-cell>
          <table:table-cell office:value-type="string">
            <text:p>MEDICINA I <text:s text:c="39"/></text:p>
          </table:table-cell>
          <table:table-cell office:value-type="string">
            <text:p>Clinical Neurology and Neurosurgery (Dutch-Flemish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5091</text:p>
          </table:table-cell>
          <table:table-cell office:value-type="string">
            <text:p>MEDICINA I <text:s text:c="39"/></text:p>
          </table:table-cell>
          <table:table-cell office:value-type="string">
            <text:p>Clinical Neuro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5664</text:p>
          </table:table-cell>
          <table:table-cell office:value-type="string">
            <text:p>MEDICINA I <text:s text:c="39"/></text:p>
          </table:table-cell>
          <table:table-cell office:value-type="string">
            <text:p>Clinical Neur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2457</text:p>
          </table:table-cell>
          <table:table-cell office:value-type="string">
            <text:p>MEDICINA I <text:s text:c="39"/></text:p>
          </table:table-cell>
          <table:table-cell office:value-type="string">
            <text:p>Clinical Neuro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762</text:p>
          </table:table-cell>
          <table:table-cell office:value-type="string">
            <text:p>MEDICINA I <text:s text:c="39"/></text:p>
          </table:table-cell>
          <table:table-cell office:value-type="string">
            <text:p>Clinical Nuclear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5614</text:p>
          </table:table-cell>
          <table:table-cell office:value-type="string">
            <text:p>MEDICINA I <text:s text:c="39"/></text:p>
          </table:table-cell>
          <table:table-cell office:value-type="string">
            <text:p>Clinical Nutrition (Edinburgh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1161</text:p>
          </table:table-cell>
          <table:table-cell office:value-type="string">
            <text:p>MEDICINA I <text:s text:c="39"/></text:p>
          </table:table-cell>
          <table:table-cell office:value-type="string">
            <text:p>Clinical Nutrition Supplemen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6555</text:p>
          </table:table-cell>
          <table:table-cell office:value-type="string">
            <text:p>MEDICINA I <text:s text:c="39"/></text:p>
          </table:table-cell>
          <table:table-cell office:value-type="string">
            <text:p>Clinical Oncology (Springer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7161</text:p>
          </table:table-cell>
          <table:table-cell office:value-type="string">
            <text:p>MEDICINA I <text:s text:c="39"/></text:p>
          </table:table-cell>
          <table:table-cell office:value-type="string">
            <text:p>Clinical Oral Implant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6981</text:p>
          </table:table-cell>
          <table:table-cell office:value-type="string">
            <text:p>MEDICINA I <text:s text:c="39"/></text:p>
          </table:table-cell>
          <table:table-cell office:value-type="string">
            <text:p>Clinical Oral Investig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21X</text:p>
          </table:table-cell>
          <table:table-cell office:value-type="string">
            <text:p>MEDICINA I <text:s text:c="39"/></text:p>
          </table:table-cell>
          <table:table-cell office:value-type="string">
            <text:p>Clinical Orthopaedics and Related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7772</text:p>
          </table:table-cell>
          <table:table-cell office:value-type="string">
            <text:p>MEDICINA I <text:s text:c="39"/></text:p>
          </table:table-cell>
          <table:table-cell office:value-type="string">
            <text:p>Clinical Otolaryngology and Allied Sciences (Print) (Cessou em 2004. Cont. ISSN 1749-4478 Clinical Otolaryngology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236</text:p>
          </table:table-cell>
          <table:table-cell office:value-type="string">
            <text:p>MEDICINA I <text:s text:c="39"/></text:p>
          </table:table-cell>
          <table:table-cell office:value-type="string">
            <text:p>Clinical Pharmacology and Therapeu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0961</text:p>
          </table:table-cell>
          <table:table-cell office:value-type="string">
            <text:p>MEDICINA I <text:s text:c="39"/></text:p>
          </table:table-cell>
          <table:table-cell office:value-type="string">
            <text:p>Clinical Physiology and Functional Imag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0640</text:p>
          </table:table-cell>
          <table:table-cell office:value-type="string">
            <text:p>MEDICINA I <text:s text:c="39"/></text:p>
          </table:table-cell>
          <table:table-cell office:value-type="string">
            <text:p>Clinical Pulmonary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260</text:p>
          </table:table-cell>
          <table:table-cell office:value-type="string">
            <text:p>MEDICINA I <text:s text:c="39"/></text:p>
          </table:table-cell>
          <table:table-cell office:value-type="string">
            <text:p>Clinical Radiology (Harlow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6804</text:p>
          </table:table-cell>
          <table:table-cell office:value-type="string">
            <text:p>MEDICINA I <text:s text:c="39"/></text:p>
          </table:table-cell>
          <table:table-cell office:value-type="string">
            <text:p>Clinical Radiology Extr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155</text:p>
          </table:table-cell>
          <table:table-cell office:value-type="string">
            <text:p>MEDICINA I <text:s text:c="39"/></text:p>
          </table:table-cell>
          <table:table-cell office:value-type="string">
            <text:p>Clinical Rehabili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0684</text:p>
          </table:table-cell>
          <table:table-cell office:value-type="string">
            <text:p>MEDICINA I <text:s text:c="39"/></text:p>
          </table:table-cell>
          <table:table-cell office:value-type="string">
            <text:p>Clinical Research in Card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0549</text:p>
          </table:table-cell>
          <table:table-cell office:value-type="string">
            <text:p>MEDICINA I <text:s text:c="39"/></text:p>
          </table:table-cell>
          <table:table-cell office:value-type="string">
            <text:p>Clinical Reviews in Allergy &amp;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0-3198</text:p>
          </table:table-cell>
          <table:table-cell office:value-type="string">
            <text:p>MEDICINA I <text:s text:c="39"/></text:p>
          </table:table-cell>
          <table:table-cell office:value-type="string">
            <text:p>Clinical Rheumatology (Printe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5221</text:p>
          </table:table-cell>
          <table:table-cell office:value-type="string">
            <text:p>MEDICINA I <text:s text:c="39"/></text:p>
          </table:table-cell>
          <table:table-cell office:value-type="string">
            <text:p>Clinical Science (197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2918</text:p>
          </table:table-cell>
          <table:table-cell office:value-type="string">
            <text:p>MEDICINA I <text:s text:c="39"/></text:p>
          </table:table-cell>
          <table:table-cell office:value-type="string">
            <text:p>Clinical Therapeu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3650</text:p>
          </table:table-cell>
          <table:table-cell office:value-type="string">
            <text:p>MEDICINA I <text:s text:c="39"/></text:p>
          </table:table-cell>
          <table:table-cell office:value-type="string">
            <text:p>Clinical Toxicology (Philadelphia, Pa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0063</text:p>
          </table:table-cell>
          <table:table-cell office:value-type="string">
            <text:p>MEDICINA I <text:s text:c="39"/></text:p>
          </table:table-cell>
          <table:table-cell office:value-type="string">
            <text:p>Clinical Transplan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MEDICINA I <text:s text:c="39"/></text:p>
          </table:table-cell>
          <table:table-cell office:value-type="string">
            <text:p>Clinics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5231</text:p>
          </table:table-cell>
          <table:table-cell office:value-type="string">
            <text:p>MEDICINA I <text:s text:c="39"/></text:p>
          </table:table-cell>
          <table:table-cell office:value-type="string">
            <text:p>Clinics in Chest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081X</text:p>
          </table:table-cell>
          <table:table-cell office:value-type="string">
            <text:p>MEDICINA I <text:s text:c="39"/></text:p>
          </table:table-cell>
          <table:table-cell office:value-type="string">
            <text:p>Clinics in Der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302</text:p>
          </table:table-cell>
          <table:table-cell office:value-type="string">
            <text:p>MEDICINA I <text:s text:c="39"/></text:p>
          </table:table-cell>
          <table:table-cell office:value-type="string">
            <text:p>Cloning and Stem Cel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2-7047</text:p>
          </table:table-cell>
          <table:table-cell office:value-type="string">
            <text:p>MEDICINA I <text:s text:c="39"/></text:p>
          </table:table-cell>
          <table:table-cell office:value-type="string">
            <text:p>CNS Drugs (Aucklan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529</text:p>
          </table:table-cell>
          <table:table-cell office:value-type="string">
            <text:p>MEDICINA I <text:s text:c="39"/></text:p>
          </table:table-cell>
          <table:table-cell office:value-type="string">
            <text:p>CNS Spectru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493X</text:p>
          </table:table-cell>
          <table:table-cell office:value-type="string">
            <text:p>MEDICINA I <text:s text:c="39"/></text:p>
          </table:table-cell>
          <table:table-cell office:value-type="string">
            <text:p>Cochrane Database of Systematic Review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780X</text:p>
          </table:table-cell>
          <table:table-cell office:value-type="string">
            <text:p>MEDICINA I <text:s text:c="39"/></text:p>
          </table:table-cell>
          <table:table-cell office:value-type="string">
            <text:p>Cochrane Library (CD-RO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1858</text:p>
          </table:table-cell>
          <table:table-cell office:value-type="string">
            <text:p>MEDICINA I <text:s text:c="39"/></text:p>
          </table:table-cell>
          <table:table-cell office:value-type="string">
            <text:p>Cochrane Libra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479</text:p>
          </table:table-cell>
          <table:table-cell office:value-type="string">
            <text:p>MEDICINA I <text:s text:c="39"/></text:p>
          </table:table-cell>
          <table:table-cell office:value-type="string">
            <text:p>Cógito (Salvado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3633</text:p>
          </table:table-cell>
          <table:table-cell office:value-type="string">
            <text:p>MEDICINA I <text:s text:c="39"/></text:p>
          </table:table-cell>
          <table:table-cell office:value-type="string">
            <text:p>Cognitive and Behavioral Neu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313</text:p>
          </table:table-cell>
          <table:table-cell office:value-type="string">
            <text:p>MEDICINA I <text:s text:c="39"/></text:p>
          </table:table-cell>
          <table:table-cell office:value-type="string">
            <text:p>Coleção Pesquisa em Educação 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307</text:p>
          </table:table-cell>
          <table:table-cell office:value-type="string">
            <text:p>MEDICINA I <text:s text:c="39"/></text:p>
          </table:table-cell>
          <table:table-cell office:value-type="string">
            <text:p>Coletânea (Belo Horizon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57</text:p>
          </table:table-cell>
          <table:table-cell office:value-type="string">
            <text:p>MEDICINA I <text:s text:c="39"/></text:p>
          </table:table-cell>
          <table:table-cell office:value-type="string">
            <text:p>Colloids and Surfaces. A, Physicochemical and Engineering Aspe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65</text:p>
          </table:table-cell>
          <table:table-cell office:value-type="string">
            <text:p>MEDICINA I <text:s text:c="39"/></text:p>
          </table:table-cell>
          <table:table-cell office:value-type="string">
            <text:p>Colloids and Surfaces. B, Biointerfa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8910</text:p>
          </table:table-cell>
          <table:table-cell office:value-type="string">
            <text:p>MEDICINA I <text:s text:c="39"/></text:p>
          </table:table-cell>
          <table:table-cell office:value-type="string">
            <text:p>Colorectal Diseas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744</text:p>
          </table:table-cell>
          <table:table-cell office:value-type="string">
            <text:p>MEDICINA I <text:s text:c="39"/></text:p>
          </table:table-cell>
          <table:table-cell office:value-type="string">
            <text:p>Coluna (SOBRALEM) (Cessou em 2004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851</text:p>
          </table:table-cell>
          <table:table-cell office:value-type="string">
            <text:p>MEDICINA I <text:s text:c="39"/></text:p>
          </table:table-cell>
          <table:table-cell office:value-type="string">
            <text:p>Coluna/Colum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18</text:p>
          </table:table-cell>
          <table:table-cell office:value-type="string">
            <text:p>MEDICINA I <text:s text:c="39"/></text:p>
          </table:table-cell>
          <table:table-cell office:value-type="string">
            <text:p>Communications in Statistics. Simulation and Compu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26</text:p>
          </table:table-cell>
          <table:table-cell office:value-type="string">
            <text:p>MEDICINA I <text:s text:c="39"/></text:p>
          </table:table-cell>
          <table:table-cell office:value-type="string">
            <text:p>Communications in Statistics. Theory and Meth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5661</text:p>
          </table:table-cell>
          <table:table-cell office:value-type="string">
            <text:p>MEDICINA I <text:s text:c="39"/></text:p>
          </table:table-cell>
          <table:table-cell office:value-type="string">
            <text:p>Community Dentistry and Oral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2795</text:p>
          </table:table-cell>
          <table:table-cell office:value-type="string">
            <text:p>MEDICINA I <text:s text:c="39"/></text:p>
          </table:table-cell>
          <table:table-cell office:value-type="string">
            <text:p>Community Genetics (Cessou em 2008. Cont. ISSN 1662-4246 Public Health Genomics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6912</text:p>
          </table:table-cell>
          <table:table-cell office:value-type="string">
            <text:p>MEDICINA I <text:s text:c="39"/></text:p>
          </table:table-cell>
          <table:table-cell office:value-type="string">
            <text:p>Comparative and Functional Gen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4959</text:p>
          </table:table-cell>
          <table:table-cell office:value-type="string">
            <text:p>MEDICINA I <text:s text:c="39"/></text:p>
          </table:table-cell>
          <table:table-cell office:value-type="string">
            <text:p>Comparative Biochemistry and Physiology. B, Biochemistry &amp; Molecular Biology (Cessou em 1999. Cont. Comparative Biochemistry and Physiology. Biochemistry &amp; Molecular Biology (2000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456</text:p>
          </table:table-cell>
          <table:table-cell office:value-type="string">
            <text:p>MEDICINA I <text:s text:c="39"/></text:p>
          </table:table-cell>
          <table:table-cell office:value-type="string">
            <text:p>Comparative Biochemistry and Physiology. C. Toxicology &amp;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MEDICINA I <text:s text:c="39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9571</text:p>
          </table:table-cell>
          <table:table-cell office:value-type="string">
            <text:p>MEDICINA I <text:s text:c="39"/></text:p>
          </table:table-cell>
          <table:table-cell office:value-type="string">
            <text:p>Comparative Immunology, Microbiology and Infectious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140</text:p>
          </table:table-cell>
          <table:table-cell office:value-type="string">
            <text:p>MEDICINA I <text:s text:c="39"/></text:p>
          </table:table-cell>
          <table:table-cell office:value-type="string">
            <text:p>Comparative Political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2299</text:p>
          </table:table-cell>
          <table:table-cell office:value-type="string">
            <text:p>MEDICINA I <text:s text:c="39"/></text:p>
          </table:table-cell>
          <table:table-cell office:value-type="string">
            <text:p>Complementary Therapies in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40X</text:p>
          </table:table-cell>
          <table:table-cell office:value-type="string">
            <text:p>MEDICINA I <text:s text:c="39"/></text:p>
          </table:table-cell>
          <table:table-cell office:value-type="string">
            <text:p>Comprehensive Psychia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1-0691</text:p>
          </table:table-cell>
          <table:table-cell office:value-type="string">
            <text:p>MEDICINA I <text:s text:c="39"/></text:p>
          </table:table-cell>
          <table:table-cell office:value-type="string">
            <text:p>Comptes Rendus. Biolog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607</text:p>
          </table:table-cell>
          <table:table-cell office:value-type="string">
            <text:p>MEDICINA I <text:s text:c="39"/></text:p>
          </table:table-cell>
          <table:table-cell office:value-type="string">
            <text:p>Computer Methods and Programs in Bio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315</text:p>
          </table:table-cell>
          <table:table-cell office:value-type="string">
            <text:p>MEDICINA I <text:s text:c="39"/></text:p>
          </table:table-cell>
          <table:table-cell office:value-type="string">
            <text:p>Computers and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825</text:p>
          </table:table-cell>
          <table:table-cell office:value-type="string">
            <text:p>MEDICINA I <text:s text:c="39"/></text:p>
          </table:table-cell>
          <table:table-cell office:value-type="string">
            <text:p>Computers in Biology and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6-6574</text:p>
          </table:table-cell>
          <table:table-cell office:value-type="string">
            <text:p>MEDICINA I <text:s text:c="39"/></text:p>
          </table:table-cell>
          <table:table-cell office:value-type="string">
            <text:p>Computers in Card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938</text:p>
          </table:table-cell>
          <table:table-cell office:value-type="string">
            <text:p>MEDICINA I <text:s text:c="39"/></text:p>
          </table:table-cell>
          <table:table-cell office:value-type="string">
            <text:p>Conduta Médic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170X</text:p>
          </table:table-cell>
          <table:table-cell office:value-type="string">
            <text:p>MEDICINA I <text:s text:c="39"/></text:p>
          </table:table-cell>
          <table:table-cell office:value-type="string">
            <text:p>Conference Proceedings (IEEE Engineering in Medicine and Biology Society. Conf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7787</text:p>
          </table:table-cell>
          <table:table-cell office:value-type="string">
            <text:p>MEDICINA I <text:s text:c="39"/></text:p>
          </table:table-cell>
          <table:table-cell office:value-type="string">
            <text:p>Congenital Cardiology Toda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5299</text:p>
          </table:table-cell>
          <table:table-cell office:value-type="string">
            <text:p>MEDICINA I <text:s text:c="39"/></text:p>
          </table:table-cell>
          <table:table-cell office:value-type="string">
            <text:p>Congestive Heart Failure (Greenwich, Conn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028</text:p>
          </table:table-cell>
          <table:table-cell office:value-type="string">
            <text:p>MEDICINA I <text:s text:c="39"/></text:p>
          </table:table-cell>
          <table:table-cell office:value-type="string">
            <text:p>ConScientiae Saú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5-1873</text:p>
          </table:table-cell>
          <table:table-cell office:value-type="string">
            <text:p>MEDICINA I <text:s text:c="39"/></text:p>
          </table:table-cell>
          <table:table-cell office:value-type="string">
            <text:p>Contact Dermatit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7144</text:p>
          </table:table-cell>
          <table:table-cell office:value-type="string">
            <text:p>MEDICINA I <text:s text:c="39"/></text:p>
          </table:table-cell>
          <table:table-cell office:value-type="string">
            <text:p>Contemporary Clinical T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7824</text:p>
          </table:table-cell>
          <table:table-cell office:value-type="string">
            <text:p>MEDICINA I <text:s text:c="39"/></text:p>
          </table:table-cell>
          <table:table-cell office:value-type="string">
            <text:p>Contraception (Stoneh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5144</text:p>
          </table:table-cell>
          <table:table-cell office:value-type="string">
            <text:p>MEDICINA I <text:s text:c="39"/></text:p>
          </table:table-cell>
          <table:table-cell office:value-type="string">
            <text:p>Contributions to Neph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858</text:p>
          </table:table-cell>
          <table:table-cell office:value-type="string">
            <text:p>MEDICINA I <text:s text:c="39"/></text:p>
          </table:table-cell>
          <table:table-cell office:value-type="string">
            <text:p>Controle de Contamin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3663</text:p>
          </table:table-cell>
          <table:table-cell office:value-type="string">
            <text:p>MEDICINA I <text:s text:c="39"/></text:p>
          </table:table-cell>
          <table:table-cell office:value-type="string">
            <text:p>COP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2555</text:p>
          </table:table-cell>
          <table:table-cell office:value-type="string">
            <text:p>MEDICINA I <text:s text:c="39"/></text:p>
          </table:table-cell>
          <table:table-cell office:value-type="string">
            <text:p>COPD. Journal of Chronic Obstructive Pulmonary Diseas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3740</text:p>
          </table:table-cell>
          <table:table-cell office:value-type="string">
            <text:p>MEDICINA I <text:s text:c="39"/></text:p>
          </table:table-cell>
          <table:table-cell office:value-type="string">
            <text:p>Corne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928</text:p>
          </table:table-cell>
          <table:table-cell office:value-type="string">
            <text:p>MEDICINA I <text:s text:c="39"/></text:p>
          </table:table-cell>
          <table:table-cell office:value-type="string">
            <text:p>Coronary Artery Disea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7-5910</text:p>
          </table:table-cell>
          <table:table-cell office:value-type="string">
            <text:p>MEDICINA I <text:s text:c="39"/></text:p>
          </table:table-cell>
          <table:table-cell office:value-type="string">
            <text:p>Crisis (Toron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609X</text:p>
          </table:table-cell>
          <table:table-cell office:value-type="string">
            <text:p>MEDICINA I <text:s text:c="39"/></text:p>
          </table:table-cell>
          <table:table-cell office:value-type="string">
            <text:p>Critical Care (London.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8535</text:p>
          </table:table-cell>
          <table:table-cell office:value-type="string">
            <text:p>MEDICINA I <text:s text:c="39"/></text:p>
          </table:table-cell>
          <table:table-cell office:value-type="string">
            <text:p>Critical Care (Londo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493</text:p>
          </table:table-cell>
          <table:table-cell office:value-type="string">
            <text:p>MEDICINA I <text:s text:c="39"/></text:p>
          </table:table-cell>
          <table:table-cell office:value-type="string">
            <text:p>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0293</text:p>
          </table:table-cell>
          <table:table-cell office:value-type="string">
            <text:p>MEDICINA I <text:s text:c="39"/></text:p>
          </table:table-cell>
          <table:table-cell office:value-type="string">
            <text:p>Critical Care Medicin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8428</text:p>
          </table:table-cell>
          <table:table-cell office:value-type="string">
            <text:p>MEDICINA I <text:s text:c="39"/></text:p>
          </table:table-cell>
          <table:table-cell office:value-type="string">
            <text:p>Critical Reviews in Oncology/He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2240</text:p>
          </table:table-cell>
          <table:table-cell office:value-type="string">
            <text:p>MEDICINA I <text:s text:c="39"/></text:p>
          </table:table-cell>
          <table:table-cell office:value-type="string">
            <text:p>Cry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368</text:p>
          </table:table-cell>
          <table:table-cell office:value-type="string">
            <text:p>MEDICINA I <text:s text:c="39"/></text:p>
          </table:table-cell>
          <table:table-cell office:value-type="string">
            <text:p>Cultura Homeopática (Cessou em 2007. Cont. ISSN 1982-6206 International Journal of High Dilution Research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9-7322</text:p>
          </table:table-cell>
          <table:table-cell office:value-type="string">
            <text:p>MEDICINA I <text:s text:c="39"/></text:p>
          </table:table-cell>
          <table:table-cell office:value-type="string">
            <text:p>Current Allergy and Asthma Re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3947</text:p>
          </table:table-cell>
          <table:table-cell office:value-type="string">
            <text:p>MEDICINA I <text:s text:c="39"/></text:p>
          </table:table-cell>
          <table:table-cell office:value-type="string">
            <text:p>Current Cancer Therapy Review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3782</text:p>
          </table:table-cell>
          <table:table-cell office:value-type="string">
            <text:p>MEDICINA I <text:s text:c="39"/></text:p>
          </table:table-cell>
          <table:table-cell office:value-type="string">
            <text:p>Current Cardiology Report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099</text:p>
          </table:table-cell>
          <table:table-cell office:value-type="string">
            <text:p>MEDICINA I <text:s text:c="39"/></text:p>
          </table:table-cell>
          <table:table-cell office:value-type="string">
            <text:p>Current Computer-Aided Drug Desig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6694</text:p>
          </table:table-cell>
          <table:table-cell office:value-type="string">
            <text:p>MEDICINA I <text:s text:c="39"/></text:p>
          </table:table-cell>
          <table:table-cell office:value-type="string">
            <text:p>Current Controlled Trials. Cardiovascular Medicine (Online) (Cessou em 2005. Cont. ISSN 1745-6215 Trial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3998</text:p>
          </table:table-cell>
          <table:table-cell office:value-type="string">
            <text:p>MEDICINA I <text:s text:c="39"/></text:p>
          </table:table-cell>
          <table:table-cell office:value-type="string">
            <text:p>Current Diabetes Review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018</text:p>
          </table:table-cell>
          <table:table-cell office:value-type="string">
            <text:p>MEDICINA I <text:s text:c="39"/></text:p>
          </table:table-cell>
          <table:table-cell office:value-type="string">
            <text:p>Current Drug Deliv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638</text:p>
          </table:table-cell>
          <table:table-cell office:value-type="string">
            <text:p>MEDICINA I <text:s text:c="39"/></text:p>
          </table:table-cell>
          <table:table-cell office:value-type="string">
            <text:p>Current Drug Discovery Technolog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002</text:p>
          </table:table-cell>
          <table:table-cell office:value-type="string">
            <text:p>MEDICINA I <text:s text:c="39"/></text:p>
          </table:table-cell>
          <table:table-cell office:value-type="string">
            <text:p>Current Drug Metabo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4501</text:p>
          </table:table-cell>
          <table:table-cell office:value-type="string">
            <text:p>MEDICINA I <text:s text:c="39"/></text:p>
          </table:table-cell>
          <table:table-cell office:value-type="string">
            <text:p>Current Drug Targe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07X</text:p>
          </table:table-cell>
          <table:table-cell office:value-type="string">
            <text:p>MEDICINA I <text:s text:c="39"/></text:p>
          </table:table-cell>
          <table:table-cell office:value-type="string">
            <text:p>Current Drug Targets. CNS &amp; Neurological Disorders (Cessou em 2005. Cont. ISSN 1871-5273 CNS &amp; Neurological Disorders. Drug Target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10X</text:p>
          </table:table-cell>
          <table:table-cell office:value-type="string">
            <text:p>MEDICINA I <text:s text:c="39"/></text:p>
          </table:table-cell>
          <table:table-cell office:value-type="string">
            <text:p>Current Drug Targets. Inflammation &amp; Aller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3683</text:p>
          </table:table-cell>
          <table:table-cell office:value-type="string">
            <text:p>MEDICINA I <text:s text:c="39"/></text:p>
          </table:table-cell>
          <table:table-cell office:value-type="string">
            <text:p>Current Eye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8037</text:p>
          </table:table-cell>
          <table:table-cell office:value-type="string">
            <text:p>MEDICINA I <text:s text:c="39"/></text:p>
          </table:table-cell>
          <table:table-cell office:value-type="string">
            <text:p>Current Gastroenterology Report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8083</text:p>
          </table:table-cell>
          <table:table-cell office:value-type="string">
            <text:p>MEDICINA I <text:s text:c="39"/></text:p>
          </table:table-cell>
          <table:table-cell office:value-type="string">
            <text:p>Current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62X</text:p>
          </table:table-cell>
          <table:table-cell office:value-type="string">
            <text:p>MEDICINA I <text:s text:c="39"/></text:p>
          </table:table-cell>
          <table:table-cell office:value-type="string">
            <text:p>Current HIV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6417</text:p>
          </table:table-cell>
          <table:table-cell office:value-type="string">
            <text:p>MEDICINA I <text:s text:c="39"/></text:p>
          </table:table-cell>
          <table:table-cell office:value-type="string">
            <text:p>Current Hypertension Repor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021</text:p>
          </table:table-cell>
          <table:table-cell office:value-type="string">
            <text:p>MEDICINA I <text:s text:c="39"/></text:p>
          </table:table-cell>
          <table:table-cell office:value-type="string">
            <text:p>Current Hypertension Review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3847</text:p>
          </table:table-cell>
          <table:table-cell office:value-type="string">
            <text:p>MEDICINA I <text:s text:c="39"/></text:p>
          </table:table-cell>
          <table:table-cell office:value-type="string">
            <text:p>Current Infectious Disease Report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3839</text:p>
          </table:table-cell>
          <table:table-cell office:value-type="string">
            <text:p>MEDICINA I <text:s text:c="39"/></text:p>
          </table:table-cell>
          <table:table-cell office:value-type="string">
            <text:p>Current Interventional Cardiology Report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7995</text:p>
          </table:table-cell>
          <table:table-cell office:value-type="string">
            <text:p>MEDICINA I <text:s text:c="39"/></text:p>
          </table:table-cell>
          <table:table-cell office:value-type="string">
            <text:p>Current Medical Research and Opin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73</text:p>
          </table:table-cell>
          <table:table-cell office:value-type="string">
            <text:p>MEDICINA I <text:s text:c="39"/></text:p>
          </table:table-cell>
          <table:table-cell office:value-type="string">
            <text:p>Current Medicin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142</text:p>
          </table:table-cell>
          <table:table-cell office:value-type="string">
            <text:p>MEDICINA I <text:s text:c="39"/></text:p>
          </table:table-cell>
          <table:table-cell office:value-type="string">
            <text:p>Current Medicinal Chemistry. Anti-inflammatory &amp; Anti-allergy Agents (Cessou em 2005. Cont. ISSN 1871-5230 Anti-Inflammatory and Anti-Allergy Agents in Medicinal Chemistr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169</text:p>
          </table:table-cell>
          <table:table-cell office:value-type="string">
            <text:p>MEDICINA I <text:s text:c="39"/></text:p>
          </table:table-cell>
          <table:table-cell office:value-type="string">
            <text:p>Current Medicinal Chemistry. Cardiovascular &amp; Hematological Agents (Cessou em 2005. Cont. ISSN 1871-5257 Cardiovascular &amp; Hematological Agents in Medicinal Chemistr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MEDICINA I <text:s text:c="39"/></text:p>
          </table:table-cell>
          <table:table-cell office:value-type="string">
            <text:p>Current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5240</text:p>
          </table:table-cell>
          <table:table-cell office:value-type="string">
            <text:p>MEDICINA I <text:s text:c="39"/></text:p>
          </table:table-cell>
          <table:table-cell office:value-type="string">
            <text:p>Current Molecular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026</text:p>
          </table:table-cell>
          <table:table-cell office:value-type="string">
            <text:p>MEDICINA I <text:s text:c="39"/></text:p>
          </table:table-cell>
          <table:table-cell office:value-type="string">
            <text:p>Current Neurovascular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931</text:p>
          </table:table-cell>
          <table:table-cell office:value-type="string">
            <text:p>MEDICINA I <text:s text:c="39"/></text:p>
          </table:table-cell>
          <table:table-cell office:value-type="string">
            <text:p>Current Opinion in Chemica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1950</text:p>
          </table:table-cell>
          <table:table-cell office:value-type="string">
            <text:p>MEDICINA I <text:s text:c="39"/></text:p>
          </table:table-cell>
          <table:table-cell office:value-type="string">
            <text:p>Current Opinion in Clinical Nutrition and Metabolic C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5295</text:p>
          </table:table-cell>
          <table:table-cell office:value-type="string">
            <text:p>MEDICINA I <text:s text:c="39"/></text:p>
          </table:table-cell>
          <table:table-cell office:value-type="string">
            <text:p>Current Opinion in Critical C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7915</text:p>
          </table:table-cell>
          <table:table-cell office:value-type="string">
            <text:p>MEDICINA I <text:s text:c="39"/></text:p>
          </table:table-cell>
          <table:table-cell office:value-type="string">
            <text:p>Current Opinion in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7375</text:p>
          </table:table-cell>
          <table:table-cell office:value-type="string">
            <text:p>MEDICINA I <text:s text:c="39"/></text:p>
          </table:table-cell>
          <table:table-cell office:value-type="string">
            <text:p>Current Opinion in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4472</text:p>
          </table:table-cell>
          <table:table-cell office:value-type="string">
            <text:p>MEDICINA I <text:s text:c="39"/></text:p>
          </table:table-cell>
          <table:table-cell office:value-type="string">
            <text:p>Current Opinion in Investigational Drugs (Cessou em 2008. Cont. ISSN 2040-3429 Current Opinion in Investigational Drug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4821</text:p>
          </table:table-cell>
          <table:table-cell office:value-type="string">
            <text:p>MEDICINA I <text:s text:c="39"/></text:p>
          </table:table-cell>
          <table:table-cell office:value-type="string">
            <text:p>Current Opinion in Nephrology and Hypertens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7540</text:p>
          </table:table-cell>
          <table:table-cell office:value-type="string">
            <text:p>MEDICINA I <text:s text:c="39"/></text:p>
          </table:table-cell>
          <table:table-cell office:value-type="string">
            <text:p>Current Opinion in Ne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8746</text:p>
          </table:table-cell>
          <table:table-cell office:value-type="string">
            <text:p>MEDICINA I <text:s text:c="39"/></text:p>
          </table:table-cell>
          <table:table-cell office:value-type="string">
            <text:p>Current Opinion in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7367</text:p>
          </table:table-cell>
          <table:table-cell office:value-type="string">
            <text:p>MEDICINA I <text:s text:c="39"/></text:p>
          </table:table-cell>
          <table:table-cell office:value-type="string">
            <text:p>Current Opinion in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5287</text:p>
          </table:table-cell>
          <table:table-cell office:value-type="string">
            <text:p>MEDICINA I <text:s text:c="39"/></text:p>
          </table:table-cell>
          <table:table-cell office:value-type="string">
            <text:p>Current Opinion in Pulmonary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3433</text:p>
          </table:table-cell>
          <table:table-cell office:value-type="string">
            <text:p>MEDICINA I <text:s text:c="39"/></text:p>
          </table:table-cell>
          <table:table-cell office:value-type="string">
            <text:p>Current Pain and Headache Repor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4-3081</text:p>
          </table:table-cell>
          <table:table-cell office:value-type="string">
            <text:p>MEDICINA I <text:s text:c="39"/></text:p>
          </table:table-cell>
          <table:table-cell office:value-type="string">
            <text:p>Current Pain and Headache Report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3963</text:p>
          </table:table-cell>
          <table:table-cell office:value-type="string">
            <text:p>MEDICINA I <text:s text:c="39"/></text:p>
          </table:table-cell>
          <table:table-cell office:value-type="string">
            <text:p>Current Pediatric Review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010</text:p>
          </table:table-cell>
          <table:table-cell office:value-type="string">
            <text:p>MEDICINA I <text:s text:c="39"/></text:p>
          </table:table-cell>
          <table:table-cell office:value-type="string">
            <text:p>Current Pharmaceutical Bio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6128</text:p>
          </table:table-cell>
          <table:table-cell office:value-type="string">
            <text:p>MEDICINA I <text:s text:c="39"/></text:p>
          </table:table-cell>
          <table:table-cell office:value-type="string">
            <text:p>Current Pharmaceutical Desig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603</text:p>
          </table:table-cell>
          <table:table-cell office:value-type="string">
            <text:p>MEDICINA I <text:s text:c="39"/></text:p>
          </table:table-cell>
          <table:table-cell office:value-type="string">
            <text:p>Current Pharmacogenomics (Print) (Cessou em 200?. Cont. 1875-6204 Current Pharmacogenomics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037</text:p>
          </table:table-cell>
          <table:table-cell office:value-type="string">
            <text:p>MEDICINA I <text:s text:c="39"/></text:p>
          </table:table-cell>
          <table:table-cell office:value-type="string">
            <text:p>Current Protein and Peptide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398X</text:p>
          </table:table-cell>
          <table:table-cell office:value-type="string">
            <text:p>MEDICINA I <text:s text:c="39"/></text:p>
          </table:table-cell>
          <table:table-cell office:value-type="string">
            <text:p>Current Respiratory Medicine Review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3971</text:p>
          </table:table-cell>
          <table:table-cell office:value-type="string">
            <text:p>MEDICINA I <text:s text:c="39"/></text:p>
          </table:table-cell>
          <table:table-cell office:value-type="string">
            <text:p>Current Rheumatology Review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93X</text:p>
          </table:table-cell>
          <table:table-cell office:value-type="string">
            <text:p>MEDICINA I <text:s text:c="39"/></text:p>
          </table:table-cell>
          <table:table-cell office:value-type="string">
            <text:p>Current Therapeutic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7535</text:p>
          </table:table-cell>
          <table:table-cell office:value-type="string">
            <text:p>MEDICINA I <text:s text:c="39"/></text:p>
          </table:table-cell>
          <table:table-cell office:value-type="string">
            <text:p>Current Topics in Nutraceuticals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480</text:p>
          </table:table-cell>
          <table:table-cell office:value-type="string">
            <text:p>MEDICINA I <text:s text:c="39"/></text:p>
          </table:table-cell>
          <table:table-cell office:value-type="string">
            <text:p>Current Treatment Options in Neur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2737</text:p>
          </table:table-cell>
          <table:table-cell office:value-type="string">
            <text:p>MEDICINA I <text:s text:c="39"/></text:p>
          </table:table-cell>
          <table:table-cell office:value-type="string">
            <text:p>Current Urology Report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611</text:p>
          </table:table-cell>
          <table:table-cell office:value-type="string">
            <text:p>MEDICINA I <text:s text:c="39"/></text:p>
          </table:table-cell>
          <table:table-cell office:value-type="string">
            <text:p>Current Vascular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162</text:p>
          </table:table-cell>
          <table:table-cell office:value-type="string">
            <text:p>MEDICINA I <text:s text:c="39"/></text:p>
          </table:table-cell>
          <table:table-cell office:value-type="string">
            <text:p>Cutis (New York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581</text:p>
          </table:table-cell>
          <table:table-cell office:value-type="string">
            <text:p>MEDICINA I <text:s text:c="39"/></text:p>
          </table:table-cell>
          <table:table-cell office:value-type="string">
            <text:p>Cytogenetic and Genome Research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4666</text:p>
          </table:table-cell>
          <table:table-cell office:value-type="string">
            <text:p>MEDICINA I <text:s text:c="39"/></text:p>
          </table:table-cell>
          <table:table-cell office:value-type="string">
            <text:p>Cytokine (Philadelphia) (Cessou em 2000. Cont. Cytokine+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4736</text:p>
          </table:table-cell>
          <table:table-cell office:value-type="string">
            <text:p>MEDICINA I <text:s text:c="39"/></text:p>
          </table:table-cell>
          <table:table-cell office:value-type="string">
            <text:p>Cytokines, Cellular &amp; Molecular Therapy (Cessou em 2004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4763</text:p>
          </table:table-cell>
          <table:table-cell office:value-type="string">
            <text:p>MEDICINA I <text:s text:c="39"/></text:p>
          </table:table-cell>
          <table:table-cell office:value-type="string">
            <text:p>Cytometry (New York, N.Y.) (Cessou em 2002. Fundiu-se com ISSN 0966-9051 Bioimaging (Bristol. 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22</text:p>
          </table:table-cell>
          <table:table-cell office:value-type="string">
            <text:p>MEDICINA I <text:s text:c="39"/></text:p>
          </table:table-cell>
          <table:table-cell office:value-type="string">
            <text:p>Cytometry. Part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49</text:p>
          </table:table-cell>
          <table:table-cell office:value-type="string">
            <text:p>MEDICINA I <text:s text:c="39"/></text:p>
          </table:table-cell>
          <table:table-cell office:value-type="string">
            <text:p>Cytometry. Part B, Clinical Cytome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507</text:p>
          </table:table-cell>
          <table:table-cell office:value-type="string">
            <text:p>MEDICINA I <text:s text:c="39"/></text:p>
          </table:table-cell>
          <table:table-cell office:value-type="string">
            <text:p>Cytopathology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3249</text:p>
          </table:table-cell>
          <table:table-cell office:value-type="string">
            <text:p>MEDICINA I <text:s text:c="39"/></text:p>
          </table:table-cell>
          <table:table-cell office:value-type="string">
            <text:p>Cytotherapy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236</text:p>
          </table:table-cell>
          <table:table-cell office:value-type="string">
            <text:p>MEDICINA I <text:s text:c="39"/></text:p>
          </table:table-cell>
          <table:table-cell office:value-type="string">
            <text:p>Decision Support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64</text:p>
          </table:table-cell>
          <table:table-cell office:value-type="string">
            <text:p>MEDICINA I <text:s text:c="39"/></text:p>
          </table:table-cell>
          <table:table-cell office:value-type="string">
            <text:p>Dementia &amp; Neuropsych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8008</text:p>
          </table:table-cell>
          <table:table-cell office:value-type="string">
            <text:p>MEDICINA I <text:s text:c="39"/></text:p>
          </table:table-cell>
          <table:table-cell office:value-type="string">
            <text:p>Dementia and Geriatric Cognitive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4469</text:p>
          </table:table-cell>
          <table:table-cell office:value-type="string">
            <text:p>MEDICINA I <text:s text:c="39"/></text:p>
          </table:table-cell>
          <table:table-cell office:value-type="string">
            <text:p>Dental Trauma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5000</text:p>
          </table:table-cell>
          <table:table-cell office:value-type="string">
            <text:p>MEDICINA I <text:s text:c="39"/></text:p>
          </table:table-cell>
          <table:table-cell office:value-type="string">
            <text:p>Dental Upda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832X</text:p>
          </table:table-cell>
          <table:table-cell office:value-type="string">
            <text:p>MEDICINA I <text:s text:c="39"/></text:p>
          </table:table-cell>
          <table:table-cell office:value-type="string">
            <text:p>Dento-Maxillo-Facial Rad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4269</text:p>
          </table:table-cell>
          <table:table-cell office:value-type="string">
            <text:p>MEDICINA I <text:s text:c="39"/></text:p>
          </table:table-cell>
          <table:table-cell office:value-type="string">
            <text:p>Depression and Anxie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8470</text:p>
          </table:table-cell>
          <table:table-cell office:value-type="string">
            <text:p>MEDICINA I <text:s text:c="39"/></text:p>
          </table:table-cell>
          <table:table-cell office:value-type="string">
            <text:p>Der Hautarzt (Berli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2-903X</text:p>
          </table:table-cell>
          <table:table-cell office:value-type="string">
            <text:p>MEDICINA I <text:s text:c="39"/></text:p>
          </table:table-cell>
          <table:table-cell office:value-type="string">
            <text:p>Dermatología Pediátrica Latinoamerican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8635</text:p>
          </table:table-cell>
          <table:table-cell office:value-type="string">
            <text:p>MEDICINA I <text:s text:c="39"/></text:p>
          </table:table-cell>
          <table:table-cell office:value-type="string">
            <text:p>Dermatologic Cli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0512</text:p>
          </table:table-cell>
          <table:table-cell office:value-type="string">
            <text:p>MEDICINA I <text:s text:c="39"/></text:p>
          </table:table-cell>
          <table:table-cell office:value-type="string">
            <text:p>Dermatologic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2108</text:p>
          </table:table-cell>
          <table:table-cell office:value-type="string">
            <text:p>MEDICINA I <text:s text:c="39"/></text:p>
          </table:table-cell>
          <table:table-cell office:value-type="string">
            <text:p>Dermatology Online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944X</text:p>
          </table:table-cell>
          <table:table-cell office:value-type="string">
            <text:p>MEDICINA I <text:s text:c="39"/></text:p>
          </table:table-cell>
          <table:table-cell office:value-type="string">
            <text:p>Development, Genes and Evolu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3806</text:p>
          </table:table-cell>
          <table:table-cell office:value-type="string">
            <text:p>MEDICINA I <text:s text:c="39"/></text:p>
          </table:table-cell>
          <table:table-cell office:value-type="string">
            <text:p>Developmental Brain Research (Cessou em 200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622</text:p>
          </table:table-cell>
          <table:table-cell office:value-type="string">
            <text:p>MEDICINA I <text:s text:c="39"/></text:p>
          </table:table-cell>
          <table:table-cell office:value-type="string">
            <text:p>Developmental Medicine and Child Neu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423</text:p>
          </table:table-cell>
          <table:table-cell office:value-type="string">
            <text:p>MEDICINA I <text:s text:c="39"/></text:p>
          </table:table-cell>
          <table:table-cell office:value-type="string">
            <text:p>Developmental Neurorehabilit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866</text:p>
          </table:table-cell>
          <table:table-cell office:value-type="string">
            <text:p>MEDICINA I <text:s text:c="39"/></text:p>
          </table:table-cell>
          <table:table-cell office:value-type="string">
            <text:p>Developmental 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2-3636</text:p>
          </table:table-cell>
          <table:table-cell office:value-type="string">
            <text:p>MEDICINA I <text:s text:c="39"/></text:p>
          </table:table-cell>
          <table:table-cell office:value-type="string">
            <text:p>Diabetes &amp; Metabolis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1641</text:p>
          </table:table-cell>
          <table:table-cell office:value-type="string">
            <text:p>MEDICINA I <text:s text:c="39"/></text:p>
          </table:table-cell>
          <table:table-cell office:value-type="string">
            <text:p>Diabetes &amp; Vascular Disease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797</text:p>
          </table:table-cell>
          <table:table-cell office:value-type="string">
            <text:p>MEDICINA I <text:s text:c="39"/></text:p>
          </table:table-cell>
          <table:table-cell office:value-type="string">
            <text:p>Diabetes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5992</text:p>
          </table:table-cell>
          <table:table-cell office:value-type="string">
            <text:p>MEDICINA I <text:s text:c="39"/></text:p>
          </table:table-cell>
          <table:table-cell office:value-type="string">
            <text:p>Diabetes C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428</text:p>
          </table:table-cell>
          <table:table-cell office:value-type="string">
            <text:p>MEDICINA I <text:s text:c="39"/></text:p>
          </table:table-cell>
          <table:table-cell office:value-type="string">
            <text:p>Diabetes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27</text:p>
          </table:table-cell>
          <table:table-cell office:value-type="string">
            <text:p>MEDICINA I <text:s text:c="39"/></text:p>
          </table:table-cell>
          <table:table-cell office:value-type="string">
            <text:p>Diabetes Research and Clinical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3402</text:p>
          </table:table-cell>
          <table:table-cell office:value-type="string">
            <text:p>MEDICINA I <text:s text:c="39"/></text:p>
          </table:table-cell>
          <table:table-cell office:value-type="string">
            <text:p>Diabetes, Nutrition &amp; Metabolism (Testo stampato) (Cessou em 200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8902</text:p>
          </table:table-cell>
          <table:table-cell office:value-type="string">
            <text:p>MEDICINA I <text:s text:c="39"/></text:p>
          </table:table-cell>
          <table:table-cell office:value-type="string">
            <text:p>Diabetes, Obesity and Metabolism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7552</text:p>
          </table:table-cell>
          <table:table-cell office:value-type="string">
            <text:p>MEDICINA I <text:s text:c="39"/></text:p>
          </table:table-cell>
          <table:table-cell office:value-type="string">
            <text:p>Diabetes/Metabolism Research and Review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3071</text:p>
          </table:table-cell>
          <table:table-cell office:value-type="string">
            <text:p>MEDICINA I <text:s text:c="39"/></text:p>
          </table:table-cell>
          <table:table-cell office:value-type="string">
            <text:p>Diabetic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86X</text:p>
          </table:table-cell>
          <table:table-cell office:value-type="string">
            <text:p>MEDICINA I <text:s text:c="39"/></text:p>
          </table:table-cell>
          <table:table-cell office:value-type="string">
            <text:p>Diabetologia (Berli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1039</text:p>
          </table:table-cell>
          <table:table-cell office:value-type="string">
            <text:p>MEDICINA I <text:s text:c="39"/></text:p>
          </table:table-cell>
          <table:table-cell office:value-type="string">
            <text:p>Diagnostic Cyto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8893</text:p>
          </table:table-cell>
          <table:table-cell office:value-type="string">
            <text:p>MEDICINA I <text:s text:c="39"/></text:p>
          </table:table-cell>
          <table:table-cell office:value-type="string">
            <text:p>Diagnostic Microbiology and Infectious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9551</text:p>
          </table:table-cell>
          <table:table-cell office:value-type="string">
            <text:p>MEDICINA I <text:s text:c="39"/></text:p>
          </table:table-cell>
          <table:table-cell office:value-type="string">
            <text:p>Diagnostic Molecular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79</text:p>
          </table:table-cell>
          <table:table-cell office:value-type="string">
            <text:p>MEDICINA I <text:s text:c="39"/></text:p>
          </table:table-cell>
          <table:table-cell office:value-type="string">
            <text:p>Diagnóstico &amp; Trata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640</text:p>
          </table:table-cell>
          <table:table-cell office:value-type="string">
            <text:p>MEDICINA I <text:s text:c="39"/></text:p>
          </table:table-cell>
          <table:table-cell office:value-type="string">
            <text:p>Diálogo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2-2218</text:p>
          </table:table-cell>
          <table:table-cell office:value-type="string">
            <text:p>MEDICINA I <text:s text:c="39"/></text:p>
          </table:table-cell>
          <table:table-cell office:value-type="string">
            <text:p>Diálogo Científico (Cessou em 1999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493</text:p>
          </table:table-cell>
          <table:table-cell office:value-type="string">
            <text:p>MEDICINA I <text:s text:c="39"/></text:p>
          </table:table-cell>
          <table:table-cell office:value-type="string">
            <text:p>Diálogos &amp; Ciênc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4-8322</text:p>
          </table:table-cell>
          <table:table-cell office:value-type="string">
            <text:p>MEDICINA I <text:s text:c="39"/></text:p>
          </table:table-cell>
          <table:table-cell office:value-type="string">
            <text:p>Dialogues in Clinical Neuro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2934</text:p>
          </table:table-cell>
          <table:table-cell office:value-type="string">
            <text:p>MEDICINA I <text:s text:c="39"/></text:p>
          </table:table-cell>
          <table:table-cell office:value-type="string">
            <text:p>Dialysis &amp; Transplan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144</text:p>
          </table:table-cell>
          <table:table-cell office:value-type="string">
            <text:p>MEDICINA I <text:s text:c="39"/></text:p>
          </table:table-cell>
          <table:table-cell office:value-type="string">
            <text:p>Die Pharmazie (Berli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7303</text:p>
          </table:table-cell>
          <table:table-cell office:value-type="string">
            <text:p>MEDICINA I <text:s text:c="39"/></text:p>
          </table:table-cell>
          <table:table-cell office:value-type="string">
            <text:p>Die Psychiatrisch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2823</text:p>
          </table:table-cell>
          <table:table-cell office:value-type="string">
            <text:p>MEDICINA I <text:s text:c="39"/></text:p>
          </table:table-cell>
          <table:table-cell office:value-type="string">
            <text:p>Digestion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8658</text:p>
          </table:table-cell>
          <table:table-cell office:value-type="string">
            <text:p>MEDICINA I <text:s text:c="39"/></text:p>
          </table:table-cell>
          <table:table-cell office:value-type="string">
            <text:p>Digestive and Liver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2753</text:p>
          </table:table-cell>
          <table:table-cell office:value-type="string">
            <text:p>MEDICINA I <text:s text:c="39"/></text:p>
          </table:table-cell>
          <table:table-cell office:value-type="string">
            <text:p>Digestive Diseases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2116</text:p>
          </table:table-cell>
          <table:table-cell office:value-type="string">
            <text:p>MEDICINA I <text:s text:c="39"/></text:p>
          </table:table-cell>
          <table:table-cell office:value-type="string">
            <text:p>Digestive Diseases and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5-5635</text:p>
          </table:table-cell>
          <table:table-cell office:value-type="string">
            <text:p>MEDICINA I <text:s text:c="39"/></text:p>
          </table:table-cell>
          <table:table-cell office:value-type="string">
            <text:p>Digestive Endoscop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4886</text:p>
          </table:table-cell>
          <table:table-cell office:value-type="string">
            <text:p>MEDICINA I <text:s text:c="39"/></text:p>
          </table:table-cell>
          <table:table-cell office:value-type="string">
            <text:p>Digestive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8288</text:p>
          </table:table-cell>
          <table:table-cell office:value-type="string">
            <text:p>MEDICINA I <text:s text:c="39"/></text:p>
          </table:table-cell>
          <table:table-cell office:value-type="string">
            <text:p>Disability and Rehabili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240</text:p>
          </table:table-cell>
          <table:table-cell office:value-type="string">
            <text:p>MEDICINA I <text:s text:c="39"/></text:p>
          </table:table-cell>
          <table:table-cell office:value-type="string">
            <text:p>Disease Mark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706</text:p>
          </table:table-cell>
          <table:table-cell office:value-type="string">
            <text:p>MEDICINA I <text:s text:c="39"/></text:p>
          </table:table-cell>
          <table:table-cell office:value-type="string">
            <text:p>Diseases of the Colon &amp; Rectum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0358</text:p>
          </table:table-cell>
          <table:table-cell office:value-type="string">
            <text:p>MEDICINA I <text:s text:c="39"/></text:p>
          </table:table-cell>
          <table:table-cell office:value-type="string">
            <text:p>Diseases of the Colon &amp; Rectum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8694</text:p>
          </table:table-cell>
          <table:table-cell office:value-type="string">
            <text:p>MEDICINA I <text:s text:c="39"/></text:p>
          </table:table-cell>
          <table:table-cell office:value-type="string">
            <text:p>Diseases of the Esophagu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2X</text:p>
          </table:table-cell>
          <table:table-cell office:value-type="string">
            <text:p>MEDICINA I <text:s text:c="39"/></text:p>
          </table:table-cell>
          <table:table-cell office:value-type="string">
            <text:p>Distúrbios da Comuni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498</text:p>
          </table:table-cell>
          <table:table-cell office:value-type="string">
            <text:p>MEDICINA I <text:s text:c="39"/></text:p>
          </table:table-cell>
          <table:table-cell office:value-type="string">
            <text:p>DNA and Cel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8716</text:p>
          </table:table-cell>
          <table:table-cell office:value-type="string">
            <text:p>MEDICINA I <text:s text:c="39"/></text:p>
          </table:table-cell>
          <table:table-cell office:value-type="string">
            <text:p>Drug and Alcohol Depend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697</text:p>
          </table:table-cell>
          <table:table-cell office:value-type="string">
            <text:p>MEDICINA I <text:s text:c="39"/></text:p>
          </table:table-cell>
          <table:table-cell office:value-type="string">
            <text:p>Drug Design Review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6757</text:p>
          </table:table-cell>
          <table:table-cell office:value-type="string">
            <text:p>MEDICINA I <text:s text:c="39"/></text:p>
          </table:table-cell>
          <table:table-cell office:value-type="string">
            <text:p>Drug Discovery Today. Disease Mode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6667</text:p>
          </table:table-cell>
          <table:table-cell office:value-type="string">
            <text:p>MEDICINA I <text:s text:c="39"/></text:p>
          </table:table-cell>
          <table:table-cell office:value-type="string">
            <text:p>Drugs (Basel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65</text:p>
          </table:table-cell>
          <table:table-cell office:value-type="string">
            <text:p>MEDICINA I <text:s text:c="39"/></text:p>
          </table:table-cell>
          <table:table-cell office:value-type="string">
            <text:p>DST. Jornal Brasileiro de Doencas Sexualmente Transmissive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051X</text:p>
          </table:table-cell>
          <table:table-cell office:value-type="string">
            <text:p>MEDICINA I <text:s text:c="39"/></text:p>
          </table:table-cell>
          <table:table-cell office:value-type="string">
            <text:p>Dysphagia (New York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 <text:s text:c="39"/></text:p>
          </table:table-cell>
          <table:table-cell office:value-type="string">
            <text:p>E Cancer Medical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4991</text:p>
          </table:table-cell>
          <table:table-cell office:value-type="string">
            <text:p>MEDICINA I <text:s text:c="39"/></text:p>
          </table:table-cell>
          <table:table-cell office:value-type="string">
            <text:p>e-SPEN (Oxfor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5613</text:p>
          </table:table-cell>
          <table:table-cell office:value-type="string">
            <text:p>MEDICINA I <text:s text:c="39"/></text:p>
          </table:table-cell>
          <table:table-cell office:value-type="string">
            <text:p>Ear, Nose, &amp; Throat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782</text:p>
          </table:table-cell>
          <table:table-cell office:value-type="string">
            <text:p>MEDICINA I <text:s text:c="39"/></text:p>
          </table:table-cell>
          <table:table-cell office:value-type="string">
            <text:p>Early Human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4-4909</text:p>
          </table:table-cell>
          <table:table-cell office:value-type="string">
            <text:p>MEDICINA I <text:s text:c="39"/></text:p>
          </table:table-cell>
          <table:table-cell office:value-type="string">
            <text:p>Eating and Weight Disorders (Printed tex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 <text:s text:c="39"/></text:p>
          </table:table-cell>
          <table:table-cell office:value-type="string">
            <text:p>ECCE Medicu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2822</text:p>
          </table:table-cell>
          <table:table-cell office:value-type="string">
            <text:p>MEDICINA I <text:s text:c="39"/></text:p>
          </table:table-cell>
          <table:table-cell office:value-type="string">
            <text:p>Echocardiography (Mount Kisco, N.Y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330</text:p>
          </table:table-cell>
          <table:table-cell office:value-type="string">
            <text:p>MEDICINA I <text:s text:c="39"/></text:p>
          </table:table-cell>
          <table:table-cell office:value-type="string">
            <text:p>Educação &amp; Sociedad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02</text:p>
          </table:table-cell>
          <table:table-cell office:value-type="string">
            <text:p>MEDICINA I <text:s text:c="39"/></text:p>
          </table:table-cell>
          <table:table-cell office:value-type="string">
            <text:p>Educação e Pesquisa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3831</text:p>
          </table:table-cell>
          <table:table-cell office:value-type="string">
            <text:p>MEDICINA I <text:s text:c="39"/></text:p>
          </table:table-cell>
          <table:table-cell office:value-type="string">
            <text:p>Egyptian Dermatology Online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508</text:p>
          </table:table-cell>
          <table:table-cell office:value-type="string">
            <text:p>MEDICINA I <text:s text:c="39"/></text:p>
          </table:table-cell>
          <table:table-cell office:value-type="string">
            <text:p>Einstein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8-7223</text:p>
          </table:table-cell>
          <table:table-cell office:value-type="string">
            <text:p>MEDICINA I <text:s text:c="39"/></text:p>
          </table:table-cell>
          <table:table-cell office:value-type="string">
            <text:p>Einstein (Troyes) (Cessou em 2003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825</text:p>
          </table:table-cell>
          <table:table-cell office:value-type="string">
            <text:p>MEDICINA I <text:s text:c="39"/></text:p>
          </table:table-cell>
          <table:table-cell office:value-type="string">
            <text:p>Einstein. Educação Continuada em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7-1122</text:p>
          </table:table-cell>
          <table:table-cell office:value-type="string">
            <text:p>MEDICINA I <text:s text:c="39"/></text:p>
          </table:table-cell>
          <table:table-cell office:value-type="string">
            <text:p>EJD. European Journal of Der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9568</text:p>
          </table:table-cell>
          <table:table-cell office:value-type="string">
            <text:p>MEDICINA I <text:s text:c="39"/></text:p>
          </table:table-cell>
          <table:table-cell office:value-type="string">
            <text:p>EJN. European Journal of Neuroscienc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397</text:p>
          </table:table-cell>
          <table:table-cell office:value-type="string">
            <text:p>MEDICINA I <text:s text:c="39"/></text:p>
          </table:table-cell>
          <table:table-cell office:value-type="string">
            <text:p>Electroanalysis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86</text:p>
          </table:table-cell>
          <table:table-cell office:value-type="string">
            <text:p>MEDICINA I <text:s text:c="39"/></text:p>
          </table:table-cell>
          <table:table-cell office:value-type="string">
            <text:p>Electrochimica Act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7595</text:p>
          </table:table-cell>
          <table:table-cell office:value-type="string">
            <text:p>MEDICINA I <text:s text:c="39"/></text:p>
          </table:table-cell>
          <table:table-cell office:value-type="string">
            <text:p>Electrofisiología &amp; Arritm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0X</text:p>
          </table:table-cell>
          <table:table-cell office:value-type="string">
            <text:p>MEDICINA I <text:s text:c="39"/></text:p>
          </table:table-cell>
          <table:table-cell office:value-type="string">
            <text:p>Electromyography and Clinical Neurophys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0835</text:p>
          </table:table-cell>
          <table:table-cell office:value-type="string">
            <text:p>MEDICINA I <text:s text:c="39"/></text:p>
          </table:table-cell>
          <table:table-cell office:value-type="string">
            <text:p>Electrophoresis (Weinhei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221X</text:p>
          </table:table-cell>
          <table:table-cell office:value-type="string">
            <text:p>MEDICINA I <text:s text:c="39"/></text:p>
          </table:table-cell>
          <table:table-cell office:value-type="string">
            <text:p>EMBO Repor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35X</text:p>
          </table:table-cell>
          <table:table-cell office:value-type="string">
            <text:p>MEDICINA I <text:s text:c="39"/></text:p>
          </table:table-cell>
          <table:table-cell office:value-type="string">
            <text:p>Emergência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59</text:p>
          </table:table-cell>
          <table:table-cell office:value-type="string">
            <text:p>MEDICINA I <text:s text:c="39"/></text:p>
          </table:table-cell>
          <table:table-cell office:value-type="string">
            <text:p>Emerging Infectious Disease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40</text:p>
          </table:table-cell>
          <table:table-cell office:value-type="string">
            <text:p>MEDICINA I <text:s text:c="39"/></text:p>
          </table:table-cell>
          <table:table-cell office:value-type="string">
            <text:p>Emerging Infectious Diseas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78</text:p>
          </table:table-cell>
          <table:table-cell office:value-type="string">
            <text:p>MEDICINA I <text:s text:c="39"/></text:p>
          </table:table-cell>
          <table:table-cell office:value-type="string">
            <text:p>Encontro (Santo Andr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711X</text:p>
          </table:table-cell>
          <table:table-cell office:value-type="string">
            <text:p>MEDICINA I <text:s text:c="39"/></text:p>
          </table:table-cell>
          <table:table-cell office:value-type="string">
            <text:p>Endocrine Journal (Basingstoke) (Cessou em 1994. Cont. ISSN 1355-008X Endocrine (Basingstok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3976</text:p>
          </table:table-cell>
          <table:table-cell office:value-type="string">
            <text:p>MEDICINA I <text:s text:c="39"/></text:p>
          </table:table-cell>
          <table:table-cell office:value-type="string">
            <text:p>Endocrine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891X</text:p>
          </table:table-cell>
          <table:table-cell office:value-type="string">
            <text:p>MEDICINA I <text:s text:c="39"/></text:p>
          </table:table-cell>
          <table:table-cell office:value-type="string">
            <text:p>Endocrine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5800</text:p>
          </table:table-cell>
          <table:table-cell office:value-type="string">
            <text:p>MEDICINA I <text:s text:c="39"/></text:p>
          </table:table-cell>
          <table:table-cell office:value-type="string">
            <text:p>Endocrin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769X</text:p>
          </table:table-cell>
          <table:table-cell office:value-type="string">
            <text:p>MEDICINA I <text:s text:c="39"/></text:p>
          </table:table-cell>
          <table:table-cell office:value-type="string">
            <text:p>Endocrine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5303</text:p>
          </table:table-cell>
          <table:table-cell office:value-type="string">
            <text:p>MEDICINA I <text:s text:c="39"/></text:p>
          </table:table-cell>
          <table:table-cell office:value-type="string">
            <text:p>Endocrine, Metabolic and Immune Disorders. Drug Targe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088</text:p>
          </table:table-cell>
          <table:table-cell office:value-type="string">
            <text:p>MEDICINA I <text:s text:c="39"/></text:p>
          </table:table-cell>
          <table:table-cell office:value-type="string">
            <text:p>Endocrine-Related Canc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227</text:p>
          </table:table-cell>
          <table:table-cell office:value-type="string">
            <text:p>MEDICINA I <text:s text:c="39"/></text:p>
          </table:table-cell>
          <table:table-cell office:value-type="string">
            <text:p>Endocrinology (Philadelphi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8529</text:p>
          </table:table-cell>
          <table:table-cell office:value-type="string">
            <text:p>MEDICINA I <text:s text:c="39"/></text:p>
          </table:table-cell>
          <table:table-cell office:value-type="string">
            <text:p>Endocrinology and Metabolism Clinics of North Americ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 <text:s text:c="39"/></text:p>
          </table:table-cell>
          <table:table-cell office:value-type="string">
            <text:p>Endopedon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26X</text:p>
          </table:table-cell>
          <table:table-cell office:value-type="string">
            <text:p>MEDICINA I <text:s text:c="39"/></text:p>
          </table:table-cell>
          <table:table-cell office:value-type="string">
            <text:p>Endoscopy (Stuttgar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3329</text:p>
          </table:table-cell>
          <table:table-cell office:value-type="string">
            <text:p>MEDICINA I <text:s text:c="39"/></text:p>
          </table:table-cell>
          <table:table-cell office:value-type="string">
            <text:p>Endothelium (Philadelphia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9X</text:p>
          </table:table-cell>
          <table:table-cell office:value-type="string">
            <text:p>MEDICINA I <text:s text:c="39"/></text:p>
          </table:table-cell>
          <table:table-cell office:value-type="string">
            <text:p>Enfermagem Atual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410</text:p>
          </table:table-cell>
          <table:table-cell office:value-type="string">
            <text:p>MEDICINA I <text:s text:c="39"/></text:p>
          </table:table-cell>
          <table:table-cell office:value-type="string">
            <text:p>Enfermagem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5-4723</text:p>
          </table:table-cell>
          <table:table-cell office:value-type="string">
            <text:p>MEDICINA I <text:s text:c="39"/></text:p>
          </table:table-cell>
          <table:table-cell office:value-type="string">
            <text:p>Enfermedades Emergentes (Barcelo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005X</text:p>
          </table:table-cell>
          <table:table-cell office:value-type="string">
            <text:p>MEDICINA I <text:s text:c="39"/></text:p>
          </table:table-cell>
          <table:table-cell office:value-type="string">
            <text:p>Enfermedades Infecciosas y Microbiología Clínica (Ed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6141</text:p>
          </table:table-cell>
          <table:table-cell office:value-type="string">
            <text:p>MEDICINA I <text:s text:c="39"/></text:p>
          </table:table-cell>
          <table:table-cell office:value-type="string">
            <text:p>Enfermería Glob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6765</text:p>
          </table:table-cell>
          <table:table-cell office:value-type="string">
            <text:p>MEDICINA I <text:s text:c="39"/></text:p>
          </table:table-cell>
          <table:table-cell office:value-type="string">
            <text:p>Environmental Health Perspectiv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912</text:p>
          </table:table-cell>
          <table:table-cell office:value-type="string">
            <text:p>MEDICINA I <text:s text:c="39"/></text:p>
          </table:table-cell>
          <table:table-cell office:value-type="string">
            <text:p>Environment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MEDICINA I <text:s text:c="39"/></text:p>
          </table:table-cell>
          <table:table-cell office:value-type="string">
            <text:p>Environmental Research (New York, N.Y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4081</text:p>
          </table:table-cell>
          <table:table-cell office:value-type="string">
            <text:p>MEDICINA I <text:s text:c="39"/></text:p>
          </table:table-cell>
          <table:table-cell office:value-type="string">
            <text:p>Environmental Toxi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6689</text:p>
          </table:table-cell>
          <table:table-cell office:value-type="string">
            <text:p>MEDICINA I <text:s text:c="39"/></text:p>
          </table:table-cell>
          <table:table-cell office:value-type="string">
            <text:p>Environmental Toxicology and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74</text:p>
          </table:table-cell>
          <table:table-cell office:value-type="string">
            <text:p>MEDICINA I <text:s text:c="39"/></text:p>
          </table:table-cell>
          <table:table-cell office:value-type="string">
            <text:p>Epidemiologia e Serviços de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2688</text:p>
          </table:table-cell>
          <table:table-cell office:value-type="string">
            <text:p>MEDICINA I <text:s text:c="39"/></text:p>
          </table:table-cell>
          <table:table-cell office:value-type="string">
            <text:p>Epidemiology and Infec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580</text:p>
          </table:table-cell>
          <table:table-cell office:value-type="string">
            <text:p>MEDICINA I <text:s text:c="39"/></text:p>
          </table:table-cell>
          <table:table-cell office:value-type="string">
            <text:p>Epilepsia (Copenha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1167</text:p>
          </table:table-cell>
          <table:table-cell office:value-type="string">
            <text:p>MEDICINA I <text:s text:c="39"/></text:p>
          </table:table-cell>
          <table:table-cell office:value-type="string">
            <text:p>Epilepsia (Copenhagen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80-0150</text:p>
          </table:table-cell>
          <table:table-cell office:value-type="string">
            <text:p>MEDICINA I <text:s text:c="39"/></text:p>
          </table:table-cell>
          <table:table-cell office:value-type="string">
            <text:p>Epilepsia-Leht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5050</text:p>
          </table:table-cell>
          <table:table-cell office:value-type="string">
            <text:p>MEDICINA I <text:s text:c="39"/></text:p>
          </table:table-cell>
          <table:table-cell office:value-type="string">
            <text:p>Epilepsy &amp; Behavio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211</text:p>
          </table:table-cell>
          <table:table-cell office:value-type="string">
            <text:p>MEDICINA I <text:s text:c="39"/></text:p>
          </table:table-cell>
          <table:table-cell office:value-type="string">
            <text:p>Epileps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4-9361</text:p>
          </table:table-cell>
          <table:table-cell office:value-type="string">
            <text:p>MEDICINA I <text:s text:c="39"/></text:p>
          </table:table-cell>
          <table:table-cell office:value-type="string">
            <text:p>Epileptic Disord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7-5719</text:p>
          </table:table-cell>
          <table:table-cell office:value-type="string">
            <text:p>MEDICINA I <text:s text:c="39"/></text:p>
          </table:table-cell>
          <table:table-cell office:value-type="string">
            <text:p>Eplasty (Springfiel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9059</text:p>
          </table:table-cell>
          <table:table-cell office:value-type="string">
            <text:p>MEDICINA I <text:s text:c="39"/></text:p>
          </table:table-cell>
          <table:table-cell office:value-type="string">
            <text:p>Esophagu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130</text:p>
          </table:table-cell>
          <table:table-cell office:value-type="string">
            <text:p>MEDICINA I <text:s text:c="39"/></text:p>
          </table:table-cell>
          <table:table-cell office:value-type="string">
            <text:p>Espaço para a Saúd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743</text:p>
          </table:table-cell>
          <table:table-cell office:value-type="string">
            <text:p>MEDICINA I <text:s text:c="39"/></text:p>
          </table:table-cell>
          <table:table-cell office:value-type="string">
            <text:p>Essencial (São Paulo. 2000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MEDICINA I <text:s text:c="39"/></text:p>
          </table:table-cell>
          <table:table-cell office:value-type="string">
            <text:p>Estudos Avançados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6X</text:p>
          </table:table-cell>
          <table:table-cell office:value-type="string">
            <text:p>MEDICINA I <text:s text:c="39"/></text:p>
          </table:table-cell>
          <table:table-cell office:value-type="string">
            <text:p>Estudos de Psicologia (PUCCAM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4X</text:p>
          </table:table-cell>
          <table:table-cell office:value-type="string">
            <text:p>MEDICINA I <text:s text:c="39"/></text:p>
          </table:table-cell>
          <table:table-cell office:value-type="string">
            <text:p>Estudos de Psicologia (UFR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510X</text:p>
          </table:table-cell>
          <table:table-cell office:value-type="string">
            <text:p>MEDICINA I <text:s text:c="39"/></text:p>
          </table:table-cell>
          <table:table-cell office:value-type="string">
            <text:p>Ethnicity &amp; Disea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285</text:p>
          </table:table-cell>
          <table:table-cell office:value-type="string">
            <text:p>MEDICINA I <text:s text:c="39"/></text:p>
          </table:table-cell>
          <table:table-cell office:value-type="string">
            <text:p>Ética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3-2571</text:p>
          </table:table-cell>
          <table:table-cell office:value-type="string">
            <text:p>MEDICINA I <text:s text:c="39"/></text:p>
          </table:table-cell>
          <table:table-cell office:value-type="string">
            <text:p>Eubios Journal of Asian and International Bioeth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9778</text:p>
          </table:table-cell>
          <table:table-cell office:value-type="string">
            <text:p>MEDICINA I <text:s text:c="39"/></text:p>
          </table:table-cell>
          <table:table-cell office:value-type="string">
            <text:p>Eukaryotic Cel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4-024X</text:p>
          </table:table-cell>
          <table:table-cell office:value-type="string">
            <text:p>MEDICINA I <text:s text:c="39"/></text:p>
          </table:table-cell>
          <table:table-cell office:value-type="string">
            <text:p>Eurointervention (Toulous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5129</text:p>
          </table:table-cell>
          <table:table-cell office:value-type="string">
            <text:p>MEDICINA I <text:s text:c="39"/></text:p>
          </table:table-cell>
          <table:table-cell office:value-type="string">
            <text:p>Europace (London, Englan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2092</text:p>
          </table:table-cell>
          <table:table-cell office:value-type="string">
            <text:p>MEDICINA I <text:s text:c="39"/></text:p>
          </table:table-cell>
          <table:table-cell office:value-type="string">
            <text:p>Europace (Online) (Lond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6877</text:p>
          </table:table-cell>
          <table:table-cell office:value-type="string">
            <text:p>MEDICINA I <text:s text:c="39"/></text:p>
          </table:table-cell>
          <table:table-cell office:value-type="string">
            <text:p>European Addict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4-1489</text:p>
          </table:table-cell>
          <table:table-cell office:value-type="string">
            <text:p>MEDICINA I <text:s text:c="39"/></text:p>
          </table:table-cell>
          <table:table-cell office:value-type="string">
            <text:p>European Annals of Allergy and Clinical Immu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626</text:p>
          </table:table-cell>
          <table:table-cell office:value-type="string">
            <text:p>MEDICINA I <text:s text:c="39"/></text:p>
          </table:table-cell>
          <table:table-cell office:value-type="string">
            <text:p>European Applied Research Reports. Environment and natural resources sec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4477</text:p>
          </table:table-cell>
          <table:table-cell office:value-type="string">
            <text:p>MEDICINA I <text:s text:c="39"/></text:p>
          </table:table-cell>
          <table:table-cell office:value-type="string">
            <text:p>European Archives of Oto-Rhino-Laryng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1334</text:p>
          </table:table-cell>
          <table:table-cell office:value-type="string">
            <text:p>MEDICINA I <text:s text:c="39"/></text:p>
          </table:table-cell>
          <table:table-cell office:value-type="string">
            <text:p>European Archives of Psychiatry and Clinical 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8827</text:p>
          </table:table-cell>
          <table:table-cell office:value-type="string">
            <text:p>MEDICINA I <text:s text:c="39"/></text:p>
          </table:table-cell>
          <table:table-cell office:value-type="string">
            <text:p>European Child &amp; Adolescent 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8-5493</text:p>
          </table:table-cell>
          <table:table-cell office:value-type="string">
            <text:p>MEDICINA I <text:s text:c="39"/></text:p>
          </table:table-cell>
          <table:table-cell office:value-type="string">
            <text:p>European Cytokine Network (Montrouge) (Cessou em 200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8X</text:p>
          </table:table-cell>
          <table:table-cell office:value-type="string">
            <text:p>MEDICINA I <text:s text:c="39"/></text:p>
          </table:table-cell>
          <table:table-cell office:value-type="string">
            <text:p>European Heart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765X</text:p>
          </table:table-cell>
          <table:table-cell office:value-type="string">
            <text:p>MEDICINA I <text:s text:c="39"/></text:p>
          </table:table-cell>
          <table:table-cell office:value-type="string">
            <text:p>European Heart Journal Supple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6319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Applied Phys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56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Biochemistry (Print) (Cessou em 2004. Cont. ISSN 1742-464X The FEBS Journal (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049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Canc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5423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Cancer Care (English ed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278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Cancer Preven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1955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Cancer. Part B, Oral Oncology (Cessou em 1996. Cont. ISSN 1368-8375 Oral Oncology (1997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349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Cancer. Supplement (199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7940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Cardio-Thoracic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8267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Cardiovascular Prevention &amp; Rehabilit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72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Clinical Investig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9723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Clinical Microbiology &amp; Infectious Diseas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3007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Clinical Nutr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6970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Clinical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6-5883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Dental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2167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Echocardi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9546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Emergency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4-4643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2990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Epidem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91X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Gastroenterology &amp; Hep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2936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Gynaecological On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4441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Hae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9842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Heart Failu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813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Human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20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Immunogene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80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1948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Inorganic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6205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Internal Medicine (Leiceste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0667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Mass Spectrome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9-7212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Medical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3-5234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Medicin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5101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Neu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6X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Neuro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9-7070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Nuclear Medicine and Molecular Imag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6207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Nutri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2115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Obstetrics, Gynecology, and Reproductive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2217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Operation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4-6016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Ophthalm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6721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Ophthalmology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9-8836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Or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387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Orthodon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7248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Pediatric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199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Pedia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987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Pharmaceut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6411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Pharmaceutics and Biopharmaceu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99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3-9087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Physical and Rehabilitation Medicine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0-048X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8-7983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Surgical 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266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Ultrasoun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5884</text:p>
          </table:table-cell>
          <table:table-cell office:value-type="string">
            <text:p>MEDICINA I <text:s text:c="39"/></text:p>
          </table:table-cell>
          <table:table-cell office:value-type="string">
            <text:p>European Journal of Vascular and Endovascular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3022</text:p>
          </table:table-cell>
          <table:table-cell office:value-type="string">
            <text:p>MEDICINA I <text:s text:c="39"/></text:p>
          </table:table-cell>
          <table:table-cell office:value-type="string">
            <text:p>European Neu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77X</text:p>
          </table:table-cell>
          <table:table-cell office:value-type="string">
            <text:p>MEDICINA I <text:s text:c="39"/></text:p>
          </table:table-cell>
          <table:table-cell office:value-type="string">
            <text:p>European Neuropsych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338</text:p>
          </table:table-cell>
          <table:table-cell office:value-type="string">
            <text:p>MEDICINA I <text:s text:c="39"/></text:p>
          </table:table-cell>
          <table:table-cell office:value-type="string">
            <text:p>European Psychiatry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9180</text:p>
          </table:table-cell>
          <table:table-cell office:value-type="string">
            <text:p>MEDICINA I <text:s text:c="39"/></text:p>
          </table:table-cell>
          <table:table-cell office:value-type="string">
            <text:p>European Respiratory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6719</text:p>
          </table:table-cell>
          <table:table-cell office:value-type="string">
            <text:p>MEDICINA I <text:s text:c="39"/></text:p>
          </table:table-cell>
          <table:table-cell office:value-type="string">
            <text:p>European Spine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312X</text:p>
          </table:table-cell>
          <table:table-cell office:value-type="string">
            <text:p>MEDICINA I <text:s text:c="39"/></text:p>
          </table:table-cell>
          <table:table-cell office:value-type="string">
            <text:p>European Surg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2838</text:p>
          </table:table-cell>
          <table:table-cell office:value-type="string">
            <text:p>MEDICINA I <text:s text:c="39"/></text:p>
          </table:table-cell>
          <table:table-cell office:value-type="string">
            <text:p>European 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1-2611</text:p>
          </table:table-cell>
          <table:table-cell office:value-type="string">
            <text:p>MEDICINA I <text:s text:c="39"/></text:p>
          </table:table-cell>
          <table:table-cell office:value-type="string">
            <text:p>Evidence-based Cardiovascular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4288</text:p>
          </table:table-cell>
          <table:table-cell office:value-type="string">
            <text:p>MEDICINA I <text:s text:c="39"/></text:p>
          </table:table-cell>
          <table:table-cell office:value-type="string">
            <text:p>Evidence-Based Complementary and Alternative Medicin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427X</text:p>
          </table:table-cell>
          <table:table-cell office:value-type="string">
            <text:p>MEDICINA I <text:s text:c="39"/></text:p>
          </table:table-cell>
          <table:table-cell office:value-type="string">
            <text:p>Evidence-Based Complementary and Alternative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162</text:p>
          </table:table-cell>
          <table:table-cell office:value-type="string">
            <text:p>MEDICINA I <text:s text:c="39"/></text:p>
          </table:table-cell>
          <table:table-cell office:value-type="string">
            <text:p>Experimental &amp; Applied Aca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73X</text:p>
          </table:table-cell>
          <table:table-cell office:value-type="string">
            <text:p>MEDICINA I <text:s text:c="39"/></text:p>
          </table:table-cell>
          <table:table-cell office:value-type="string">
            <text:p>Experimental Aging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7349</text:p>
          </table:table-cell>
          <table:table-cell office:value-type="string">
            <text:p>MEDICINA I <text:s text:c="39"/></text:p>
          </table:table-cell>
          <table:table-cell office:value-type="string">
            <text:p>Experimental and Clinical Endocrinology &amp; Diabe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4-0855</text:p>
          </table:table-cell>
          <table:table-cell office:value-type="string">
            <text:p>MEDICINA I <text:s text:c="39"/></text:p>
          </table:table-cell>
          <table:table-cell office:value-type="string">
            <text:p>Experimental and Clinical Transplant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00</text:p>
          </table:table-cell>
          <table:table-cell office:value-type="string">
            <text:p>MEDICINA I <text:s text:c="39"/></text:p>
          </table:table-cell>
          <table:table-cell office:value-type="string">
            <text:p>Experimental and Molecular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2993</text:p>
          </table:table-cell>
          <table:table-cell office:value-type="string">
            <text:p>MEDICINA I <text:s text:c="39"/></text:p>
          </table:table-cell>
          <table:table-cell office:value-type="string">
            <text:p>Experimental and Toxicologic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3702</text:p>
          </table:table-cell>
          <table:table-cell office:value-type="string">
            <text:p>MEDICINA I <text:s text:c="39"/></text:p>
          </table:table-cell>
          <table:table-cell office:value-type="string">
            <text:p>Experimental Biology and Medicine (Maywood, N.J.: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27</text:p>
          </table:table-cell>
          <table:table-cell office:value-type="string">
            <text:p>MEDICINA I <text:s text:c="39"/></text:p>
          </table:table-cell>
          <table:table-cell office:value-type="string">
            <text:p>Experimental Cel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6-6705</text:p>
          </table:table-cell>
          <table:table-cell office:value-type="string">
            <text:p>MEDICINA I <text:s text:c="39"/></text:p>
          </table:table-cell>
          <table:table-cell office:value-type="string">
            <text:p>Experimental Der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35</text:p>
          </table:table-cell>
          <table:table-cell office:value-type="string">
            <text:p>MEDICINA I <text:s text:c="39"/></text:p>
          </table:table-cell>
          <table:table-cell office:value-type="string">
            <text:p>Experimental Ey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1-5565</text:p>
          </table:table-cell>
          <table:table-cell office:value-type="string">
            <text:p>MEDICINA I <text:s text:c="39"/></text:p>
          </table:table-cell>
          <table:table-cell office:value-type="string">
            <text:p>Experimental Geron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72X</text:p>
          </table:table-cell>
          <table:table-cell office:value-type="string">
            <text:p>MEDICINA I <text:s text:c="39"/></text:p>
          </table:table-cell>
          <table:table-cell office:value-type="string">
            <text:p>Experimental He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2148</text:p>
          </table:table-cell>
          <table:table-cell office:value-type="string">
            <text:p>MEDICINA I <text:s text:c="39"/></text:p>
          </table:table-cell>
          <table:table-cell office:value-type="string">
            <text:p>Experimental Lung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7782</text:p>
          </table:table-cell>
          <table:table-cell office:value-type="string">
            <text:p>MEDICINA I <text:s text:c="39"/></text:p>
          </table:table-cell>
          <table:table-cell office:value-type="string">
            <text:p>Experimental Nephrology (Cessou em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86</text:p>
          </table:table-cell>
          <table:table-cell office:value-type="string">
            <text:p>MEDICINA I <text:s text:c="39"/></text:p>
          </table:table-cell>
          <table:table-cell office:value-type="string">
            <text:p>Experimental Ne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1-559X</text:p>
          </table:table-cell>
          <table:table-cell office:value-type="string">
            <text:p>MEDICINA I <text:s text:c="39"/></text:p>
          </table:table-cell>
          <table:table-cell office:value-type="string">
            <text:p>Experimental Neurology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94</text:p>
          </table:table-cell>
          <table:table-cell office:value-type="string">
            <text:p>MEDICINA I <text:s text:c="39"/></text:p>
          </table:table-cell>
          <table:table-cell office:value-type="string">
            <text:p>Experimental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449</text:p>
          </table:table-cell>
          <table:table-cell office:value-type="string">
            <text:p>MEDICINA I <text:s text:c="39"/></text:p>
          </table:table-cell>
          <table:table-cell office:value-type="string">
            <text:p>Experimental Parasit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670</text:p>
          </table:table-cell>
          <table:table-cell office:value-type="string">
            <text:p>MEDICINA I <text:s text:c="39"/></text:p>
          </table:table-cell>
          <table:table-cell office:value-type="string">
            <text:p>Experimental Phys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598</text:p>
          </table:table-cell>
          <table:table-cell office:value-type="string">
            <text:p>MEDICINA I <text:s text:c="39"/></text:p>
          </table:table-cell>
          <table:table-cell office:value-type="string">
            <text:p>Expert Opinion on Biological 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0338</text:p>
          </table:table-cell>
          <table:table-cell office:value-type="string">
            <text:p>MEDICINA I <text:s text:c="39"/></text:p>
          </table:table-cell>
          <table:table-cell office:value-type="string">
            <text:p>Expert Opinion on Drug Saf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3784</text:p>
          </table:table-cell>
          <table:table-cell office:value-type="string">
            <text:p>MEDICINA I <text:s text:c="39"/></text:p>
          </table:table-cell>
          <table:table-cell office:value-type="string">
            <text:p>Expert Opinion on Investigational Drugs (Cessou em 1995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0059</text:p>
          </table:table-cell>
          <table:table-cell office:value-type="string">
            <text:p>MEDICINA I <text:s text:c="39"/></text:p>
          </table:table-cell>
          <table:table-cell office:value-type="string">
            <text:p>Expert Opinion on Medical Diagnos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6566</text:p>
          </table:table-cell>
          <table:table-cell office:value-type="string">
            <text:p>MEDICINA I <text:s text:c="39"/></text:p>
          </table:table-cell>
          <table:table-cell office:value-type="string">
            <text:p>Expert Opinion on Pharmaco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3776</text:p>
          </table:table-cell>
          <table:table-cell office:value-type="string">
            <text:p>MEDICINA I <text:s text:c="39"/></text:p>
          </table:table-cell>
          <table:table-cell office:value-type="string">
            <text:p>Expert Opinion on Therapeutic Pat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8222</text:p>
          </table:table-cell>
          <table:table-cell office:value-type="string">
            <text:p>MEDICINA I <text:s text:c="39"/></text:p>
          </table:table-cell>
          <table:table-cell office:value-type="string">
            <text:p>Expert Opinion on Therapeutic Target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7210</text:p>
          </table:table-cell>
          <table:table-cell office:value-type="string">
            <text:p>MEDICINA I <text:s text:c="39"/></text:p>
          </table:table-cell>
          <table:table-cell office:value-type="string">
            <text:p>Expert Review of Anti-Infective Thera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9072</text:p>
          </table:table-cell>
          <table:table-cell office:value-type="string">
            <text:p>MEDICINA I <text:s text:c="39"/></text:p>
          </table:table-cell>
          <table:table-cell office:value-type="string">
            <text:p>Expert Review of Cardiovascular Thera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9872</text:p>
          </table:table-cell>
          <table:table-cell office:value-type="string">
            <text:p>MEDICINA I <text:s text:c="39"/></text:p>
          </table:table-cell>
          <table:table-cell office:value-type="string">
            <text:p>Expert Review of Dermat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6651</text:p>
          </table:table-cell>
          <table:table-cell office:value-type="string">
            <text:p>MEDICINA I <text:s text:c="39"/></text:p>
          </table:table-cell>
          <table:table-cell office:value-type="string">
            <text:p>Expert Review of Endocrinology &amp; Metabolism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4132</text:p>
          </table:table-cell>
          <table:table-cell office:value-type="string">
            <text:p>MEDICINA I <text:s text:c="39"/></text:p>
          </table:table-cell>
          <table:table-cell office:value-type="string">
            <text:p>Expert Review of Gastroenterology &amp; Hepat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0651</text:p>
          </table:table-cell>
          <table:table-cell office:value-type="string">
            <text:p>MEDICINA I <text:s text:c="39"/></text:p>
          </table:table-cell>
          <table:table-cell office:value-type="string">
            <text:p>Extremophiles (Tokyo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2321</text:p>
          </table:table-cell>
          <table:table-cell office:value-type="string">
            <text:p>MEDICINA I <text:s text:c="39"/></text:p>
          </table:table-cell>
          <table:table-cell office:value-type="string">
            <text:p>Eye &amp; Contact Le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222X</text:p>
          </table:table-cell>
          <table:table-cell office:value-type="string">
            <text:p>MEDICINA I <text:s text:c="39"/></text:p>
          </table:table-cell>
          <table:table-cell office:value-type="string">
            <text:p>Eye (London. 198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600</text:p>
          </table:table-cell>
          <table:table-cell office:value-type="string">
            <text:p>MEDICINA I <text:s text:c="39"/></text:p>
          </table:table-cell>
          <table:table-cell office:value-type="string">
            <text:p>Familial Canc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2136</text:p>
          </table:table-cell>
          <table:table-cell office:value-type="string">
            <text:p>MEDICINA I <text:s text:c="39"/></text:p>
          </table:table-cell>
          <table:table-cell office:value-type="string">
            <text:p>Family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6343</text:p>
          </table:table-cell>
          <table:table-cell office:value-type="string">
            <text:p>MEDICINA I <text:s text:c="39"/></text:p>
          </table:table-cell>
          <table:table-cell office:value-type="string">
            <text:p>Farmacia Hospitalar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5793</text:p>
          </table:table-cell>
          <table:table-cell office:value-type="string">
            <text:p>MEDICINA I <text:s text:c="39"/></text:p>
          </table:table-cell>
          <table:table-cell office:value-type="string">
            <text:p>FEB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6-6780</text:p>
          </table:table-cell>
          <table:table-cell office:value-type="string">
            <text:p>MEDICINA I <text:s text:c="39"/></text:p>
          </table:table-cell>
          <table:table-cell office:value-type="string">
            <text:p>Femal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54</text:p>
          </table:table-cell>
          <table:table-cell office:value-type="string">
            <text:p>MEDICINA I <text:s text:c="39"/></text:p>
          </table:table-cell>
          <table:table-cell office:value-type="string">
            <text:p>Femin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8244</text:p>
          </table:table-cell>
          <table:table-cell office:value-type="string">
            <text:p>MEDICINA I <text:s text:c="39"/></text:p>
          </table:table-cell>
          <table:table-cell office:value-type="string">
            <text:p>FEMS Immunology and Medical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MEDICINA I <text:s text:c="39"/></text:p>
          </table:table-cell>
          <table:table-cell office:value-type="string">
            <text:p>FEMS Microbi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56</text:p>
          </table:table-cell>
          <table:table-cell office:value-type="string">
            <text:p>MEDICINA I <text:s text:c="39"/></text:p>
          </table:table-cell>
          <table:table-cell office:value-type="string">
            <text:p>FEMS Yeast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282</text:p>
          </table:table-cell>
          <table:table-cell office:value-type="string">
            <text:p>MEDICINA I <text:s text:c="39"/></text:p>
          </table:table-cell>
          <table:table-cell office:value-type="string">
            <text:p>Fertility and Steril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3837</text:p>
          </table:table-cell>
          <table:table-cell office:value-type="string">
            <text:p>MEDICINA I <text:s text:c="39"/></text:p>
          </table:table-cell>
          <table:table-cell office:value-type="string">
            <text:p>Fetal Diagnosis and Therap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40</text:p>
          </table:table-cell>
          <table:table-cell office:value-type="string">
            <text:p>MEDICINA I <text:s text:c="39"/></text:p>
          </table:table-cell>
          <table:table-cell office:value-type="string">
            <text:p>Fisioterapia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50</text:p>
          </table:table-cell>
          <table:table-cell office:value-type="string">
            <text:p>MEDICINA I <text:s text:c="39"/></text:p>
          </table:table-cell>
          <table:table-cell office:value-type="string">
            <text:p>Fisioterapia e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50</text:p>
          </table:table-cell>
          <table:table-cell office:value-type="string">
            <text:p>MEDICINA I <text:s text:c="39"/></text:p>
          </table:table-cell>
          <table:table-cell office:value-type="string">
            <text:p>Fisioterapia em Movimento (PUC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469</text:p>
          </table:table-cell>
          <table:table-cell office:value-type="string">
            <text:p>MEDICINA I <text:s text:c="39"/></text:p>
          </table:table-cell>
          <table:table-cell office:value-type="string">
            <text:p>Fisioterapia S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88</text:p>
          </table:table-cell>
          <table:table-cell office:value-type="string">
            <text:p>MEDICINA I <text:s text:c="39"/></text:p>
          </table:table-cell>
          <table:table-cell office:value-type="string">
            <text:p>Fitness &amp; Performance Journ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326X</text:p>
          </table:table-cell>
          <table:table-cell office:value-type="string">
            <text:p>MEDICINA I <text:s text:c="39"/></text:p>
          </table:table-cell>
          <table:table-cell office:value-type="string">
            <text:p>Fitoterapia (Milano, 1934) (Cessou em 1960. Foi fundido com ISSN 1971-5498 Fitoterapia. Edizione Farmaceutica; ISSN 1971-5501 Fitoterapia. Edizione Medic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416</text:p>
          </table:table-cell>
          <table:table-cell office:value-type="string">
            <text:p>MEDICINA I <text:s text:c="39"/></text:p>
          </table:table-cell>
          <table:table-cell office:value-type="string">
            <text:p>Focus on Anaemia in Cancer (Cessou em 200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454</text:p>
          </table:table-cell>
          <table:table-cell office:value-type="string">
            <text:p>MEDICINA I <text:s text:c="39"/></text:p>
          </table:table-cell>
          <table:table-cell office:value-type="string">
            <text:p>Folha Med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500</text:p>
          </table:table-cell>
          <table:table-cell office:value-type="string">
            <text:p>MEDICINA I <text:s text:c="39"/></text:p>
          </table:table-cell>
          <table:table-cell office:value-type="string">
            <text:p>Folia Biologica (Prah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632</text:p>
          </table:table-cell>
          <table:table-cell office:value-type="string">
            <text:p>MEDICINA I <text:s text:c="39"/></text:p>
          </table:table-cell>
          <table:table-cell office:value-type="string">
            <text:p>Fono Atua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03X</text:p>
          </table:table-cell>
          <table:table-cell office:value-type="string">
            <text:p>MEDICINA I <text:s text:c="39"/></text:p>
          </table:table-cell>
          <table:table-cell office:value-type="string">
            <text:p>Food Additives and Contaminants (Cessou em 2008. Foi desdobrado em dois: Food Additives &amp; Contaminants. Part B, Surveillance e Food Additives &amp; Contaminants. Part A, Chemistry, Analysis, Control, Exposure &amp; Risk Assessme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105</text:p>
          </table:table-cell>
          <table:table-cell office:value-type="string">
            <text:p>MEDICINA I <text:s text:c="39"/></text:p>
          </table:table-cell>
          <table:table-cell office:value-type="string">
            <text:p>Food and Agricultural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915</text:p>
          </table:table-cell>
          <table:table-cell office:value-type="string">
            <text:p>MEDICINA I <text:s text:c="39"/></text:p>
          </table:table-cell>
          <table:table-cell office:value-type="string">
            <text:p>Food and Chemical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5721</text:p>
          </table:table-cell>
          <table:table-cell office:value-type="string">
            <text:p>MEDICINA I <text:s text:c="39"/></text:p>
          </table:table-cell>
          <table:table-cell office:value-type="string">
            <text:p>Food and Nutrition Bulletin (Tokyo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MEDICINA I <text:s text:c="39"/></text:p>
          </table:table-cell>
          <table:table-cell office:value-type="string">
            <text:p>Foo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0020</text:p>
          </table:table-cell>
          <table:table-cell office:value-type="string">
            <text:p>MEDICINA I <text:s text:c="39"/></text:p>
          </table:table-cell>
          <table:table-cell office:value-type="string">
            <text:p>Food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1007</text:p>
          </table:table-cell>
          <table:table-cell office:value-type="string">
            <text:p>MEDICINA I <text:s text:c="39"/></text:p>
          </table:table-cell>
          <table:table-cell office:value-type="string">
            <text:p>Foot &amp; Ankl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738</text:p>
          </table:table-cell>
          <table:table-cell office:value-type="string">
            <text:p>MEDICINA I <text:s text:c="39"/></text:p>
          </table:table-cell>
          <table:table-cell office:value-type="string">
            <text:p>Forensic Science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4973</text:p>
          </table:table-cell>
          <table:table-cell office:value-type="string">
            <text:p>MEDICINA I <text:s text:c="39"/></text:p>
          </table:table-cell>
          <table:table-cell office:value-type="string">
            <text:p>Forensic Science International. Gene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5627</text:p>
          </table:table-cell>
          <table:table-cell office:value-type="string">
            <text:p>MEDICINA I <text:s text:c="39"/></text:p>
          </table:table-cell>
          <table:table-cell office:value-type="string">
            <text:p>Forum Qualitative Sozialforschu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348X</text:p>
          </table:table-cell>
          <table:table-cell office:value-type="string">
            <text:p>MEDICINA I <text:s text:c="39"/></text:p>
          </table:table-cell>
          <table:table-cell office:value-type="string">
            <text:p>Fractals (Singapor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5849</text:p>
          </table:table-cell>
          <table:table-cell office:value-type="string">
            <text:p>MEDICINA I <text:s text:c="39"/></text:p>
          </table:table-cell>
          <table:table-cell office:value-type="string">
            <text:p>Free Radical Biology &amp;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5762</text:p>
          </table:table-cell>
          <table:table-cell office:value-type="string">
            <text:p>MEDICINA I <text:s text:c="39"/></text:p>
          </table:table-cell>
          <table:table-cell office:value-type="string">
            <text:p>Free Rad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9946</text:p>
          </table:table-cell>
          <table:table-cell office:value-type="string">
            <text:p>MEDICINA I <text:s text:c="39"/></text:p>
          </table:table-cell>
          <table:table-cell office:value-type="string">
            <text:p>Frontiers in Bio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7-3981</text:p>
          </table:table-cell>
          <table:table-cell office:value-type="string">
            <text:p>MEDICINA I <text:s text:c="39"/></text:p>
          </table:table-cell>
          <table:table-cell office:value-type="string">
            <text:p>Fundamental &amp; Clinical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39X</text:p>
          </table:table-cell>
          <table:table-cell office:value-type="string">
            <text:p>MEDICINA I <text:s text:c="39"/></text:p>
          </table:table-cell>
          <table:table-cell office:value-type="string">
            <text:p>Future Generation Computer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6708</text:p>
          </table:table-cell>
          <table:table-cell office:value-type="string">
            <text:p>MEDICINA I <text:s text:c="39"/></text:p>
          </table:table-cell>
          <table:table-cell office:value-type="string">
            <text:p>Future Neur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3291</text:p>
          </table:table-cell>
          <table:table-cell office:value-type="string">
            <text:p>MEDICINA I <text:s text:c="39"/></text:p>
          </table:table-cell>
          <table:table-cell office:value-type="string">
            <text:p>Gastric Canc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5705</text:p>
          </table:table-cell>
          <table:table-cell office:value-type="string">
            <text:p>MEDICINA I <text:s text:c="39"/></text:p>
          </table:table-cell>
          <table:table-cell office:value-type="string">
            <text:p>Gastroenterología y Hepatología (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7-1207</text:p>
          </table:table-cell>
          <table:table-cell office:value-type="string">
            <text:p>MEDICINA I <text:s text:c="39"/></text:p>
          </table:table-cell>
          <table:table-cell office:value-type="string">
            <text:p>Gastroenterological Endosco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9-8320</text:p>
          </table:table-cell>
          <table:table-cell office:value-type="string">
            <text:p>MEDICINA I <text:s text:c="39"/></text:p>
          </table:table-cell>
          <table:table-cell office:value-type="string">
            <text:p>Gastroentérologie Clinique et Biologiqu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085</text:p>
          </table:table-cell>
          <table:table-cell office:value-type="string">
            <text:p>MEDICINA I <text:s text:c="39"/></text:p>
          </table:table-cell>
          <table:table-cell office:value-type="string">
            <text:p>Gastroenterology (New York, N.Y. 1943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6779</text:p>
          </table:table-cell>
          <table:table-cell office:value-type="string">
            <text:p>MEDICINA I <text:s text:c="39"/></text:p>
          </table:table-cell>
          <table:table-cell office:value-type="string">
            <text:p>Gastrointestinal Endoscop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107</text:p>
          </table:table-cell>
          <table:table-cell office:value-type="string">
            <text:p>MEDICINA I <text:s text:c="39"/></text:p>
          </table:table-cell>
          <table:table-cell office:value-type="string">
            <text:p>Gastrointestinal Endosco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45X</text:p>
          </table:table-cell>
          <table:table-cell office:value-type="string">
            <text:p>MEDICINA I <text:s text:c="39"/></text:p>
          </table:table-cell>
          <table:table-cell office:value-type="string">
            <text:p>Gazeta Medica da 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772</text:p>
          </table:table-cell>
          <table:table-cell office:value-type="string">
            <text:p>MEDICINA I <text:s text:c="39"/></text:p>
          </table:table-cell>
          <table:table-cell office:value-type="string">
            <text:p>GED. Gastroenterologia e Endoscopia Diges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8579</text:p>
          </table:table-cell>
          <table:table-cell office:value-type="string">
            <text:p>MEDICINA I <text:s text:c="39"/></text:p>
          </table:table-cell>
          <table:table-cell office:value-type="string">
            <text:p>Gender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19</text:p>
          </table:table-cell>
          <table:table-cell office:value-type="string">
            <text:p>MEDICINA I <text:s text:c="39"/></text:p>
          </table:table-cell>
          <table:table-cell office:value-type="string">
            <text:p>Gene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7128</text:p>
          </table:table-cell>
          <table:table-cell office:value-type="string">
            <text:p>MEDICINA I <text:s text:c="39"/></text:p>
          </table:table-cell>
          <table:table-cell office:value-type="string">
            <text:p>Gene Therapy (Basingstok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480</text:p>
          </table:table-cell>
          <table:table-cell office:value-type="string">
            <text:p>MEDICINA I <text:s text:c="39"/></text:p>
          </table:table-cell>
          <table:table-cell office:value-type="string">
            <text:p>General and Comparative Endocri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771</text:p>
          </table:table-cell>
          <table:table-cell office:value-type="string">
            <text:p>MEDICINA I <text:s text:c="39"/></text:p>
          </table:table-cell>
          <table:table-cell office:value-type="string">
            <text:p>General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8343</text:p>
          </table:table-cell>
          <table:table-cell office:value-type="string">
            <text:p>MEDICINA I <text:s text:c="39"/></text:p>
          </table:table-cell>
          <table:table-cell office:value-type="string">
            <text:p>General Hospital 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3623</text:p>
          </table:table-cell>
          <table:table-cell office:value-type="string">
            <text:p>MEDICINA I <text:s text:c="39"/></text:p>
          </table:table-cell>
          <table:table-cell office:value-type="string">
            <text:p>General Pharmacology (Cessou em 2001. Cont. ISSN 1537-1891 Vascular Pharmacolo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4879</text:p>
          </table:table-cell>
          <table:table-cell office:value-type="string">
            <text:p>MEDICINA I <text:s text:c="39"/></text:p>
          </table:table-cell>
          <table:table-cell office:value-type="string">
            <text:p>Genes and Immun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2257</text:p>
          </table:table-cell>
          <table:table-cell office:value-type="string">
            <text:p>MEDICINA I <text:s text:c="39"/></text:p>
          </table:table-cell>
          <table:table-cell office:value-type="string">
            <text:p>Genes Chromosomes &amp; Cance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8146</text:p>
          </table:table-cell>
          <table:table-cell office:value-type="string">
            <text:p>MEDICINA I <text:s text:c="39"/></text:p>
          </table:table-cell>
          <table:table-cell office:value-type="string">
            <text:p>Genetic Counsel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0395</text:p>
          </table:table-cell>
          <table:table-cell office:value-type="string">
            <text:p>MEDICINA I <text:s text:c="39"/></text:p>
          </table:table-cell>
          <table:table-cell office:value-type="string">
            <text:p>Genetic Epidem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6576</text:p>
          </table:table-cell>
          <table:table-cell office:value-type="string">
            <text:p>MEDICINA I <text:s text:c="39"/></text:p>
          </table:table-cell>
          <table:table-cell office:value-type="string">
            <text:p>Genetic Testing (Cessou em 2008. Cont. ISSN 1945-0265 Genetic Testing and Molecular Biomarker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0556</text:p>
          </table:table-cell>
          <table:table-cell office:value-type="string">
            <text:p>MEDICINA I <text:s text:c="39"/></text:p>
          </table:table-cell>
          <table:table-cell office:value-type="string">
            <text:p>Genetic Vaccines and Therap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07</text:p>
          </table:table-cell>
          <table:table-cell office:value-type="string">
            <text:p>MEDICINA I <text:s text:c="39"/></text:p>
          </table:table-cell>
          <table:table-cell office:value-type="string">
            <text:p>Genetica ('s-Gravenhag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31</text:p>
          </table:table-cell>
          <table:table-cell office:value-type="string">
            <text:p>MEDICINA I <text:s text:c="39"/></text:p>
          </table:table-cell>
          <table:table-cell office:value-type="string">
            <text:p>Genetics (Austin, Tex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MEDICINA I <text:s text:c="39"/></text:p>
          </table:table-cell>
          <table:table-cell office:value-type="string">
            <text:p>Genetics and Molecular 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MEDICINA I <text:s text:c="39"/></text:p>
          </table:table-cell>
          <table:table-cell office:value-type="string">
            <text:p>Genetics and Molecular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3600</text:p>
          </table:table-cell>
          <table:table-cell office:value-type="string">
            <text:p>MEDICINA I <text:s text:c="39"/></text:p>
          </table:table-cell>
          <table:table-cell office:value-type="string">
            <text:p>Genetics in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0-3321</text:p>
          </table:table-cell>
          <table:table-cell office:value-type="string">
            <text:p>MEDICINA I <text:s text:c="39"/></text:p>
          </table:table-cell>
          <table:table-cell office:value-type="string">
            <text:p>Genome (Ottawa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1-2796</text:p>
          </table:table-cell>
          <table:table-cell office:value-type="string">
            <text:p>MEDICINA I <text:s text:c="39"/></text:p>
          </table:table-cell>
          <table:table-cell office:value-type="string">
            <text:p>Genome (Ottawa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7596</text:p>
          </table:table-cell>
          <table:table-cell office:value-type="string">
            <text:p>MEDICINA I <text:s text:c="39"/></text:p>
          </table:table-cell>
          <table:table-cell office:value-type="string">
            <text:p>Genome Biology (Cessou em 200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9051</text:p>
          </table:table-cell>
          <table:table-cell office:value-type="string">
            <text:p>MEDICINA I <text:s text:c="39"/></text:p>
          </table:table-cell>
          <table:table-cell office:value-type="string">
            <text:p>Genome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4883</text:p>
          </table:table-cell>
          <table:table-cell office:value-type="string">
            <text:p>MEDICINA I <text:s text:c="39"/></text:p>
          </table:table-cell>
          <table:table-cell office:value-type="string">
            <text:p>Genomic Medic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7543</text:p>
          </table:table-cell>
          <table:table-cell office:value-type="string">
            <text:p>MEDICINA I <text:s text:c="39"/></text:p>
          </table:table-cell>
          <table:table-cell office:value-type="string">
            <text:p>Genomics (San Diego, Calif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61</text:p>
          </table:table-cell>
          <table:table-cell office:value-type="string">
            <text:p>MEDICINA I <text:s text:c="39"/></text:p>
          </table:table-cell>
          <table:table-cell office:value-type="string">
            <text:p>Geoderma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89</text:p>
          </table:table-cell>
          <table:table-cell office:value-type="string">
            <text:p>MEDICINA I <text:s text:c="39"/></text:p>
          </table:table-cell>
          <table:table-cell office:value-type="string">
            <text:p>Geriatria &amp; Ger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2-5807</text:p>
          </table:table-cell>
          <table:table-cell office:value-type="string">
            <text:p>MEDICINA I <text:s text:c="39"/></text:p>
          </table:table-cell>
          <table:table-cell office:value-type="string">
            <text:p>Geriatria (Ro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4-1586</text:p>
          </table:table-cell>
          <table:table-cell office:value-type="string">
            <text:p>MEDICINA I <text:s text:c="39"/></text:p>
          </table:table-cell>
          <table:table-cell office:value-type="string">
            <text:p>Geriatrics and Gerontology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1101</text:p>
          </table:table-cell>
          <table:table-cell office:value-type="string">
            <text:p>MEDICINA I <text:s text:c="39"/></text:p>
          </table:table-cell>
          <table:table-cell office:value-type="string">
            <text:p>Gerontechnology (Valkenswaard. Gedruk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24X</text:p>
          </table:table-cell>
          <table:table-cell office:value-type="string">
            <text:p>MEDICINA I <text:s text:c="39"/></text:p>
          </table:table-cell>
          <table:table-cell office:value-type="string">
            <text:p>Gerontology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36</text:p>
          </table:table-cell>
          <table:table-cell office:value-type="string">
            <text:p>MEDICINA I <text:s text:c="39"/></text:p>
          </table:table-cell>
          <table:table-cell office:value-type="string">
            <text:p>Gestão e Desenvolvimento (FEEVA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350</text:p>
          </table:table-cell>
          <table:table-cell office:value-type="string">
            <text:p>MEDICINA I <text:s text:c="39"/></text:p>
          </table:table-cell>
          <table:table-cell office:value-type="string">
            <text:p>Gestão, Ciência &amp;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41</text:p>
          </table:table-cell>
          <table:table-cell office:value-type="string">
            <text:p>MEDICINA I <text:s text:c="39"/></text:p>
          </table:table-cell>
          <table:table-cell office:value-type="string">
            <text:p>Ginecología y Obstetricia de Méxic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9362</text:p>
          </table:table-cell>
          <table:table-cell office:value-type="string">
            <text:p>MEDICINA I <text:s text:c="39"/></text:p>
          </table:table-cell>
          <table:table-cell office:value-type="string">
            <text:p>Giornale di Tecniche Nefrologiche &amp; Dialitiche (Testo stampa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1491</text:p>
          </table:table-cell>
          <table:table-cell office:value-type="string">
            <text:p>MEDICINA I <text:s text:c="39"/></text:p>
          </table:table-cell>
          <table:table-cell office:value-type="string">
            <text:p>GLIA (New York, N.Y. :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9-3472</text:p>
          </table:table-cell>
          <table:table-cell office:value-type="string">
            <text:p>MEDICINA I <text:s text:c="39"/></text:p>
          </table:table-cell>
          <table:table-cell office:value-type="string">
            <text:p>Global Ageing: Issues and Ac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1013</text:p>
          </table:table-cell>
          <table:table-cell office:value-type="string">
            <text:p>MEDICINA I <text:s text:c="39"/></text:p>
          </table:table-cell>
          <table:table-cell office:value-type="string">
            <text:p>Global Change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6658</text:p>
          </table:table-cell>
          <table:table-cell office:value-type="string">
            <text:p>MEDICINA I <text:s text:c="39"/></text:p>
          </table:table-cell>
          <table:table-cell office:value-type="string">
            <text:p>Glycobiology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832X</text:p>
          </table:table-cell>
          <table:table-cell office:value-type="string">
            <text:p>MEDICINA I <text:s text:c="39"/></text:p>
          </table:table-cell>
          <table:table-cell office:value-type="string">
            <text:p>Graefe's Archive for Clinical and Experimental Ophthal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7194</text:p>
          </table:table-cell>
          <table:table-cell office:value-type="string">
            <text:p>MEDICINA I <text:s text:c="39"/></text:p>
          </table:table-cell>
          <table:table-cell office:value-type="string">
            <text:p>Growth Facto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374</text:p>
          </table:table-cell>
          <table:table-cell office:value-type="string">
            <text:p>MEDICINA I <text:s text:c="39"/></text:p>
          </table:table-cell>
          <table:table-cell office:value-type="string">
            <text:p>Growth Hormone &amp; IGF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5749</text:p>
          </table:table-cell>
          <table:table-cell office:value-type="string">
            <text:p>MEDICINA I <text:s text:c="39"/></text:p>
          </table:table-cell>
          <table:table-cell office:value-type="string">
            <text:p>Gut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346</text:p>
          </table:table-cell>
          <table:table-cell office:value-type="string">
            <text:p>MEDICINA I <text:s text:c="39"/></text:p>
          </table:table-cell>
          <table:table-cell office:value-type="string">
            <text:p>Gynecologic and Obstetric Investig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8258</text:p>
          </table:table-cell>
          <table:table-cell office:value-type="string">
            <text:p>MEDICINA I <text:s text:c="39"/></text:p>
          </table:table-cell>
          <table:table-cell office:value-type="string">
            <text:p>Gynecologic On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3590</text:p>
          </table:table-cell>
          <table:table-cell office:value-type="string">
            <text:p>MEDICINA I <text:s text:c="39"/></text:p>
          </table:table-cell>
          <table:table-cell office:value-type="string">
            <text:p>Gynecological Endocri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2-8721</text:p>
          </table:table-cell>
          <table:table-cell office:value-type="string">
            <text:p>MEDICINA I <text:s text:c="39"/></text:p>
          </table:table-cell>
          <table:table-cell office:value-type="string">
            <text:p>Haematologic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0-6078</text:p>
          </table:table-cell>
          <table:table-cell office:value-type="string">
            <text:p>MEDICINA I <text:s text:c="39"/></text:p>
          </table:table-cell>
          <table:table-cell office:value-type="string">
            <text:p>Haematologica (Rom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8216</text:p>
          </table:table-cell>
          <table:table-cell office:value-type="string">
            <text:p>MEDICINA I <text:s text:c="39"/></text:p>
          </table:table-cell>
          <table:table-cell office:value-type="string">
            <text:p>Haemophilia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283</text:p>
          </table:table-cell>
          <table:table-cell office:value-type="string">
            <text:p>MEDICINA I <text:s text:c="39"/></text:p>
          </table:table-cell>
          <table:table-cell office:value-type="string">
            <text:p>Hansenologia International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7768</text:p>
          </table:table-cell>
          <table:table-cell office:value-type="string">
            <text:p>MEDICINA I <text:s text:c="39"/></text:p>
          </table:table-cell>
          <table:table-cell office:value-type="string">
            <text:p>Harefuah (Tel-Aviv) / Journal of the Medical Association of Israe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960</text:p>
          </table:table-cell>
          <table:table-cell office:value-type="string">
            <text:p>MEDICINA I <text:s text:c="39"/></text:p>
          </table:table-cell>
          <table:table-cell office:value-type="string">
            <text:p>Harvard Business Review (Santiago. Edición en portugué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3074</text:p>
          </table:table-cell>
          <table:table-cell office:value-type="string">
            <text:p>MEDICINA I <text:s text:c="39"/></text:p>
          </table:table-cell>
          <table:table-cell office:value-type="string">
            <text:p>Head &amp; Neck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8748</text:p>
          </table:table-cell>
          <table:table-cell office:value-type="string">
            <text:p>MEDICINA I <text:s text:c="39"/></text:p>
          </table:table-cell>
          <table:table-cell office:value-type="string">
            <text:p>Headach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525</text:p>
          </table:table-cell>
          <table:table-cell office:value-type="string">
            <text:p>MEDICINA I <text:s text:c="39"/></text:p>
          </table:table-cell>
          <table:table-cell office:value-type="string">
            <text:p>Health and Quality of Life Outcom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9230</text:p>
          </table:table-cell>
          <table:table-cell office:value-type="string">
            <text:p>MEDICINA I <text:s text:c="39"/></text:p>
          </table:table-cell>
          <table:table-cell office:value-type="string">
            <text:p>Health Econom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4283</text:p>
          </table:table-cell>
          <table:table-cell office:value-type="string">
            <text:p>MEDICINA I <text:s text:c="39"/></text:p>
          </table:table-cell>
          <table:table-cell office:value-type="string">
            <text:p>Health Education (Lond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510</text:p>
          </table:table-cell>
          <table:table-cell office:value-type="string">
            <text:p>MEDICINA I <text:s text:c="39"/></text:p>
          </table:table-cell>
          <table:table-cell office:value-type="string">
            <text:p>Health Policy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080</text:p>
          </table:table-cell>
          <table:table-cell office:value-type="string">
            <text:p>MEDICINA I <text:s text:c="39"/></text:p>
          </table:table-cell>
          <table:table-cell office:value-type="string">
            <text:p>Health Policy and Plann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824</text:p>
          </table:table-cell>
          <table:table-cell office:value-type="string">
            <text:p>MEDICINA I <text:s text:c="39"/></text:p>
          </table:table-cell>
          <table:table-cell office:value-type="string">
            <text:p>Health Promotion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534</text:p>
          </table:table-cell>
          <table:table-cell office:value-type="string">
            <text:p>MEDICINA I <text:s text:c="39"/></text:p>
          </table:table-cell>
          <table:table-cell office:value-type="string">
            <text:p>Health Services Manage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955</text:p>
          </table:table-cell>
          <table:table-cell office:value-type="string">
            <text:p>MEDICINA I <text:s text:c="39"/></text:p>
          </table:table-cell>
          <table:table-cell office:value-type="string">
            <text:p>Hearing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9563</text:p>
          </table:table-cell>
          <table:table-cell office:value-type="string">
            <text:p>MEDICINA I <text:s text:c="39"/></text:p>
          </table:table-cell>
          <table:table-cell office:value-type="string">
            <text:p>Heart &amp; Lu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6037</text:p>
          </table:table-cell>
          <table:table-cell office:value-type="string">
            <text:p>MEDICINA I <text:s text:c="39"/></text:p>
          </table:table-cell>
          <table:table-cell office:value-type="string">
            <text:p>Heart (London. 1996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0-8327</text:p>
          </table:table-cell>
          <table:table-cell office:value-type="string">
            <text:p>MEDICINA I <text:s text:c="39"/></text:p>
          </table:table-cell>
          <table:table-cell office:value-type="string">
            <text:p>Heart and Vesse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4147</text:p>
          </table:table-cell>
          <table:table-cell office:value-type="string">
            <text:p>MEDICINA I <text:s text:c="39"/></text:p>
          </table:table-cell>
          <table:table-cell office:value-type="string">
            <text:p>Heart Failure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5271</text:p>
          </table:table-cell>
          <table:table-cell office:value-type="string">
            <text:p>MEDICINA I <text:s text:c="39"/></text:p>
          </table:table-cell>
          <table:table-cell office:value-type="string">
            <text:p>Heart Rhyth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389</text:p>
          </table:table-cell>
          <table:table-cell office:value-type="string">
            <text:p>MEDICINA I <text:s text:c="39"/></text:p>
          </table:table-cell>
          <table:table-cell office:value-type="string">
            <text:p>Helicobacter (Cambridge, Mass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40-6605</text:p>
          </table:table-cell>
          <table:table-cell office:value-type="string">
            <text:p>MEDICINA I <text:s text:c="39"/></text:p>
          </table:table-cell>
          <table:table-cell office:value-type="string">
            <text:p>Helminthologia (Tlacené Vydani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5332</text:p>
          </table:table-cell>
          <table:table-cell office:value-type="string">
            <text:p>MEDICINA I <text:s text:c="39"/></text:p>
          </table:table-cell>
          <table:table-cell office:value-type="string">
            <text:p>Hematology (Luxembourg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4391</text:p>
          </table:table-cell>
          <table:table-cell office:value-type="string">
            <text:p>MEDICINA I <text:s text:c="39"/></text:p>
          </table:table-cell>
          <table:table-cell office:value-type="string">
            <text:p>Hematology (Washingto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4860</text:p>
          </table:table-cell>
          <table:table-cell office:value-type="string">
            <text:p>MEDICINA I <text:s text:c="39"/></text:p>
          </table:table-cell>
          <table:table-cell office:value-type="string">
            <text:p>Hematology Journal (Cessou em 200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2-7535</text:p>
          </table:table-cell>
          <table:table-cell office:value-type="string">
            <text:p>MEDICINA I <text:s text:c="39"/></text:p>
          </table:table-cell>
          <table:table-cell office:value-type="string">
            <text:p>Hemodialysis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269</text:p>
          </table:table-cell>
          <table:table-cell office:value-type="string">
            <text:p>MEDICINA I <text:s text:c="39"/></text:p>
          </table:table-cell>
          <table:table-cell office:value-type="string">
            <text:p>Hemoglob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6390</text:p>
          </table:table-cell>
          <table:table-cell office:value-type="string">
            <text:p>MEDICINA I <text:s text:c="39"/></text:p>
          </table:table-cell>
          <table:table-cell office:value-type="string">
            <text:p>Hepato-Gastroente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9139</text:p>
          </table:table-cell>
          <table:table-cell office:value-type="string">
            <text:p>MEDICINA I <text:s text:c="39"/></text:p>
          </table:table-cell>
          <table:table-cell office:value-type="string">
            <text:p>Hepatolog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346</text:p>
          </table:table-cell>
          <table:table-cell office:value-type="string">
            <text:p>MEDICINA I <text:s text:c="39"/></text:p>
          </table:table-cell>
          <table:table-cell office:value-type="string">
            <text:p>Hepatology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MEDICINA I <text:s text:c="39"/></text:p>
          </table:table-cell>
          <table:table-cell office:value-type="string">
            <text:p>Higiene Aliment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260</text:p>
          </table:table-cell>
          <table:table-cell office:value-type="string">
            <text:p>MEDICINA I <text:s text:c="39"/></text:p>
          </table:table-cell>
          <table:table-cell office:value-type="string">
            <text:p>Hipertensão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9631</text:p>
          </table:table-cell>
          <table:table-cell office:value-type="string">
            <text:p>MEDICINA I <text:s text:c="39"/></text:p>
          </table:table-cell>
          <table:table-cell office:value-type="string">
            <text:p>Hippocampus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6143</text:p>
          </table:table-cell>
          <table:table-cell office:value-type="string">
            <text:p>MEDICINA I <text:s text:c="39"/></text:p>
          </table:table-cell>
          <table:table-cell office:value-type="string">
            <text:p>Histochemistry and Cel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3911</text:p>
          </table:table-cell>
          <table:table-cell office:value-type="string">
            <text:p>MEDICINA I <text:s text:c="39"/></text:p>
          </table:table-cell>
          <table:table-cell office:value-type="string">
            <text:p>Histology and Histo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0167</text:p>
          </table:table-cell>
          <table:table-cell office:value-type="string">
            <text:p>MEDICINA I <text:s text:c="39"/></text:p>
          </table:table-cell>
          <table:table-cell office:value-type="string">
            <text:p>Histopathology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MEDICINA I <text:s text:c="39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154X</text:p>
          </table:table-cell>
          <table:table-cell office:value-type="string">
            <text:p>MEDICINA I <text:s text:c="39"/></text:p>
          </table:table-cell>
          <table:table-cell office:value-type="string">
            <text:p>History of Psychia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4336</text:p>
          </table:table-cell>
          <table:table-cell office:value-type="string">
            <text:p>MEDICINA I <text:s text:c="39"/></text:p>
          </table:table-cell>
          <table:table-cell office:value-type="string">
            <text:p>HIV Clinical T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2662</text:p>
          </table:table-cell>
          <table:table-cell office:value-type="string">
            <text:p>MEDICINA I <text:s text:c="39"/></text:p>
          </table:table-cell>
          <table:table-cell office:value-type="string">
            <text:p>HIV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3873</text:p>
          </table:table-cell>
          <table:table-cell office:value-type="string">
            <text:p>MEDICINA I <text:s text:c="39"/></text:p>
          </table:table-cell>
          <table:table-cell office:value-type="string">
            <text:p>Hokkaido Journal of Orthopaedics and Trauma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MEDICINA I <text:s text:c="39"/></text:p>
          </table:table-cell>
          <table:table-cell office:value-type="string">
            <text:p>Horizonte Científico (Uberlând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5043</text:p>
          </table:table-cell>
          <table:table-cell office:value-type="string">
            <text:p>MEDICINA I <text:s text:c="39"/></text:p>
          </table:table-cell>
          <table:table-cell office:value-type="string">
            <text:p>Hormone and Metabol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163</text:p>
          </table:table-cell>
          <table:table-cell office:value-type="string">
            <text:p>MEDICINA I <text:s text:c="39"/></text:p>
          </table:table-cell>
          <table:table-cell office:value-type="string">
            <text:p>Hormon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3-0046</text:p>
          </table:table-cell>
          <table:table-cell office:value-type="string">
            <text:p>MEDICINA I <text:s text:c="39"/></text:p>
          </table:table-cell>
          <table:table-cell office:value-type="string">
            <text:p>Hormone Research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506X</text:p>
          </table:table-cell>
          <table:table-cell office:value-type="string">
            <text:p>MEDICINA I <text:s text:c="39"/></text:p>
          </table:table-cell>
          <table:table-cell office:value-type="string">
            <text:p>Hormones and Behavio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 <text:s text:c="39"/></text:p>
          </table:table-cell>
          <table:table-cell office:value-type="string">
            <text:p>Hospital A.C.Camargo em fo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23</text:p>
          </table:table-cell>
          <table:table-cell office:value-type="string">
            <text:p>MEDICINA I <text:s text:c="39"/></text:p>
          </table:table-cell>
          <table:table-cell office:value-type="string">
            <text:p>HU Revista (UFJF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271</text:p>
          </table:table-cell>
          <table:table-cell office:value-type="string">
            <text:p>MEDICINA I <text:s text:c="39"/></text:p>
          </table:table-cell>
          <table:table-cell office:value-type="string">
            <text:p>Human &amp; Experimental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0903</text:p>
          </table:table-cell>
          <table:table-cell office:value-type="string">
            <text:p>MEDICINA I <text:s text:c="39"/></text:p>
          </table:table-cell>
          <table:table-cell office:value-type="string">
            <text:p>Human &amp; Experimental Toxic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7143</text:p>
          </table:table-cell>
          <table:table-cell office:value-type="string">
            <text:p>MEDICINA I <text:s text:c="39"/></text:p>
          </table:table-cell>
          <table:table-cell office:value-type="string">
            <text:p>Human 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9471</text:p>
          </table:table-cell>
          <table:table-cell office:value-type="string">
            <text:p>MEDICINA I <text:s text:c="39"/></text:p>
          </table:table-cell>
          <table:table-cell office:value-type="string">
            <text:p>Human Brain Mapp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7273</text:p>
          </table:table-cell>
          <table:table-cell office:value-type="string">
            <text:p>MEDICINA I <text:s text:c="39"/></text:p>
          </table:table-cell>
          <table:table-cell office:value-type="string">
            <text:p>Human Fertility (Cambridg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0342</text:p>
          </table:table-cell>
          <table:table-cell office:value-type="string">
            <text:p>MEDICINA I <text:s text:c="39"/></text:p>
          </table:table-cell>
          <table:table-cell office:value-type="string">
            <text:p>Human Gene Therap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717</text:p>
          </table:table-cell>
          <table:table-cell office:value-type="string">
            <text:p>MEDICINA I <text:s text:c="39"/></text:p>
          </table:table-cell>
          <table:table-cell office:value-type="string">
            <text:p>Human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652</text:p>
          </table:table-cell>
          <table:table-cell office:value-type="string">
            <text:p>MEDICINA I <text:s text:c="39"/></text:p>
          </table:table-cell>
          <table:table-cell office:value-type="string">
            <text:p>Human Hered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8859</text:p>
          </table:table-cell>
          <table:table-cell office:value-type="string">
            <text:p>MEDICINA I <text:s text:c="39"/></text:p>
          </table:table-cell>
          <table:table-cell office:value-type="string">
            <text:p>Human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6906</text:p>
          </table:table-cell>
          <table:table-cell office:value-type="string">
            <text:p>MEDICINA I <text:s text:c="39"/></text:p>
          </table:table-cell>
          <table:table-cell office:value-type="string">
            <text:p>Human Molecular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7794</text:p>
          </table:table-cell>
          <table:table-cell office:value-type="string">
            <text:p>MEDICINA I <text:s text:c="39"/></text:p>
          </table:table-cell>
          <table:table-cell office:value-type="string">
            <text:p>Human M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8177</text:p>
          </table:table-cell>
          <table:table-cell office:value-type="string">
            <text:p>MEDICINA I <text:s text:c="39"/></text:p>
          </table:table-cell>
          <table:table-cell office:value-type="string">
            <text:p>Human Path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222</text:p>
          </table:table-cell>
          <table:table-cell office:value-type="string">
            <text:p>MEDICINA I <text:s text:c="39"/></text:p>
          </table:table-cell>
          <table:table-cell office:value-type="string">
            <text:p>Human Psycho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161</text:p>
          </table:table-cell>
          <table:table-cell office:value-type="string">
            <text:p>MEDICINA I <text:s text:c="39"/></text:p>
          </table:table-cell>
          <table:table-cell office:value-type="string">
            <text:p>Human Reproduction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4-911X</text:p>
          </table:table-cell>
          <table:table-cell office:value-type="string">
            <text:p>MEDICINA I <text:s text:c="39"/></text:p>
          </table:table-cell>
          <table:table-cell office:value-type="string">
            <text:p>Hypertension (Dallas, Tex. 197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5-3817</text:p>
          </table:table-cell>
          <table:table-cell office:value-type="string">
            <text:p>MEDICINA I <text:s text:c="39"/></text:p>
          </table:table-cell>
          <table:table-cell office:value-type="string">
            <text:p>Hypertension (Wode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1955</text:p>
          </table:table-cell>
          <table:table-cell office:value-type="string">
            <text:p>MEDICINA I <text:s text:c="39"/></text:p>
          </table:table-cell>
          <table:table-cell office:value-type="string">
            <text:p>Hypertension in Pregnanc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9636</text:p>
          </table:table-cell>
          <table:table-cell office:value-type="string">
            <text:p>MEDICINA I <text:s text:c="39"/></text:p>
          </table:table-cell>
          <table:table-cell office:value-type="string">
            <text:p>Hypertensio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5175</text:p>
          </table:table-cell>
          <table:table-cell office:value-type="string">
            <text:p>MEDICINA I <text:s text:c="39"/></text:p>
          </table:table-cell>
          <table:table-cell office:value-type="string">
            <text:p>IEEE Engineering in Medicine and Biology Magaz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86X</text:p>
          </table:table-cell>
          <table:table-cell office:value-type="string">
            <text:p>MEDICINA I <text:s text:c="39"/></text:p>
          </table:table-cell>
          <table:table-cell office:value-type="string">
            <text:p>IEEE Multimed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94</text:p>
          </table:table-cell>
          <table:table-cell office:value-type="string">
            <text:p>MEDICINA I <text:s text:c="39"/></text:p>
          </table:table-cell>
          <table:table-cell office:value-type="string">
            <text:p>IEEE Transactions on Biomedical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771</text:p>
          </table:table-cell>
          <table:table-cell office:value-type="string">
            <text:p>MEDICINA I <text:s text:c="39"/></text:p>
          </table:table-cell>
          <table:table-cell office:value-type="string">
            <text:p>IEEE Transactions on Information Technology in Bio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MEDICINA I <text:s text:c="39"/></text:p>
          </table:table-cell>
          <table:table-cell office:value-type="string">
            <text:p>IEEE Transactions on Mag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062</text:p>
          </table:table-cell>
          <table:table-cell office:value-type="string">
            <text:p>MEDICINA I <text:s text:c="39"/></text:p>
          </table:table-cell>
          <table:table-cell office:value-type="string">
            <text:p>IEEE Transactions on Medical Imag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9210</text:p>
          </table:table-cell>
          <table:table-cell office:value-type="string">
            <text:p>MEDICINA I <text:s text:c="39"/></text:p>
          </table:table-cell>
          <table:table-cell office:value-type="string">
            <text:p>IEEE Transactions on Multimed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7613</text:p>
          </table:table-cell>
          <table:table-cell office:value-type="string">
            <text:p>MEDICINA I <text:s text:c="39"/></text:p>
          </table:table-cell>
          <table:table-cell office:value-type="string">
            <text:p>Immunity (Cambridge, Mass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2985</text:p>
          </table:table-cell>
          <table:table-cell office:value-type="string">
            <text:p>MEDICINA I <text:s text:c="39"/></text:p>
          </table:table-cell>
          <table:table-cell office:value-type="string">
            <text:p>Immunobiology (Jena. 197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203X</text:p>
          </table:table-cell>
          <table:table-cell office:value-type="string">
            <text:p>MEDICINA I <text:s text:c="39"/></text:p>
          </table:table-cell>
          <table:table-cell office:value-type="string">
            <text:p>Immunohema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2805</text:p>
          </table:table-cell>
          <table:table-cell office:value-type="string">
            <text:p>MEDICINA I <text:s text:c="39"/></text:p>
          </table:table-cell>
          <table:table-cell office:value-type="string">
            <text:p>Immun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8-9641</text:p>
          </table:table-cell>
          <table:table-cell office:value-type="string">
            <text:p>MEDICINA I <text:s text:c="39"/></text:p>
          </table:table-cell>
          <table:table-cell office:value-type="string">
            <text:p>Immunology and Cell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78</text:p>
          </table:table-cell>
          <table:table-cell office:value-type="string">
            <text:p>MEDICINA I <text:s text:c="39"/></text:p>
          </table:table-cell>
          <table:table-cell office:value-type="string">
            <text:p>Immunolog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919</text:p>
          </table:table-cell>
          <table:table-cell office:value-type="string">
            <text:p>MEDICINA I <text:s text:c="39"/></text:p>
          </table:table-cell>
          <table:table-cell office:value-type="string">
            <text:p>Immunology Today (Reference ed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3973</text:p>
          </table:table-cell>
          <table:table-cell office:value-type="string">
            <text:p>MEDICINA I <text:s text:c="39"/></text:p>
          </table:table-cell>
          <table:table-cell office:value-type="string">
            <text:p>Immunopharmacology and Immuno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6163</text:p>
          </table:table-cell>
          <table:table-cell office:value-type="string">
            <text:p>MEDICINA I <text:s text:c="39"/></text:p>
          </table:table-cell>
          <table:table-cell office:value-type="string">
            <text:p>Implant Dent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661</text:p>
          </table:table-cell>
          <table:table-cell office:value-type="string">
            <text:p>MEDICINA I <text:s text:c="39"/></text:p>
          </table:table-cell>
          <table:table-cell office:value-type="string">
            <text:p>Implant New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338</text:p>
          </table:table-cell>
          <table:table-cell office:value-type="string">
            <text:p>MEDICINA I <text:s text:c="39"/></text:p>
          </table:table-cell>
          <table:table-cell office:value-type="string">
            <text:p>In Silico Biology (Gedruk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3207</text:p>
          </table:table-cell>
          <table:table-cell office:value-type="string">
            <text:p>MEDICINA I <text:s text:c="39"/></text:p>
          </table:table-cell>
          <table:table-cell office:value-type="string">
            <text:p>In Silico Bi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2690</text:p>
          </table:table-cell>
          <table:table-cell office:value-type="string">
            <text:p>MEDICINA I <text:s text:c="39"/></text:p>
          </table:table-cell>
          <table:table-cell office:value-type="string">
            <text:p>In Vitro Cellular &amp; Developmental Biology. Anim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6323</text:p>
          </table:table-cell>
          <table:table-cell office:value-type="string">
            <text:p>MEDICINA I <text:s text:c="39"/></text:p>
          </table:table-cell>
          <table:table-cell office:value-type="string">
            <text:p>Indian Journal of Dermatology Venereology and Lepr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0857</text:p>
          </table:table-cell>
          <table:table-cell office:value-type="string">
            <text:p>MEDICINA I <text:s text:c="39"/></text:p>
          </table:table-cell>
          <table:table-cell office:value-type="string">
            <text:p>Indian Journal of Medical Micro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5359</text:p>
          </table:table-cell>
          <table:table-cell office:value-type="string">
            <text:p>MEDICINA I <text:s text:c="39"/></text:p>
          </table:table-cell>
          <table:table-cell office:value-type="string">
            <text:p>Indian Journal of Med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5456</text:p>
          </table:table-cell>
          <table:table-cell office:value-type="string">
            <text:p>MEDICINA I <text:s text:c="39"/></text:p>
          </table:table-cell>
          <table:table-cell office:value-type="string">
            <text:p>Indian Journal of Pedi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5666</text:p>
          </table:table-cell>
          <table:table-cell office:value-type="string">
            <text:p>MEDICINA I <text:s text:c="39"/></text:p>
          </table:table-cell>
          <table:table-cell office:value-type="string">
            <text:p>Indian Journal of Physiotherapy and Occupational Therap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5545</text:p>
          </table:table-cell>
          <table:table-cell office:value-type="string">
            <text:p>MEDICINA I <text:s text:c="39"/></text:p>
          </table:table-cell>
          <table:table-cell office:value-type="string">
            <text:p>Indian Journal of Psychia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6292</text:p>
          </table:table-cell>
          <table:table-cell office:value-type="string">
            <text:p>MEDICINA I <text:s text:c="39"/></text:p>
          </table:table-cell>
          <table:table-cell office:value-type="string">
            <text:p>Indian Pacing and Electrophysiology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6061</text:p>
          </table:table-cell>
          <table:table-cell office:value-type="string">
            <text:p>MEDICINA I <text:s text:c="39"/></text:p>
          </table:table-cell>
          <table:table-cell office:value-type="string">
            <text:p>Indian Pedi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6947</text:p>
          </table:table-cell>
          <table:table-cell office:value-type="string">
            <text:p>MEDICINA I <text:s text:c="39"/></text:p>
          </table:table-cell>
          <table:table-cell office:value-type="string">
            <text:p>Indoor Ai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19</text:p>
          </table:table-cell>
          <table:table-cell office:value-type="string">
            <text:p>MEDICINA I <text:s text:c="39"/></text:p>
          </table:table-cell>
          <table:table-cell office:value-type="string">
            <text:p>Infarma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26</text:p>
          </table:table-cell>
          <table:table-cell office:value-type="string">
            <text:p>MEDICINA I <text:s text:c="39"/></text:p>
          </table:table-cell>
          <table:table-cell office:value-type="string">
            <text:p>Inf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9567</text:p>
          </table:table-cell>
          <table:table-cell office:value-type="string">
            <text:p>MEDICINA I <text:s text:c="39"/></text:p>
          </table:table-cell>
          <table:table-cell office:value-type="string">
            <text:p>Infection and Immuni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23X</text:p>
          </table:table-cell>
          <table:table-cell office:value-type="string">
            <text:p>MEDICINA I <text:s text:c="39"/></text:p>
          </table:table-cell>
          <table:table-cell office:value-type="string">
            <text:p>Infection Control and Hospital Epidem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48</text:p>
          </table:table-cell>
          <table:table-cell office:value-type="string">
            <text:p>MEDICINA I <text:s text:c="39"/></text:p>
          </table:table-cell>
          <table:table-cell office:value-type="string">
            <text:p>Infection, Genetics and Evolu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0-9378</text:p>
          </table:table-cell>
          <table:table-cell office:value-type="string">
            <text:p>MEDICINA I <text:s text:c="39"/></text:p>
          </table:table-cell>
          <table:table-cell office:value-type="string">
            <text:p>Infectious Agents and Canc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5520</text:p>
          </table:table-cell>
          <table:table-cell office:value-type="string">
            <text:p>MEDICINA I <text:s text:c="39"/></text:p>
          </table:table-cell>
          <table:table-cell office:value-type="string">
            <text:p>Infectious Disease Clinics of North Ame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5281</text:p>
          </table:table-cell>
          <table:table-cell office:value-type="string">
            <text:p>MEDICINA I <text:s text:c="39"/></text:p>
          </table:table-cell>
          <table:table-cell office:value-type="string">
            <text:p>Inflammation &amp; Allergy. Drug Targe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3830</text:p>
          </table:table-cell>
          <table:table-cell office:value-type="string">
            <text:p>MEDICINA I <text:s text:c="39"/></text:p>
          </table:table-cell>
          <table:table-cell office:value-type="string">
            <text:p>Inflammation Research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0998</text:p>
          </table:table-cell>
          <table:table-cell office:value-type="string">
            <text:p>MEDICINA I <text:s text:c="39"/></text:p>
          </table:table-cell>
          <table:table-cell office:value-type="string">
            <text:p>Inflammatory Bowel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692</text:p>
          </table:table-cell>
          <table:table-cell office:value-type="string">
            <text:p>MEDICINA I <text:s text:c="39"/></text:p>
          </table:table-cell>
          <table:table-cell office:value-type="string">
            <text:p>Inflammopharmacology (Dordrecht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379</text:p>
          </table:table-cell>
          <table:table-cell office:value-type="string">
            <text:p>MEDICINA I <text:s text:c="39"/></text:p>
          </table:table-cell>
          <table:table-cell office:value-type="string">
            <text:p>Information Systems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189</text:p>
          </table:table-cell>
          <table:table-cell office:value-type="string">
            <text:p>MEDICINA I <text:s text:c="39"/></text:p>
          </table:table-cell>
          <table:table-cell office:value-type="string">
            <text:p>Informativo SB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673</text:p>
          </table:table-cell>
          <table:table-cell office:value-type="string">
            <text:p>MEDICINA I <text:s text:c="39"/></text:p>
          </table:table-cell>
          <table:table-cell office:value-type="string">
            <text:p>Informe Epidemiologico do SUS (Cessou em 2002. Cont. ISSN 1679-4974 Epidemiologia e Serviços de Saú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8378</text:p>
          </table:table-cell>
          <table:table-cell office:value-type="string">
            <text:p>MEDICINA I <text:s text:c="39"/></text:p>
          </table:table-cell>
          <table:table-cell office:value-type="string">
            <text:p>Inhalation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8047</text:p>
          </table:table-cell>
          <table:table-cell office:value-type="string">
            <text:p>MEDICINA I <text:s text:c="39"/></text:p>
          </table:table-cell>
          <table:table-cell office:value-type="string">
            <text:p>Injury Preven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9845</text:p>
          </table:table-cell>
          <table:table-cell office:value-type="string">
            <text:p>MEDICINA I <text:s text:c="39"/></text:p>
          </table:table-cell>
          <table:table-cell office:value-type="string">
            <text:p>Innovations (Philadelphia, Pa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1748</text:p>
          </table:table-cell>
          <table:table-cell office:value-type="string">
            <text:p>MEDICINA I <text:s text:c="39"/></text:p>
          </table:table-cell>
          <table:table-cell office:value-type="string">
            <text:p>Insect Biochemistry and Molecular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7979</text:p>
          </table:table-cell>
          <table:table-cell office:value-type="string">
            <text:p>MEDICINA I <text:s text:c="39"/></text:p>
          </table:table-cell>
          <table:table-cell office:value-type="string">
            <text:p>Inside Dent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1044</text:p>
          </table:table-cell>
          <table:table-cell office:value-type="string">
            <text:p>MEDICINA I <text:s text:c="39"/></text:p>
          </table:table-cell>
          <table:table-cell office:value-type="string">
            <text:p>Insuficiencia Cardía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4642</text:p>
          </table:table-cell>
          <table:table-cell office:value-type="string">
            <text:p>MEDICINA I <text:s text:c="39"/></text:p>
          </table:table-cell>
          <table:table-cell office:value-type="string">
            <text:p>Intensive Care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9293</text:p>
          </table:table-cell>
          <table:table-cell office:value-type="string">
            <text:p>MEDICINA I <text:s text:c="39"/></text:p>
          </table:table-cell>
          <table:table-cell office:value-type="string">
            <text:p>Interactive Cardiovascular and Thoracic Surge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844</text:p>
          </table:table-cell>
          <table:table-cell office:value-type="string">
            <text:p>MEDICINA I <text:s text:c="39"/></text:p>
          </table:table-cell>
          <table:table-cell office:value-type="string">
            <text:p>Interciencia (Caraca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MEDICINA I <text:s text:c="39"/></text:p>
          </table:table-cell>
          <table:table-cell office:value-type="string">
            <text:p>Interface (Botucat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9590</text:p>
          </table:table-cell>
          <table:table-cell office:value-type="string">
            <text:p>MEDICINA I <text:s text:c="39"/></text:p>
          </table:table-cell>
          <table:table-cell office:value-type="string">
            <text:p>International Angiology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2438</text:p>
          </table:table-cell>
          <table:table-cell office:value-type="string">
            <text:p>MEDICINA I <text:s text:c="39"/></text:p>
          </table:table-cell>
          <table:table-cell office:value-type="string">
            <text:p>International Archives of Aller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538</text:p>
          </table:table-cell>
          <table:table-cell office:value-type="string">
            <text:p>MEDICINA I <text:s text:c="39"/></text:p>
          </table:table-cell>
          <table:table-cell office:value-type="string">
            <text:p>International Braz J Uro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119</text:p>
          </table:table-cell>
          <table:table-cell office:value-type="string">
            <text:p>MEDICINA I <text:s text:c="39"/></text:p>
          </table:table-cell>
          <table:table-cell office:value-type="string">
            <text:p>International Braz J Uro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1-5131</text:p>
          </table:table-cell>
          <table:table-cell office:value-type="string">
            <text:p>MEDICINA I <text:s text:c="39"/></text:p>
          </table:table-cell>
          <table:table-cell office:value-type="string">
            <text:p>International Congress Ser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6946</text:p>
          </table:table-cell>
          <table:table-cell office:value-type="string">
            <text:p>MEDICINA I <text:s text:c="39"/></text:p>
          </table:table-cell>
          <table:table-cell office:value-type="string">
            <text:p>International Dairy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6539</text:p>
          </table:table-cell>
          <table:table-cell office:value-type="string">
            <text:p>MEDICINA I <text:s text:c="39"/></text:p>
          </table:table-cell>
          <table:table-cell office:value-type="string">
            <text:p>International Dental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885</text:p>
          </table:table-cell>
          <table:table-cell office:value-type="string">
            <text:p>MEDICINA I <text:s text:c="39"/></text:p>
          </table:table-cell>
          <table:table-cell office:value-type="string">
            <text:p>International Endodontic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9-2365</text:p>
          </table:table-cell>
          <table:table-cell office:value-type="string">
            <text:p>MEDICINA I <text:s text:c="39"/></text:p>
          </table:table-cell>
          <table:table-cell office:value-type="string">
            <text:p>International Heart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78</text:p>
          </table:table-cell>
          <table:table-cell office:value-type="string">
            <text:p>MEDICINA I <text:s text:c="39"/></text:p>
          </table:table-cell>
          <table:table-cell office:value-type="string">
            <text:p>International 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MEDICINA I <text:s text:c="39"/></text:p>
          </table:table-cell>
          <table:table-cell office:value-type="string">
            <text:p>International Immuno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19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for Parasi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831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for Vitamin and Nutritio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8579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Antimicrobial Agen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4292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Artificial Intelligence in Educ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1319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Atherosclero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2725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Biochemistry &amp; Cel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130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Biological Macromolecul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36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Cance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6924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Cancer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Card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9106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Chronic Obstructive Pulmonary Disease (Cessou em 2008. Cont. ISSN 1178-2005 International Journal of COP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1965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Clinical Pharmacology and Therapeu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5031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Clinical Practice (Eshe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1958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Colorectal Diseas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9059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Der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5748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Developmental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71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9673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Experimental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05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Food Mic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7486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Food Sciences and Nutr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0739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Gastrointestinal Cancer (Online) (Cessou em 2006. Cont. ISSN 1941-6636 Journal of Gastrointestinal Cancer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230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Geriatric 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92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Gynaecology and Obste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891X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Gynecological Canc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1691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Gynecological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8447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Gynecology &amp; Obstetrics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3121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Immunogene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6320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Immunopathology an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0561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Immunopharma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9930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Impotenc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1-9712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Infectious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271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Infrared and Millimeter Wav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5521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Laboratory Hema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2527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Law and Psychia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9827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Legal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916X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Leprosy and other Mycobacterial Diseases (Cessou em 200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4-7346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Lower Extremity Woun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8023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Magnetic Resonance Imag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3806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Mass Spectrome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5056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Medical Infor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9-1907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Med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9437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Medicinal Mushroo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8931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Methods in Psychiatric Research (Cessou em 199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7-3756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Molecular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0067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Molecular Scienc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502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Morph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67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Morph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454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Neuro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618X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Nursing Terminologies and Classif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0565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Obes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624X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Offender Therapy and Comparative Crimi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9-6439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1-5027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Oral and Maxillofacial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39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Paediatric Dent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197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Pancrea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876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Pediatric Otorhinolaryng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9200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Prisoner Healt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1501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Psychiatry in Clinical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2174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Psychiatry in 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78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Psycho-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08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Quantum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3002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Radiation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016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Radiation Oncology, Biology,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5282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Rehabilitatio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40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Social Psychia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484X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Sport Nutrition and Exercise Metabolis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4622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Sports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4624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STD &amp; A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9191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Surge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8969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Surgical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623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Technology Assessment in Health Ca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9-8172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U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2-2042</text:p>
          </table:table-cell>
          <table:table-cell office:value-type="string">
            <text:p>MEDICINA I <text:s text:c="39"/></text:p>
          </table:table-cell>
          <table:table-cell office:value-type="string">
            <text:p>International Journal of Ur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8963</text:p>
          </table:table-cell>
          <table:table-cell office:value-type="string">
            <text:p>MEDICINA I <text:s text:c="39"/></text:p>
          </table:table-cell>
          <table:table-cell office:value-type="string">
            <text:p>International MS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01</text:p>
          </table:table-cell>
          <table:table-cell office:value-type="string">
            <text:p>MEDICINA I <text:s text:c="39"/></text:p>
          </table:table-cell>
          <table:table-cell office:value-type="string">
            <text:p>International Ophtalm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2695</text:p>
          </table:table-cell>
          <table:table-cell office:value-type="string">
            <text:p>MEDICINA I <text:s text:c="39"/></text:p>
          </table:table-cell>
          <table:table-cell office:value-type="string">
            <text:p>International Orthopaed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265</text:p>
          </table:table-cell>
          <table:table-cell office:value-type="string">
            <text:p>MEDICINA I <text:s text:c="39"/></text:p>
          </table:table-cell>
          <table:table-cell office:value-type="string">
            <text:p>International Pediatr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6102</text:p>
          </table:table-cell>
          <table:table-cell office:value-type="string">
            <text:p>MEDICINA I <text:s text:c="39"/></text:p>
          </table:table-cell>
          <table:table-cell office:value-type="string">
            <text:p>International Psychogeria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261</text:p>
          </table:table-cell>
          <table:table-cell office:value-type="string">
            <text:p>MEDICINA I <text:s text:c="39"/></text:p>
          </table:table-cell>
          <table:table-cell office:value-type="string">
            <text:p>International Review of Psychia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868</text:p>
          </table:table-cell>
          <table:table-cell office:value-type="string">
            <text:p>MEDICINA I <text:s text:c="39"/></text:p>
          </table:table-cell>
          <table:table-cell office:value-type="string">
            <text:p>International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3462</text:p>
          </table:table-cell>
          <table:table-cell office:value-type="string">
            <text:p>MEDICINA I <text:s text:c="39"/></text:p>
          </table:table-cell>
          <table:table-cell office:value-type="string">
            <text:p>International Urogynecology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623</text:p>
          </table:table-cell>
          <table:table-cell office:value-type="string">
            <text:p>MEDICINA I <text:s text:c="39"/></text:p>
          </table:table-cell>
          <table:table-cell office:value-type="string">
            <text:p>International Urology and Neph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 <text:s text:c="39"/></text:p>
          </table:table-cell>
          <table:table-cell office:value-type="string">
            <text:p>Internet Electronic Journal Nanociencia et Moletró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526</text:p>
          </table:table-cell>
          <table:table-cell office:value-type="string">
            <text:p>MEDICINA I <text:s text:c="39"/></text:p>
          </table:table-cell>
          <table:table-cell office:value-type="string">
            <text:p>Intervi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4-307X</text:p>
          </table:table-cell>
          <table:table-cell office:value-type="string">
            <text:p>MEDICINA I <text:s text:c="39"/></text:p>
          </table:table-cell>
          <table:table-cell office:value-type="string">
            <text:p>Invertebrate Survival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5-5133</text:p>
          </table:table-cell>
          <table:table-cell office:value-type="string">
            <text:p>MEDICINA I <text:s text:c="39"/></text:p>
          </table:table-cell>
          <table:table-cell office:value-type="string">
            <text:p>Investigación Clí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997</text:p>
          </table:table-cell>
          <table:table-cell office:value-type="string">
            <text:p>MEDICINA I <text:s text:c="39"/></text:p>
          </table:table-cell>
          <table:table-cell office:value-type="string">
            <text:p>Investigational New Drug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0404</text:p>
          </table:table-cell>
          <table:table-cell office:value-type="string">
            <text:p>MEDICINA I <text:s text:c="39"/></text:p>
          </table:table-cell>
          <table:table-cell office:value-type="string">
            <text:p>Investigative Ophthalmology &amp; Visu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5-1559</text:p>
          </table:table-cell>
          <table:table-cell office:value-type="string">
            <text:p>MEDICINA I <text:s text:c="39"/></text:p>
          </table:table-cell>
          <table:table-cell office:value-type="string">
            <text:p>ISIJ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020</text:p>
          </table:table-cell>
          <table:table-cell office:value-type="string">
            <text:p>MEDICINA I <text:s text:c="39"/></text:p>
          </table:table-cell>
          <table:table-cell office:value-type="string">
            <text:p>Isokinetics and Exercise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9152</text:p>
          </table:table-cell>
          <table:table-cell office:value-type="string">
            <text:p>MEDICINA I <text:s text:c="39"/></text:p>
          </table:table-cell>
          <table:table-cell office:value-type="string">
            <text:p>Israel Journal of Veterinary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5-1088</text:p>
          </table:table-cell>
          <table:table-cell office:value-type="string">
            <text:p>MEDICINA I <text:s text:c="39"/></text:p>
          </table:table-cell>
          <table:table-cell office:value-type="string">
            <text:p>Israel Medical Association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9-471X</text:p>
          </table:table-cell>
          <table:table-cell office:value-type="string">
            <text:p>MEDICINA I <text:s text:c="39"/></text:p>
          </table:table-cell>
          <table:table-cell office:value-type="string">
            <text:p>Italian Heart Journal (Cessou em 2005. Cont. ISSN 1558-2027 Journal of Cardiovascular Medicine (Hagerstown, Md.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7-9562</text:p>
          </table:table-cell>
          <table:table-cell office:value-type="string">
            <text:p>MEDICINA I <text:s text:c="39"/></text:p>
          </table:table-cell>
          <table:table-cell office:value-type="string">
            <text:p>ITBM RBM (Cessou em 2006. Cont. ISSN 1959-0318 IRB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543</text:p>
          </table:table-cell>
          <table:table-cell office:value-type="string">
            <text:p>MEDICINA I <text:s text:c="39"/></text:p>
          </table:table-cell>
          <table:table-cell office:value-type="string">
            <text:p>IUBMB Life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7484</text:p>
          </table:table-cell>
          <table:table-cell office:value-type="string">
            <text:p>MEDICINA I <text:s text:c="39"/></text:p>
          </table:table-cell>
          <table:table-cell office:value-type="string">
            <text:p>JAMA (Chicago, Ill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4868</text:p>
          </table:table-cell>
          <table:table-cell office:value-type="string">
            <text:p>MEDICINA I <text:s text:c="39"/></text:p>
          </table:table-cell>
          <table:table-cell office:value-type="string">
            <text:p>Japanese Heart Journal (Cessou em 2004. Cont. ISSN 1349-2365 International Heart Journa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0-5050</text:p>
          </table:table-cell>
          <table:table-cell office:value-type="string">
            <text:p>MEDICINA I <text:s text:c="39"/></text:p>
          </table:table-cell>
          <table:table-cell office:value-type="string">
            <text:p>Japanese Journal of Cancer Research (Cessou em 2002. Cont. ISSN 1347-9032 Cancer Scienc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6-6267</text:p>
          </table:table-cell>
          <table:table-cell office:value-type="string">
            <text:p>MEDICINA I <text:s text:c="39"/></text:p>
          </table:table-cell>
          <table:table-cell office:value-type="string">
            <text:p>Japanese Journal of Cardiovascular Disease Preven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2811</text:p>
          </table:table-cell>
          <table:table-cell office:value-type="string">
            <text:p>MEDICINA I <text:s text:c="39"/></text:p>
          </table:table-cell>
          <table:table-cell office:value-type="string">
            <text:p>Japanese Journal of Clinical On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6304</text:p>
          </table:table-cell>
          <table:table-cell office:value-type="string">
            <text:p>MEDICINA I <text:s text:c="39"/></text:p>
          </table:table-cell>
          <table:table-cell office:value-type="string">
            <text:p>Japanese Journal of Infectious Diseas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5198</text:p>
          </table:table-cell>
          <table:table-cell office:value-type="string">
            <text:p>MEDICINA I <text:s text:c="39"/></text:p>
          </table:table-cell>
          <table:table-cell office:value-type="string">
            <text:p>Japanese Journal of Pharmacology (Cessou em 2002. Cont. ISSN 1347-8613 Journal of Pharmacological Scienc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437X</text:p>
          </table:table-cell>
          <table:table-cell office:value-type="string">
            <text:p>MEDICINA I <text:s text:c="39"/></text:p>
          </table:table-cell>
          <table:table-cell office:value-type="string">
            <text:p>JAT. Journal of Applied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50</text:p>
          </table:table-cell>
          <table:table-cell office:value-type="string">
            <text:p>MEDICINA I <text:s text:c="39"/></text:p>
          </table:table-cell>
          <table:table-cell office:value-type="string">
            <text:p>JBA. Jornal Brasileiro de Oclusão, ATM &amp; Dor Oro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467</text:p>
          </table:table-cell>
          <table:table-cell office:value-type="string">
            <text:p>MEDICINA I <text:s text:c="39"/></text:p>
          </table:table-cell>
          <table:table-cell office:value-type="string">
            <text:p>JBC. Jornal Brasileiro de Clínica Odontológica Integr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37</text:p>
          </table:table-cell>
          <table:table-cell office:value-type="string">
            <text:p>MEDICINA I <text:s text:c="39"/></text:p>
          </table:table-cell>
          <table:table-cell office:value-type="string">
            <text:p>JBE. Jornal Brasileiro de Endodont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848</text:p>
          </table:table-cell>
          <table:table-cell office:value-type="string">
            <text:p>MEDICINA I <text:s text:c="39"/></text:p>
          </table:table-cell>
          <table:table-cell office:value-type="string">
            <text:p>JBF. Jornal Brasileiro de Fitoterap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846</text:p>
          </table:table-cell>
          <table:table-cell office:value-type="string">
            <text:p>MEDICINA I <text:s text:c="39"/></text:p>
          </table:table-cell>
          <table:table-cell office:value-type="string">
            <text:p>JBP. Jornal Brasileiro de Odontopediatria &amp; Odontologia do Bebê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387</text:p>
          </table:table-cell>
          <table:table-cell office:value-type="string">
            <text:p>MEDICINA I <text:s text:c="39"/></text:p>
          </table:table-cell>
          <table:table-cell office:value-type="string">
            <text:p>JBT. Jornal Brasileiro de Transplan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9959</text:p>
          </table:table-cell>
          <table:table-cell office:value-type="string">
            <text:p>MEDICINA I <text:s text:c="39"/></text:p>
          </table:table-cell>
          <table:table-cell office:value-type="string">
            <text:p>JEADV. Journal of the European Academy of Dermatology and Venere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0168</text:p>
          </table:table-cell>
          <table:table-cell office:value-type="string">
            <text:p>MEDICINA I <text:s text:c="39"/></text:p>
          </table:table-cell>
          <table:table-cell office:value-type="string">
            <text:p>JEADV. Journal of the European Academy of Dermatology and Venereology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2300</text:p>
          </table:table-cell>
          <table:table-cell office:value-type="string">
            <text:p>MEDICINA I <text:s text:c="39"/></text:p>
          </table:table-cell>
          <table:table-cell office:value-type="string">
            <text:p>JIMR On-Lin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8428</text:p>
          </table:table-cell>
          <table:table-cell office:value-type="string">
            <text:p>MEDICINA I <text:s text:c="39"/></text:p>
          </table:table-cell>
          <table:table-cell office:value-type="string">
            <text:p>JN. Journal of Nephrology (Milano. 1992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7-319X</text:p>
          </table:table-cell>
          <table:table-cell office:value-type="string">
            <text:p>MEDICINA I <text:s text:c="39"/></text:p>
          </table:table-cell>
          <table:table-cell office:value-type="string">
            <text:p>Joint Bone Sp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8577</text:p>
          </table:table-cell>
          <table:table-cell office:value-type="string">
            <text:p>MEDICINA I <text:s text:c="39"/></text:p>
          </table:table-cell>
          <table:table-cell office:value-type="string">
            <text:p>JOP. Journal of the Pancrea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231</text:p>
          </table:table-cell>
          <table:table-cell office:value-type="string">
            <text:p>MEDICINA I <text:s text:c="39"/></text:p>
          </table:table-cell>
          <table:table-cell office:value-type="string">
            <text:p>Jornal Brasileiro de AID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08</text:p>
          </table:table-cell>
          <table:table-cell office:value-type="string">
            <text:p>MEDICINA I <text:s text:c="39"/></text:p>
          </table:table-cell>
          <table:table-cell office:value-type="string">
            <text:p>Jornal Brasileiro de Fonoaudi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436</text:p>
          </table:table-cell>
          <table:table-cell office:value-type="string">
            <text:p>MEDICINA I <text:s text:c="39"/></text:p>
          </table:table-cell>
          <table:table-cell office:value-type="string">
            <text:p>Jornal Brasileiro de Gastroente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77</text:p>
          </table:table-cell>
          <table:table-cell office:value-type="string">
            <text:p>MEDICINA I <text:s text:c="39"/></text:p>
          </table:table-cell>
          <table:table-cell office:value-type="string">
            <text:p>Jornal Brasileiro de Medic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800</text:p>
          </table:table-cell>
          <table:table-cell office:value-type="string">
            <text:p>MEDICINA I <text:s text:c="39"/></text:p>
          </table:table-cell>
          <table:table-cell office:value-type="string">
            <text:p>Jornal Brasileiro de Nef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18</text:p>
          </table:table-cell>
          <table:table-cell office:value-type="string">
            <text:p>MEDICINA I <text:s text:c="39"/></text:p>
          </table:table-cell>
          <table:table-cell office:value-type="string">
            <text:p>Jornal Brasileiro de Neurocirur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700</text:p>
          </table:table-cell>
          <table:table-cell office:value-type="string">
            <text:p>MEDICINA I <text:s text:c="39"/></text:p>
          </table:table-cell>
          <table:table-cell office:value-type="string">
            <text:p>Jornal Brasileiro de Neuropsiquiatria Geriátr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569</text:p>
          </table:table-cell>
          <table:table-cell office:value-type="string">
            <text:p>MEDICINA I <text:s text:c="39"/></text:p>
          </table:table-cell>
          <table:table-cell office:value-type="string">
            <text:p>Jornal Brasileiro de Ortodontia &amp; Ortopedia 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90</text:p>
          </table:table-cell>
          <table:table-cell office:value-type="string">
            <text:p>MEDICINA I <text:s text:c="39"/></text:p>
          </table:table-cell>
          <table:table-cell office:value-type="string">
            <text:p>Jornal Brasileiro de P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44</text:p>
          </table:table-cell>
          <table:table-cell office:value-type="string">
            <text:p>MEDICINA I <text:s text:c="39"/></text:p>
          </table:table-cell>
          <table:table-cell office:value-type="string">
            <text:p>Jornal Brasileiro de Patologia e Medicina Laborator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MEDICINA I <text:s text:c="39"/></text:p>
          </table:table-cell>
          <table:table-cell office:value-type="string">
            <text:p>Jornal Brasileiro de Pneum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56</text:p>
          </table:table-cell>
          <table:table-cell office:value-type="string">
            <text:p>MEDICINA I <text:s text:c="39"/></text:p>
          </table:table-cell>
          <table:table-cell office:value-type="string">
            <text:p>Jornal Brasileiro de Pneum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85</text:p>
          </table:table-cell>
          <table:table-cell office:value-type="string">
            <text:p>MEDICINA I <text:s text:c="39"/></text:p>
          </table:table-cell>
          <table:table-cell office:value-type="string">
            <text:p>Jornal Brasileiro de Psiquiatria (UFRJ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93</text:p>
          </table:table-cell>
          <table:table-cell office:value-type="string">
            <text:p>MEDICINA I <text:s text:c="39"/></text:p>
          </table:table-cell>
          <table:table-cell office:value-type="string">
            <text:p>Jornal Brasileiro de Reprodução Assistid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55X</text:p>
          </table:table-cell>
          <table:table-cell office:value-type="string">
            <text:p>MEDICINA I <text:s text:c="39"/></text:p>
          </table:table-cell>
          <table:table-cell office:value-type="string">
            <text:p>Jornal da Ciê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312</text:p>
          </table:table-cell>
          <table:table-cell office:value-type="string">
            <text:p>MEDICINA I <text:s text:c="39"/></text:p>
          </table:table-cell>
          <table:table-cell office:value-type="string">
            <text:p>Jornal da LIRN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MEDICINA I <text:s text:c="39"/></text:p>
          </table:table-cell>
          <table:table-cell office:value-type="string">
            <text:p>Jornal de Pediatr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82</text:p>
          </table:table-cell>
          <table:table-cell office:value-type="string">
            <text:p>MEDICINA I <text:s text:c="39"/></text:p>
          </table:table-cell>
          <table:table-cell office:value-type="string">
            <text:p>Jornal de Pediatr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86</text:p>
          </table:table-cell>
          <table:table-cell office:value-type="string">
            <text:p>MEDICINA I <text:s text:c="39"/></text:p>
          </table:table-cell>
          <table:table-cell office:value-type="string">
            <text:p>Jornal de Pneumologia (Impresso) (Cessou em 2003. Cont. ISSN 1806-3713 Jornal Brasileiro de Pneumologia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166</text:p>
          </table:table-cell>
          <table:table-cell office:value-type="string">
            <text:p>MEDICINA I <text:s text:c="39"/></text:p>
          </table:table-cell>
          <table:table-cell office:value-type="string">
            <text:p>Jornal Paranaense de Pedia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449</text:p>
          </table:table-cell>
          <table:table-cell office:value-type="string">
            <text:p>MEDICINA I <text:s text:c="39"/></text:p>
          </table:table-cell>
          <table:table-cell office:value-type="string">
            <text:p>Jornal Vascular Brasileir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301</text:p>
          </table:table-cell>
          <table:table-cell office:value-type="string">
            <text:p>MEDICINA I <text:s text:c="39"/></text:p>
          </table:table-cell>
          <table:table-cell office:value-type="string">
            <text:p>Jornal Vascular Brasileir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0379</text:p>
          </table:table-cell>
          <table:table-cell office:value-type="string">
            <text:p>MEDICINA I <text:s text:c="39"/></text:p>
          </table:table-cell>
          <table:table-cell office:value-type="string">
            <text:p>Journal der Deutschen Dermatologischen Gesellschaft (Print) / Journal of the German Society of Dermat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8-0499</text:p>
          </table:table-cell>
          <table:table-cell office:value-type="string">
            <text:p>MEDICINA I <text:s text:c="39"/></text:p>
          </table:table-cell>
          <table:table-cell office:value-type="string">
            <text:p>Journal des Maladies Vasculair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7-7352</text:p>
          </table:table-cell>
          <table:table-cell office:value-type="string">
            <text:p>MEDICINA I <text:s text:c="39"/></text:p>
          </table:table-cell>
          <table:table-cell office:value-type="string">
            <text:p>Journal International de Bioéthique (199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4135</text:p>
          </table:table-cell>
          <table:table-cell office:value-type="string">
            <text:p>MEDICINA I <text:s text:c="39"/></text:p>
          </table:table-cell>
          <table:table-cell office:value-type="string">
            <text:p>Journal of Acquired Immune Deficiency Syndromes (199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9450</text:p>
          </table:table-cell>
          <table:table-cell office:value-type="string">
            <text:p>MEDICINA I <text:s text:c="39"/></text:p>
          </table:table-cell>
          <table:table-cell office:value-type="string">
            <text:p>Journal of Acquired Immune Deficiency Syndromes and Human Retrovirology (Cessou em 1999. Cont. ISSN 1525-4135 Journal of Acquired Immune Deficiency Syndromes (1999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139X</text:p>
          </table:table-cell>
          <table:table-cell office:value-type="string">
            <text:p>MEDICINA I <text:s text:c="39"/></text:p>
          </table:table-cell>
          <table:table-cell office:value-type="string">
            <text:p>Journal of Adolescent Healt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2402</text:p>
          </table:table-cell>
          <table:table-cell office:value-type="string">
            <text:p>MEDICINA I <text:s text:c="39"/></text:p>
          </table:table-cell>
          <table:table-cell office:value-type="string">
            <text:p>Journal of Advanced Nurs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27</text:p>
          </table:table-cell>
          <table:table-cell office:value-type="string">
            <text:p>MEDICINA I <text:s text:c="39"/></text:p>
          </table:table-cell>
          <table:table-cell office:value-type="string">
            <text:p>Journal of Affective Disord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MEDICINA I <text:s text:c="39"/></text:p>
          </table:table-cell>
          <table:table-cell office:value-type="string">
            <text:p>Journal of Agricultural and Foo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6749</text:p>
          </table:table-cell>
          <table:table-cell office:value-type="string">
            <text:p>MEDICINA I <text:s text:c="39"/></text:p>
          </table:table-cell>
          <table:table-cell office:value-type="string">
            <text:p>Journal of Allergy and Clinical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4-8481</text:p>
          </table:table-cell>
          <table:table-cell office:value-type="string">
            <text:p>MEDICINA I <text:s text:c="39"/></text:p>
          </table:table-cell>
          <table:table-cell office:value-type="string">
            <text:p>Journal of American College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2668</text:p>
          </table:table-cell>
          <table:table-cell office:value-type="string">
            <text:p>MEDICINA I <text:s text:c="39"/></text:p>
          </table:table-cell>
          <table:table-cell office:value-type="string">
            <text:p>Journal of Animal Breeding and Genetics (198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091</text:p>
          </table:table-cell>
          <table:table-cell office:value-type="string">
            <text:p>MEDICINA I <text:s text:c="39"/></text:p>
          </table:table-cell>
          <table:table-cell office:value-type="string">
            <text:p>Journal of Antimicrobial Chemotherap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453</text:p>
          </table:table-cell>
          <table:table-cell office:value-type="string">
            <text:p>MEDICINA I <text:s text:c="39"/></text:p>
          </table:table-cell>
          <table:table-cell office:value-type="string">
            <text:p>Journal of Antimicrobial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39</text:p>
          </table:table-cell>
          <table:table-cell office:value-type="string">
            <text:p>MEDICINA I <text:s text:c="39"/></text:p>
          </table:table-cell>
          <table:table-cell office:value-type="string">
            <text:p>Journal of Apicultur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4-1983</text:p>
          </table:table-cell>
          <table:table-cell office:value-type="string">
            <text:p>MEDICINA I <text:s text:c="39"/></text:p>
          </table:table-cell>
          <table:table-cell office:value-type="string">
            <text:p>Journal of Applied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MEDICINA I <text:s text:c="39"/></text:p>
          </table:table-cell>
          <table:table-cell office:value-type="string">
            <text:p>Journal of Applied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MEDICINA I <text:s text:c="39"/></text:p>
          </table:table-cell>
          <table:table-cell office:value-type="string">
            <text:p>Journal of Applied Oral Scienc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65</text:p>
          </table:table-cell>
          <table:table-cell office:value-type="string">
            <text:p>MEDICINA I <text:s text:c="39"/></text:p>
          </table:table-cell>
          <table:table-cell office:value-type="string">
            <text:p>Journal of Applied Oral Scienc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0-7587</text:p>
          </table:table-cell>
          <table:table-cell office:value-type="string">
            <text:p>MEDICINA I <text:s text:c="39"/></text:p>
          </table:table-cell>
          <table:table-cell office:value-type="string">
            <text:p>Journal of Applied Physiology (1985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7229</text:p>
          </table:table-cell>
          <table:table-cell office:value-type="string">
            <text:p>MEDICINA I <text:s text:c="39"/></text:p>
          </table:table-cell>
          <table:table-cell office:value-type="string">
            <text:p>Journal of Artificial Orga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0468</text:p>
          </table:table-cell>
          <table:table-cell office:value-type="string">
            <text:p>MEDICINA I <text:s text:c="39"/></text:p>
          </table:table-cell>
          <table:table-cell office:value-type="string">
            <text:p>Journal of Assisted Reproduction and 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0547</text:p>
          </table:table-cell>
          <table:table-cell office:value-type="string">
            <text:p>MEDICINA I <text:s text:c="39"/></text:p>
          </table:table-cell>
          <table:table-cell office:value-type="string">
            <text:p>Journal of Attention Disord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3257</text:p>
          </table:table-cell>
          <table:table-cell office:value-type="string">
            <text:p>MEDICINA I <text:s text:c="39"/></text:p>
          </table:table-cell>
          <table:table-cell office:value-type="string">
            <text:p>Journal of Autism and Developmental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11</text:p>
          </table:table-cell>
          <table:table-cell office:value-type="string">
            <text:p>MEDICINA I <text:s text:c="39"/></text:p>
          </table:table-cell>
          <table:table-cell office:value-type="string">
            <text:p>Journal of Autoimmuni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93</text:p>
          </table:table-cell>
          <table:table-cell office:value-type="string">
            <text:p>MEDICINA I <text:s text:c="39"/></text:p>
          </table:table-cell>
          <table:table-cell office:value-type="string">
            <text:p>Journal of Bacter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11X</text:p>
          </table:table-cell>
          <table:table-cell office:value-type="string">
            <text:p>MEDICINA I <text:s text:c="39"/></text:p>
          </table:table-cell>
          <table:table-cell office:value-type="string">
            <text:p>Journal of Basic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2X</text:p>
          </table:table-cell>
          <table:table-cell office:value-type="string">
            <text:p>MEDICINA I <text:s text:c="39"/></text:p>
          </table:table-cell>
          <table:table-cell office:value-type="string">
            <text:p>Journal of Biochemical and Biophys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8687</text:p>
          </table:table-cell>
          <table:table-cell office:value-type="string">
            <text:p>MEDICINA I <text:s text:c="39"/></text:p>
          </table:table-cell>
          <table:table-cell office:value-type="string">
            <text:p>Journal of Biochemistry and Molecular Biology (Cessou em 2007. Cont. ISSN 1976-6696 BMB Reports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479X</text:p>
          </table:table-cell>
          <table:table-cell office:value-type="string">
            <text:p>MEDICINA I <text:s text:c="39"/></text:p>
          </table:table-cell>
          <table:table-cell office:value-type="string">
            <text:p>Journal of Bioenergetics and Biomembran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7200</text:p>
          </table:table-cell>
          <table:table-cell office:value-type="string">
            <text:p>MEDICINA I <text:s text:c="39"/></text:p>
          </table:table-cell>
          <table:table-cell office:value-type="string">
            <text:p>Journal of Bioinformatics and Computational 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51X</text:p>
          </table:table-cell>
          <table:table-cell office:value-type="string">
            <text:p>MEDICINA I <text:s text:c="39"/></text:p>
          </table:table-cell>
          <table:table-cell office:value-type="string">
            <text:p>Journal of Biological Chemist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3296</text:p>
          </table:table-cell>
          <table:table-cell office:value-type="string">
            <text:p>MEDICINA I <text:s text:c="39"/></text:p>
          </table:table-cell>
          <table:table-cell office:value-type="string">
            <text:p>Journal of Biomedical Materials Research. Part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73</text:p>
          </table:table-cell>
          <table:table-cell office:value-type="string">
            <text:p>MEDICINA I <text:s text:c="39"/></text:p>
          </table:table-cell>
          <table:table-cell office:value-type="string">
            <text:p>Journal of Biomedical Materials Research. Part B, Applied Bio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770</text:p>
          </table:table-cell>
          <table:table-cell office:value-type="string">
            <text:p>MEDICINA I <text:s text:c="39"/></text:p>
          </table:table-cell>
          <table:table-cell office:value-type="string">
            <text:p>Journal of Biomedical Science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0215</text:p>
          </table:table-cell>
          <table:table-cell office:value-type="string">
            <text:p>MEDICINA I <text:s text:c="39"/></text:p>
          </table:table-cell>
          <table:table-cell office:value-type="string">
            <text:p>Journal of Biomolecular Techniqu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320</text:p>
          </table:table-cell>
          <table:table-cell office:value-type="string">
            <text:p>MEDICINA I <text:s text:c="39"/></text:p>
          </table:table-cell>
          <table:table-cell office:value-type="string">
            <text:p>Journal of Biosocial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56</text:p>
          </table:table-cell>
          <table:table-cell office:value-type="string">
            <text:p>MEDICINA I <text:s text:c="39"/></text:p>
          </table:table-cell>
          <table:table-cell office:value-type="string">
            <text:p>Journal of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4-8779</text:p>
          </table:table-cell>
          <table:table-cell office:value-type="string">
            <text:p>MEDICINA I <text:s text:c="39"/></text:p>
          </table:table-cell>
          <table:table-cell office:value-type="string">
            <text:p>Journal of Bone and Mineral Metabolism (English e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0431</text:p>
          </table:table-cell>
          <table:table-cell office:value-type="string">
            <text:p>MEDICINA I <text:s text:c="39"/></text:p>
          </table:table-cell>
          <table:table-cell office:value-type="string">
            <text:p>Journal of Bone and Miner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8030</text:p>
          </table:table-cell>
          <table:table-cell office:value-type="string">
            <text:p>MEDICINA I <text:s text:c="39"/></text:p>
          </table:table-cell>
          <table:table-cell office:value-type="string">
            <text:p>Journal of Bronchology (Cessou em 2008. Cont. ISSN 1944-6586 Journal of Bronchology &amp; Interventional Pulmonolo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195</text:p>
          </table:table-cell>
          <table:table-cell office:value-type="string">
            <text:p>MEDICINA I <text:s text:c="39"/></text:p>
          </table:table-cell>
          <table:table-cell office:value-type="string">
            <text:p>Journal of Cancer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6647</text:p>
          </table:table-cell>
          <table:table-cell office:value-type="string">
            <text:p>MEDICINA I <text:s text:c="39"/></text:p>
          </table:table-cell>
          <table:table-cell office:value-type="string">
            <text:p>Journal of Cancer Epidemiology &amp; Preven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6301</text:p>
          </table:table-cell>
          <table:table-cell office:value-type="string">
            <text:p>MEDICINA I <text:s text:c="39"/></text:p>
          </table:table-cell>
          <table:table-cell office:value-type="string">
            <text:p>Journal of Cancer Integrative Medic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5216</text:p>
          </table:table-cell>
          <table:table-cell office:value-type="string">
            <text:p>MEDICINA I <text:s text:c="39"/></text:p>
          </table:table-cell>
          <table:table-cell office:value-type="string">
            <text:p>Journal of Cancer Research and Clinical 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9164</text:p>
          </table:table-cell>
          <table:table-cell office:value-type="string">
            <text:p>MEDICINA I <text:s text:c="39"/></text:p>
          </table:table-cell>
          <table:table-cell office:value-type="string">
            <text:p>Journal of Cardiac Failu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7501</text:p>
          </table:table-cell>
          <table:table-cell office:value-type="string">
            <text:p>MEDICINA I <text:s text:c="39"/></text:p>
          </table:table-cell>
          <table:table-cell office:value-type="string">
            <text:p>Journal of Cardiopulmonary Rehabilitation and Preven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770</text:p>
          </table:table-cell>
          <table:table-cell office:value-type="string">
            <text:p>MEDICINA I <text:s text:c="39"/></text:p>
          </table:table-cell>
          <table:table-cell office:value-type="string">
            <text:p>Journal of Cardiothoracic and Vascular Anesthesi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3873</text:p>
          </table:table-cell>
          <table:table-cell office:value-type="string">
            <text:p>MEDICINA I <text:s text:c="39"/></text:p>
          </table:table-cell>
          <table:table-cell office:value-type="string">
            <text:p>Journal of Cardiovascular Electrophys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6647</text:p>
          </table:table-cell>
          <table:table-cell office:value-type="string">
            <text:p>MEDICINA I <text:s text:c="39"/></text:p>
          </table:table-cell>
          <table:table-cell office:value-type="string">
            <text:p>Journal of Cardiovascular Magnetic Resona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2446</text:p>
          </table:table-cell>
          <table:table-cell office:value-type="string">
            <text:p>MEDICINA I <text:s text:c="39"/></text:p>
          </table:table-cell>
          <table:table-cell office:value-type="string">
            <text:p>Journal of Cardiovascular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09</text:p>
          </table:table-cell>
          <table:table-cell office:value-type="string">
            <text:p>MEDICINA I <text:s text:c="39"/></text:p>
          </table:table-cell>
          <table:table-cell office:value-type="string">
            <text:p>Journal of Cardiovascular Surgery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17</text:p>
          </table:table-cell>
          <table:table-cell office:value-type="string">
            <text:p>MEDICINA I <text:s text:c="39"/></text:p>
          </table:table-cell>
          <table:table-cell office:value-type="string">
            <text:p>Journal of Cat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3350</text:p>
          </table:table-cell>
          <table:table-cell office:value-type="string">
            <text:p>MEDICINA I <text:s text:c="39"/></text:p>
          </table:table-cell>
          <table:table-cell office:value-type="string">
            <text:p>Journal of Cataract and Refractive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33</text:p>
          </table:table-cell>
          <table:table-cell office:value-type="string">
            <text:p>MEDICINA I <text:s text:c="39"/></text:p>
          </table:table-cell>
          <table:table-cell office:value-type="string">
            <text:p>Journal of Cel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2-1838</text:p>
          </table:table-cell>
          <table:table-cell office:value-type="string">
            <text:p>MEDICINA I <text:s text:c="39"/></text:p>
          </table:table-cell>
          <table:table-cell office:value-type="string">
            <text:p>Journal of Cellular and Molecular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2312</text:p>
          </table:table-cell>
          <table:table-cell office:value-type="string">
            <text:p>MEDICINA I <text:s text:c="39"/></text:p>
          </table:table-cell>
          <table:table-cell office:value-type="string">
            <text:p>Journal of Cellular Bio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41</text:p>
          </table:table-cell>
          <table:table-cell office:value-type="string">
            <text:p>MEDICINA I <text:s text:c="39"/></text:p>
          </table:table-cell>
          <table:table-cell office:value-type="string">
            <text:p>Journal of Cellular Phys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0618</text:p>
          </table:table-cell>
          <table:table-cell office:value-type="string">
            <text:p>MEDICINA I <text:s text:c="39"/></text:p>
          </table:table-cell>
          <table:table-cell office:value-type="string">
            <text:p>Journal of Chemical Neuroanatom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009X</text:p>
          </table:table-cell>
          <table:table-cell office:value-type="string">
            <text:p>MEDICINA I <text:s text:c="39"/></text:p>
          </table:table-cell>
          <table:table-cell office:value-type="string">
            <text:p>Journal of Chemotherapy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463</text:p>
          </table:table-cell>
          <table:table-cell office:value-type="string">
            <text:p>MEDICINA I <text:s text:c="39"/></text:p>
          </table:table-cell>
          <table:table-cell office:value-type="string">
            <text:p>Journal of Child and Adolescent Psych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0738</text:p>
          </table:table-cell>
          <table:table-cell office:value-type="string">
            <text:p>MEDICINA I <text:s text:c="39"/></text:p>
          </table:table-cell>
          <table:table-cell office:value-type="string">
            <text:p>Journal of Child Neurology (Cessou em 2001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7610</text:p>
          </table:table-cell>
          <table:table-cell office:value-type="string">
            <text:p>MEDICINA I <text:s text:c="39"/></text:p>
          </table:table-cell>
          <table:table-cell office:value-type="string">
            <text:p>Journal of Child Psychology and Psychiat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2521</text:p>
          </table:table-cell>
          <table:table-cell office:value-type="string">
            <text:p>MEDICINA I <text:s text:c="39"/></text:p>
          </table:table-cell>
          <table:table-cell office:value-type="string">
            <text:p>Journal of Children's Orthopaed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9023</text:p>
          </table:table-cell>
          <table:table-cell office:value-type="string">
            <text:p>MEDICINA I <text:s text:c="39"/></text:p>
          </table:table-cell>
          <table:table-cell office:value-type="string">
            <text:p>Journal of Chinese Clinical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65</text:p>
          </table:table-cell>
          <table:table-cell office:value-type="string">
            <text:p>MEDICINA I <text:s text:c="39"/></text:p>
          </table:table-cell>
          <table:table-cell office:value-type="string">
            <text:p>Journal of Chromatographic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73</text:p>
          </table:table-cell>
          <table:table-cell office:value-type="string">
            <text:p>MEDICINA I <text:s text:c="39"/></text:p>
          </table:table-cell>
          <table:table-cell office:value-type="string">
            <text:p>Journal of Chromatograph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0232</text:p>
          </table:table-cell>
          <table:table-cell office:value-type="string">
            <text:p>MEDICINA I <text:s text:c="39"/></text:p>
          </table:table-cell>
          <table:table-cell office:value-type="string">
            <text:p>Journal of Chromatography. B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180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Anesthes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6950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Densito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4356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Epidem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0790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Gastroente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9142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8013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Laboratory Analysi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3-2874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Lipid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1137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1307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Monitoring and Comput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0258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Neuro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183X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46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79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Periodon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2700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4727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Pharmacy and Therapeu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0749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Psycho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1608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Rheu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9389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Sleep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2751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Ultrasound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532</text:p>
          </table:table-cell>
          <table:table-cell office:value-type="string">
            <text:p>MEDICINA I <text:s text:c="39"/></text:p>
          </table:table-cell>
          <table:table-cell office:value-type="string">
            <text:p>Journal of Clinical Vi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97</text:p>
          </table:table-cell>
          <table:table-cell office:value-type="string">
            <text:p>MEDICINA I <text:s text:c="39"/></text:p>
          </table:table-cell>
          <table:table-cell office:value-type="string">
            <text:p>Journal of Colloid and Interface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67</text:p>
          </table:table-cell>
          <table:table-cell office:value-type="string">
            <text:p>MEDICINA I <text:s text:c="39"/></text:p>
          </table:table-cell>
          <table:table-cell office:value-type="string">
            <text:p>Journal of Comparative Neurology (1911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75</text:p>
          </table:table-cell>
          <table:table-cell office:value-type="string">
            <text:p>MEDICINA I <text:s text:c="39"/></text:p>
          </table:table-cell>
          <table:table-cell office:value-type="string">
            <text:p>Journal of Comparative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8715</text:p>
          </table:table-cell>
          <table:table-cell office:value-type="string">
            <text:p>MEDICINA I <text:s text:c="39"/></text:p>
          </table:table-cell>
          <table:table-cell office:value-type="string">
            <text:p>Journal of Computer Assisted Tom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2130</text:p>
          </table:table-cell>
          <table:table-cell office:value-type="string">
            <text:p>MEDICINA I <text:s text:c="39"/></text:p>
          </table:table-cell>
          <table:table-cell office:value-type="string">
            <text:p>Journal of Cosmetic Dermat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5182</text:p>
          </table:table-cell>
          <table:table-cell office:value-type="string">
            <text:p>MEDICINA I <text:s text:c="39"/></text:p>
          </table:table-cell>
          <table:table-cell office:value-type="string">
            <text:p>Journal of Cranio-Maxillo-Facial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9441</text:p>
          </table:table-cell>
          <table:table-cell office:value-type="string">
            <text:p>MEDICINA I <text:s text:c="39"/></text:p>
          </table:table-cell>
          <table:table-cell office:value-type="string">
            <text:p>Journal of Critical 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3-4754</text:p>
          </table:table-cell>
          <table:table-cell office:value-type="string">
            <text:p>MEDICINA I <text:s text:c="39"/></text:p>
          </table:table-cell>
          <table:table-cell office:value-type="string">
            <text:p>Journal of Cutaneous Medicine and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87</text:p>
          </table:table-cell>
          <table:table-cell office:value-type="string">
            <text:p>MEDICINA I <text:s text:c="39"/></text:p>
          </table:table-cell>
          <table:table-cell office:value-type="string">
            <text:p>Journal of Cutaneous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1993</text:p>
          </table:table-cell>
          <table:table-cell office:value-type="string">
            <text:p>MEDICINA I <text:s text:c="39"/></text:p>
          </table:table-cell>
          <table:table-cell office:value-type="string">
            <text:p>Journal of Cystic Fibro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45</text:p>
          </table:table-cell>
          <table:table-cell office:value-type="string">
            <text:p>MEDICINA I <text:s text:c="39"/></text:p>
          </table:table-cell>
          <table:table-cell office:value-type="string">
            <text:p>Journal of Dent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12</text:p>
          </table:table-cell>
          <table:table-cell office:value-type="string">
            <text:p>MEDICINA I <text:s text:c="39"/></text:p>
          </table:table-cell>
          <table:table-cell office:value-type="string">
            <text:p>Journal of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53</text:p>
          </table:table-cell>
          <table:table-cell office:value-type="string">
            <text:p>MEDICINA I <text:s text:c="39"/></text:p>
          </table:table-cell>
          <table:table-cell office:value-type="string">
            <text:p>Journal of Dentistry for Children (Cessou em 196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1811</text:p>
          </table:table-cell>
          <table:table-cell office:value-type="string">
            <text:p>MEDICINA I <text:s text:c="39"/></text:p>
          </table:table-cell>
          <table:table-cell office:value-type="string">
            <text:p>Journal of Dermatological Science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634</text:p>
          </table:table-cell>
          <table:table-cell office:value-type="string">
            <text:p>MEDICINA I <text:s text:c="39"/></text:p>
          </table:table-cell>
          <table:table-cell office:value-type="string">
            <text:p>Journal of Dermatological Treat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2407</text:p>
          </table:table-cell>
          <table:table-cell office:value-type="string">
            <text:p>MEDICINA I <text:s text:c="39"/></text:p>
          </table:table-cell>
          <table:table-cell office:value-type="string">
            <text:p>Journal of Derma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8727</text:p>
          </table:table-cell>
          <table:table-cell office:value-type="string">
            <text:p>MEDICINA I <text:s text:c="39"/></text:p>
          </table:table-cell>
          <table:table-cell office:value-type="string">
            <text:p>Journal of Diabetes and its Com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1889</text:p>
          </table:table-cell>
          <table:table-cell office:value-type="string">
            <text:p>MEDICINA I <text:s text:c="39"/></text:p>
          </table:table-cell>
          <table:table-cell office:value-type="string">
            <text:p>Journal of Digital Imag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558</text:p>
          </table:table-cell>
          <table:table-cell office:value-type="string">
            <text:p>MEDICINA I <text:s text:c="39"/></text:p>
          </table:table-cell>
          <table:table-cell office:value-type="string">
            <text:p>Journal of Disability and Oral Healt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9616</text:p>
          </table:table-cell>
          <table:table-cell office:value-type="string">
            <text:p>MEDICINA I <text:s text:c="39"/></text:p>
          </table:table-cell>
          <table:table-cell office:value-type="string">
            <text:p>Journal of Drugs in Derma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1-4581</text:p>
          </table:table-cell>
          <table:table-cell office:value-type="string">
            <text:p>MEDICINA I <text:s text:c="39"/></text:p>
          </table:table-cell>
          <table:table-cell office:value-type="string">
            <text:p>Journal of Ehealth Technology and Appli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36</text:p>
          </table:table-cell>
          <table:table-cell office:value-type="string">
            <text:p>MEDICINA I <text:s text:c="39"/></text:p>
          </table:table-cell>
          <table:table-cell office:value-type="string">
            <text:p>Journal of Electrocard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411</text:p>
          </table:table-cell>
          <table:table-cell office:value-type="string">
            <text:p>MEDICINA I <text:s text:c="39"/></text:p>
          </table:table-cell>
          <table:table-cell office:value-type="string">
            <text:p>Journal of Electromyography and Kine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4097</text:p>
          </table:table-cell>
          <table:table-cell office:value-type="string">
            <text:p>MEDICINA I <text:s text:c="39"/></text:p>
          </table:table-cell>
          <table:table-cell office:value-type="string">
            <text:p>Journal of Endocrinological Investigation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95</text:p>
          </table:table-cell>
          <table:table-cell office:value-type="string">
            <text:p>MEDICINA I <text:s text:c="39"/></text:p>
          </table:table-cell>
          <table:table-cell office:value-type="string">
            <text:p>Journal of 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399</text:p>
          </table:table-cell>
          <table:table-cell office:value-type="string">
            <text:p>MEDICINA I <text:s text:c="39"/></text:p>
          </table:table-cell>
          <table:table-cell office:value-type="string">
            <text:p>Journal of Endodon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790</text:p>
          </table:table-cell>
          <table:table-cell office:value-type="string">
            <text:p>MEDICINA I <text:s text:c="39"/></text:p>
          </table:table-cell>
          <table:table-cell office:value-type="string">
            <text:p>Journal of Endou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6366</text:p>
          </table:table-cell>
          <table:table-cell office:value-type="string">
            <text:p>MEDICINA I <text:s text:c="39"/></text:p>
          </table:table-cell>
          <table:table-cell office:value-type="string">
            <text:p>Journal of Enzyme Inhibition and Medicin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7-5040</text:p>
          </table:table-cell>
          <table:table-cell office:value-type="string">
            <text:p>MEDICINA I <text:s text:c="39"/></text:p>
          </table:table-cell>
          <table:table-cell office:value-type="string">
            <text:p>Journal of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229</text:p>
          </table:table-cell>
          <table:table-cell office:value-type="string">
            <text:p>MEDICINA I <text:s text:c="39"/></text:p>
          </table:table-cell>
          <table:table-cell office:value-type="string">
            <text:p>Journal of Epidemiology and Biost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005X</text:p>
          </table:table-cell>
          <table:table-cell office:value-type="string">
            <text:p>MEDICINA I <text:s text:c="39"/></text:p>
          </table:table-cell>
          <table:table-cell office:value-type="string">
            <text:p>Journal of Epidemiology and Community Health (197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649</text:p>
          </table:table-cell>
          <table:table-cell office:value-type="string">
            <text:p>MEDICINA I <text:s text:c="39"/></text:p>
          </table:table-cell>
          <table:table-cell office:value-type="string">
            <text:p>Journal of Epilepsy and Clinical Neurophys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MEDICINA I <text:s text:c="39"/></text:p>
          </table:table-cell>
          <table:table-cell office:value-type="string">
            <text:p>Journal of Ethno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6-1294</text:p>
          </table:table-cell>
          <table:table-cell office:value-type="string">
            <text:p>MEDICINA I <text:s text:c="39"/></text:p>
          </table:table-cell>
          <table:table-cell office:value-type="string">
            <text:p>Journal of Evaluation in Clinical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117</text:p>
          </table:table-cell>
          <table:table-cell office:value-type="string">
            <text:p>MEDICINA I <text:s text:c="39"/></text:p>
          </table:table-cell>
          <table:table-cell office:value-type="string">
            <text:p>Journal of Experimental Therapeutics &amp; On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3200</text:p>
          </table:table-cell>
          <table:table-cell office:value-type="string">
            <text:p>MEDICINA I <text:s text:c="39"/></text:p>
          </table:table-cell>
          <table:table-cell office:value-type="string">
            <text:p>Journal of Family Psyc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509</text:p>
          </table:table-cell>
          <table:table-cell office:value-type="string">
            <text:p>MEDICINA I <text:s text:c="39"/></text:p>
          </table:table-cell>
          <table:table-cell office:value-type="string">
            <text:p>Journal of Fluoresc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75</text:p>
          </table:table-cell>
          <table:table-cell office:value-type="string">
            <text:p>MEDICINA I <text:s text:c="39"/></text:p>
          </table:table-cell>
          <table:table-cell office:value-type="string">
            <text:p>Journal of Food Composition and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98</text:p>
          </table:table-cell>
          <table:table-cell office:value-type="string">
            <text:p>MEDICINA I <text:s text:c="39"/></text:p>
          </table:table-cell>
          <table:table-cell office:value-type="string">
            <text:p>Journal of Forensic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1174</text:p>
          </table:table-cell>
          <table:table-cell office:value-type="string">
            <text:p>MEDICINA I <text:s text:c="39"/></text:p>
          </table:table-cell>
          <table:table-cell office:value-type="string">
            <text:p>Journal of Gastroente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5-9319</text:p>
          </table:table-cell>
          <table:table-cell office:value-type="string">
            <text:p>MEDICINA I <text:s text:c="39"/></text:p>
          </table:table-cell>
          <table:table-cell office:value-type="string">
            <text:p>Journal of Gastroenterology and Hep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255X</text:p>
          </table:table-cell>
          <table:table-cell office:value-type="string">
            <text:p>MEDICINA I <text:s text:c="39"/></text:p>
          </table:table-cell>
          <table:table-cell office:value-type="string">
            <text:p>Journal of Gastrointestinal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317</text:p>
          </table:table-cell>
          <table:table-cell office:value-type="string">
            <text:p>MEDICINA I <text:s text:c="39"/></text:p>
          </table:table-cell>
          <table:table-cell office:value-type="string">
            <text:p>Journal of General Vi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7700</text:p>
          </table:table-cell>
          <table:table-cell office:value-type="string">
            <text:p>MEDICINA I <text:s text:c="39"/></text:p>
          </table:table-cell>
          <table:table-cell office:value-type="string">
            <text:p>Journal of Genetic Counsel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6-8453</text:p>
          </table:table-cell>
          <table:table-cell office:value-type="string">
            <text:p>MEDICINA I <text:s text:c="39"/></text:p>
          </table:table-cell>
          <table:table-cell office:value-type="string">
            <text:p>Journal of Ginseng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0829</text:p>
          </table:table-cell>
          <table:table-cell office:value-type="string">
            <text:p>MEDICINA I <text:s text:c="39"/></text:p>
          </table:table-cell>
          <table:table-cell office:value-type="string">
            <text:p>Journal of Glaucom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7681</text:p>
          </table:table-cell>
          <table:table-cell office:value-type="string">
            <text:p>MEDICINA I <text:s text:c="39"/></text:p>
          </table:table-cell>
          <table:table-cell office:value-type="string">
            <text:p>Journal of Hand Surgery. British Volume (Cessou em 2006. Cont. ISSN 1753-1934 Journal of Hand Surgery. European Volum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1934</text:p>
          </table:table-cell>
          <table:table-cell office:value-type="string">
            <text:p>MEDICINA I <text:s text:c="39"/></text:p>
          </table:table-cell>
          <table:table-cell office:value-type="string">
            <text:p>Journal of Hand Surgery. European Volum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8940</text:p>
          </table:table-cell>
          <table:table-cell office:value-type="string">
            <text:p>MEDICINA I <text:s text:c="39"/></text:p>
          </table:table-cell>
          <table:table-cell office:value-type="string">
            <text:p>Journal of Health &amp; Population in Developing Countries (Cessou em 2001. Cont. ISSN 1718-3340 World Health &amp; Populati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6-0997</text:p>
          </table:table-cell>
          <table:table-cell office:value-type="string">
            <text:p>MEDICINA I <text:s text:c="39"/></text:p>
          </table:table-cell>
          <table:table-cell office:value-type="string">
            <text:p>Journal of Health, Population and Nutr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8519</text:p>
          </table:table-cell>
          <table:table-cell office:value-type="string">
            <text:p>MEDICINA I <text:s text:c="39"/></text:p>
          </table:table-cell>
          <table:table-cell office:value-type="string">
            <text:p>Journal of Heart Valve Disea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49X</text:p>
          </table:table-cell>
          <table:table-cell office:value-type="string">
            <text:p>MEDICINA I <text:s text:c="39"/></text:p>
          </table:table-cell>
          <table:table-cell office:value-type="string">
            <text:p>Journal of Helmin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78</text:p>
          </table:table-cell>
          <table:table-cell office:value-type="string">
            <text:p>MEDICINA I <text:s text:c="39"/></text:p>
          </table:table-cell>
          <table:table-cell office:value-type="string">
            <text:p>Journal of Hep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03</text:p>
          </table:table-cell>
          <table:table-cell office:value-type="string">
            <text:p>MEDICINA I <text:s text:c="39"/></text:p>
          </table:table-cell>
          <table:table-cell office:value-type="string">
            <text:p>Journal of Hered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801</text:p>
          </table:table-cell>
          <table:table-cell office:value-type="string">
            <text:p>MEDICINA I <text:s text:c="39"/></text:p>
          </table:table-cell>
          <table:table-cell office:value-type="string">
            <text:p>Journal of High Speed Network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8346</text:p>
          </table:table-cell>
          <table:table-cell office:value-type="string">
            <text:p>MEDICINA I <text:s text:c="39"/></text:p>
          </table:table-cell>
          <table:table-cell office:value-type="string">
            <text:p>Journal of HIV/AIDS Prevention in Children &amp; Yout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5161</text:p>
          </table:table-cell>
          <table:table-cell office:value-type="string">
            <text:p>MEDICINA I <text:s text:c="39"/></text:p>
          </table:table-cell>
          <table:table-cell office:value-type="string">
            <text:p>Journal of Human Gene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9240</text:p>
          </table:table-cell>
          <table:table-cell office:value-type="string">
            <text:p>MEDICINA I <text:s text:c="39"/></text:p>
          </table:table-cell>
          <table:table-cell office:value-type="string">
            <text:p>Journal of Human Hyperten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3344</text:p>
          </table:table-cell>
          <table:table-cell office:value-type="string">
            <text:p>MEDICINA I <text:s text:c="39"/></text:p>
          </table:table-cell>
          <table:table-cell office:value-type="string">
            <text:p>Journal of Human Lac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3871</text:p>
          </table:table-cell>
          <table:table-cell office:value-type="string">
            <text:p>MEDICINA I <text:s text:c="39"/></text:p>
          </table:table-cell>
          <table:table-cell office:value-type="string">
            <text:p>Journal of Human Nutrition and Diete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694</text:p>
          </table:table-cell>
          <table:table-cell office:value-type="string">
            <text:p>MEDICINA I <text:s text:c="39"/></text:p>
          </table:table-cell>
          <table:table-cell office:value-type="string">
            <text:p>Journal of Hydrology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352</text:p>
          </table:table-cell>
          <table:table-cell office:value-type="string">
            <text:p>MEDICINA I <text:s text:c="39"/></text:p>
          </table:table-cell>
          <table:table-cell office:value-type="string">
            <text:p>Journal of Hypertens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1178</text:p>
          </table:table-cell>
          <table:table-cell office:value-type="string">
            <text:p>MEDICINA I <text:s text:c="39"/></text:p>
          </table:table-cell>
          <table:table-cell office:value-type="string">
            <text:p>Journal of Hypertension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59</text:p>
          </table:table-cell>
          <table:table-cell office:value-type="string">
            <text:p>MEDICINA I <text:s text:c="39"/></text:p>
          </table:table-cell>
          <table:table-cell office:value-type="string">
            <text:p>Journal of Immunolog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9557</text:p>
          </table:table-cell>
          <table:table-cell office:value-type="string">
            <text:p>MEDICINA I <text:s text:c="39"/></text:p>
          </table:table-cell>
          <table:table-cell office:value-type="string">
            <text:p>Journal of Immunotherapy (199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2-2680</text:p>
          </table:table-cell>
          <table:table-cell office:value-type="string">
            <text:p>MEDICINA I <text:s text:c="39"/></text:p>
          </table:table-cell>
          <table:table-cell office:value-type="string">
            <text:p>Journal of Infection in Developing Countrie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955</text:p>
          </table:table-cell>
          <table:table-cell office:value-type="string">
            <text:p>MEDICINA I <text:s text:c="39"/></text:p>
          </table:table-cell>
          <table:table-cell office:value-type="string">
            <text:p>Journal of Inherited Metabolic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0134</text:p>
          </table:table-cell>
          <table:table-cell office:value-type="string">
            <text:p>MEDICINA I <text:s text:c="39"/></text:p>
          </table:table-cell>
          <table:table-cell office:value-type="string">
            <text:p>Journal of Inorganic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910</text:p>
          </table:table-cell>
          <table:table-cell office:value-type="string">
            <text:p>MEDICINA I <text:s text:c="39"/></text:p>
          </table:table-cell>
          <table:table-cell office:value-type="string">
            <text:p>Journal of Insect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310</text:p>
          </table:table-cell>
          <table:table-cell office:value-type="string">
            <text:p>MEDICINA I <text:s text:c="39"/></text:p>
          </table:table-cell>
          <table:table-cell office:value-type="string">
            <text:p>Journal of Integrative Biology / Omics (Larchmo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0666</text:p>
          </table:table-cell>
          <table:table-cell office:value-type="string">
            <text:p>MEDICINA I <text:s text:c="39"/></text:p>
          </table:table-cell>
          <table:table-cell office:value-type="string">
            <text:p>Journal of Intensive Care Medicin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9907</text:p>
          </table:table-cell>
          <table:table-cell office:value-type="string">
            <text:p>MEDICINA I <text:s text:c="39"/></text:p>
          </table:table-cell>
          <table:table-cell office:value-type="string">
            <text:p>Journal of Interferon &amp; Cytokin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820</text:p>
          </table:table-cell>
          <table:table-cell office:value-type="string">
            <text:p>MEDICINA I <text:s text:c="39"/></text:p>
          </table:table-cell>
          <table:table-cell office:value-type="string">
            <text:p>Journal of Internal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0605</text:p>
          </table:table-cell>
          <table:table-cell office:value-type="string">
            <text:p>MEDICINA I <text:s text:c="39"/></text:p>
          </table:table-cell>
          <table:table-cell office:value-type="string">
            <text:p>Journal of International Medic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875X</text:p>
          </table:table-cell>
          <table:table-cell office:value-type="string">
            <text:p>MEDICINA I <text:s text:c="39"/></text:p>
          </table:table-cell>
          <table:table-cell office:value-type="string">
            <text:p>Journal of Interventional Cardiac Electrophys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4327</text:p>
          </table:table-cell>
          <table:table-cell office:value-type="string">
            <text:p>MEDICINA I <text:s text:c="39"/></text:p>
          </table:table-cell>
          <table:table-cell office:value-type="string">
            <text:p>Journal of Interventional Card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9068</text:p>
          </table:table-cell>
          <table:table-cell office:value-type="string">
            <text:p>MEDICINA I <text:s text:c="39"/></text:p>
          </table:table-cell>
          <table:table-cell office:value-type="string">
            <text:p>Journal of Investigational Allergology &amp; Clinical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02X</text:p>
          </table:table-cell>
          <table:table-cell office:value-type="string">
            <text:p>MEDICINA I <text:s text:c="39"/></text:p>
          </table:table-cell>
          <table:table-cell office:value-type="string">
            <text:p>Journal of Investigative Der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1939</text:p>
          </table:table-cell>
          <table:table-cell office:value-type="string">
            <text:p>MEDICINA I <text:s text:c="39"/></text:p>
          </table:table-cell>
          <table:table-cell office:value-type="string">
            <text:p>Journal of Investigative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4803</text:p>
          </table:table-cell>
          <table:table-cell office:value-type="string">
            <text:p>MEDICINA I <text:s text:c="39"/></text:p>
          </table:table-cell>
          <table:table-cell office:value-type="string">
            <text:p>Journal of Labelled Compounds &amp; Radiopharmaceutic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346X</text:p>
          </table:table-cell>
          <table:table-cell office:value-type="string">
            <text:p>MEDICINA I <text:s text:c="39"/></text:p>
          </table:table-cell>
          <table:table-cell office:value-type="string">
            <text:p>Journal of Laser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5400</text:p>
          </table:table-cell>
          <table:table-cell office:value-type="string">
            <text:p>MEDICINA I <text:s text:c="39"/></text:p>
          </table:table-cell>
          <table:table-cell office:value-type="string">
            <text:p>Journal of Leukocyte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275</text:p>
          </table:table-cell>
          <table:table-cell office:value-type="string">
            <text:p>MEDICINA I <text:s text:c="39"/></text:p>
          </table:table-cell>
          <table:table-cell office:value-type="string">
            <text:p>Journal of Lipid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2104</text:p>
          </table:table-cell>
          <table:table-cell office:value-type="string">
            <text:p>MEDICINA I <text:s text:c="39"/></text:p>
          </table:table-cell>
          <table:table-cell office:value-type="string">
            <text:p>Journal of Liposom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8531</text:p>
          </table:table-cell>
          <table:table-cell office:value-type="string">
            <text:p>MEDICINA I <text:s text:c="39"/></text:p>
          </table:table-cell>
          <table:table-cell office:value-type="string">
            <text:p>Journal of Logic, Language and Inform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2591</text:p>
          </table:table-cell>
          <table:table-cell office:value-type="string">
            <text:p>MEDICINA I <text:s text:c="39"/></text:p>
          </table:table-cell>
          <table:table-cell office:value-type="string">
            <text:p>Journal of Lower Genital Tract Diseas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4435</text:p>
          </table:table-cell>
          <table:table-cell office:value-type="string">
            <text:p>MEDICINA I <text:s text:c="39"/></text:p>
          </table:table-cell>
          <table:table-cell office:value-type="string">
            <text:p>Journal of Machine Learning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1807</text:p>
          </table:table-cell>
          <table:table-cell office:value-type="string">
            <text:p>MEDICINA I <text:s text:c="39"/></text:p>
          </table:table-cell>
          <table:table-cell office:value-type="string">
            <text:p>Journal of Magnetic Resonance Imag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MEDICINA I <text:s text:c="39"/></text:p>
          </table:table-cell>
          <table:table-cell office:value-type="string">
            <text:p>Journal of Magnetism and Magnetic 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4754</text:p>
          </table:table-cell>
          <table:table-cell office:value-type="string">
            <text:p>MEDICINA I <text:s text:c="39"/></text:p>
          </table:table-cell>
          <table:table-cell office:value-type="string">
            <text:p>Journal of Manipulative and Physiological Therapeu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5174</text:p>
          </table:table-cell>
          <table:table-cell office:value-type="string">
            <text:p>MEDICINA I <text:s text:c="39"/></text:p>
          </table:table-cell>
          <table:table-cell office:value-type="string">
            <text:p>Journal of Mass Spectrome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30</text:p>
          </table:table-cell>
          <table:table-cell office:value-type="string">
            <text:p>MEDICINA I <text:s text:c="39"/></text:p>
          </table:table-cell>
          <table:table-cell office:value-type="string">
            <text:p>Journal of Materials Science. Materials in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0802</text:p>
          </table:table-cell>
          <table:table-cell office:value-type="string">
            <text:p>MEDICINA I <text:s text:c="39"/></text:p>
          </table:table-cell>
          <table:table-cell office:value-type="string">
            <text:p>Journal of Maternal-Fetal Medicine (Cessou em 2001. Fundiu-se com ISSN 1359-8635 Prenatal and Neonatal Medicine e ISSN 1476-7058 Journal of Maternal-Fetal &amp; Neonatal Medicine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1947</text:p>
          </table:table-cell>
          <table:table-cell office:value-type="string">
            <text:p>MEDICINA I <text:s text:c="39"/></text:p>
          </table:table-cell>
          <table:table-cell office:value-type="string">
            <text:p>Journal of Medical Case Repor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6800</text:p>
          </table:table-cell>
          <table:table-cell office:value-type="string">
            <text:p>MEDICINA I <text:s text:c="39"/></text:p>
          </table:table-cell>
          <table:table-cell office:value-type="string">
            <text:p>Journal of Medical Eth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93</text:p>
          </table:table-cell>
          <table:table-cell office:value-type="string">
            <text:p>MEDICINA I <text:s text:c="39"/></text:p>
          </table:table-cell>
          <table:table-cell office:value-type="string">
            <text:p>Journal of Medical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15</text:p>
          </table:table-cell>
          <table:table-cell office:value-type="string">
            <text:p>MEDICINA I <text:s text:c="39"/></text:p>
          </table:table-cell>
          <table:table-cell office:value-type="string">
            <text:p>Journal of Medical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565</text:p>
          </table:table-cell>
          <table:table-cell office:value-type="string">
            <text:p>MEDICINA I <text:s text:c="39"/></text:p>
          </table:table-cell>
          <table:table-cell office:value-type="string">
            <text:p>Journal of Medical Pri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1413</text:p>
          </table:table-cell>
          <table:table-cell office:value-type="string">
            <text:p>MEDICINA I <text:s text:c="39"/></text:p>
          </table:table-cell>
          <table:table-cell office:value-type="string">
            <text:p>Journal of Medical Screen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615</text:p>
          </table:table-cell>
          <table:table-cell office:value-type="string">
            <text:p>MEDICINA I <text:s text:c="39"/></text:p>
          </table:table-cell>
          <table:table-cell office:value-type="string">
            <text:p>Journal of Medical Vi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23</text:p>
          </table:table-cell>
          <table:table-cell office:value-type="string">
            <text:p>MEDICINA I <text:s text:c="39"/></text:p>
          </table:table-cell>
          <table:table-cell office:value-type="string">
            <text:p>Journal of Medicin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20X</text:p>
          </table:table-cell>
          <table:table-cell office:value-type="string">
            <text:p>MEDICINA I <text:s text:c="39"/></text:p>
          </table:table-cell>
          <table:table-cell office:value-type="string">
            <text:p>Journal of Medicinal Foo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012</text:p>
          </table:table-cell>
          <table:table-cell office:value-type="string">
            <text:p>MEDICINA I <text:s text:c="39"/></text:p>
          </table:table-cell>
          <table:table-cell office:value-type="string">
            <text:p>Journal of Microbiolog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8873</text:p>
          </table:table-cell>
          <table:table-cell office:value-type="string">
            <text:p>MEDICINA I <text:s text:c="39"/></text:p>
          </table:table-cell>
          <table:table-cell office:value-type="string">
            <text:p>Journal of Microbiology (Seoul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720</text:p>
          </table:table-cell>
          <table:table-cell office:value-type="string">
            <text:p>MEDICINA I <text:s text:c="39"/></text:p>
          </table:table-cell>
          <table:table-cell office:value-type="string">
            <text:p>Journal of Microsco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4650</text:p>
          </table:table-cell>
          <table:table-cell office:value-type="string">
            <text:p>MEDICINA I <text:s text:c="39"/></text:p>
          </table:table-cell>
          <table:table-cell office:value-type="string">
            <text:p>Journal of Minimally Invasive Gyn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28</text:p>
          </table:table-cell>
          <table:table-cell office:value-type="string">
            <text:p>MEDICINA I <text:s text:c="39"/></text:p>
          </table:table-cell>
          <table:table-cell office:value-type="string">
            <text:p>Journal of Molecular and Cellular Card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36</text:p>
          </table:table-cell>
          <table:table-cell office:value-type="string">
            <text:p>MEDICINA I <text:s text:c="39"/></text:p>
          </table:table-cell>
          <table:table-cell office:value-type="string">
            <text:p>Journal of Mole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5041</text:p>
          </table:table-cell>
          <table:table-cell office:value-type="string">
            <text:p>MEDICINA I <text:s text:c="39"/></text:p>
          </table:table-cell>
          <table:table-cell office:value-type="string">
            <text:p>Journal of Molecular 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44</text:p>
          </table:table-cell>
          <table:table-cell office:value-type="string">
            <text:p>MEDICINA I <text:s text:c="39"/></text:p>
          </table:table-cell>
          <table:table-cell office:value-type="string">
            <text:p>Journal of Molecular Evolu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3263</text:p>
          </table:table-cell>
          <table:table-cell office:value-type="string">
            <text:p>MEDICINA I <text:s text:c="39"/></text:p>
          </table:table-cell>
          <table:table-cell office:value-type="string">
            <text:p>Journal of Molecular Graphics &amp;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379</text:p>
          </table:table-cell>
          <table:table-cell office:value-type="string">
            <text:p>MEDICINA I <text:s text:c="39"/></text:p>
          </table:table-cell>
          <table:table-cell office:value-type="string">
            <text:p>Journal of Molecular His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2716</text:p>
          </table:table-cell>
          <table:table-cell office:value-type="string">
            <text:p>MEDICINA I <text:s text:c="39"/></text:p>
          </table:table-cell>
          <table:table-cell office:value-type="string">
            <text:p>Journal of Molecular Medicine (Berli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2940</text:p>
          </table:table-cell>
          <table:table-cell office:value-type="string">
            <text:p>MEDICINA I <text:s text:c="39"/></text:p>
          </table:table-cell>
          <table:table-cell office:value-type="string">
            <text:p>Journal of Molecular Mode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5023</text:p>
          </table:table-cell>
          <table:table-cell office:value-type="string">
            <text:p>MEDICINA I <text:s text:c="39"/></text:p>
          </table:table-cell>
          <table:table-cell office:value-type="string">
            <text:p>Journal of Molecular Modeling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8696</text:p>
          </table:table-cell>
          <table:table-cell office:value-type="string">
            <text:p>MEDICINA I <text:s text:c="39"/></text:p>
          </table:table-cell>
          <table:table-cell office:value-type="string">
            <text:p>Journal of Molecular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60</text:p>
          </table:table-cell>
          <table:table-cell office:value-type="string">
            <text:p>MEDICINA I <text:s text:c="39"/></text:p>
          </table:table-cell>
          <table:table-cell office:value-type="string">
            <text:p>Journal of Molecular Structu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0756</text:p>
          </table:table-cell>
          <table:table-cell office:value-type="string">
            <text:p>MEDICINA I <text:s text:c="39"/></text:p>
          </table:table-cell>
          <table:table-cell office:value-type="string">
            <text:p>Journal of Muscle Fo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2452</text:p>
          </table:table-cell>
          <table:table-cell office:value-type="string">
            <text:p>MEDICINA I <text:s text:c="39"/></text:p>
          </table:table-cell>
          <table:table-cell office:value-type="string">
            <text:p>Journal of Musculoskeletal Pa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4880</text:p>
          </table:table-cell>
          <table:table-cell office:value-type="string">
            <text:p>MEDICINA I <text:s text:c="39"/></text:p>
          </table:table-cell>
          <table:table-cell office:value-type="string">
            <text:p>Journal of Nanoscience and Nano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5751</text:p>
          </table:table-cell>
          <table:table-cell office:value-type="string">
            <text:p>MEDICINA I <text:s text:c="39"/></text:p>
          </table:table-cell>
          <table:table-cell office:value-type="string">
            <text:p>Journal of Negative Results In Bio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564</text:p>
          </table:table-cell>
          <table:table-cell office:value-type="string">
            <text:p>MEDICINA I <text:s text:c="39"/></text:p>
          </table:table-cell>
          <table:table-cell office:value-type="string">
            <text:p>Journal of Neural Transmis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8483</text:p>
          </table:table-cell>
          <table:table-cell office:value-type="string">
            <text:p>MEDICINA I <text:s text:c="39"/></text:p>
          </table:table-cell>
          <table:table-cell office:value-type="string">
            <text:p>Journal of Neural Transplantation &amp; Plastic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94X</text:p>
          </table:table-cell>
          <table:table-cell office:value-type="string">
            <text:p>MEDICINA I <text:s text:c="39"/></text:p>
          </table:table-cell>
          <table:table-cell office:value-type="string">
            <text:p>Journal of Neuro-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42</text:p>
          </table:table-cell>
          <table:table-cell office:value-type="string">
            <text:p>MEDICINA I <text:s text:c="39"/></text:p>
          </table:table-cell>
          <table:table-cell office:value-type="string">
            <text:p>Journal of Neur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94</text:p>
          </table:table-cell>
          <table:table-cell office:value-type="string">
            <text:p>MEDICINA I <text:s text:c="39"/></text:p>
          </table:table-cell>
          <table:table-cell office:value-type="string">
            <text:p>Journal of Neuroendocri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2284</text:p>
          </table:table-cell>
          <table:table-cell office:value-type="string">
            <text:p>MEDICINA I <text:s text:c="39"/></text:p>
          </table:table-cell>
          <table:table-cell office:value-type="string">
            <text:p>Journal of Neuroimag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28</text:p>
          </table:table-cell>
          <table:table-cell office:value-type="string">
            <text:p>MEDICINA I <text:s text:c="39"/></text:p>
          </table:table-cell>
          <table:table-cell office:value-type="string">
            <text:p>Journal of Neuro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5354</text:p>
          </table:table-cell>
          <table:table-cell office:value-type="string">
            <text:p>MEDICINA I <text:s text:c="39"/></text:p>
          </table:table-cell>
          <table:table-cell office:value-type="string">
            <text:p>Journal of Neu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50</text:p>
          </table:table-cell>
          <table:table-cell office:value-type="string">
            <text:p>MEDICINA I <text:s text:c="39"/></text:p>
          </table:table-cell>
          <table:table-cell office:value-type="string">
            <text:p>Journal of Neurology, Neurosurgery and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77</text:p>
          </table:table-cell>
          <table:table-cell office:value-type="string">
            <text:p>MEDICINA I <text:s text:c="39"/></text:p>
          </table:table-cell>
          <table:table-cell office:value-type="string">
            <text:p>Journal of Neuro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50-9861</text:p>
          </table:table-cell>
          <table:table-cell office:value-type="string">
            <text:p>MEDICINA I <text:s text:c="39"/></text:p>
          </table:table-cell>
          <table:table-cell office:value-type="string">
            <text:p>Journal of Neuro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70</text:p>
          </table:table-cell>
          <table:table-cell office:value-type="string">
            <text:p>MEDICINA I <text:s text:c="39"/></text:p>
          </table:table-cell>
          <table:table-cell office:value-type="string">
            <text:p>Journal of Neuroscience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4012</text:p>
          </table:table-cell>
          <table:table-cell office:value-type="string">
            <text:p>MEDICINA I <text:s text:c="39"/></text:p>
          </table:table-cell>
          <table:table-cell office:value-type="string">
            <text:p>Journal of Neuroscienc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85</text:p>
          </table:table-cell>
          <table:table-cell office:value-type="string">
            <text:p>MEDICINA I <text:s text:c="39"/></text:p>
          </table:table-cell>
          <table:table-cell office:value-type="string">
            <text:p>Journal of Neuro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5654</text:p>
          </table:table-cell>
          <table:table-cell office:value-type="string">
            <text:p>MEDICINA I <text:s text:c="39"/></text:p>
          </table:table-cell>
          <table:table-cell office:value-type="string">
            <text:p>Journal of Neurosurgery. Sp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0-5616</text:p>
          </table:table-cell>
          <table:table-cell office:value-type="string">
            <text:p>MEDICINA I <text:s text:c="39"/></text:p>
          </table:table-cell>
          <table:table-cell office:value-type="string">
            <text:p>Journal of Neurosurgical Sciences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7151</text:p>
          </table:table-cell>
          <table:table-cell office:value-type="string">
            <text:p>MEDICINA I <text:s text:c="39"/></text:p>
          </table:table-cell>
          <table:table-cell office:value-type="string">
            <text:p>Journal of Neurotraum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0284</text:p>
          </table:table-cell>
          <table:table-cell office:value-type="string">
            <text:p>MEDICINA I <text:s text:c="39"/></text:p>
          </table:table-cell>
          <table:table-cell office:value-type="string">
            <text:p>Journal of Neurovi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3581</text:p>
          </table:table-cell>
          <table:table-cell office:value-type="string">
            <text:p>MEDICINA I <text:s text:c="39"/></text:p>
          </table:table-cell>
          <table:table-cell office:value-type="string">
            <text:p>Journal of Nuclear Car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4916</text:p>
          </table:table-cell>
          <table:table-cell office:value-type="string">
            <text:p>MEDICINA I <text:s text:c="39"/></text:p>
          </table:table-cell>
          <table:table-cell office:value-type="string">
            <text:p>Journal of Nuclear Medicine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0429</text:p>
          </table:table-cell>
          <table:table-cell office:value-type="string">
            <text:p>MEDICINA I <text:s text:c="39"/></text:p>
          </table:table-cell>
          <table:table-cell office:value-type="string">
            <text:p>Journal of Nursing Management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3749</text:p>
          </table:table-cell>
          <table:table-cell office:value-type="string">
            <text:p>MEDICINA I <text:s text:c="39"/></text:p>
          </table:table-cell>
          <table:table-cell office:value-type="string">
            <text:p>Journal of Nursing Measur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0847</text:p>
          </table:table-cell>
          <table:table-cell office:value-type="string">
            <text:p>MEDICINA I <text:s text:c="39"/></text:p>
          </table:table-cell>
          <table:table-cell office:value-type="string">
            <text:p>Journal of Nutritional &amp; Environmental Medic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2863</text:p>
          </table:table-cell>
          <table:table-cell office:value-type="string">
            <text:p>MEDICINA I <text:s text:c="39"/></text:p>
          </table:table-cell>
          <table:table-cell office:value-type="string">
            <text:p>Journal of Nutritional Bi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00</text:p>
          </table:table-cell>
          <table:table-cell office:value-type="string">
            <text:p>MEDICINA I <text:s text:c="39"/></text:p>
          </table:table-cell>
          <table:table-cell office:value-type="string">
            <text:p>Journal of Nutritional Science and Vitami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1-8076</text:p>
          </table:table-cell>
          <table:table-cell office:value-type="string">
            <text:p>MEDICINA I <text:s text:c="39"/></text:p>
          </table:table-cell>
          <table:table-cell office:value-type="string">
            <text:p>Journal of Obstetrics and Gynaecolog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0756</text:p>
          </table:table-cell>
          <table:table-cell office:value-type="string">
            <text:p>MEDICINA I <text:s text:c="39"/></text:p>
          </table:table-cell>
          <table:table-cell office:value-type="string">
            <text:p>Journal of Obstetrics and Gynaecology Research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391</text:p>
          </table:table-cell>
          <table:table-cell office:value-type="string">
            <text:p>MEDICINA I <text:s text:c="39"/></text:p>
          </table:table-cell>
          <table:table-cell office:value-type="string">
            <text:p>Journal of Oral and Maxillofacial Surge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4-2512</text:p>
          </table:table-cell>
          <table:table-cell office:value-type="string">
            <text:p>MEDICINA I <text:s text:c="39"/></text:p>
          </table:table-cell>
          <table:table-cell office:value-type="string">
            <text:p>Journal of Oral Pathology &amp;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2X</text:p>
          </table:table-cell>
          <table:table-cell office:value-type="string">
            <text:p>MEDICINA I <text:s text:c="39"/></text:p>
          </table:table-cell>
          <table:table-cell office:value-type="string">
            <text:p>Journal of Oral Rehabilit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4934</text:p>
          </table:table-cell>
          <table:table-cell office:value-type="string">
            <text:p>MEDICINA I <text:s text:c="39"/></text:p>
          </table:table-cell>
          <table:table-cell office:value-type="string">
            <text:p>Journal of Oral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0266</text:p>
          </table:table-cell>
          <table:table-cell office:value-type="string">
            <text:p>MEDICINA I <text:s text:c="39"/></text:p>
          </table:table-cell>
          <table:table-cell office:value-type="string">
            <text:p>Journal of Orthopaed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5536</text:p>
          </table:table-cell>
          <table:table-cell office:value-type="string">
            <text:p>MEDICINA I <text:s text:c="39"/></text:p>
          </table:table-cell>
          <table:table-cell office:value-type="string">
            <text:p>Journal of Orthopaedic Surgery (Hong Kon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799X</text:p>
          </table:table-cell>
          <table:table-cell office:value-type="string">
            <text:p>MEDICINA I <text:s text:c="39"/></text:p>
          </table:table-cell>
          <table:table-cell office:value-type="string">
            <text:p>Journal of Orthopaedic Surgery and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4-4810</text:p>
          </table:table-cell>
          <table:table-cell office:value-type="string">
            <text:p>MEDICINA I <text:s text:c="39"/></text:p>
          </table:table-cell>
          <table:table-cell office:value-type="string">
            <text:p>Journal of Paediatrics and Child Healt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924</text:p>
          </table:table-cell>
          <table:table-cell office:value-type="string">
            <text:p>MEDICINA I <text:s text:c="39"/></text:p>
          </table:table-cell>
          <table:table-cell office:value-type="string">
            <text:p>Journal of Pain and Symptom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018X</text:p>
          </table:table-cell>
          <table:table-cell office:value-type="string">
            <text:p>MEDICINA I <text:s text:c="39"/></text:p>
          </table:table-cell>
          <table:table-cell office:value-type="string">
            <text:p>Journal of Pediatric Endocrinology &amp; Metabolis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2116</text:p>
          </table:table-cell>
          <table:table-cell office:value-type="string">
            <text:p>MEDICINA I <text:s text:c="39"/></text:p>
          </table:table-cell>
          <table:table-cell office:value-type="string">
            <text:p>Journal of Pediatric Gastroenterology and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4114</text:p>
          </table:table-cell>
          <table:table-cell office:value-type="string">
            <text:p>MEDICINA I <text:s text:c="39"/></text:p>
          </table:table-cell>
          <table:table-cell office:value-type="string">
            <text:p>Journal of Pediatric Hematology/On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3913</text:p>
          </table:table-cell>
          <table:table-cell office:value-type="string">
            <text:p>MEDICINA I <text:s text:c="39"/></text:p>
          </table:table-cell>
          <table:table-cell office:value-type="string">
            <text:p>Journal of Pediatric Ophthalmology and Strabismu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6798</text:p>
          </table:table-cell>
          <table:table-cell office:value-type="string">
            <text:p>MEDICINA I <text:s text:c="39"/></text:p>
          </table:table-cell>
          <table:table-cell office:value-type="string">
            <text:p>Journal of Pediatric Orthoped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152X</text:p>
          </table:table-cell>
          <table:table-cell office:value-type="string">
            <text:p>MEDICINA I <text:s text:c="39"/></text:p>
          </table:table-cell>
          <table:table-cell office:value-type="string">
            <text:p>Journal of Pediatric Orthopedics. Part B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68</text:p>
          </table:table-cell>
          <table:table-cell office:value-type="string">
            <text:p>MEDICINA I <text:s text:c="39"/></text:p>
          </table:table-cell>
          <table:table-cell office:value-type="string">
            <text:p>Journal of Pediatric Surge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5131</text:p>
          </table:table-cell>
          <table:table-cell office:value-type="string">
            <text:p>MEDICINA I <text:s text:c="39"/></text:p>
          </table:table-cell>
          <table:table-cell office:value-type="string">
            <text:p>Journal of Pediatric Ur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5983</text:p>
          </table:table-cell>
          <table:table-cell office:value-type="string">
            <text:p>MEDICINA I <text:s text:c="39"/></text:p>
          </table:table-cell>
          <table:table-cell office:value-type="string">
            <text:p>Journal of Pelvic Medicine and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577</text:p>
          </table:table-cell>
          <table:table-cell office:value-type="string">
            <text:p>MEDICINA I <text:s text:c="39"/></text:p>
          </table:table-cell>
          <table:table-cell office:value-type="string">
            <text:p>Journal of Perinatal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174X</text:p>
          </table:table-cell>
          <table:table-cell office:value-type="string">
            <text:p>MEDICINA I <text:s text:c="39"/></text:p>
          </table:table-cell>
          <table:table-cell office:value-type="string">
            <text:p>Journal of Perinatal Medicine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8346</text:p>
          </table:table-cell>
          <table:table-cell office:value-type="string">
            <text:p>MEDICINA I <text:s text:c="39"/></text:p>
          </table:table-cell>
          <table:table-cell office:value-type="string">
            <text:p>Journal of Perin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84</text:p>
          </table:table-cell>
          <table:table-cell office:value-type="string">
            <text:p>MEDICINA I <text:s text:c="39"/></text:p>
          </table:table-cell>
          <table:table-cell office:value-type="string">
            <text:p>Journal of Periodont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92</text:p>
          </table:table-cell>
          <table:table-cell office:value-type="string">
            <text:p>MEDICINA I <text:s text:c="39"/></text:p>
          </table:table-cell>
          <table:table-cell office:value-type="string">
            <text:p>Journal of Periodontology (197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7085</text:p>
          </table:table-cell>
          <table:table-cell office:value-type="string">
            <text:p>MEDICINA I <text:s text:c="39"/></text:p>
          </table:table-cell>
          <table:table-cell office:value-type="string">
            <text:p>Journal of Pharmaceutical and Biomedical 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7-8613</text:p>
          </table:table-cell>
          <table:table-cell office:value-type="string">
            <text:p>MEDICINA I <text:s text:c="39"/></text:p>
          </table:table-cell>
          <table:table-cell office:value-type="string">
            <text:p>Journal of Pharmacolog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496X</text:p>
          </table:table-cell>
          <table:table-cell office:value-type="string">
            <text:p>MEDICINA I <text:s text:c="39"/></text:p>
          </table:table-cell>
          <table:table-cell office:value-type="string">
            <text:p>Journal of Pharmacology and Toxi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2-1826</text:p>
          </table:table-cell>
          <table:table-cell office:value-type="string">
            <text:p>MEDICINA I <text:s text:c="39"/></text:p>
          </table:table-cell>
          <table:table-cell office:value-type="string">
            <text:p>Journal of Pharmacy &amp; Pharmaceut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73</text:p>
          </table:table-cell>
          <table:table-cell office:value-type="string">
            <text:p>MEDICINA I <text:s text:c="39"/></text:p>
          </table:table-cell>
          <table:table-cell office:value-type="string">
            <text:p>Journal of Pharmac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1900</text:p>
          </table:table-cell>
          <table:table-cell office:value-type="string">
            <text:p>MEDICINA I <text:s text:c="39"/></text:p>
          </table:table-cell>
          <table:table-cell office:value-type="string">
            <text:p>Journal of Pharmacy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1344</text:p>
          </table:table-cell>
          <table:table-cell office:value-type="string">
            <text:p>MEDICINA I <text:s text:c="39"/></text:p>
          </table:table-cell>
          <table:table-cell office:value-type="string">
            <text:p>Journal of Photochemistry and Photobiology. B,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6106</text:p>
          </table:table-cell>
          <table:table-cell office:value-type="string">
            <text:p>MEDICINA I <text:s text:c="39"/></text:p>
          </table:table-cell>
          <table:table-cell office:value-type="string">
            <text:p>Journal of Physical Chemistry. B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51</text:p>
          </table:table-cell>
          <table:table-cell office:value-type="string">
            <text:p>MEDICINA I <text:s text:c="39"/></text:p>
          </table:table-cell>
          <table:table-cell office:value-type="string">
            <text:p>Journal of Physiology (Lond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3098</text:p>
          </table:table-cell>
          <table:table-cell office:value-type="string">
            <text:p>MEDICINA I <text:s text:c="39"/></text:p>
          </table:table-cell>
          <table:table-cell office:value-type="string">
            <text:p>Journal of Pine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5-4653</text:p>
          </table:table-cell>
          <table:table-cell office:value-type="string">
            <text:p>MEDICINA I <text:s text:c="39"/></text:p>
          </table:table-cell>
          <table:table-cell office:value-type="string">
            <text:p>Journal of Plant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6815</text:p>
          </table:table-cell>
          <table:table-cell office:value-type="string">
            <text:p>MEDICINA I <text:s text:c="39"/></text:p>
          </table:table-cell>
          <table:table-cell office:value-type="string">
            <text:p>Journal of Plastic, Reconstructive &amp; Aesthetic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859</text:p>
          </table:table-cell>
          <table:table-cell office:value-type="string">
            <text:p>MEDICINA I <text:s text:c="39"/></text:p>
          </table:table-cell>
          <table:table-cell office:value-type="string">
            <text:p>Journal of Postgraduate Medicine (Bomba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956</text:p>
          </table:table-cell>
          <table:table-cell office:value-type="string">
            <text:p>MEDICINA I <text:s text:c="39"/></text:p>
          </table:table-cell>
          <table:table-cell office:value-type="string">
            <text:p>Journal of Psychiatric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0-4882</text:p>
          </table:table-cell>
          <table:table-cell office:value-type="string">
            <text:p>MEDICINA I <text:s text:c="39"/></text:p>
          </table:table-cell>
          <table:table-cell office:value-type="string">
            <text:p>Journal of Psychiatry &amp; 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9-1072</text:p>
          </table:table-cell>
          <table:table-cell office:value-type="string">
            <text:p>MEDICINA I <text:s text:c="39"/></text:p>
          </table:table-cell>
          <table:table-cell office:value-type="string">
            <text:p>Journal of Psychoactive Drug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811</text:p>
          </table:table-cell>
          <table:table-cell office:value-type="string">
            <text:p>MEDICINA I <text:s text:c="39"/></text:p>
          </table:table-cell>
          <table:table-cell office:value-type="string">
            <text:p>Journal of Psychopharmacology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999</text:p>
          </table:table-cell>
          <table:table-cell office:value-type="string">
            <text:p>MEDICINA I <text:s text:c="39"/></text:p>
          </table:table-cell>
          <table:table-cell office:value-type="string">
            <text:p>Journal of Psychosomat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3842</text:p>
          </table:table-cell>
          <table:table-cell office:value-type="string">
            <text:p>MEDICINA I <text:s text:c="39"/></text:p>
          </table:table-cell>
          <table:table-cell office:value-type="string">
            <text:p>Journal of Public Healt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49-3060</text:p>
          </table:table-cell>
          <table:table-cell office:value-type="string">
            <text:p>MEDICINA I <text:s text:c="39"/></text:p>
          </table:table-cell>
          <table:table-cell office:value-type="string">
            <text:p>Journal of Radiat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486</text:p>
          </table:table-cell>
          <table:table-cell office:value-type="string">
            <text:p>MEDICINA I <text:s text:c="39"/></text:p>
          </table:table-cell>
          <table:table-cell office:value-type="string">
            <text:p>Journal of Raman Spectrosco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9893</text:p>
          </table:table-cell>
          <table:table-cell office:value-type="string">
            <text:p>MEDICINA I <text:s text:c="39"/></text:p>
          </table:table-cell>
          <table:table-cell office:value-type="string">
            <text:p>Journal of Receptor and Signal Transduct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684X</text:p>
          </table:table-cell>
          <table:table-cell office:value-type="string">
            <text:p>MEDICINA I <text:s text:c="39"/></text:p>
          </table:table-cell>
          <table:table-cell office:value-type="string">
            <text:p>Journal of Reconstructive Micro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597X</text:p>
          </table:table-cell>
          <table:table-cell office:value-type="string">
            <text:p>MEDICINA I <text:s text:c="39"/></text:p>
          </table:table-cell>
          <table:table-cell office:value-type="string">
            <text:p>Journal of Refractive Surgery (199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0-1977</text:p>
          </table:table-cell>
          <table:table-cell office:value-type="string">
            <text:p>MEDICINA I <text:s text:c="39"/></text:p>
          </table:table-cell>
          <table:table-cell office:value-type="string">
            <text:p>Journal of Rehabilitation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197</text:p>
          </table:table-cell>
          <table:table-cell office:value-type="string">
            <text:p>MEDICINA I <text:s text:c="39"/></text:p>
          </table:table-cell>
          <table:table-cell office:value-type="string">
            <text:p>Journal of Religion and Healt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6678</text:p>
          </table:table-cell>
          <table:table-cell office:value-type="string">
            <text:p>MEDICINA I <text:s text:c="39"/></text:p>
          </table:table-cell>
          <table:table-cell office:value-type="string">
            <text:p>Journal of Renal Care (English ed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2276</text:p>
          </table:table-cell>
          <table:table-cell office:value-type="string">
            <text:p>MEDICINA I <text:s text:c="39"/></text:p>
          </table:table-cell>
          <table:table-cell office:value-type="string">
            <text:p>Journal of Renal Nutri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78</text:p>
          </table:table-cell>
          <table:table-cell office:value-type="string">
            <text:p>MEDICINA I <text:s text:c="39"/></text:p>
          </table:table-cell>
          <table:table-cell office:value-type="string">
            <text:p>Journal of Reproductive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7758</text:p>
          </table:table-cell>
          <table:table-cell office:value-type="string">
            <text:p>MEDICINA I <text:s text:c="39"/></text:p>
          </table:table-cell>
          <table:table-cell office:value-type="string">
            <text:p>Journal of Reproductive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5-162X</text:p>
          </table:table-cell>
          <table:table-cell office:value-type="string">
            <text:p>MEDICINA I <text:s text:c="39"/></text:p>
          </table:table-cell>
          <table:table-cell office:value-type="string">
            <text:p>Journal of Rheu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9306</text:p>
          </table:table-cell>
          <table:table-cell office:value-type="string">
            <text:p>MEDICINA I <text:s text:c="39"/></text:p>
          </table:table-cell>
          <table:table-cell office:value-type="string">
            <text:p>Journal of Separation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623X</text:p>
          </table:table-cell>
          <table:table-cell office:value-type="string">
            <text:p>MEDICINA I <text:s text:c="39"/></text:p>
          </table:table-cell>
          <table:table-cell office:value-type="string">
            <text:p>Journal of Sex &amp; Marital 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2746</text:p>
          </table:table-cell>
          <table:table-cell office:value-type="string">
            <text:p>MEDICINA I <text:s text:c="39"/></text:p>
          </table:table-cell>
          <table:table-cell office:value-type="string">
            <text:p>Journal of Shoulder and Elbow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550X</text:p>
          </table:table-cell>
          <table:table-cell office:value-type="string">
            <text:p>MEDICINA I <text:s text:c="39"/></text:p>
          </table:table-cell>
          <table:table-cell office:value-type="string">
            <text:p>Journal of Software Maintena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07</text:p>
          </table:table-cell>
          <table:table-cell office:value-type="string">
            <text:p>MEDICINA I <text:s text:c="39"/></text:p>
          </table:table-cell>
          <table:table-cell office:value-type="string">
            <text:p>Journal of Sports Medicine and Physical Fitness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9655</text:p>
          </table:table-cell>
          <table:table-cell office:value-type="string">
            <text:p>MEDICINA I <text:s text:c="39"/></text:p>
          </table:table-cell>
          <table:table-cell office:value-type="string">
            <text:p>Journal of Statistical Computation and Simul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60</text:p>
          </table:table-cell>
          <table:table-cell office:value-type="string">
            <text:p>MEDICINA I <text:s text:c="39"/></text:p>
          </table:table-cell>
          <table:table-cell office:value-type="string">
            <text:p>Journal of Steroid Biochemistry and Molecular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8011</text:p>
          </table:table-cell>
          <table:table-cell office:value-type="string">
            <text:p>MEDICINA I <text:s text:c="39"/></text:p>
          </table:table-cell>
          <table:table-cell office:value-type="string">
            <text:p>Journal of Strength and Conditioning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8477</text:p>
          </table:table-cell>
          <table:table-cell office:value-type="string">
            <text:p>MEDICINA I <text:s text:c="39"/></text:p>
          </table:table-cell>
          <table:table-cell office:value-type="string">
            <text:p>Journal of Structural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2-9497</text:p>
          </table:table-cell>
          <table:table-cell office:value-type="string">
            <text:p>MEDICINA I <text:s text:c="39"/></text:p>
          </table:table-cell>
          <table:table-cell office:value-type="string">
            <text:p>Journal of Submicroscopic Cytology and Path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5472</text:p>
          </table:table-cell>
          <table:table-cell office:value-type="string">
            <text:p>MEDICINA I <text:s text:c="39"/></text:p>
          </table:table-cell>
          <table:table-cell office:value-type="string">
            <text:p>Journal of Substance Abuse Treat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993</text:p>
          </table:table-cell>
          <table:table-cell office:value-type="string">
            <text:p>MEDICINA I <text:s text:c="39"/></text:p>
          </table:table-cell>
          <table:table-cell office:value-type="string">
            <text:p>Journal of Sulfur Chemistr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90</text:p>
          </table:table-cell>
          <table:table-cell office:value-type="string">
            <text:p>MEDICINA I <text:s text:c="39"/></text:p>
          </table:table-cell>
          <table:table-cell office:value-type="string">
            <text:p>Journal of Surgical On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633X</text:p>
          </table:table-cell>
          <table:table-cell office:value-type="string">
            <text:p>MEDICINA I <text:s text:c="39"/></text:p>
          </table:table-cell>
          <table:table-cell office:value-type="string">
            <text:p>Journal of Telemedicine and Teleca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3289</text:p>
          </table:table-cell>
          <table:table-cell office:value-type="string">
            <text:p>MEDICINA I <text:s text:c="39"/></text:p>
          </table:table-cell>
          <table:table-cell office:value-type="string">
            <text:p>Journal of the Air &amp; Waste Management Association (Cessou em 1992. Cont. ISSN 1073-161X Air &amp; Wast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8567</text:p>
          </table:table-cell>
          <table:table-cell office:value-type="string">
            <text:p>MEDICINA I <text:s text:c="39"/></text:p>
          </table:table-cell>
          <table:table-cell office:value-type="string">
            <text:p>Journal of the American Academy of Child and Adolescent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9622</text:p>
          </table:table-cell>
          <table:table-cell office:value-type="string">
            <text:p>MEDICINA I <text:s text:c="39"/></text:p>
          </table:table-cell>
          <table:table-cell office:value-type="string">
            <text:p>Journal of the American Academy of Der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1097</text:p>
          </table:table-cell>
          <table:table-cell office:value-type="string">
            <text:p>MEDICINA I <text:s text:c="39"/></text:p>
          </table:table-cell>
          <table:table-cell office:value-type="string">
            <text:p>Journal of the American College of Card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5724</text:p>
          </table:table-cell>
          <table:table-cell office:value-type="string">
            <text:p>MEDICINA I <text:s text:c="39"/></text:p>
          </table:table-cell>
          <table:table-cell office:value-type="string">
            <text:p>Journal of the American College of Nutri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7515</text:p>
          </table:table-cell>
          <table:table-cell office:value-type="string">
            <text:p>MEDICINA I <text:s text:c="39"/></text:p>
          </table:table-cell>
          <table:table-cell office:value-type="string">
            <text:p>Journal of the American College of Surge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223</text:p>
          </table:table-cell>
          <table:table-cell office:value-type="string">
            <text:p>MEDICINA I <text:s text:c="39"/></text:p>
          </table:table-cell>
          <table:table-cell office:value-type="string">
            <text:p>Journal of the American Dietetic Associ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614</text:p>
          </table:table-cell>
          <table:table-cell office:value-type="string">
            <text:p>MEDICINA I <text:s text:c="39"/></text:p>
          </table:table-cell>
          <table:table-cell office:value-type="string">
            <text:p>Journal of the American Geriatrics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955</text:p>
          </table:table-cell>
          <table:table-cell office:value-type="string">
            <text:p>MEDICINA I <text:s text:c="39"/></text:p>
          </table:table-cell>
          <table:table-cell office:value-type="string">
            <text:p>Journal of the American Medical Association (Cessou em 1960. Cont. ISSN 0098-7484 JAMA (Chicago, Ill.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971X</text:p>
          </table:table-cell>
          <table:table-cell office:value-type="string">
            <text:p>MEDICINA I <text:s text:c="39"/></text:p>
          </table:table-cell>
          <table:table-cell office:value-type="string">
            <text:p>Journal of the American Mosquito Control Associ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21X</text:p>
          </table:table-cell>
          <table:table-cell office:value-type="string">
            <text:p>MEDICINA I <text:s text:c="39"/></text:p>
          </table:table-cell>
          <table:table-cell office:value-type="string">
            <text:p>Journal of the American Oil Chemists'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7317</text:p>
          </table:table-cell>
          <table:table-cell office:value-type="string">
            <text:p>MEDICINA I <text:s text:c="39"/></text:p>
          </table:table-cell>
          <table:table-cell office:value-type="string">
            <text:p>Journal of the American Society of Echocardiograph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6673</text:p>
          </table:table-cell>
          <table:table-cell office:value-type="string">
            <text:p>MEDICINA I <text:s text:c="39"/></text:p>
          </table:table-cell>
          <table:table-cell office:value-type="string">
            <text:p>Journal of the American Society of Neph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1488</text:p>
          </table:table-cell>
          <table:table-cell office:value-type="string">
            <text:p>MEDICINA I <text:s text:c="39"/></text:p>
          </table:table-cell>
          <table:table-cell office:value-type="string">
            <text:p>Journal of the American Veterinary Medical Associ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MEDICINA I <text:s text:c="39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500</text:p>
          </table:table-cell>
          <table:table-cell office:value-type="string">
            <text:p>MEDICINA I <text:s text:c="39"/></text:p>
          </table:table-cell>
          <table:table-cell office:value-type="string">
            <text:p>Journal of the Brazilian Computer Societ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4564</text:p>
          </table:table-cell>
          <table:table-cell office:value-type="string">
            <text:p>MEDICINA I <text:s text:c="39"/></text:p>
          </table:table-cell>
          <table:table-cell office:value-type="string">
            <text:p>Journal of the Cardiometabolic Syndrom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4572</text:p>
          </table:table-cell>
          <table:table-cell office:value-type="string">
            <text:p>MEDICINA I <text:s text:c="39"/></text:p>
          </table:table-cell>
          <table:table-cell office:value-type="string">
            <text:p>Journal of the Cardiometabolic Syndrom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4901</text:p>
          </table:table-cell>
          <table:table-cell office:value-type="string">
            <text:p>MEDICINA I <text:s text:c="39"/></text:p>
          </table:table-cell>
          <table:table-cell office:value-type="string">
            <text:p>Journal of the Chinese Medical Associ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1537</text:p>
          </table:table-cell>
          <table:table-cell office:value-type="string">
            <text:p>MEDICINA I <text:s text:c="39"/></text:p>
          </table:table-cell>
          <table:table-cell office:value-type="string">
            <text:p>Journal of the Egyptian Women's Dermatologic Socie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1097</text:p>
          </table:table-cell>
          <table:table-cell office:value-type="string">
            <text:p>MEDICINA I <text:s text:c="39"/></text:p>
          </table:table-cell>
          <table:table-cell office:value-type="string">
            <text:p>Journal of the International Association of Physicians in AIDS Care (Chicago, Ill. :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 <text:s text:c="39"/></text:p>
          </table:table-cell>
          <table:table-cell office:value-type="string">
            <text:p>Journal of the International Federation of Physical Educ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2783</text:p>
          </table:table-cell>
          <table:table-cell office:value-type="string">
            <text:p>MEDICINA I <text:s text:c="39"/></text:p>
          </table:table-cell>
          <table:table-cell office:value-type="string">
            <text:p>Journal of the International Society of Sports Nutri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874</text:p>
          </table:table-cell>
          <table:table-cell office:value-type="string">
            <text:p>MEDICINA I <text:s text:c="39"/></text:p>
          </table:table-cell>
          <table:table-cell office:value-type="string">
            <text:p>Journal of the National Cancer Institut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6773</text:p>
          </table:table-cell>
          <table:table-cell office:value-type="string">
            <text:p>MEDICINA I <text:s text:c="39"/></text:p>
          </table:table-cell>
          <table:table-cell office:value-type="string">
            <text:p>Journal of the National Cancer Institute. Monograph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0X</text:p>
          </table:table-cell>
          <table:table-cell office:value-type="string">
            <text:p>MEDICINA I <text:s text:c="39"/></text:p>
          </table:table-cell>
          <table:table-cell office:value-type="string">
            <text:p>Journal of the Neurolog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9489</text:p>
          </table:table-cell>
          <table:table-cell office:value-type="string">
            <text:p>MEDICINA I <text:s text:c="39"/></text:p>
          </table:table-cell>
          <table:table-cell office:value-type="string">
            <text:p>Journal of the Peripheral Nervous System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5576</text:p>
          </table:table-cell>
          <table:table-cell office:value-type="string">
            <text:p>MEDICINA I <text:s text:c="39"/></text:p>
          </table:table-cell>
          <table:table-cell office:value-type="string">
            <text:p>Journal of the Society for Gynecologic Investigation (Cessou em 2006. Cont. ISSN 1933-7191 Reproductive Sciences (Thousand Oaks, Calif.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223</text:p>
          </table:table-cell>
          <table:table-cell office:value-type="string">
            <text:p>MEDICINA I <text:s text:c="39"/></text:p>
          </table:table-cell>
          <table:table-cell office:value-type="string">
            <text:p>Journal of Thoracic and Cardiovascular Surge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5993</text:p>
          </table:table-cell>
          <table:table-cell office:value-type="string">
            <text:p>MEDICINA I <text:s text:c="39"/></text:p>
          </table:table-cell>
          <table:table-cell office:value-type="string">
            <text:p>Journal of Thoracic Imag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7933</text:p>
          </table:table-cell>
          <table:table-cell office:value-type="string">
            <text:p>MEDICINA I <text:s text:c="39"/></text:p>
          </table:table-cell>
          <table:table-cell office:value-type="string">
            <text:p>Journal of Thrombosis and Haemosta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305</text:p>
          </table:table-cell>
          <table:table-cell office:value-type="string">
            <text:p>MEDICINA I <text:s text:c="39"/></text:p>
          </table:table-cell>
          <table:table-cell office:value-type="string">
            <text:p>Journal of Thrombosis and Thrombo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8-1350</text:p>
          </table:table-cell>
          <table:table-cell office:value-type="string">
            <text:p>MEDICINA I <text:s text:c="39"/></text:p>
          </table:table-cell>
          <table:table-cell office:value-type="string">
            <text:p>Journal of Toxicolog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672X</text:p>
          </table:table-cell>
          <table:table-cell office:value-type="string">
            <text:p>MEDICINA I <text:s text:c="39"/></text:p>
          </table:table-cell>
          <table:table-cell office:value-type="string">
            <text:p>Journal of Trace Elements in Medicine and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6338</text:p>
          </table:table-cell>
          <table:table-cell office:value-type="string">
            <text:p>MEDICINA I <text:s text:c="39"/></text:p>
          </table:table-cell>
          <table:table-cell office:value-type="string">
            <text:p>Journal of Tropical Pediatrics (1980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4297</text:p>
          </table:table-cell>
          <table:table-cell office:value-type="string">
            <text:p>MEDICINA I <text:s text:c="39"/></text:p>
          </table:table-cell>
          <table:table-cell office:value-type="string">
            <text:p>Journal of Ultrasound in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5214</text:p>
          </table:table-cell>
          <table:table-cell office:value-type="string">
            <text:p>MEDICINA I <text:s text:c="39"/></text:p>
          </table:table-cell>
          <table:table-cell office:value-type="string">
            <text:p>Journal of Vascular Surge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710</text:p>
          </table:table-cell>
          <table:table-cell office:value-type="string">
            <text:p>MEDICINA I <text:s text:c="39"/></text:p>
          </table:table-cell>
          <table:table-cell office:value-type="string">
            <text:p>Journal of Vector E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6387</text:p>
          </table:table-cell>
          <table:table-cell office:value-type="string">
            <text:p>MEDICINA I <text:s text:c="39"/></text:p>
          </table:table-cell>
          <table:table-cell office:value-type="string">
            <text:p>Journal of Veterinary Diagnostic Investig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6640</text:p>
          </table:table-cell>
          <table:table-cell office:value-type="string">
            <text:p>MEDICINA I <text:s text:c="39"/></text:p>
          </table:table-cell>
          <table:table-cell office:value-type="string">
            <text:p>Journal of Veterinary Internal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0504</text:p>
          </table:table-cell>
          <table:table-cell office:value-type="string">
            <text:p>MEDICINA I <text:s text:c="39"/></text:p>
          </table:table-cell>
          <table:table-cell office:value-type="string">
            <text:p>Journal of Viral Hepatit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934</text:p>
          </table:table-cell>
          <table:table-cell office:value-type="string">
            <text:p>MEDICINA I <text:s text:c="39"/></text:p>
          </table:table-cell>
          <table:table-cell office:value-type="string">
            <text:p>Journal of Virolog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5514</text:p>
          </table:table-cell>
          <table:table-cell office:value-type="string">
            <text:p>MEDICINA I <text:s text:c="39"/></text:p>
          </table:table-cell>
          <table:table-cell office:value-type="string">
            <text:p>Journal of Vir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38X</text:p>
          </table:table-cell>
          <table:table-cell office:value-type="string">
            <text:p>MEDICINA I <text:s text:c="39"/></text:p>
          </table:table-cell>
          <table:table-cell office:value-type="string">
            <text:p>Journal of Vi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1997</text:p>
          </table:table-cell>
          <table:table-cell office:value-type="string">
            <text:p>MEDICINA I <text:s text:c="39"/></text:p>
          </table:table-cell>
          <table:table-cell office:value-type="string">
            <text:p>Journal of Voi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8920</text:p>
          </table:table-cell>
          <table:table-cell office:value-type="string">
            <text:p>MEDICINA I <text:s text:c="39"/></text:p>
          </table:table-cell>
          <table:table-cell office:value-type="string">
            <text:p>Journal of Water and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071</text:p>
          </table:table-cell>
          <table:table-cell office:value-type="string">
            <text:p>MEDICINA I <text:s text:c="39"/></text:p>
          </table:table-cell>
          <table:table-cell office:value-type="string">
            <text:p>JPEN. Journal of Parenteral and Enteral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3203</text:p>
          </table:table-cell>
          <table:table-cell office:value-type="string">
            <text:p>MEDICINA I <text:s text:c="39"/></text:p>
          </table:table-cell>
          <table:table-cell office:value-type="string">
            <text:p>JRAAS. Journal of the Renin-Angiotensin-Aldosterone Syste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3772</text:p>
          </table:table-cell>
          <table:table-cell office:value-type="string">
            <text:p>MEDICINA I <text:s text:c="39"/></text:p>
          </table:table-cell>
          <table:table-cell office:value-type="string">
            <text:p>Kard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9826</text:p>
          </table:table-cell>
          <table:table-cell office:value-type="string">
            <text:p>MEDICINA I <text:s text:c="39"/></text:p>
          </table:table-cell>
          <table:table-cell office:value-type="string">
            <text:p>Key Engineering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4096</text:p>
          </table:table-cell>
          <table:table-cell office:value-type="string">
            <text:p>MEDICINA I <text:s text:c="39"/></text:p>
          </table:table-cell>
          <table:table-cell office:value-type="string">
            <text:p>Kidney &amp; Blood Pressur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2538</text:p>
          </table:table-cell>
          <table:table-cell office:value-type="string">
            <text:p>MEDICINA I <text:s text:c="39"/></text:p>
          </table:table-cell>
          <table:table-cell office:value-type="string">
            <text:p>Kidney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6577</text:p>
          </table:table-cell>
          <table:table-cell office:value-type="string">
            <text:p>MEDICINA I <text:s text:c="39"/></text:p>
          </table:table-cell>
          <table:table-cell office:value-type="string">
            <text:p>Kidney International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9292</text:p>
          </table:table-cell>
          <table:table-cell office:value-type="string">
            <text:p>MEDICINA I <text:s text:c="39"/></text:p>
          </table:table-cell>
          <table:table-cell office:value-type="string">
            <text:p>Kinetoplastid Biology and Disease (Cessou em 200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12X</text:p>
          </table:table-cell>
          <table:table-cell office:value-type="string">
            <text:p>MEDICINA I <text:s text:c="39"/></text:p>
          </table:table-cell>
          <table:table-cell office:value-type="string">
            <text:p>Kriterion (UFM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03-0625</text:p>
          </table:table-cell>
          <table:table-cell office:value-type="string">
            <text:p>MEDICINA I <text:s text:c="39"/></text:p>
          </table:table-cell>
          <table:table-cell office:value-type="string">
            <text:p>L'Observatoire de la Génétiqu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7355</text:p>
          </table:table-cell>
          <table:table-cell office:value-type="string">
            <text:p>MEDICINA I <text:s text:c="39"/></text:p>
          </table:table-cell>
          <table:table-cell office:value-type="string">
            <text:p>Lab Anim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772</text:p>
          </table:table-cell>
          <table:table-cell office:value-type="string">
            <text:p>MEDICINA I <text:s text:c="39"/></text:p>
          </table:table-cell>
          <table:table-cell office:value-type="string">
            <text:p>Laboratory Animals (Lond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0307</text:p>
          </table:table-cell>
          <table:table-cell office:value-type="string">
            <text:p>MEDICINA I <text:s text:c="39"/></text:p>
          </table:table-cell>
          <table:table-cell office:value-type="string">
            <text:p>Laboratory Investigation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837</text:p>
          </table:table-cell>
          <table:table-cell office:value-type="string">
            <text:p>MEDICINA I <text:s text:c="39"/></text:p>
          </table:table-cell>
          <table:table-cell office:value-type="string">
            <text:p>Laboratory Investig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5027</text:p>
          </table:table-cell>
          <table:table-cell office:value-type="string">
            <text:p>MEDICINA I <text:s text:c="39"/></text:p>
          </table:table-cell>
          <table:table-cell office:value-type="string">
            <text:p>Laboratory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522</text:p>
          </table:table-cell>
          <table:table-cell office:value-type="string">
            <text:p>MEDICINA I <text:s text:c="39"/></text:p>
          </table:table-cell>
          <table:table-cell office:value-type="string">
            <text:p>LAES/HA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6736</text:p>
          </table:table-cell>
          <table:table-cell office:value-type="string">
            <text:p>MEDICINA I <text:s text:c="39"/></text:p>
          </table:table-cell>
          <table:table-cell office:value-type="string">
            <text:p>Lancet (British editi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4422</text:p>
          </table:table-cell>
          <table:table-cell office:value-type="string">
            <text:p>MEDICINA I <text:s text:c="39"/></text:p>
          </table:table-cell>
          <table:table-cell office:value-type="string">
            <text:p>Lancet Neu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2045</text:p>
          </table:table-cell>
          <table:table-cell office:value-type="string">
            <text:p>MEDICINA I <text:s text:c="39"/></text:p>
          </table:table-cell>
          <table:table-cell office:value-type="string">
            <text:p>Lancet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3099</text:p>
          </table:table-cell>
          <table:table-cell office:value-type="string">
            <text:p>MEDICINA I <text:s text:c="39"/></text:p>
          </table:table-cell>
          <table:table-cell office:value-type="string">
            <text:p>Lancet. Infectious Diseas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2443</text:p>
          </table:table-cell>
          <table:table-cell office:value-type="string">
            <text:p>MEDICINA I <text:s text:c="39"/></text:p>
          </table:table-cell>
          <table:table-cell office:value-type="string">
            <text:p>Langenbeck's Archives of Surge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092</text:p>
          </table:table-cell>
          <table:table-cell office:value-type="string">
            <text:p>MEDICINA I <text:s text:c="39"/></text:p>
          </table:table-cell>
          <table:table-cell office:value-type="string">
            <text:p>Lasers in Surgery and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650X</text:p>
          </table:table-cell>
          <table:table-cell office:value-type="string">
            <text:p>MEDICINA I <text:s text:c="39"/></text:p>
          </table:table-cell>
          <table:table-cell office:value-type="string">
            <text:p>Laterality (Hove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0502</text:p>
          </table:table-cell>
          <table:table-cell office:value-type="string">
            <text:p>MEDICINA I <text:s text:c="39"/></text:p>
          </table:table-cell>
          <table:table-cell office:value-type="string">
            <text:p>Learning &amp; Memory (Cessou em 2008. Cont. ISSN 1549-5485 Learning &amp; Memory (Cold Spring Harbor, N.Y. : Online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438</text:p>
          </table:table-cell>
          <table:table-cell office:value-type="string">
            <text:p>MEDICINA I <text:s text:c="39"/></text:p>
          </table:table-cell>
          <table:table-cell office:value-type="string">
            <text:p>Lebensmittel-Wissenschaft + Technologie / Food Science +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0069</text:p>
          </table:table-cell>
          <table:table-cell office:value-type="string">
            <text:p>MEDICINA I <text:s text:c="39"/></text:p>
          </table:table-cell>
          <table:table-cell office:value-type="string">
            <text:p>Lecturas Educación Física y Deport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MEDICINA I <text:s text:c="39"/></text:p>
          </table:table-cell>
          <table:table-cell office:value-type="string">
            <text:p>Lecture Notes in Computer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518</text:p>
          </table:table-cell>
          <table:table-cell office:value-type="string">
            <text:p>MEDICINA I <text:s text:c="39"/></text:p>
          </table:table-cell>
          <table:table-cell office:value-type="string">
            <text:p>Leprosy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MEDICINA I <text:s text:c="39"/></text:p>
          </table:table-cell>
          <table:table-cell office:value-type="string">
            <text:p>Letters in Applied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808</text:p>
          </table:table-cell>
          <table:table-cell office:value-type="string">
            <text:p>MEDICINA I <text:s text:c="39"/></text:p>
          </table:table-cell>
          <table:table-cell office:value-type="string">
            <text:p>Letters in Drug Design &amp; Discov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924</text:p>
          </table:table-cell>
          <table:table-cell office:value-type="string">
            <text:p>MEDICINA I <text:s text:c="39"/></text:p>
          </table:table-cell>
          <table:table-cell office:value-type="string">
            <text:p>Leukem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8194</text:p>
          </table:table-cell>
          <table:table-cell office:value-type="string">
            <text:p>MEDICINA I <text:s text:c="39"/></text:p>
          </table:table-cell>
          <table:table-cell office:value-type="string">
            <text:p>Leukemia &amp; Lymphom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2126</text:p>
          </table:table-cell>
          <table:table-cell office:value-type="string">
            <text:p>MEDICINA I <text:s text:c="39"/></text:p>
          </table:table-cell>
          <table:table-cell office:value-type="string">
            <text:p>Leukemia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MEDICINA I <text:s text:c="39"/></text:p>
          </table:table-cell>
          <table:table-cell office:value-type="string">
            <text:p>Life Sciences (197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201</text:p>
          </table:table-cell>
          <table:table-cell office:value-type="string">
            <text:p>MEDICINA I <text:s text:c="39"/></text:p>
          </table:table-cell>
          <table:table-cell office:value-type="string">
            <text:p>Lip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511X</text:p>
          </table:table-cell>
          <table:table-cell office:value-type="string">
            <text:p>MEDICINA I <text:s text:c="39"/></text:p>
          </table:table-cell>
          <table:table-cell office:value-type="string">
            <text:p>Lipids in Health and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3223</text:p>
          </table:table-cell>
          <table:table-cell office:value-type="string">
            <text:p>MEDICINA I <text:s text:c="39"/></text:p>
          </table:table-cell>
          <table:table-cell office:value-type="string">
            <text:p>Liver Internatio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6465</text:p>
          </table:table-cell>
          <table:table-cell office:value-type="string">
            <text:p>MEDICINA I <text:s text:c="39"/></text:p>
          </table:table-cell>
          <table:table-cell office:value-type="string">
            <text:p>Liver Transplan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2040</text:p>
          </table:table-cell>
          <table:table-cell office:value-type="string">
            <text:p>MEDICINA I <text:s text:c="39"/></text:p>
          </table:table-cell>
          <table:table-cell office:value-type="string">
            <text:p>Lung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002</text:p>
          </table:table-cell>
          <table:table-cell office:value-type="string">
            <text:p>MEDICINA I <text:s text:c="39"/></text:p>
          </table:table-cell>
          <table:table-cell office:value-type="string">
            <text:p>Lung Canc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2033</text:p>
          </table:table-cell>
          <table:table-cell office:value-type="string">
            <text:p>MEDICINA I <text:s text:c="39"/></text:p>
          </table:table-cell>
          <table:table-cell office:value-type="string">
            <text:p>Lupus (Basingstok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7766</text:p>
          </table:table-cell>
          <table:table-cell office:value-type="string">
            <text:p>MEDICINA I <text:s text:c="39"/></text:p>
          </table:table-cell>
          <table:table-cell office:value-type="string">
            <text:p>Lymp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725X</text:p>
          </table:table-cell>
          <table:table-cell office:value-type="string">
            <text:p>MEDICINA I <text:s text:c="39"/></text:p>
          </table:table-cell>
          <table:table-cell office:value-type="string">
            <text:p>Magnetic Resonance Imag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3194</text:p>
          </table:table-cell>
          <table:table-cell office:value-type="string">
            <text:p>MEDICINA I <text:s text:c="39"/></text:p>
          </table:table-cell>
          <table:table-cell office:value-type="string">
            <text:p>Magnetic Resonance in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75</text:p>
          </table:table-cell>
          <table:table-cell office:value-type="string">
            <text:p>MEDICINA I <text:s text:c="39"/></text:p>
          </table:table-cell>
          <table:table-cell office:value-type="string">
            <text:p>Malaria Journal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62</text:p>
          </table:table-cell>
          <table:table-cell office:value-type="string">
            <text:p>MEDICINA I <text:s text:c="39"/></text:p>
          </table:table-cell>
          <table:table-cell office:value-type="string">
            <text:p>Marine Biology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MEDICINA I <text:s text:c="39"/></text:p>
          </table:table-cell>
          <table:table-cell office:value-type="string">
            <text:p>Matéri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77X</text:p>
          </table:table-cell>
          <table:table-cell office:value-type="string">
            <text:p>MEDICINA I <text:s text:c="39"/></text:p>
          </table:table-cell>
          <table:table-cell office:value-type="string">
            <text:p>Materials Letters (General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093</text:p>
          </table:table-cell>
          <table:table-cell office:value-type="string">
            <text:p>MEDICINA I <text:s text:c="39"/></text:p>
          </table:table-cell>
          <table:table-cell office:value-type="string">
            <text:p>Materials Science &amp; Engineering. A, Structural Materials: properties, microstructure and proces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931</text:p>
          </table:table-cell>
          <table:table-cell office:value-type="string">
            <text:p>MEDICINA I <text:s text:c="39"/></text:p>
          </table:table-cell>
          <table:table-cell office:value-type="string">
            <text:p>Materials Science &amp; Engineering. C, Biomimetic Materials, Sensors and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5476</text:p>
          </table:table-cell>
          <table:table-cell office:value-type="string">
            <text:p>MEDICINA I <text:s text:c="39"/></text:p>
          </table:table-cell>
          <table:table-cell office:value-type="string">
            <text:p>Materials Science Foru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8695</text:p>
          </table:table-cell>
          <table:table-cell office:value-type="string">
            <text:p>MEDICINA I <text:s text:c="39"/></text:p>
          </table:table-cell>
          <table:table-cell office:value-type="string">
            <text:p>Maternal and Child Nutri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22</text:p>
          </table:table-cell>
          <table:table-cell office:value-type="string">
            <text:p>MEDICINA I <text:s text:c="39"/></text:p>
          </table:table-cell>
          <table:table-cell office:value-type="string">
            <text:p>Maturitas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6196</text:p>
          </table:table-cell>
          <table:table-cell office:value-type="string">
            <text:p>MEDICINA I <text:s text:c="39"/></text:p>
          </table:table-cell>
          <table:table-cell office:value-type="string">
            <text:p>Mayo Clinic Proceeding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4-0821</text:p>
          </table:table-cell>
          <table:table-cell office:value-type="string">
            <text:p>MEDICINA I <text:s text:c="39"/></text:p>
          </table:table-cell>
          <table:table-cell office:value-type="string">
            <text:p>MECCA (Prah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6374</text:p>
          </table:table-cell>
          <table:table-cell office:value-type="string">
            <text:p>MEDICINA I <text:s text:c="39"/></text:p>
          </table:table-cell>
          <table:table-cell office:value-type="string">
            <text:p>Mechanisms of Ageing and Develop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9351</text:p>
          </table:table-cell>
          <table:table-cell office:value-type="string">
            <text:p>MEDICINA I <text:s text:c="39"/></text:p>
          </table:table-cell>
          <table:table-cell office:value-type="string">
            <text:p>Mediators of Inflamm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0118</text:p>
          </table:table-cell>
          <table:table-cell office:value-type="string">
            <text:p>MEDICINA I <text:s text:c="39"/></text:p>
          </table:table-cell>
          <table:table-cell office:value-type="string">
            <text:p>Medical &amp; Biological Engineering &amp; Compu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83X</text:p>
          </table:table-cell>
          <table:table-cell office:value-type="string">
            <text:p>MEDICINA I <text:s text:c="39"/></text:p>
          </table:table-cell>
          <table:table-cell office:value-type="string">
            <text:p>Medical and Veterinary Entom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079</text:p>
          </table:table-cell>
          <table:table-cell office:value-type="string">
            <text:p>MEDICINA I <text:s text:c="39"/></text:p>
          </table:table-cell>
          <table:table-cell office:value-type="string">
            <text:p>Medical C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0110</text:p>
          </table:table-cell>
          <table:table-cell office:value-type="string">
            <text:p>MEDICINA I <text:s text:c="39"/></text:p>
          </table:table-cell>
          <table:table-cell office:value-type="string">
            <text:p>Medical Education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533</text:p>
          </table:table-cell>
          <table:table-cell office:value-type="string">
            <text:p>MEDICINA I <text:s text:c="39"/></text:p>
          </table:table-cell>
          <table:table-cell office:value-type="string">
            <text:p>Medical Engineering &amp;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9877</text:p>
          </table:table-cell>
          <table:table-cell office:value-type="string">
            <text:p>MEDICINA I <text:s text:c="39"/></text:p>
          </table:table-cell>
          <table:table-cell office:value-type="string">
            <text:p>Medical Hypothe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5868</text:p>
          </table:table-cell>
          <table:table-cell office:value-type="string">
            <text:p>MEDICINA I <text:s text:c="39"/></text:p>
          </table:table-cell>
          <table:table-cell office:value-type="string">
            <text:p>Medical Micro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584</text:p>
          </table:table-cell>
          <table:table-cell office:value-type="string">
            <text:p>MEDICINA I <text:s text:c="39"/></text:p>
          </table:table-cell>
          <table:table-cell office:value-type="string">
            <text:p>Medical Microbiolo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709</text:p>
          </table:table-cell>
          <table:table-cell office:value-type="string">
            <text:p>MEDICINA I <text:s text:c="39"/></text:p>
          </table:table-cell>
          <table:table-cell office:value-type="string">
            <text:p>Medical Mycology (Oxford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3786</text:p>
          </table:table-cell>
          <table:table-cell office:value-type="string">
            <text:p>MEDICINA I <text:s text:c="39"/></text:p>
          </table:table-cell>
          <table:table-cell office:value-type="string">
            <text:p>Medical Mycology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0560</text:p>
          </table:table-cell>
          <table:table-cell office:value-type="string">
            <text:p>MEDICINA I <text:s text:c="39"/></text:p>
          </table:table-cell>
          <table:table-cell office:value-type="string">
            <text:p>Medical Oncology (Northwoo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4-1010</text:p>
          </table:table-cell>
          <table:table-cell office:value-type="string">
            <text:p>MEDICINA I <text:s text:c="39"/></text:p>
          </table:table-cell>
          <table:table-cell office:value-type="string">
            <text:p>Medical Science Monit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3-3750</text:p>
          </table:table-cell>
          <table:table-cell office:value-type="string">
            <text:p>MEDICINA I <text:s text:c="39"/></text:p>
          </table:table-cell>
          <table:table-cell office:value-type="string">
            <text:p>Medical Science Monitor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159X</text:p>
          </table:table-cell>
          <table:table-cell office:value-type="string">
            <text:p>MEDICINA I <text:s text:c="39"/></text:p>
          </table:table-cell>
          <table:table-cell office:value-type="string">
            <text:p>Medical Teacher (1979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680</text:p>
          </table:table-cell>
          <table:table-cell office:value-type="string">
            <text:p>MEDICINA I <text:s text:c="39"/></text:p>
          </table:table-cell>
          <table:table-cell office:value-type="string">
            <text:p>Medicina (Buenos Air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6046</text:p>
          </table:table-cell>
          <table:table-cell office:value-type="string">
            <text:p>MEDICINA I <text:s text:c="39"/></text:p>
          </table:table-cell>
          <table:table-cell office:value-type="string">
            <text:p>Medicina (USP.FMR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716</text:p>
          </table:table-cell>
          <table:table-cell office:value-type="string">
            <text:p>MEDICINA I <text:s text:c="39"/></text:p>
          </table:table-cell>
          <table:table-cell office:value-type="string">
            <text:p>Medicina Atu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753</text:p>
          </table:table-cell>
          <table:table-cell office:value-type="string">
            <text:p>MEDICINA I <text:s text:c="39"/></text:p>
          </table:table-cell>
          <table:table-cell office:value-type="string">
            <text:p>Medicina Clínica (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5187</text:p>
          </table:table-cell>
          <table:table-cell office:value-type="string">
            <text:p>MEDICINA I <text:s text:c="39"/></text:p>
          </table:table-cell>
          <table:table-cell office:value-type="string">
            <text:p>Medicina Cutánea Ibero-Latino-Amer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94</text:p>
          </table:table-cell>
          <table:table-cell office:value-type="string">
            <text:p>MEDICINA I <text:s text:c="39"/></text:p>
          </table:table-cell>
          <table:table-cell office:value-type="string">
            <text:p>Medicina de Reabilit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826</text:p>
          </table:table-cell>
          <table:table-cell office:value-type="string">
            <text:p>MEDICINA I <text:s text:c="39"/></text:p>
          </table:table-cell>
          <table:table-cell office:value-type="string">
            <text:p>Medicina dello Sport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4447</text:p>
          </table:table-cell>
          <table:table-cell office:value-type="string">
            <text:p>MEDICINA I <text:s text:c="39"/></text:p>
          </table:table-cell>
          <table:table-cell office:value-type="string">
            <text:p>Medicina Oral, Patología Oral y Cirugía Bucal (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6946</text:p>
          </table:table-cell>
          <table:table-cell office:value-type="string">
            <text:p>MEDICINA I <text:s text:c="39"/></text:p>
          </table:table-cell>
          <table:table-cell office:value-type="string">
            <text:p>Medicina Oral, Patología Oral y Cirugía Bucal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064</text:p>
          </table:table-cell>
          <table:table-cell office:value-type="string">
            <text:p>MEDICINA I <text:s text:c="39"/></text:p>
          </table:table-cell>
          <table:table-cell office:value-type="string">
            <text:p>Medicinal Chemistry (Hilversu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1128</text:p>
          </table:table-cell>
          <table:table-cell office:value-type="string">
            <text:p>MEDICINA I <text:s text:c="39"/></text:p>
          </table:table-cell>
          <table:table-cell office:value-type="string">
            <text:p>Medicinal Research Review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974</text:p>
          </table:table-cell>
          <table:table-cell office:value-type="string">
            <text:p>MEDICINA I <text:s text:c="39"/></text:p>
          </table:table-cell>
          <table:table-cell office:value-type="string">
            <text:p>Medicine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131</text:p>
          </table:table-cell>
          <table:table-cell office:value-type="string">
            <text:p>MEDICINA I <text:s text:c="39"/></text:p>
          </table:table-cell>
          <table:table-cell office:value-type="string">
            <text:p>Medicine and Science in Sports and Exerci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0-9696</text:p>
          </table:table-cell>
          <table:table-cell office:value-type="string">
            <text:p>MEDICINA I <text:s text:c="39"/></text:p>
          </table:table-cell>
          <table:table-cell office:value-type="string">
            <text:p>Medico-Report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3-3397</text:p>
          </table:table-cell>
          <table:table-cell office:value-type="string">
            <text:p>MEDICINA I <text:s text:c="39"/></text:p>
          </table:table-cell>
          <table:table-cell office:value-type="string">
            <text:p>Medicograph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31</text:p>
          </table:table-cell>
          <table:table-cell office:value-type="string">
            <text:p>MEDICINA I <text:s text:c="39"/></text:p>
          </table:table-cell>
          <table:table-cell office:value-type="string">
            <text:p>Melanoma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MEDICINA I <text:s text:c="39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60</text:p>
          </table:table-cell>
          <table:table-cell office:value-type="string">
            <text:p>MEDICINA I <text:s text:c="39"/></text:p>
          </table:table-cell>
          <table:table-cell office:value-type="string">
            <text:p>Memórias do Instituto Oswaldo Cruz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3714</text:p>
          </table:table-cell>
          <table:table-cell office:value-type="string">
            <text:p>MEDICINA I <text:s text:c="39"/></text:p>
          </table:table-cell>
          <table:table-cell office:value-type="string">
            <text:p>Menopause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490</text:p>
          </table:table-cell>
          <table:table-cell office:value-type="string">
            <text:p>MEDICINA I <text:s text:c="39"/></text:p>
          </table:table-cell>
          <table:table-cell office:value-type="string">
            <text:p>Metabolic Brain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4196</text:p>
          </table:table-cell>
          <table:table-cell office:value-type="string">
            <text:p>MEDICINA I <text:s text:c="39"/></text:p>
          </table:table-cell>
          <table:table-cell office:value-type="string">
            <text:p>Metabolic Syndrome and Related Disord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0495</text:p>
          </table:table-cell>
          <table:table-cell office:value-type="string">
            <text:p>MEDICINA I <text:s text:c="39"/></text:p>
          </table:table-cell>
          <table:table-cell office:value-type="string">
            <text:p>Metabolism, Clinical and Experiment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355</text:p>
          </table:table-cell>
          <table:table-cell office:value-type="string">
            <text:p>MEDICINA I <text:s text:c="39"/></text:p>
          </table:table-cell>
          <table:table-cell office:value-type="string">
            <text:p>Methods and Findings in Experimental and Clinical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6879</text:p>
          </table:table-cell>
          <table:table-cell office:value-type="string">
            <text:p>MEDICINA I <text:s text:c="39"/></text:p>
          </table:table-cell>
          <table:table-cell office:value-type="string">
            <text:p>Methods in Enzym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1270</text:p>
          </table:table-cell>
          <table:table-cell office:value-type="string">
            <text:p>MEDICINA I <text:s text:c="39"/></text:p>
          </table:table-cell>
          <table:table-cell office:value-type="string">
            <text:p>Methods of Information in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4579</text:p>
          </table:table-cell>
          <table:table-cell office:value-type="string">
            <text:p>MEDICINA I <text:s text:c="39"/></text:p>
          </table:table-cell>
          <table:table-cell office:value-type="string">
            <text:p>Microbes and Inf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59</text:p>
          </table:table-cell>
          <table:table-cell office:value-type="string">
            <text:p>MEDICINA I <text:s text:c="39"/></text:p>
          </table:table-cell>
          <table:table-cell office:value-type="string">
            <text:p>Microbial Cell Factor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6294</text:p>
          </table:table-cell>
          <table:table-cell office:value-type="string">
            <text:p>MEDICINA I <text:s text:c="39"/></text:p>
          </table:table-cell>
          <table:table-cell office:value-type="string">
            <text:p>Microbial Drug Resistance (Larchmont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3628</text:p>
          </table:table-cell>
          <table:table-cell office:value-type="string">
            <text:p>MEDICINA I <text:s text:c="39"/></text:p>
          </table:table-cell>
          <table:table-cell office:value-type="string">
            <text:p>Microbial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4010</text:p>
          </table:table-cell>
          <table:table-cell office:value-type="string">
            <text:p>MEDICINA I <text:s text:c="39"/></text:p>
          </table:table-cell>
          <table:table-cell office:value-type="string">
            <text:p>Microbial Pathogene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301</text:p>
          </table:table-cell>
          <table:table-cell office:value-type="string">
            <text:p>MEDICINA I <text:s text:c="39"/></text:p>
          </table:table-cell>
          <table:table-cell office:value-type="string">
            <text:p>Microbiologia in Fo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5013</text:p>
          </table:table-cell>
          <table:table-cell office:value-type="string">
            <text:p>MEDICINA I <text:s text:c="39"/></text:p>
          </table:table-cell>
          <table:table-cell office:value-type="string">
            <text:p>Microbiolo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17</text:p>
          </table:table-cell>
          <table:table-cell office:value-type="string">
            <text:p>MEDICINA I <text:s text:c="39"/></text:p>
          </table:table-cell>
          <table:table-cell office:value-type="string">
            <text:p>Microbiology (New York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0872</text:p>
          </table:table-cell>
          <table:table-cell office:value-type="string">
            <text:p>MEDICINA I <text:s text:c="39"/></text:p>
          </table:table-cell>
          <table:table-cell office:value-type="string">
            <text:p>Microbiology (Reading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5600</text:p>
          </table:table-cell>
          <table:table-cell office:value-type="string">
            <text:p>MEDICINA I <text:s text:c="39"/></text:p>
          </table:table-cell>
          <table:table-cell office:value-type="string">
            <text:p>Microbiolo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9688</text:p>
          </table:table-cell>
          <table:table-cell office:value-type="string">
            <text:p>MEDICINA I <text:s text:c="39"/></text:p>
          </table:table-cell>
          <table:table-cell office:value-type="string">
            <text:p>Microcirculation (New York, N.Y. 199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7206</text:p>
          </table:table-cell>
          <table:table-cell office:value-type="string">
            <text:p>MEDICINA I <text:s text:c="39"/></text:p>
          </table:table-cell>
          <table:table-cell office:value-type="string">
            <text:p>Micron (London. 1969) (Cessou em 1983. Cont. 0739-6260 Micron and Microscopica Act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4328</text:p>
          </table:table-cell>
          <table:table-cell office:value-type="string">
            <text:p>MEDICINA I <text:s text:c="39"/></text:p>
          </table:table-cell>
          <table:table-cell office:value-type="string">
            <text:p>Micron (Oxford. 199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9276</text:p>
          </table:table-cell>
          <table:table-cell office:value-type="string">
            <text:p>MEDICINA I <text:s text:c="39"/></text:p>
          </table:table-cell>
          <table:table-cell office:value-type="string">
            <text:p>Microscopy and Micro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10X</text:p>
          </table:table-cell>
          <table:table-cell office:value-type="string">
            <text:p>MEDICINA I <text:s text:c="39"/></text:p>
          </table:table-cell>
          <table:table-cell office:value-type="string">
            <text:p>Microscopy Research and Techniqu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1085</text:p>
          </table:table-cell>
          <table:table-cell office:value-type="string">
            <text:p>MEDICINA I <text:s text:c="39"/></text:p>
          </table:table-cell>
          <table:table-cell office:value-type="string">
            <text:p>Micro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862</text:p>
          </table:table-cell>
          <table:table-cell office:value-type="string">
            <text:p>MEDICINA I <text:s text:c="39"/></text:p>
          </table:table-cell>
          <table:table-cell office:value-type="string">
            <text:p>Microvascular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270</text:p>
          </table:table-cell>
          <table:table-cell office:value-type="string">
            <text:p>MEDICINA I <text:s text:c="39"/></text:p>
          </table:table-cell>
          <table:table-cell office:value-type="string">
            <text:p>Migrâneas &amp; Cefalé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393</text:p>
          </table:table-cell>
          <table:table-cell office:value-type="string">
            <text:p>MEDICINA I <text:s text:c="39"/></text:p>
          </table:table-cell>
          <table:table-cell office:value-type="string">
            <text:p>Minerva Anestesiologica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4725</text:p>
          </table:table-cell>
          <table:table-cell office:value-type="string">
            <text:p>MEDICINA I <text:s text:c="39"/></text:p>
          </table:table-cell>
          <table:table-cell office:value-type="string">
            <text:p>Minerva Cardioangiologica (Testo stampa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4733</text:p>
          </table:table-cell>
          <table:table-cell office:value-type="string">
            <text:p>MEDICINA I <text:s text:c="39"/></text:p>
          </table:table-cell>
          <table:table-cell office:value-type="string">
            <text:p>Minerva Chirurgica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1977</text:p>
          </table:table-cell>
          <table:table-cell office:value-type="string">
            <text:p>MEDICINA I <text:s text:c="39"/></text:p>
          </table:table-cell>
          <table:table-cell office:value-type="string">
            <text:p>Minerva Endocrinologica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4784</text:p>
          </table:table-cell>
          <table:table-cell office:value-type="string">
            <text:p>MEDICINA I <text:s text:c="39"/></text:p>
          </table:table-cell>
          <table:table-cell office:value-type="string">
            <text:p>Minerva Ginecologica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4970</text:p>
          </table:table-cell>
          <table:table-cell office:value-type="string">
            <text:p>MEDICINA I <text:s text:c="39"/></text:p>
          </table:table-cell>
          <table:table-cell office:value-type="string">
            <text:p>Minerva Stomatologica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5575</text:p>
          </table:table-cell>
          <table:table-cell office:value-type="string">
            <text:p>MEDICINA I <text:s text:c="39"/></text:p>
          </table:table-cell>
          <table:table-cell office:value-type="string">
            <text:p>Mini-Reviews in Medic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7249</text:p>
          </table:table-cell>
          <table:table-cell office:value-type="string">
            <text:p>MEDICINA I <text:s text:c="39"/></text:p>
          </table:table-cell>
          <table:table-cell office:value-type="string">
            <text:p>Mitochondrion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3952</text:p>
          </table:table-cell>
          <table:table-cell office:value-type="string">
            <text:p>MEDICINA I <text:s text:c="39"/></text:p>
          </table:table-cell>
          <table:table-cell office:value-type="string">
            <text:p>Modern Pat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7595</text:p>
          </table:table-cell>
          <table:table-cell office:value-type="string">
            <text:p>MEDICINA I <text:s text:c="39"/></text:p>
          </table:table-cell>
          <table:table-cell office:value-type="string">
            <text:p>Modern Rheumat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 <text:s text:c="39"/></text:p>
          </table:table-cell>
          <table:table-cell office:value-type="string">
            <text:p>Moderna Hepat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6851</text:p>
          </table:table-cell>
          <table:table-cell office:value-type="string">
            <text:p>MEDICINA I <text:s text:c="39"/></text:p>
          </table:table-cell>
          <table:table-cell office:value-type="string">
            <text:p>Molecular and Biochemical Parasi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77</text:p>
          </table:table-cell>
          <table:table-cell office:value-type="string">
            <text:p>MEDICINA I <text:s text:c="39"/></text:p>
          </table:table-cell>
          <table:table-cell office:value-type="string">
            <text:p>Molecular and Cellular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7306</text:p>
          </table:table-cell>
          <table:table-cell office:value-type="string">
            <text:p>MEDICINA I <text:s text:c="39"/></text:p>
          </table:table-cell>
          <table:table-cell office:value-type="string">
            <text:p>Molecular and Cellular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207</text:p>
          </table:table-cell>
          <table:table-cell office:value-type="string">
            <text:p>MEDICINA I <text:s text:c="39"/></text:p>
          </table:table-cell>
          <table:table-cell office:value-type="string">
            <text:p>Molecular and Cellular Endocri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8508</text:p>
          </table:table-cell>
          <table:table-cell office:value-type="string">
            <text:p>MEDICINA I <text:s text:c="39"/></text:p>
          </table:table-cell>
          <table:table-cell office:value-type="string">
            <text:p>Molecular and Cellular Prob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4038</text:p>
          </table:table-cell>
          <table:table-cell office:value-type="string">
            <text:p>MEDICINA I <text:s text:c="39"/></text:p>
          </table:table-cell>
          <table:table-cell office:value-type="string">
            <text:p>Molecular Biology and Evolu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51</text:p>
          </table:table-cell>
          <table:table-cell office:value-type="string">
            <text:p>MEDICINA I <text:s text:c="39"/></text:p>
          </table:table-cell>
          <table:table-cell office:value-type="string">
            <text:p>Molecular Biology Re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206X</text:p>
          </table:table-cell>
          <table:table-cell office:value-type="string">
            <text:p>MEDICINA I <text:s text:c="39"/></text:p>
          </table:table-cell>
          <table:table-cell office:value-type="string">
            <text:p>Molecular Biosystem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6085</text:p>
          </table:table-cell>
          <table:table-cell office:value-type="string">
            <text:p>MEDICINA I <text:s text:c="39"/></text:p>
          </table:table-cell>
          <table:table-cell office:value-type="string">
            <text:p>Molecular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328X</text:p>
          </table:table-cell>
          <table:table-cell office:value-type="string">
            <text:p>MEDICINA I <text:s text:c="39"/></text:p>
          </table:table-cell>
          <table:table-cell office:value-type="string">
            <text:p>Molecular Brain Research (Cessou em 200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4598</text:p>
          </table:table-cell>
          <table:table-cell office:value-type="string">
            <text:p>MEDICINA I <text:s text:c="39"/></text:p>
          </table:table-cell>
          <table:table-cell office:value-type="string">
            <text:p>Molecular Canc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7786</text:p>
          </table:table-cell>
          <table:table-cell office:value-type="string">
            <text:p>MEDICINA I <text:s text:c="39"/></text:p>
          </table:table-cell>
          <table:table-cell office:value-type="string">
            <text:p>Molecular Cancer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7163</text:p>
          </table:table-cell>
          <table:table-cell office:value-type="string">
            <text:p>MEDICINA I <text:s text:c="39"/></text:p>
          </table:table-cell>
          <table:table-cell office:value-type="string">
            <text:p>Molecular Cancer Therapeu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1987</text:p>
          </table:table-cell>
          <table:table-cell office:value-type="string">
            <text:p>MEDICINA I <text:s text:c="39"/></text:p>
          </table:table-cell>
          <table:table-cell office:value-type="string">
            <text:p>Molecular Carcinogene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8592</text:p>
          </table:table-cell>
          <table:table-cell office:value-type="string">
            <text:p>MEDICINA I <text:s text:c="39"/></text:p>
          </table:table-cell>
          <table:table-cell office:value-type="string">
            <text:p>Molecular Diagnosis (Cessou em 2003. Fundiu-se com ISSN 1175-2203 American Journal of Pharmacogenomics e ISSN 1177-1062 Molecular Diagnosis &amp; Therap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8809</text:p>
          </table:table-cell>
          <table:table-cell office:value-type="string">
            <text:p>MEDICINA I <text:s text:c="39"/></text:p>
          </table:table-cell>
          <table:table-cell office:value-type="string">
            <text:p>Molecular Endocrinolog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7192</text:p>
          </table:table-cell>
          <table:table-cell office:value-type="string">
            <text:p>MEDICINA I <text:s text:c="39"/></text:p>
          </table:table-cell>
          <table:table-cell office:value-type="string">
            <text:p>Molecular Genetics and Metabolis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5890</text:p>
          </table:table-cell>
          <table:table-cell office:value-type="string">
            <text:p>MEDICINA I <text:s text:c="39"/></text:p>
          </table:table-cell>
          <table:table-cell office:value-type="string">
            <text:p>Molecular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1551</text:p>
          </table:table-cell>
          <table:table-cell office:value-type="string">
            <text:p>MEDICINA I <text:s text:c="39"/></text:p>
          </table:table-cell>
          <table:table-cell office:value-type="string">
            <text:p>Molecular Medicine (Cambridge, Mass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1-2997</text:p>
          </table:table-cell>
          <table:table-cell office:value-type="string">
            <text:p>MEDICINA I <text:s text:c="39"/></text:p>
          </table:table-cell>
          <table:table-cell office:value-type="string">
            <text:p>Molecular Medicine Repor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4125</text:p>
          </table:table-cell>
          <table:table-cell office:value-type="string">
            <text:p>MEDICINA I <text:s text:c="39"/></text:p>
          </table:table-cell>
          <table:table-cell office:value-type="string">
            <text:p>Molecular Nutrition &amp; Food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7903</text:p>
          </table:table-cell>
          <table:table-cell office:value-type="string">
            <text:p>MEDICINA I <text:s text:c="39"/></text:p>
          </table:table-cell>
          <table:table-cell office:value-type="string">
            <text:p>Molecular Phylogenetics and Evolu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0282</text:p>
          </table:table-cell>
          <table:table-cell office:value-type="string">
            <text:p>MEDICINA I <text:s text:c="39"/></text:p>
          </table:table-cell>
          <table:table-cell office:value-type="string">
            <text:p>Molecular Plant-Microbe Interac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184</text:p>
          </table:table-cell>
          <table:table-cell office:value-type="string">
            <text:p>MEDICINA I <text:s text:c="39"/></text:p>
          </table:table-cell>
          <table:table-cell office:value-type="string">
            <text:p>Molecular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0016</text:p>
          </table:table-cell>
          <table:table-cell office:value-type="string">
            <text:p>MEDICINA I <text:s text:c="39"/></text:p>
          </table:table-cell>
          <table:table-cell office:value-type="string">
            <text:p>Molecular 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535</text:p>
          </table:table-cell>
          <table:table-cell office:value-type="string">
            <text:p>MEDICINA I <text:s text:c="39"/></text:p>
          </table:table-cell>
          <table:table-cell office:value-type="string">
            <text:p>Molecular Vis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049</text:p>
          </table:table-cell>
          <table:table-cell office:value-type="string">
            <text:p>MEDICINA I <text:s text:c="39"/></text:p>
          </table:table-cell>
          <table:table-cell office:value-type="string">
            <text:p>Molecules (Basel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398</text:p>
          </table:table-cell>
          <table:table-cell office:value-type="string">
            <text:p>MEDICINA I <text:s text:c="39"/></text:p>
          </table:table-cell>
          <table:table-cell office:value-type="string">
            <text:p>Momento &amp; Perspectivas em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2-0643</text:p>
          </table:table-cell>
          <table:table-cell office:value-type="string">
            <text:p>MEDICINA I <text:s text:c="39"/></text:p>
          </table:table-cell>
          <table:table-cell office:value-type="string">
            <text:p>Monaldi Archives for Chest Diseas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805</text:p>
          </table:table-cell>
          <table:table-cell office:value-type="string">
            <text:p>MEDICINA I <text:s text:c="39"/></text:p>
          </table:table-cell>
          <table:table-cell office:value-type="string">
            <text:p>Motriz (Rio Claro) (Cessou em 200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185</text:p>
          </table:table-cell>
          <table:table-cell office:value-type="string">
            <text:p>MEDICINA I <text:s text:c="39"/></text:p>
          </table:table-cell>
          <table:table-cell office:value-type="string">
            <text:p>Movement Disord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8714</text:p>
          </table:table-cell>
          <table:table-cell office:value-type="string">
            <text:p>MEDICINA I <text:s text:c="39"/></text:p>
          </table:table-cell>
          <table:table-cell office:value-type="string">
            <text:p>MP. Molecular Pathology (Cessou em 2003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7-0974</text:p>
          </table:table-cell>
          <table:table-cell office:value-type="string">
            <text:p>MEDICINA I <text:s text:c="39"/></text:p>
          </table:table-cell>
          <table:table-cell office:value-type="string">
            <text:p>MS. Médecine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269</text:p>
          </table:table-cell>
          <table:table-cell office:value-type="string">
            <text:p>MEDICINA I <text:s text:c="39"/></text:p>
          </table:table-cell>
          <table:table-cell office:value-type="string">
            <text:p>Mudancas (IM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4585</text:p>
          </table:table-cell>
          <table:table-cell office:value-type="string">
            <text:p>MEDICINA I <text:s text:c="39"/></text:p>
          </table:table-cell>
          <table:table-cell office:value-type="string">
            <text:p>Multiple Sclero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39X</text:p>
          </table:table-cell>
          <table:table-cell office:value-type="string">
            <text:p>MEDICINA I <text:s text:c="39"/></text:p>
          </table:table-cell>
          <table:table-cell office:value-type="string">
            <text:p>Muscle &amp; Nerv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8357</text:p>
          </table:table-cell>
          <table:table-cell office:value-type="string">
            <text:p>MEDICINA I <text:s text:c="39"/></text:p>
          </table:table-cell>
          <table:table-cell office:value-type="string">
            <text:p>Muta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107</text:p>
          </table:table-cell>
          <table:table-cell office:value-type="string">
            <text:p>MEDICINA I <text:s text:c="39"/></text:p>
          </table:table-cell>
          <table:table-cell office:value-type="string">
            <text:p>Mutation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964</text:p>
          </table:table-cell>
          <table:table-cell office:value-type="string">
            <text:p>MEDICINA I <text:s text:c="39"/></text:p>
          </table:table-cell>
          <table:table-cell office:value-type="string">
            <text:p>Mutation Research. Fundamental and Molecular Mechanisms of Mutagene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MEDICINA I <text:s text:c="39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42</text:p>
          </table:table-cell>
          <table:table-cell office:value-type="string">
            <text:p>MEDICINA I <text:s text:c="39"/></text:p>
          </table:table-cell>
          <table:table-cell office:value-type="string">
            <text:p>Mutation Research. Reviews in Mutation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7562</text:p>
          </table:table-cell>
          <table:table-cell office:value-type="string">
            <text:p>MEDICINA I <text:s text:c="39"/></text:p>
          </table:table-cell>
          <table:table-cell office:value-type="string">
            <text:p>Mycolo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6X</text:p>
          </table:table-cell>
          <table:table-cell office:value-type="string">
            <text:p>MEDICINA I <text:s text:c="39"/></text:p>
          </table:table-cell>
          <table:table-cell office:value-type="string">
            <text:p>Mycopathologia (1975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832</text:p>
          </table:table-cell>
          <table:table-cell office:value-type="string">
            <text:p>MEDICINA I <text:s text:c="39"/></text:p>
          </table:table-cell>
          <table:table-cell office:value-type="string">
            <text:p>Mycopathologia (Dordrecht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7407</text:p>
          </table:table-cell>
          <table:table-cell office:value-type="string">
            <text:p>MEDICINA I <text:s text:c="39"/></text:p>
          </table:table-cell>
          <table:table-cell office:value-type="string">
            <text:p>Mycoses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9-2442</text:p>
          </table:table-cell>
          <table:table-cell office:value-type="string">
            <text:p>MEDICINA I <text:s text:c="39"/></text:p>
          </table:table-cell>
          <table:table-cell office:value-type="string">
            <text:p>NaSrat amra? wa zira'at al-kulat / Saudi Journal of Kidney Diseases and Transplant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541X</text:p>
          </table:table-cell>
          <table:table-cell office:value-type="string">
            <text:p>MEDICINA I <text:s text:c="39"/></text:p>
          </table:table-cell>
          <table:table-cell office:value-type="string">
            <text:p>National Academy Science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0836</text:p>
          </table:table-cell>
          <table:table-cell office:value-type="string">
            <text:p>MEDICINA I <text:s text:c="39"/></text:p>
          </table:table-cell>
          <table:table-cell office:value-type="string">
            <text:p>Nature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7392</text:p>
          </table:table-cell>
          <table:table-cell office:value-type="string">
            <text:p>MEDICINA I <text:s text:c="39"/></text:p>
          </table:table-cell>
          <table:table-cell office:value-type="string">
            <text:p>Nature Cel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4297</text:p>
          </table:table-cell>
          <table:table-cell office:value-type="string">
            <text:p>MEDICINA I <text:s text:c="39"/></text:p>
          </table:table-cell>
          <table:table-cell office:value-type="string">
            <text:p>Nature Clinical Practice Cardiovascular Medicine (Print) (Cessou em 2009. Cont. ISSN 1759-5002 Nature Reviews. Cardiology (Print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8366</text:p>
          </table:table-cell>
          <table:table-cell office:value-type="string">
            <text:p>MEDICINA I <text:s text:c="39"/></text:p>
          </table:table-cell>
          <table:table-cell office:value-type="string">
            <text:p>Nature Clinical Practice Endocrinology &amp; Metabolism (Print) (Cessou em 2009. Cont. ISSN 1759-5029 Nature Reviews. Endocrinology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8331</text:p>
          </table:table-cell>
          <table:table-cell office:value-type="string">
            <text:p>MEDICINA I <text:s text:c="39"/></text:p>
          </table:table-cell>
          <table:table-cell office:value-type="string">
            <text:p>Nature Clinical Practice Nephr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4270</text:p>
          </table:table-cell>
          <table:table-cell office:value-type="string">
            <text:p>MEDICINA I <text:s text:c="39"/></text:p>
          </table:table-cell>
          <table:table-cell office:value-type="string">
            <text:p>Nature Clinical Practice Urology (Print) (Cessou em 2009. Cont. ISSN 1759-4812 Nature Reviews. Urology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4036</text:p>
          </table:table-cell>
          <table:table-cell office:value-type="string">
            <text:p>MEDICINA I <text:s text:c="39"/></text:p>
          </table:table-cell>
          <table:table-cell office:value-type="string">
            <text:p>Nature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8956</text:p>
          </table:table-cell>
          <table:table-cell office:value-type="string">
            <text:p>MEDICINA I <text:s text:c="39"/></text:p>
          </table:table-cell>
          <table:table-cell office:value-type="string">
            <text:p>Nature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0056</text:p>
          </table:table-cell>
          <table:table-cell office:value-type="string">
            <text:p>MEDICINA I <text:s text:c="39"/></text:p>
          </table:table-cell>
          <table:table-cell office:value-type="string">
            <text:p>Nature Reviews.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1298</text:p>
          </table:table-cell>
          <table:table-cell office:value-type="string">
            <text:p>MEDICINA I <text:s text:c="39"/></text:p>
          </table:table-cell>
          <table:table-cell office:value-type="string">
            <text:p>Naunyn-Schmiedeberg's Archives of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6995</text:p>
          </table:table-cell>
          <table:table-cell office:value-type="string">
            <text:p>MEDICINA I <text:s text:c="39"/></text:p>
          </table:table-cell>
          <table:table-cell office:value-type="string">
            <text:p>Nefrología (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1-7800</text:p>
          </table:table-cell>
          <table:table-cell office:value-type="string">
            <text:p>MEDICINA I <text:s text:c="39"/></text:p>
          </table:table-cell>
          <table:table-cell office:value-type="string">
            <text:p>Neonatology (Basel,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9787</text:p>
          </table:table-cell>
          <table:table-cell office:value-type="string">
            <text:p>MEDICINA I <text:s text:c="39"/></text:p>
          </table:table-cell>
          <table:table-cell office:value-type="string">
            <text:p>Neoplasia (Barcelo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8002</text:p>
          </table:table-cell>
          <table:table-cell office:value-type="string">
            <text:p>MEDICINA I <text:s text:c="39"/></text:p>
          </table:table-cell>
          <table:table-cell office:value-type="string">
            <text:p>Neoplasia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2685</text:p>
          </table:table-cell>
          <table:table-cell office:value-type="string">
            <text:p>MEDICINA I <text:s text:c="39"/></text:p>
          </table:table-cell>
          <table:table-cell office:value-type="string">
            <text:p>Neoplasma (Bratislav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MEDICINA I <text:s text:c="39"/></text:p>
          </table:table-cell>
          <table:table-cell office:value-type="string">
            <text:p>Neotropical Entom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5358</text:p>
          </table:table-cell>
          <table:table-cell office:value-type="string">
            <text:p>MEDICINA I <text:s text:c="39"/></text:p>
          </table:table-cell>
          <table:table-cell office:value-type="string">
            <text:p>Nephrology (Carlt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509</text:p>
          </table:table-cell>
          <table:table-cell office:value-type="string">
            <text:p>MEDICINA I <text:s text:c="39"/></text:p>
          </table:table-cell>
          <table:table-cell office:value-type="string">
            <text:p>Nephrology Dialysis Transpla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385</text:p>
          </table:table-cell>
          <table:table-cell office:value-type="string">
            <text:p>MEDICINA I <text:s text:c="39"/></text:p>
          </table:table-cell>
          <table:table-cell office:value-type="string">
            <text:p>nephrology dialysis transplantation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744X</text:p>
          </table:table-cell>
          <table:table-cell office:value-type="string">
            <text:p>MEDICINA I <text:s text:c="39"/></text:p>
          </table:table-cell>
          <table:table-cell office:value-type="string">
            <text:p>Nephrology Nursing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2766</text:p>
          </table:table-cell>
          <table:table-cell office:value-type="string">
            <text:p>MEDICINA I <text:s text:c="39"/></text:p>
          </table:table-cell>
          <table:table-cell office:value-type="string">
            <text:p>Nephron (Cessou em 2002. Cont. ISSN 1660-8151 The Nephron Journal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2110</text:p>
          </table:table-cell>
          <table:table-cell office:value-type="string">
            <text:p>MEDICINA I <text:s text:c="39"/></text:p>
          </table:table-cell>
          <table:table-cell office:value-type="string">
            <text:p>Nephron. Clinical Practi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2129</text:p>
          </table:table-cell>
          <table:table-cell office:value-type="string">
            <text:p>MEDICINA I <text:s text:c="39"/></text:p>
          </table:table-cell>
          <table:table-cell office:value-type="string">
            <text:p>Nephron. Experimental Neph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2137</text:p>
          </table:table-cell>
          <table:table-cell office:value-type="string">
            <text:p>MEDICINA I <text:s text:c="39"/></text:p>
          </table:table-cell>
          <table:table-cell office:value-type="string">
            <text:p>Nephron.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00</text:p>
          </table:table-cell>
          <table:table-cell office:value-type="string">
            <text:p>MEDICINA I <text:s text:c="39"/></text:p>
          </table:table-cell>
          <table:table-cell office:value-type="string">
            <text:p>Neurobiologia (Recif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4580</text:p>
          </table:table-cell>
          <table:table-cell office:value-type="string">
            <text:p>MEDICINA I <text:s text:c="39"/></text:p>
          </table:table-cell>
          <table:table-cell office:value-type="string">
            <text:p>Neurobiology of Ag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9961</text:p>
          </table:table-cell>
          <table:table-cell office:value-type="string">
            <text:p>MEDICINA I <text:s text:c="39"/></text:p>
          </table:table-cell>
          <table:table-cell office:value-type="string">
            <text:p>Neurobiology of Diseas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7427</text:p>
          </table:table-cell>
          <table:table-cell office:value-type="string">
            <text:p>MEDICINA I <text:s text:c="39"/></text:p>
          </table:table-cell>
          <table:table-cell office:value-type="string">
            <text:p>Neurobiology of Learning and Memo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3190</text:p>
          </table:table-cell>
          <table:table-cell office:value-type="string">
            <text:p>MEDICINA I <text:s text:c="39"/></text:p>
          </table:table-cell>
          <table:table-cell office:value-type="string">
            <text:p>Neurochem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0186</text:p>
          </table:table-cell>
          <table:table-cell office:value-type="string">
            <text:p>MEDICINA I <text:s text:c="39"/></text:p>
          </table:table-cell>
          <table:table-cell office:value-type="string">
            <text:p>Neurochemistry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2312</text:p>
          </table:table-cell>
          <table:table-cell office:value-type="string">
            <text:p>MEDICINA I <text:s text:c="39"/></text:p>
          </table:table-cell>
          <table:table-cell office:value-type="string">
            <text:p>Neurocomputing (Amsterda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6933</text:p>
          </table:table-cell>
          <table:table-cell office:value-type="string">
            <text:p>MEDICINA I <text:s text:c="39"/></text:p>
          </table:table-cell>
          <table:table-cell office:value-type="string">
            <text:p>Neurocritical 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35</text:p>
          </table:table-cell>
          <table:table-cell office:value-type="string">
            <text:p>MEDICINA I <text:s text:c="39"/></text:p>
          </table:table-cell>
          <table:table-cell office:value-type="string">
            <text:p>Neuroendocrinology (Base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5350</text:p>
          </table:table-cell>
          <table:table-cell office:value-type="string">
            <text:p>MEDICINA I <text:s text:c="39"/></text:p>
          </table:table-cell>
          <table:table-cell office:value-type="string">
            <text:p>Neuro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1925</text:p>
          </table:table-cell>
          <table:table-cell office:value-type="string">
            <text:p>MEDICINA I <text:s text:c="39"/></text:p>
          </table:table-cell>
          <table:table-cell office:value-type="string">
            <text:p>Neurogastroenterology and Motilit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8119</text:p>
          </table:table-cell>
          <table:table-cell office:value-type="string">
            <text:p>MEDICINA I <text:s text:c="39"/></text:p>
          </table:table-cell>
          <table:table-cell office:value-type="string">
            <text:p>NeuroImage (Orlando, Fla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401</text:p>
          </table:table-cell>
          <table:table-cell office:value-type="string">
            <text:p>MEDICINA I <text:s text:c="39"/></text:p>
          </table:table-cell>
          <table:table-cell office:value-type="string">
            <text:p>Neuroimmunomodulation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4853</text:p>
          </table:table-cell>
          <table:table-cell office:value-type="string">
            <text:p>MEDICINA I <text:s text:c="39"/></text:p>
          </table:table-cell>
          <table:table-cell office:value-type="string">
            <text:p>Neurología (Barcelona. 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6412</text:p>
          </table:table-cell>
          <table:table-cell office:value-type="string">
            <text:p>MEDICINA I <text:s text:c="39"/></text:p>
          </table:table-cell>
          <table:table-cell office:value-type="string">
            <text:p>Neurological Research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78</text:p>
          </table:table-cell>
          <table:table-cell office:value-type="string">
            <text:p>MEDICINA I <text:s text:c="39"/></text:p>
          </table:table-cell>
          <table:table-cell office:value-type="string">
            <text:p>Neurology (Cleveland, Ohi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66</text:p>
          </table:table-cell>
          <table:table-cell office:value-type="string">
            <text:p>MEDICINA I <text:s text:c="39"/></text:p>
          </table:table-cell>
          <table:table-cell office:value-type="string">
            <text:p>Neuromuscular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6273</text:p>
          </table:table-cell>
          <table:table-cell office:value-type="string">
            <text:p>MEDICINA I <text:s text:c="39"/></text:p>
          </table:table-cell>
          <table:table-cell office:value-type="string">
            <text:p>Neuron (Cambridge, Mass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4-304X</text:p>
          </table:table-cell>
          <table:table-cell office:value-type="string">
            <text:p>MEDICINA I <text:s text:c="39"/></text:p>
          </table:table-cell>
          <table:table-cell office:value-type="string">
            <text:p>Neuropedi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179</text:p>
          </table:table-cell>
          <table:table-cell office:value-type="string">
            <text:p>MEDICINA I <text:s text:c="39"/></text:p>
          </table:table-cell>
          <table:table-cell office:value-type="string">
            <text:p>Neuropeptides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908</text:p>
          </table:table-cell>
          <table:table-cell office:value-type="string">
            <text:p>MEDICINA I <text:s text:c="39"/></text:p>
          </table:table-cell>
          <table:table-cell office:value-type="string">
            <text:p>Neur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6328</text:p>
          </table:table-cell>
          <table:table-cell office:value-type="string">
            <text:p>MEDICINA I <text:s text:c="39"/></text:p>
          </table:table-cell>
          <table:table-cell office:value-type="string">
            <text:p>Neuropsychiatric Disease and Treatment (Cessou em 2008. Cont. ISSN 1178-2021 Neuropsychiatric Disease and Treatment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4105</text:p>
          </table:table-cell>
          <table:table-cell office:value-type="string">
            <text:p>MEDICINA I <text:s text:c="39"/></text:p>
          </table:table-cell>
          <table:table-cell office:value-type="string">
            <text:p>Neuropsychology (Philadelphia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4046</text:p>
          </table:table-cell>
          <table:table-cell office:value-type="string">
            <text:p>MEDICINA I <text:s text:c="39"/></text:p>
          </table:table-cell>
          <table:table-cell office:value-type="string">
            <text:p>Neuropsychology, Development, and Cognition. D, Clinical Neuropsycholog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133X</text:p>
          </table:table-cell>
          <table:table-cell office:value-type="string">
            <text:p>MEDICINA I <text:s text:c="39"/></text:p>
          </table:table-cell>
          <table:table-cell office:value-type="string">
            <text:p>Neuropsychopharmacology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940</text:p>
          </table:table-cell>
          <table:table-cell office:value-type="string">
            <text:p>MEDICINA I <text:s text:c="39"/></text:p>
          </table:table-cell>
          <table:table-cell office:value-type="string">
            <text:p>Neuroradiology (Berli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965</text:p>
          </table:table-cell>
          <table:table-cell office:value-type="string">
            <text:p>MEDICINA I <text:s text:c="39"/></text:p>
          </table:table-cell>
          <table:table-cell office:value-type="string">
            <text:p>NeuroReport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22</text:p>
          </table:table-cell>
          <table:table-cell office:value-type="string">
            <text:p>MEDICINA I <text:s text:c="39"/></text:p>
          </table:table-cell>
          <table:table-cell office:value-type="string">
            <text:p>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MEDICINA I <text:s text:c="39"/></text:p>
          </table:table-cell>
          <table:table-cell office:value-type="string">
            <text:p>Neuroscience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253</text:p>
          </table:table-cell>
          <table:table-cell office:value-type="string">
            <text:p>MEDICINA I <text:s text:c="39"/></text:p>
          </table:table-cell>
          <table:table-cell office:value-type="string">
            <text:p>Neuroscience Letters. Supplement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0102</text:p>
          </table:table-cell>
          <table:table-cell office:value-type="string">
            <text:p>MEDICINA I <text:s text:c="39"/></text:p>
          </table:table-cell>
          <table:table-cell office:value-type="string">
            <text:p>Neuroscienc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6-9956</text:p>
          </table:table-cell>
          <table:table-cell office:value-type="string">
            <text:p>MEDICINA I <text:s text:c="39"/></text:p>
          </table:table-cell>
          <table:table-cell office:value-type="string">
            <text:p>Neuroscience-Ne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3-5422</text:p>
          </table:table-cell>
          <table:table-cell office:value-type="string">
            <text:p>MEDICINA I <text:s text:c="39"/></text:p>
          </table:table-cell>
          <table:table-cell office:value-type="string">
            <text:p>NEUROSCIL LET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396X</text:p>
          </table:table-cell>
          <table:table-cell office:value-type="string">
            <text:p>MEDICINA I <text:s text:c="39"/></text:p>
          </table:table-cell>
          <table:table-cell office:value-type="string">
            <text:p>Neuro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3680</text:p>
          </table:table-cell>
          <table:table-cell office:value-type="string">
            <text:p>MEDICINA I <text:s text:c="39"/></text:p>
          </table:table-cell>
          <table:table-cell office:value-type="string">
            <text:p>Neurosurgery Clinics of North Amer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0684</text:p>
          </table:table-cell>
          <table:table-cell office:value-type="string">
            <text:p>MEDICINA I <text:s text:c="39"/></text:p>
          </table:table-cell>
          <table:table-cell office:value-type="string">
            <text:p>Neurosurgical Focu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5607</text:p>
          </table:table-cell>
          <table:table-cell office:value-type="string">
            <text:p>MEDICINA I <text:s text:c="39"/></text:p>
          </table:table-cell>
          <table:table-cell office:value-type="string">
            <text:p>Neurosurgical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8428</text:p>
          </table:table-cell>
          <table:table-cell office:value-type="string">
            <text:p>MEDICINA I <text:s text:c="39"/></text:p>
          </table:table-cell>
          <table:table-cell office:value-type="string">
            <text:p>Neurotoxicity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0362</text:p>
          </table:table-cell>
          <table:table-cell office:value-type="string">
            <text:p>MEDICINA I <text:s text:c="39"/></text:p>
          </table:table-cell>
          <table:table-cell office:value-type="string">
            <text:p>Neurotoxicology and Ter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4406</text:p>
          </table:table-cell>
          <table:table-cell office:value-type="string">
            <text:p>MEDICINA I <text:s text:c="39"/></text:p>
          </table:table-cell>
          <table:table-cell office:value-type="string">
            <text:p>New England Journal of Medicin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84</text:p>
          </table:table-cell>
          <table:table-cell office:value-type="string">
            <text:p>MEDICINA I <text:s text:c="39"/></text:p>
          </table:table-cell>
          <table:table-cell office:value-type="string">
            <text:p>Newslab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203</text:p>
          </table:table-cell>
          <table:table-cell office:value-type="string">
            <text:p>MEDICINA I <text:s text:c="39"/></text:p>
          </table:table-cell>
          <table:table-cell office:value-type="string">
            <text:p>Nicotine &amp; Tobacco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8603</text:p>
          </table:table-cell>
          <table:table-cell office:value-type="string">
            <text:p>MEDICINA I <text:s text:c="39"/></text:p>
          </table:table-cell>
          <table:table-cell office:value-type="string">
            <text:p>Nitric Oxid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753</text:p>
          </table:table-cell>
          <table:table-cell office:value-type="string">
            <text:p>MEDICINA I <text:s text:c="39"/></text:p>
          </table:table-cell>
          <table:table-cell office:value-type="string">
            <text:p>NMCD. Nutrition Metabolism and Cardiovascular Diseases (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191</text:p>
          </table:table-cell>
          <table:table-cell office:value-type="string">
            <text:p>MEDICINA I <text:s text:c="39"/></text:p>
          </table:table-cell>
          <table:table-cell office:value-type="string">
            <text:p>Nosso Clín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MEDICINA I <text:s text:c="39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51</text:p>
          </table:table-cell>
          <table:table-cell office:value-type="string">
            <text:p>MEDICINA I <text:s text:c="39"/></text:p>
          </table:table-cell>
          <table:table-cell office:value-type="string">
            <text:p>Nuclear Medicine and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3636</text:p>
          </table:table-cell>
          <table:table-cell office:value-type="string">
            <text:p>MEDICINA I <text:s text:c="39"/></text:p>
          </table:table-cell>
          <table:table-cell office:value-type="string">
            <text:p>Nuclear Medicine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048</text:p>
          </table:table-cell>
          <table:table-cell office:value-type="string">
            <text:p>MEDICINA I <text:s text:c="39"/></text:p>
          </table:table-cell>
          <table:table-cell office:value-type="string">
            <text:p>Nucleic Acid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264</text:p>
          </table:table-cell>
          <table:table-cell office:value-type="string">
            <text:p>MEDICINA I <text:s text:c="39"/></text:p>
          </table:table-cell>
          <table:table-cell office:value-type="string">
            <text:p>Nursing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6562</text:p>
          </table:table-cell>
          <table:table-cell office:value-type="string">
            <text:p>MEDICINA I <text:s text:c="39"/></text:p>
          </table:table-cell>
          <table:table-cell office:value-type="string">
            <text:p>Nursing Research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3184</text:p>
          </table:table-cell>
          <table:table-cell office:value-type="string">
            <text:p>MEDICINA I <text:s text:c="39"/></text:p>
          </table:table-cell>
          <table:table-cell office:value-type="string">
            <text:p>Nursing Science Quarterl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234</text:p>
          </table:table-cell>
          <table:table-cell office:value-type="string">
            <text:p>MEDICINA I <text:s text:c="39"/></text:p>
          </table:table-cell>
          <table:table-cell office:value-type="string">
            <text:p>Nutrição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274</text:p>
          </table:table-cell>
          <table:table-cell office:value-type="string">
            <text:p>MEDICINA I <text:s text:c="39"/></text:p>
          </table:table-cell>
          <table:table-cell office:value-type="string">
            <text:p>Nutrição em Pau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051</text:p>
          </table:table-cell>
          <table:table-cell office:value-type="string">
            <text:p>MEDICINA I <text:s text:c="39"/></text:p>
          </table:table-cell>
          <table:table-cell office:value-type="string">
            <text:p>Nutrição Profiss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1611</text:p>
          </table:table-cell>
          <table:table-cell office:value-type="string">
            <text:p>MEDICINA I <text:s text:c="39"/></text:p>
          </table:table-cell>
          <table:table-cell office:value-type="string">
            <text:p>Nutrición Hospitalar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928</text:p>
          </table:table-cell>
          <table:table-cell office:value-type="string">
            <text:p>MEDICINA I <text:s text:c="39"/></text:p>
          </table:table-cell>
          <table:table-cell office:value-type="string">
            <text:p>Nutrir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007</text:p>
          </table:table-cell>
          <table:table-cell office:value-type="string">
            <text:p>MEDICINA I <text:s text:c="39"/></text:p>
          </table:table-cell>
          <table:table-cell office:value-type="string">
            <text:p>Nutrition (Burbank, Los Angeles County, Calif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781</text:p>
          </table:table-cell>
          <table:table-cell office:value-type="string">
            <text:p>MEDICINA I <text:s text:c="39"/></text:p>
          </table:table-cell>
          <table:table-cell office:value-type="string">
            <text:p>Nutrition in Clinical Care (Cessou em 200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5336</text:p>
          </table:table-cell>
          <table:table-cell office:value-type="string">
            <text:p>MEDICINA I <text:s text:c="39"/></text:p>
          </table:table-cell>
          <table:table-cell office:value-type="string">
            <text:p>Nutrition in Clinical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91</text:p>
          </table:table-cell>
          <table:table-cell office:value-type="string">
            <text:p>MEDICINA I <text:s text:c="39"/></text:p>
          </table:table-cell>
          <table:table-cell office:value-type="string">
            <text:p>Nutrition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0166</text:p>
          </table:table-cell>
          <table:table-cell office:value-type="string">
            <text:p>MEDICINA I <text:s text:c="39"/></text:p>
          </table:table-cell>
          <table:table-cell office:value-type="string">
            <text:p>Nutrition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5317</text:p>
          </table:table-cell>
          <table:table-cell office:value-type="string">
            <text:p>MEDICINA I <text:s text:c="39"/></text:p>
          </table:table-cell>
          <table:table-cell office:value-type="string">
            <text:p>Nutrition Research (New York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6643</text:p>
          </table:table-cell>
          <table:table-cell office:value-type="string">
            <text:p>MEDICINA I <text:s text:c="39"/></text:p>
          </table:table-cell>
          <table:table-cell office:value-type="string">
            <text:p>Nutrition Review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415X</text:p>
          </table:table-cell>
          <table:table-cell office:value-type="string">
            <text:p>MEDICINA I <text:s text:c="39"/></text:p>
          </table:table-cell>
          <table:table-cell office:value-type="string">
            <text:p>Nutritional Neuro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114</text:p>
          </table:table-cell>
          <table:table-cell office:value-type="string">
            <text:p>MEDICINA I <text:s text:c="39"/></text:p>
          </table:table-cell>
          <table:table-cell office:value-type="string">
            <text:p>O Dendri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MEDICINA I <text:s text:c="39"/></text:p>
          </table:table-cell>
          <table:table-cell office:value-type="string">
            <text:p>O Mundo da Saúde (CUSC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0-7381</text:p>
          </table:table-cell>
          <table:table-cell office:value-type="string">
            <text:p>MEDICINA I <text:s text:c="39"/></text:p>
          </table:table-cell>
          <table:table-cell office:value-type="string">
            <text:p>Obesity (Silver Spring, M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7323</text:p>
          </table:table-cell>
          <table:table-cell office:value-type="string">
            <text:p>MEDICINA I <text:s text:c="39"/></text:p>
          </table:table-cell>
          <table:table-cell office:value-type="string">
            <text:p>Obesity Research (Cessou em 2005. Cont. ISSN 1930-7381 Obesity (Silver Spring, Md.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7881</text:p>
          </table:table-cell>
          <table:table-cell office:value-type="string">
            <text:p>MEDICINA I <text:s text:c="39"/></text:p>
          </table:table-cell>
          <table:table-cell office:value-type="string">
            <text:p>Obesity Review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23</text:p>
          </table:table-cell>
          <table:table-cell office:value-type="string">
            <text:p>MEDICINA I <text:s text:c="39"/></text:p>
          </table:table-cell>
          <table:table-cell office:value-type="string">
            <text:p>Obesity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7844</text:p>
          </table:table-cell>
          <table:table-cell office:value-type="string">
            <text:p>MEDICINA I <text:s text:c="39"/></text:p>
          </table:table-cell>
          <table:table-cell office:value-type="string">
            <text:p>Obstetrics and Gynecology (New York. 1953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7926</text:p>
          </table:table-cell>
          <table:table-cell office:value-type="string">
            <text:p>MEDICINA I <text:s text:c="39"/></text:p>
          </table:table-cell>
          <table:table-cell office:value-type="string">
            <text:p>Occupational and Environmental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711</text:p>
          </table:table-cell>
          <table:table-cell office:value-type="string">
            <text:p>MEDICINA I <text:s text:c="39"/></text:p>
          </table:table-cell>
          <table:table-cell office:value-type="string">
            <text:p>Occupational and Environmental Medicine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7480</text:p>
          </table:table-cell>
          <table:table-cell office:value-type="string">
            <text:p>MEDICINA I <text:s text:c="39"/></text:p>
          </table:table-cell>
          <table:table-cell office:value-type="string">
            <text:p>Occupational Medicine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3948</text:p>
          </table:table-cell>
          <table:table-cell office:value-type="string">
            <text:p>MEDICINA I <text:s text:c="39"/></text:p>
          </table:table-cell>
          <table:table-cell office:value-type="string">
            <text:p>Ocular Immunology and Inflamm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88</text:p>
          </table:table-cell>
          <table:table-cell office:value-type="string">
            <text:p>MEDICINA I <text:s text:c="39"/></text:p>
          </table:table-cell>
          <table:table-cell office:value-type="string">
            <text:p>Odontologia Clínico-Científ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345</text:p>
          </table:table-cell>
          <table:table-cell office:value-type="string">
            <text:p>MEDICINA I <text:s text:c="39"/></text:p>
          </table:table-cell>
          <table:table-cell office:value-type="string">
            <text:p>Olho Mágico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9232</text:p>
          </table:table-cell>
          <table:table-cell office:value-type="string">
            <text:p>MEDICINA I <text:s text:c="39"/></text:p>
          </table:table-cell>
          <table:table-cell office:value-type="string">
            <text:p>Oncogene (Basingstok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2414</text:p>
          </table:table-cell>
          <table:table-cell office:value-type="string">
            <text:p>MEDICINA I <text:s text:c="39"/></text:p>
          </table:table-cell>
          <table:table-cell office:value-type="string">
            <text:p>Oncology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335X</text:p>
          </table:table-cell>
          <table:table-cell office:value-type="string">
            <text:p>MEDICINA I <text:s text:c="39"/></text:p>
          </table:table-cell>
          <table:table-cell office:value-type="string">
            <text:p>Oncology Re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0407</text:p>
          </table:table-cell>
          <table:table-cell office:value-type="string">
            <text:p>MEDICINA I <text:s text:c="39"/></text:p>
          </table:table-cell>
          <table:table-cell office:value-type="string">
            <text:p>Oncolog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285</text:p>
          </table:table-cell>
          <table:table-cell office:value-type="string">
            <text:p>MEDICINA I <text:s text:c="39"/></text:p>
          </table:table-cell>
          <table:table-cell office:value-type="string">
            <text:p>Online Brazilian Journal of Nurs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6586</text:p>
          </table:table-cell>
          <table:table-cell office:value-type="string">
            <text:p>MEDICINA I <text:s text:c="39"/></text:p>
          </table:table-cell>
          <table:table-cell office:value-type="string">
            <text:p>Ophthalmic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6810</text:p>
          </table:table-cell>
          <table:table-cell office:value-type="string">
            <text:p>MEDICINA I <text:s text:c="39"/></text:p>
          </table:table-cell>
          <table:table-cell office:value-type="string">
            <text:p>Ophthalmic 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9303</text:p>
          </table:table-cell>
          <table:table-cell office:value-type="string">
            <text:p>MEDICINA I <text:s text:c="39"/></text:p>
          </table:table-cell>
          <table:table-cell office:value-type="string">
            <text:p>Ophthalmic Plastic and Reconstructive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3747</text:p>
          </table:table-cell>
          <table:table-cell office:value-type="string">
            <text:p>MEDICINA I <text:s text:c="39"/></text:p>
          </table:table-cell>
          <table:table-cell office:value-type="string">
            <text:p>Ophthalmic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8877</text:p>
          </table:table-cell>
          <table:table-cell office:value-type="string">
            <text:p>MEDICINA I <text:s text:c="39"/></text:p>
          </table:table-cell>
          <table:table-cell office:value-type="string">
            <text:p>Ophthalmic Surgery, Lasers &amp; Imag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3755</text:p>
          </table:table-cell>
          <table:table-cell office:value-type="string">
            <text:p>MEDICINA I <text:s text:c="39"/></text:p>
          </table:table-cell>
          <table:table-cell office:value-type="string">
            <text:p>Ophthalmologica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6420</text:p>
          </table:table-cell>
          <table:table-cell office:value-type="string">
            <text:p>MEDICINA I <text:s text:c="39"/></text:p>
          </table:table-cell>
          <table:table-cell office:value-type="string">
            <text:p>Ophthalmology (Rochester, Minn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523X</text:p>
          </table:table-cell>
          <table:table-cell office:value-type="string">
            <text:p>MEDICINA I <text:s text:c="39"/></text:p>
          </table:table-cell>
          <table:table-cell office:value-type="string">
            <text:p>Oral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2-1622</text:p>
          </table:table-cell>
          <table:table-cell office:value-type="string">
            <text:p>MEDICINA I <text:s text:c="39"/></text:p>
          </table:table-cell>
          <table:table-cell office:value-type="string">
            <text:p>Oral Health &amp; Preventive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0055</text:p>
          </table:table-cell>
          <table:table-cell office:value-type="string">
            <text:p>MEDICINA I <text:s text:c="39"/></text:p>
          </table:table-cell>
          <table:table-cell office:value-type="string">
            <text:p>Oral Microbiolo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8375</text:p>
          </table:table-cell>
          <table:table-cell office:value-type="string">
            <text:p>MEDICINA I <text:s text:c="39"/></text:p>
          </table:table-cell>
          <table:table-cell office:value-type="string">
            <text:p>Oral Oncology (199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7895</text:p>
          </table:table-cell>
          <table:table-cell office:value-type="string">
            <text:p>MEDICINA I <text:s text:c="39"/></text:p>
          </table:table-cell>
          <table:table-cell office:value-type="string">
            <text:p>Oral oncology. Supple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104</text:p>
          </table:table-cell>
          <table:table-cell office:value-type="string">
            <text:p>MEDICINA I <text:s text:c="39"/></text:p>
          </table:table-cell>
          <table:table-cell office:value-type="string">
            <text:p>Oral Surgery, Oral Medicine, Oral Pathology, Oral Radiology and Endodon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395X</text:p>
          </table:table-cell>
          <table:table-cell office:value-type="string">
            <text:p>MEDICINA I <text:s text:c="39"/></text:p>
          </table:table-cell>
          <table:table-cell office:value-type="string">
            <text:p>Oral Surgery, Oral Medicine, Oral Pathology, Oral Radiology and Endodontic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7060</text:p>
          </table:table-cell>
          <table:table-cell office:value-type="string">
            <text:p>MEDICINA I <text:s text:c="39"/></text:p>
          </table:table-cell>
          <table:table-cell office:value-type="string">
            <text:p>Organic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69</text:p>
          </table:table-cell>
          <table:table-cell office:value-type="string">
            <text:p>MEDICINA I <text:s text:c="39"/></text:p>
          </table:table-cell>
          <table:table-cell office:value-type="string">
            <text:p>ORL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799</text:p>
          </table:table-cell>
          <table:table-cell office:value-type="string">
            <text:p>MEDICINA I <text:s text:c="39"/></text:p>
          </table:table-cell>
          <table:table-cell office:value-type="string">
            <text:p>Ortho Science: Orthodontic Science and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9-3492</text:p>
          </table:table-cell>
          <table:table-cell office:value-type="string">
            <text:p>MEDICINA I <text:s text:c="39"/></text:p>
          </table:table-cell>
          <table:table-cell office:value-type="string">
            <text:p>Ortopedia, Traumatologia, Rehabilitacj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4584</text:p>
          </table:table-cell>
          <table:table-cell office:value-type="string">
            <text:p>MEDICINA I <text:s text:c="39"/></text:p>
          </table:table-cell>
          <table:table-cell office:value-type="string">
            <text:p>Osteoarthritis and Cartilag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941X</text:p>
          </table:table-cell>
          <table:table-cell office:value-type="string">
            <text:p>MEDICINA I <text:s text:c="39"/></text:p>
          </table:table-cell>
          <table:table-cell office:value-type="string">
            <text:p>Osteoporosis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2965</text:p>
          </table:table-cell>
          <table:table-cell office:value-type="string">
            <text:p>MEDICINA I <text:s text:c="39"/></text:p>
          </table:table-cell>
          <table:table-cell office:value-type="string">
            <text:p>Osteoporosis Internationa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4-5998</text:p>
          </table:table-cell>
          <table:table-cell office:value-type="string">
            <text:p>MEDICINA I <text:s text:c="39"/></text:p>
          </table:table-cell>
          <table:table-cell office:value-type="string">
            <text:p>Otolaryngology and Head and Neck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7129</text:p>
          </table:table-cell>
          <table:table-cell office:value-type="string">
            <text:p>MEDICINA I <text:s text:c="39"/></text:p>
          </table:table-cell>
          <table:table-cell office:value-type="string">
            <text:p>Otology &amp; Neuro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8389</text:p>
          </table:table-cell>
          <table:table-cell office:value-type="string">
            <text:p>MEDICINA I <text:s text:c="39"/></text:p>
          </table:table-cell>
          <table:table-cell office:value-type="string">
            <text:p>Pacing and Clinical Electrophys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5022</text:p>
          </table:table-cell>
          <table:table-cell office:value-type="string">
            <text:p>MEDICINA I <text:s text:c="39"/></text:p>
          </table:table-cell>
          <table:table-cell office:value-type="string">
            <text:p>Paediatric and Perinatal Epidem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4-5878</text:p>
          </table:table-cell>
          <table:table-cell office:value-type="string">
            <text:p>MEDICINA I <text:s text:c="39"/></text:p>
          </table:table-cell>
          <table:table-cell office:value-type="string">
            <text:p>Paediatric Drug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0542</text:p>
          </table:table-cell>
          <table:table-cell office:value-type="string">
            <text:p>MEDICINA I <text:s text:c="39"/></text:p>
          </table:table-cell>
          <table:table-cell office:value-type="string">
            <text:p>Paediatric Respiratory Review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59</text:p>
          </table:table-cell>
          <table:table-cell office:value-type="string">
            <text:p>MEDICINA I <text:s text:c="39"/></text:p>
          </table:table-cell>
          <table:table-cell office:value-type="string">
            <text:p>Pain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7085</text:p>
          </table:table-cell>
          <table:table-cell office:value-type="string">
            <text:p>MEDICINA I <text:s text:c="39"/></text:p>
          </table:table-cell>
          <table:table-cell office:value-type="string">
            <text:p>Pain Practi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8880</text:p>
          </table:table-cell>
          <table:table-cell office:value-type="string">
            <text:p>MEDICINA I <text:s text:c="39"/></text:p>
          </table:table-cell>
          <table:table-cell office:value-type="string">
            <text:p>Pakistan Journal of Biolog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5194</text:p>
          </table:table-cell>
          <table:table-cell office:value-type="string">
            <text:p>MEDICINA I <text:s text:c="39"/></text:p>
          </table:table-cell>
          <table:table-cell office:value-type="string">
            <text:p>Pakistan Journal of Nutri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177</text:p>
          </table:table-cell>
          <table:table-cell office:value-type="string">
            <text:p>MEDICINA I <text:s text:c="39"/></text:p>
          </table:table-cell>
          <table:table-cell office:value-type="string">
            <text:p>Pancreas (New York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3903</text:p>
          </table:table-cell>
          <table:table-cell office:value-type="string">
            <text:p>MEDICINA I <text:s text:c="39"/></text:p>
          </table:table-cell>
          <table:table-cell office:value-type="string">
            <text:p>Pancre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0808</text:p>
          </table:table-cell>
          <table:table-cell office:value-type="string">
            <text:p>MEDICINA I <text:s text:c="39"/></text:p>
          </table:table-cell>
          <table:table-cell office:value-type="string">
            <text:p>Panminerva Medica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9838</text:p>
          </table:table-cell>
          <table:table-cell office:value-type="string">
            <text:p>MEDICINA I <text:s text:c="39"/></text:p>
          </table:table-cell>
          <table:table-cell office:value-type="string">
            <text:p>Parasite 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8161</text:p>
          </table:table-cell>
          <table:table-cell office:value-type="string">
            <text:p>MEDICINA I <text:s text:c="39"/></text:p>
          </table:table-cell>
          <table:table-cell office:value-type="string">
            <text:p>Parasitology (Cambridge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820</text:p>
          </table:table-cell>
          <table:table-cell office:value-type="string">
            <text:p>MEDICINA I <text:s text:c="39"/></text:p>
          </table:table-cell>
          <table:table-cell office:value-type="string">
            <text:p>Parasitology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69</text:p>
          </table:table-cell>
          <table:table-cell office:value-type="string">
            <text:p>MEDICINA I <text:s text:c="39"/></text:p>
          </table:table-cell>
          <table:table-cell office:value-type="string">
            <text:p>Parasitology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MEDICINA I <text:s text:c="39"/></text:p>
          </table:table-cell>
          <table:table-cell office:value-type="string">
            <text:p>Parasitology Research (1987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758</text:p>
          </table:table-cell>
          <table:table-cell office:value-type="string">
            <text:p>MEDICINA I <text:s text:c="39"/></text:p>
          </table:table-cell>
          <table:table-cell office:value-type="string">
            <text:p>Parasitology Today (Regular ed. Print) (Cessou em 2000. Cont. ISSN 1471-4922 Trends in Parasit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75</text:p>
          </table:table-cell>
          <table:table-cell office:value-type="string">
            <text:p>MEDICINA I <text:s text:c="39"/></text:p>
          </table:table-cell>
          <table:table-cell office:value-type="string">
            <text:p>Parcerias Estratégica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8020</text:p>
          </table:table-cell>
          <table:table-cell office:value-type="string">
            <text:p>MEDICINA I <text:s text:c="39"/></text:p>
          </table:table-cell>
          <table:table-cell office:value-type="string">
            <text:p>Parkinsonism &amp; Related Disord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025</text:p>
          </table:table-cell>
          <table:table-cell office:value-type="string">
            <text:p>MEDICINA I <text:s text:c="39"/></text:p>
          </table:table-cell>
          <table:table-cell office:value-type="string">
            <text:p>Pathology (Sydne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5463</text:p>
          </table:table-cell>
          <table:table-cell office:value-type="string">
            <text:p>MEDICINA I <text:s text:c="39"/></text:p>
          </table:table-cell>
          <table:table-cell office:value-type="string">
            <text:p>Pathology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9-4956</text:p>
          </table:table-cell>
          <table:table-cell office:value-type="string">
            <text:p>MEDICINA I <text:s text:c="39"/></text:p>
          </table:table-cell>
          <table:table-cell office:value-type="string">
            <text:p>Pathology Oncolog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0338</text:p>
          </table:table-cell>
          <table:table-cell office:value-type="string">
            <text:p>MEDICINA I <text:s text:c="39"/></text:p>
          </table:table-cell>
          <table:table-cell office:value-type="string">
            <text:p>Pathology, Research and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3991</text:p>
          </table:table-cell>
          <table:table-cell office:value-type="string">
            <text:p>MEDICINA I <text:s text:c="39"/></text:p>
          </table:table-cell>
          <table:table-cell office:value-type="string">
            <text:p>Patient Education and Counse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106</text:p>
          </table:table-cell>
          <table:table-cell office:value-type="string">
            <text:p>MEDICINA I <text:s text:c="39"/></text:p>
          </table:table-cell>
          <table:table-cell office:value-type="string">
            <text:p>Patología (Madrid) (Cessou em 1993. Cont. ISSN 1699-8855 Revista Española de Patologí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4305</text:p>
          </table:table-cell>
          <table:table-cell office:value-type="string">
            <text:p>MEDICINA I <text:s text:c="39"/></text:p>
          </table:table-cell>
          <table:table-cell office:value-type="string">
            <text:p>Patología (Méxic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541</text:p>
          </table:table-cell>
          <table:table-cell office:value-type="string">
            <text:p>MEDICINA I <text:s text:c="39"/></text:p>
          </table:table-cell>
          <table:table-cell office:value-type="string">
            <text:p>Pattern Analysis and Appl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858</text:p>
          </table:table-cell>
          <table:table-cell office:value-type="string">
            <text:p>MEDICINA I <text:s text:c="39"/></text:p>
          </table:table-cell>
          <table:table-cell office:value-type="string">
            <text:p>Pediatr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712</text:p>
          </table:table-cell>
          <table:table-cell office:value-type="string">
            <text:p>MEDICINA I <text:s text:c="39"/></text:p>
          </table:table-cell>
          <table:table-cell office:value-type="string">
            <text:p>Pediatria Atual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20</text:p>
          </table:table-cell>
          <table:table-cell office:value-type="string">
            <text:p>MEDICINA I <text:s text:c="39"/></text:p>
          </table:table-cell>
          <table:table-cell office:value-type="string">
            <text:p>Pediatria Moder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6157</text:p>
          </table:table-cell>
          <table:table-cell office:value-type="string">
            <text:p>MEDICINA I <text:s text:c="39"/></text:p>
          </table:table-cell>
          <table:table-cell office:value-type="string">
            <text:p>Pediatric Allergy and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5266</text:p>
          </table:table-cell>
          <table:table-cell office:value-type="string">
            <text:p>MEDICINA I <text:s text:c="39"/></text:p>
          </table:table-cell>
          <table:table-cell office:value-type="string">
            <text:p>Pediatric and Developmental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009</text:p>
          </table:table-cell>
          <table:table-cell office:value-type="string">
            <text:p>MEDICINA I <text:s text:c="39"/></text:p>
          </table:table-cell>
          <table:table-cell office:value-type="string">
            <text:p>Pediatric Blood &amp; Canc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0643</text:p>
          </table:table-cell>
          <table:table-cell office:value-type="string">
            <text:p>MEDICINA I <text:s text:c="39"/></text:p>
          </table:table-cell>
          <table:table-cell office:value-type="string">
            <text:p>Pediatric Cardiology (Journal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1971</text:p>
          </table:table-cell>
          <table:table-cell office:value-type="string">
            <text:p>MEDICINA I <text:s text:c="39"/></text:p>
          </table:table-cell>
          <table:table-cell office:value-type="string">
            <text:p>Pediatric Cardi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9-7535</text:p>
          </table:table-cell>
          <table:table-cell office:value-type="string">
            <text:p>MEDICINA I <text:s text:c="39"/></text:p>
          </table:table-cell>
          <table:table-cell office:value-type="string">
            <text:p>Pediatric Critical Care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8046</text:p>
          </table:table-cell>
          <table:table-cell office:value-type="string">
            <text:p>MEDICINA I <text:s text:c="39"/></text:p>
          </table:table-cell>
          <table:table-cell office:value-type="string">
            <text:p>Pediatric Der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9-543X</text:p>
          </table:table-cell>
          <table:table-cell office:value-type="string">
            <text:p>MEDICINA I <text:s text:c="39"/></text:p>
          </table:table-cell>
          <table:table-cell office:value-type="string">
            <text:p>Pediatric Diabet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493</text:p>
          </table:table-cell>
          <table:table-cell office:value-type="string">
            <text:p>MEDICINA I <text:s text:c="39"/></text:p>
          </table:table-cell>
          <table:table-cell office:value-type="string">
            <text:p>Pediatric Exercise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0018</text:p>
          </table:table-cell>
          <table:table-cell office:value-type="string">
            <text:p>MEDICINA I <text:s text:c="39"/></text:p>
          </table:table-cell>
          <table:table-cell office:value-type="string">
            <text:p>Pediatric Hematology and On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41X</text:p>
          </table:table-cell>
          <table:table-cell office:value-type="string">
            <text:p>MEDICINA I <text:s text:c="39"/></text:p>
          </table:table-cell>
          <table:table-cell office:value-type="string">
            <text:p>Pediatric Nephrology (Berlin, Wes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8994</text:p>
          </table:table-cell>
          <table:table-cell office:value-type="string">
            <text:p>MEDICINA I <text:s text:c="39"/></text:p>
          </table:table-cell>
          <table:table-cell office:value-type="string">
            <text:p>Pediatric Neu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5669</text:p>
          </table:table-cell>
          <table:table-cell office:value-type="string">
            <text:p>MEDICINA I <text:s text:c="39"/></text:p>
          </table:table-cell>
          <table:table-cell office:value-type="string">
            <text:p>Pediatric Physical Thera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6863</text:p>
          </table:table-cell>
          <table:table-cell office:value-type="string">
            <text:p>MEDICINA I <text:s text:c="39"/></text:p>
          </table:table-cell>
          <table:table-cell office:value-type="string">
            <text:p>Pediatric Pulmo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49</text:p>
          </table:table-cell>
          <table:table-cell office:value-type="string">
            <text:p>MEDICINA I <text:s text:c="39"/></text:p>
          </table:table-cell>
          <table:table-cell office:value-type="string">
            <text:p>Pediatric Rad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8491</text:p>
          </table:table-cell>
          <table:table-cell office:value-type="string">
            <text:p>MEDICINA I <text:s text:c="39"/></text:p>
          </table:table-cell>
          <table:table-cell office:value-type="string">
            <text:p>Pediatric Rehabilitation (Cessou em 2006. Cont. ISSN 1751-8423 Developmental Neurorehabilitati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98</text:p>
          </table:table-cell>
          <table:table-cell office:value-type="string">
            <text:p>MEDICINA I <text:s text:c="39"/></text:p>
          </table:table-cell>
          <table:table-cell office:value-type="string">
            <text:p>Pediatr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0096</text:p>
          </table:table-cell>
          <table:table-cell office:value-type="string">
            <text:p>MEDICINA I <text:s text:c="39"/></text:p>
          </table:table-cell>
          <table:table-cell office:value-type="string">
            <text:p>Pediatric Rheumatology Online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0358</text:p>
          </table:table-cell>
          <table:table-cell office:value-type="string">
            <text:p>MEDICINA I <text:s text:c="39"/></text:p>
          </table:table-cell>
          <table:table-cell office:value-type="string">
            <text:p>Pediatric Surgery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7-3142</text:p>
          </table:table-cell>
          <table:table-cell office:value-type="string">
            <text:p>MEDICINA I <text:s text:c="39"/></text:p>
          </table:table-cell>
          <table:table-cell office:value-type="string">
            <text:p>Pediatric Transplan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4005</text:p>
          </table:table-cell>
          <table:table-cell office:value-type="string">
            <text:p>MEDICINA I <text:s text:c="39"/></text:p>
          </table:table-cell>
          <table:table-cell office:value-type="string">
            <text:p>Pediatrics (Evanst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4X</text:p>
          </table:table-cell>
          <table:table-cell office:value-type="string">
            <text:p>MEDICINA I <text:s text:c="39"/></text:p>
          </table:table-cell>
          <table:table-cell office:value-type="string">
            <text:p>Pensando Famíl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9781</text:p>
          </table:table-cell>
          <table:table-cell office:value-type="string">
            <text:p>MEDICINA I <text:s text:c="39"/></text:p>
          </table:table-cell>
          <table:table-cell office:value-type="string">
            <text:p>Peptides (New York, N.Y. 198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393</text:p>
          </table:table-cell>
          <table:table-cell office:value-type="string">
            <text:p>MEDICINA I <text:s text:c="39"/></text:p>
          </table:table-cell>
          <table:table-cell office:value-type="string">
            <text:p>Periodontia (Fortalez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608</text:p>
          </table:table-cell>
          <table:table-cell office:value-type="string">
            <text:p>MEDICINA I <text:s text:c="39"/></text:p>
          </table:table-cell>
          <table:table-cell office:value-type="string">
            <text:p>Peritoneal Dialysis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501</text:p>
          </table:table-cell>
          <table:table-cell office:value-type="string">
            <text:p>MEDICINA I <text:s text:c="39"/></text:p>
          </table:table-cell>
          <table:table-cell office:value-type="string">
            <text:p>Pesquisa Brasileira em Odontopediatria e Clínica Integrad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762</text:p>
          </table:table-cell>
          <table:table-cell office:value-type="string">
            <text:p>MEDICINA I <text:s text:c="39"/></text:p>
          </table:table-cell>
          <table:table-cell office:value-type="string">
            <text:p>Pesquisa em Foco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MEDICINA I <text:s text:c="39"/></text:p>
          </table:table-cell>
          <table:table-cell office:value-type="string">
            <text:p>Pesquisa Veterinária Brasilei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6768</text:p>
          </table:table-cell>
          <table:table-cell office:value-type="string">
            <text:p>MEDICINA I <text:s text:c="39"/></text:p>
          </table:table-cell>
          <table:table-cell office:value-type="string">
            <text:p>Pfluegers Archiv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0209</text:p>
          </table:table-cell>
          <table:table-cell office:value-type="string">
            <text:p>MEDICINA I <text:s text:c="39"/></text:p>
          </table:table-cell>
          <table:table-cell office:value-type="string">
            <text:p>Pharmaceutic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0-7690</text:p>
          </table:table-cell>
          <table:table-cell office:value-type="string">
            <text:p>MEDICINA I <text:s text:c="39"/></text:p>
          </table:table-cell>
          <table:table-cell office:value-type="string">
            <text:p>PharmacoEconomics (Aucklan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6872</text:p>
          </table:table-cell>
          <table:table-cell office:value-type="string">
            <text:p>MEDICINA I <text:s text:c="39"/></text:p>
          </table:table-cell>
          <table:table-cell office:value-type="string">
            <text:p>Pharmacogenetics and Genom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416</text:p>
          </table:table-cell>
          <table:table-cell office:value-type="string">
            <text:p>MEDICINA I <text:s text:c="39"/></text:p>
          </table:table-cell>
          <table:table-cell office:value-type="string">
            <text:p>Pharmacogenomics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269X</text:p>
          </table:table-cell>
          <table:table-cell office:value-type="string">
            <text:p>MEDICINA I <text:s text:c="39"/></text:p>
          </table:table-cell>
          <table:table-cell office:value-type="string">
            <text:p>Pharmacogenomics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1296</text:p>
          </table:table-cell>
          <table:table-cell office:value-type="string">
            <text:p>MEDICINA I <text:s text:c="39"/></text:p>
          </table:table-cell>
          <table:table-cell office:value-type="string">
            <text:p>Pharmacognosy Magaz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6618</text:p>
          </table:table-cell>
          <table:table-cell office:value-type="string">
            <text:p>MEDICINA I <text:s text:c="39"/></text:p>
          </table:table-cell>
          <table:table-cell office:value-type="string">
            <text:p>Pharmacolog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012</text:p>
          </table:table-cell>
          <table:table-cell office:value-type="string">
            <text:p>MEDICINA I <text:s text:c="39"/></text:p>
          </table:table-cell>
          <table:table-cell office:value-type="string">
            <text:p>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7258</text:p>
          </table:table-cell>
          <table:table-cell office:value-type="string">
            <text:p>MEDICINA I <text:s text:c="39"/></text:p>
          </table:table-cell>
          <table:table-cell office:value-type="string">
            <text:p>Pharmacology &amp; Therapeutics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057</text:p>
          </table:table-cell>
          <table:table-cell office:value-type="string">
            <text:p>MEDICINA I <text:s text:c="39"/></text:p>
          </table:table-cell>
          <table:table-cell office:value-type="string">
            <text:p>Pharmacology, Biochemistry and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6-3679</text:p>
          </table:table-cell>
          <table:table-cell office:value-type="string">
            <text:p>MEDICINA I <text:s text:c="39"/></text:p>
          </table:table-cell>
          <table:table-cell office:value-type="string">
            <text:p>Pharmaco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6-3655</text:p>
          </table:table-cell>
          <table:table-cell office:value-type="string">
            <text:p>MEDICINA I <text:s text:c="39"/></text:p>
          </table:table-cell>
          <table:table-cell office:value-type="string">
            <text:p>Pharmacy Practice (Granada. Interne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280</text:p>
          </table:table-cell>
          <table:table-cell office:value-type="string">
            <text:p>MEDICINA I <text:s text:c="39"/></text:p>
          </table:table-cell>
          <table:table-cell office:value-type="string">
            <text:p>Phlébologie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3555</text:p>
          </table:table-cell>
          <table:table-cell office:value-type="string">
            <text:p>MEDICINA I <text:s text:c="39"/></text:p>
          </table:table-cell>
          <table:table-cell office:value-type="string">
            <text:p>Phlebology (Lond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0107</text:p>
          </table:table-cell>
          <table:table-cell office:value-type="string">
            <text:p>MEDICINA I <text:s text:c="39"/></text:p>
          </table:table-cell>
          <table:table-cell office:value-type="string">
            <text:p>Phlebolymph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4936</text:p>
          </table:table-cell>
          <table:table-cell office:value-type="string">
            <text:p>MEDICINA I <text:s text:c="39"/></text:p>
          </table:table-cell>
          <table:table-cell office:value-type="string">
            <text:p>Photo Electronic Imaging (Cessou em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655</text:p>
          </table:table-cell>
          <table:table-cell office:value-type="string">
            <text:p>MEDICINA I <text:s text:c="39"/></text:p>
          </table:table-cell>
          <table:table-cell office:value-type="string">
            <text:p>Photochemistry and Phot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4383</text:p>
          </table:table-cell>
          <table:table-cell office:value-type="string">
            <text:p>MEDICINA I <text:s text:c="39"/></text:p>
          </table:table-cell>
          <table:table-cell office:value-type="string">
            <text:p>Photodermatology, Photoimmunology &amp; Photo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MEDICINA I <text:s text:c="39"/></text:p>
          </table:table-cell>
          <table:table-cell office:value-type="string">
            <text:p>Photomedicine and Laser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569</text:p>
          </table:table-cell>
          <table:table-cell office:value-type="string">
            <text:p>MEDICINA I <text:s text:c="39"/></text:p>
          </table:table-cell>
          <table:table-cell office:value-type="string">
            <text:p>Physicae (APG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MEDICINA I <text:s text:c="39"/></text:p>
          </table:table-cell>
          <table:table-cell office:value-type="string">
            <text:p>Physical Review. E, Statistical, Nonlinear, and Soft Matter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23</text:p>
          </table:table-cell>
          <table:table-cell office:value-type="string">
            <text:p>MEDICINA I <text:s text:c="39"/></text:p>
          </table:table-cell>
          <table:table-cell office:value-type="string">
            <text:p>Physical 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155</text:p>
          </table:table-cell>
          <table:table-cell office:value-type="string">
            <text:p>MEDICINA I <text:s text:c="39"/></text:p>
          </table:table-cell>
          <table:table-cell office:value-type="string">
            <text:p>Physics in Medicine and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8341</text:p>
          </table:table-cell>
          <table:table-cell office:value-type="string">
            <text:p>MEDICINA I <text:s text:c="39"/></text:p>
          </table:table-cell>
          <table:table-cell office:value-type="string">
            <text:p>Physiological Geno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334</text:p>
          </table:table-cell>
          <table:table-cell office:value-type="string">
            <text:p>MEDICINA I <text:s text:c="39"/></text:p>
          </table:table-cell>
          <table:table-cell office:value-type="string">
            <text:p>Physiological Measure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33</text:p>
          </table:table-cell>
          <table:table-cell office:value-type="string">
            <text:p>MEDICINA I <text:s text:c="39"/></text:p>
          </table:table-cell>
          <table:table-cell office:value-type="string">
            <text:p>Physiological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84</text:p>
          </table:table-cell>
          <table:table-cell office:value-type="string">
            <text:p>MEDICINA I <text:s text:c="39"/></text:p>
          </table:table-cell>
          <table:table-cell office:value-type="string">
            <text:p>Physiology &amp;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8-2267</text:p>
          </table:table-cell>
          <table:table-cell office:value-type="string">
            <text:p>MEDICINA I <text:s text:c="39"/></text:p>
          </table:table-cell>
          <table:table-cell office:value-type="string">
            <text:p>Physiotherapy Research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31</text:p>
          </table:table-cell>
          <table:table-cell office:value-type="string">
            <text:p>MEDICINA I <text:s text:c="39"/></text:p>
          </table:table-cell>
          <table:table-cell office:value-type="string">
            <text:p>Physis (UERJ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22</text:p>
          </table:table-cell>
          <table:table-cell office:value-type="string">
            <text:p>MEDICINA I <text:s text:c="39"/></text:p>
          </table:table-cell>
          <table:table-cell office:value-type="string">
            <text:p>Phyt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7113</text:p>
          </table:table-cell>
          <table:table-cell office:value-type="string">
            <text:p>MEDICINA I <text:s text:c="39"/></text:p>
          </table:table-cell>
          <table:table-cell office:value-type="string">
            <text:p>Phytomedicine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148X</text:p>
          </table:table-cell>
          <table:table-cell office:value-type="string">
            <text:p>MEDICINA I <text:s text:c="39"/></text:p>
          </table:table-cell>
          <table:table-cell office:value-type="string">
            <text:p>Pigment Cell &amp; Melanoma Research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5785</text:p>
          </table:table-cell>
          <table:table-cell office:value-type="string">
            <text:p>MEDICINA I <text:s text:c="39"/></text:p>
          </table:table-cell>
          <table:table-cell office:value-type="string">
            <text:p>Pigment Cell Research (Cessou em 2007. Cont. ISSN 1755-1471 Pigment Cell &amp; Melanoma Research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341X</text:p>
          </table:table-cell>
          <table:table-cell office:value-type="string">
            <text:p>MEDICINA I <text:s text:c="39"/></text:p>
          </table:table-cell>
          <table:table-cell office:value-type="string">
            <text:p>Pituitary (New York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004</text:p>
          </table:table-cell>
          <table:table-cell office:value-type="string">
            <text:p>MEDICINA I <text:s text:c="39"/></text:p>
          </table:table-cell>
          <table:table-cell office:value-type="string">
            <text:p>Placenta (Eastbour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781</text:p>
          </table:table-cell>
          <table:table-cell office:value-type="string">
            <text:p>MEDICINA I <text:s text:c="39"/></text:p>
          </table:table-cell>
          <table:table-cell office:value-type="string">
            <text:p>Plant and Cell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7714</text:p>
          </table:table-cell>
          <table:table-cell office:value-type="string">
            <text:p>MEDICINA I <text:s text:c="39"/></text:p>
          </table:table-cell>
          <table:table-cell office:value-type="string">
            <text:p>Plant Cell Repor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412</text:p>
          </table:table-cell>
          <table:table-cell office:value-type="string">
            <text:p>MEDICINA I <text:s text:c="39"/></text:p>
          </table:table-cell>
          <table:table-cell office:value-type="string">
            <text:p>Plant Molecular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943</text:p>
          </table:table-cell>
          <table:table-cell office:value-type="string">
            <text:p>MEDICINA I <text:s text:c="39"/></text:p>
          </table:table-cell>
          <table:table-cell office:value-type="string">
            <text:p>Planta Med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0221</text:p>
          </table:table-cell>
          <table:table-cell office:value-type="string">
            <text:p>MEDICINA I <text:s text:c="39"/></text:p>
          </table:table-cell>
          <table:table-cell office:value-type="string">
            <text:p>Planta Medica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1052</text:p>
          </table:table-cell>
          <table:table-cell office:value-type="string">
            <text:p>MEDICINA I <text:s text:c="39"/></text:p>
          </table:table-cell>
          <table:table-cell office:value-type="string">
            <text:p>Plastic and Reconstructive Surgery (196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7104</text:p>
          </table:table-cell>
          <table:table-cell office:value-type="string">
            <text:p>MEDICINA I <text:s text:c="39"/></text:p>
          </table:table-cell>
          <table:table-cell office:value-type="string">
            <text:p>Platelets (Edinburgh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9173</text:p>
          </table:table-cell>
          <table:table-cell office:value-type="string">
            <text:p>MEDICINA I <text:s text:c="39"/></text:p>
          </table:table-cell>
          <table:table-cell office:value-type="string">
            <text:p>PLoS Biology (Cessou em 2006. Cont. ISSN 1545-7885 PLoS Biology (Online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7390</text:p>
          </table:table-cell>
          <table:table-cell office:value-type="string">
            <text:p>MEDICINA I <text:s text:c="39"/></text:p>
          </table:table-cell>
          <table:table-cell office:value-type="string">
            <text:p>PLOS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2735</text:p>
          </table:table-cell>
          <table:table-cell office:value-type="string">
            <text:p>MEDICINA I <text:s text:c="39"/></text:p>
          </table:table-cell>
          <table:table-cell office:value-type="string">
            <text:p>Plos Neglected Tropical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2727</text:p>
          </table:table-cell>
          <table:table-cell office:value-type="string">
            <text:p>MEDICINA I <text:s text:c="39"/></text:p>
          </table:table-cell>
          <table:table-cell office:value-type="string">
            <text:p>PLoS Neglected Tropical Disea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6203</text:p>
          </table:table-cell>
          <table:table-cell office:value-type="string">
            <text:p>MEDICINA I <text:s text:c="39"/></text:p>
          </table:table-cell>
          <table:table-cell office:value-type="string">
            <text:p>Plos O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364</text:p>
          </table:table-cell>
          <table:table-cell office:value-type="string">
            <text:p>MEDICINA I <text:s text:c="39"/></text:p>
          </table:table-cell>
          <table:table-cell office:value-type="string">
            <text:p>Pneumologia Paul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5-1773</text:p>
          </table:table-cell>
          <table:table-cell office:value-type="string">
            <text:p>MEDICINA I <text:s text:c="39"/></text:p>
          </table:table-cell>
          <table:table-cell office:value-type="string">
            <text:p>Polish Journal of Veterinary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0-0839</text:p>
          </table:table-cell>
          <table:table-cell office:value-type="string">
            <text:p>MEDICINA I <text:s text:c="39"/></text:p>
          </table:table-cell>
          <table:table-cell office:value-type="string">
            <text:p>Polymer Bulletin (Berli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 <text:s text:c="39"/></text:p>
          </table:table-cell>
          <table:table-cell office:value-type="string">
            <text:p>PORTUGUESE JOURNAL OF NEPHR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5315</text:p>
          </table:table-cell>
          <table:table-cell office:value-type="string">
            <text:p>MEDICINA I <text:s text:c="39"/></text:p>
          </table:table-cell>
          <table:table-cell office:value-type="string">
            <text:p>Portuguese Stud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473</text:p>
          </table:table-cell>
          <table:table-cell office:value-type="string">
            <text:p>MEDICINA I <text:s text:c="39"/></text:p>
          </table:table-cell>
          <table:table-cell office:value-type="string">
            <text:p>Postgraduate Medical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47</text:p>
          </table:table-cell>
          <table:table-cell office:value-type="string">
            <text:p>MEDICINA I <text:s text:c="39"/></text:p>
          </table:table-cell>
          <table:table-cell office:value-type="string">
            <text:p>Prática Hospital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512</text:p>
          </table:table-cell>
          <table:table-cell office:value-type="string">
            <text:p>MEDICINA I <text:s text:c="39"/></text:p>
          </table:table-cell>
          <table:table-cell office:value-type="string">
            <text:p>Prática Hospitalar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3851</text:p>
          </table:table-cell>
          <table:table-cell office:value-type="string">
            <text:p>MEDICINA I <text:s text:c="39"/></text:p>
          </table:table-cell>
          <table:table-cell office:value-type="string">
            <text:p>Prenatal Diagno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1151</text:p>
          </table:table-cell>
          <table:table-cell office:value-type="string">
            <text:p>MEDICINA I <text:s text:c="39"/></text:p>
          </table:table-cell>
          <table:table-cell office:value-type="string">
            <text:p>Preventing Chronic Disease: Public Health Research, Practice, And Polic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2088</text:p>
          </table:table-cell>
          <table:table-cell office:value-type="string">
            <text:p>MEDICINA I <text:s text:c="39"/></text:p>
          </table:table-cell>
          <table:table-cell office:value-type="string">
            <text:p>Prevention and Control (Print) (Cessou em 200u. Cont. ISSN 1875-4570 Prevention and Control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037X</text:p>
          </table:table-cell>
          <table:table-cell office:value-type="string">
            <text:p>MEDICINA I <text:s text:c="39"/></text:p>
          </table:table-cell>
          <table:table-cell office:value-type="string">
            <text:p>Preventive Card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7435</text:p>
          </table:table-cell>
          <table:table-cell office:value-type="string">
            <text:p>MEDICINA I <text:s text:c="39"/></text:p>
          </table:table-cell>
          <table:table-cell office:value-type="string">
            <text:p>Preventive Medicine (1972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877</text:p>
          </table:table-cell>
          <table:table-cell office:value-type="string">
            <text:p>MEDICINA I <text:s text:c="39"/></text:p>
          </table:table-cell>
          <table:table-cell office:value-type="string">
            <text:p>Preventive Veterinary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5998</text:p>
          </table:table-cell>
          <table:table-cell office:value-type="string">
            <text:p>MEDICINA I <text:s text:c="39"/></text:p>
          </table:table-cell>
          <table:table-cell office:value-type="string">
            <text:p>Primary Care Companion to the Journal of Clinical Psychia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4418</text:p>
          </table:table-cell>
          <table:table-cell office:value-type="string">
            <text:p>MEDICINA I <text:s text:c="39"/></text:p>
          </table:table-cell>
          <table:table-cell office:value-type="string">
            <text:p>Primary Care Respiratory Journal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83</text:p>
          </table:table-cell>
          <table:table-cell office:value-type="string">
            <text:p>MEDICINA I <text:s text:c="39"/></text:p>
          </table:table-cell>
          <table:table-cell office:value-type="string">
            <text:p>Principia (Juiz de F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87</text:p>
          </table:table-cell>
          <table:table-cell office:value-type="string">
            <text:p>MEDICINA I <text:s text:c="39"/></text:p>
          </table:table-cell>
          <table:table-cell office:value-type="string">
            <text:p>Pró-Fon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99X</text:p>
          </table:table-cell>
          <table:table-cell office:value-type="string">
            <text:p>MEDICINA I <text:s text:c="39"/></text:p>
          </table:table-cell>
          <table:table-cell office:value-type="string">
            <text:p>Pró-Fono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470</text:p>
          </table:table-cell>
          <table:table-cell office:value-type="string">
            <text:p>MEDICINA I <text:s text:c="39"/></text:p>
          </table:table-cell>
          <table:table-cell office:value-type="string">
            <text:p>PROAGO. Programa de Atualização em Ginecologia e Obstetrí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732</text:p>
          </table:table-cell>
          <table:table-cell office:value-type="string">
            <text:p>MEDICINA I <text:s text:c="39"/></text:p>
          </table:table-cell>
          <table:table-cell office:value-type="string">
            <text:p>Proceedings - SP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MEDICINA I <text:s text:c="39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6490</text:p>
          </table:table-cell>
          <table:table-cell office:value-type="string">
            <text:p>MEDICINA I <text:s text:c="39"/></text:p>
          </table:table-cell>
          <table:table-cell office:value-type="string">
            <text:p>Proceedings of the National Academy of Sciences of the United States of Americ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113</text:p>
          </table:table-cell>
          <table:table-cell office:value-type="string">
            <text:p>MEDICINA I <text:s text:c="39"/></text:p>
          </table:table-cell>
          <table:table-cell office:value-type="string">
            <text:p>Process Biochemistry (1991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608</text:p>
          </table:table-cell>
          <table:table-cell office:value-type="string">
            <text:p>MEDICINA I <text:s text:c="39"/></text:p>
          </table:table-cell>
          <table:table-cell office:value-type="string">
            <text:p>PROCLIM. Programa de Atualização em Clínica Mé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5-7422</text:p>
          </table:table-cell>
          <table:table-cell office:value-type="string">
            <text:p>MEDICINA I <text:s text:c="39"/></text:p>
          </table:table-cell>
          <table:table-cell office:value-type="string">
            <text:p>Progress in Biomedical Optics and Imag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8202</text:p>
          </table:table-cell>
          <table:table-cell office:value-type="string">
            <text:p>MEDICINA I <text:s text:c="39"/></text:p>
          </table:table-cell>
          <table:table-cell office:value-type="string">
            <text:p>Progress in Biomedical Research (Erlange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5846</text:p>
          </table:table-cell>
          <table:table-cell office:value-type="string">
            <text:p>MEDICINA I <text:s text:c="39"/></text:p>
          </table:table-cell>
          <table:table-cell office:value-type="string">
            <text:p>Progress in Neuro-Psychopharmacology &amp; Biological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3823</text:p>
          </table:table-cell>
          <table:table-cell office:value-type="string">
            <text:p>MEDICINA I <text:s text:c="39"/></text:p>
          </table:table-cell>
          <table:table-cell office:value-type="string">
            <text:p>Promotion &amp; Éduc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8823</text:p>
          </table:table-cell>
          <table:table-cell office:value-type="string">
            <text:p>MEDICINA I <text:s text:c="39"/></text:p>
          </table:table-cell>
          <table:table-cell office:value-type="string">
            <text:p>Prostaglandins &amp; Other Lipid Mediato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3278</text:p>
          </table:table-cell>
          <table:table-cell office:value-type="string">
            <text:p>MEDICINA I <text:s text:c="39"/></text:p>
          </table:table-cell>
          <table:table-cell office:value-type="string">
            <text:p>Prostaglandins, Leukotrienes and Essential Fatty Ac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3646</text:p>
          </table:table-cell>
          <table:table-cell office:value-type="string">
            <text:p>MEDICINA I <text:s text:c="39"/></text:p>
          </table:table-cell>
          <table:table-cell office:value-type="string">
            <text:p>Prosthetics and Orthotics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65</text:p>
          </table:table-cell>
          <table:table-cell office:value-type="string">
            <text:p>MEDICINA I <text:s text:c="39"/></text:p>
          </table:table-cell>
          <table:table-cell office:value-type="string">
            <text:p>Protein and Peptide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5928</text:p>
          </table:table-cell>
          <table:table-cell office:value-type="string">
            <text:p>MEDICINA I <text:s text:c="39"/></text:p>
          </table:table-cell>
          <table:table-cell office:value-type="string">
            <text:p>Protein Expression and Purific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3585</text:p>
          </table:table-cell>
          <table:table-cell office:value-type="string">
            <text:p>MEDICINA I <text:s text:c="39"/></text:p>
          </table:table-cell>
          <table:table-cell office:value-type="string">
            <text:p>Protei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5956</text:p>
          </table:table-cell>
          <table:table-cell office:value-type="string">
            <text:p>MEDICINA I <text:s text:c="39"/></text:p>
          </table:table-cell>
          <table:table-cell office:value-type="string">
            <text:p>Proteome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9853</text:p>
          </table:table-cell>
          <table:table-cell office:value-type="string">
            <text:p>MEDICINA I <text:s text:c="39"/></text:p>
          </table:table-cell>
          <table:table-cell office:value-type="string">
            <text:p>Proteomics (Weinhei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4610</text:p>
          </table:table-cell>
          <table:table-cell office:value-type="string">
            <text:p>MEDICINA I <text:s text:c="39"/></text:p>
          </table:table-cell>
          <table:table-cell office:value-type="string">
            <text:p>Protist (Jena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18X</text:p>
          </table:table-cell>
          <table:table-cell office:value-type="string">
            <text:p>MEDICINA I <text:s text:c="39"/></text:p>
          </table:table-cell>
          <table:table-cell office:value-type="string">
            <text:p>Prova Mate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71</text:p>
          </table:table-cell>
          <table:table-cell office:value-type="string">
            <text:p>MEDICINA I <text:s text:c="39"/></text:p>
          </table:table-cell>
          <table:table-cell office:value-type="string">
            <text:p>Psico-USF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MEDICINA I <text:s text:c="39"/></text:p>
          </table:table-cell>
          <table:table-cell office:value-type="string">
            <text:p>Psicologia em Estud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557</text:p>
          </table:table-cell>
          <table:table-cell office:value-type="string">
            <text:p>MEDICINA I <text:s text:c="39"/></text:p>
          </table:table-cell>
          <table:table-cell office:value-type="string">
            <text:p>Psicologia Escolar e Educacion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64</text:p>
          </table:table-cell>
          <table:table-cell office:value-type="string">
            <text:p>MEDICINA I <text:s text:c="39"/></text:p>
          </table:table-cell>
          <table:table-cell office:value-type="string">
            <text:p>Psicologia USP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0086</text:p>
          </table:table-cell>
          <table:table-cell office:value-type="string">
            <text:p>MEDICINA I <text:s text:c="39"/></text:p>
          </table:table-cell>
          <table:table-cell office:value-type="string">
            <text:p>Psicologia, Saúde &amp; Doenç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93</text:p>
          </table:table-cell>
          <table:table-cell office:value-type="string">
            <text:p>MEDICINA I <text:s text:c="39"/></text:p>
          </table:table-cell>
          <table:table-cell office:value-type="string">
            <text:p>Psicologia: Ciência e Profiss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772</text:p>
          </table:table-cell>
          <table:table-cell office:value-type="string">
            <text:p>MEDICINA I <text:s text:c="39"/></text:p>
          </table:table-cell>
          <table:table-cell office:value-type="string">
            <text:p>Psicologia: Teoria e Pesquisa (UnB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86</text:p>
          </table:table-cell>
          <table:table-cell office:value-type="string">
            <text:p>MEDICINA I <text:s text:c="39"/></text:p>
          </table:table-cell>
          <table:table-cell office:value-type="string">
            <text:p>Psicopedagog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650</text:p>
          </table:table-cell>
          <table:table-cell office:value-type="string">
            <text:p>MEDICINA I <text:s text:c="39"/></text:p>
          </table:table-cell>
          <table:table-cell office:value-type="string">
            <text:p>Psiquiatria na Prática Médica (UNIFE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138</text:p>
          </table:table-cell>
          <table:table-cell office:value-type="string">
            <text:p>MEDICINA I <text:s text:c="39"/></text:p>
          </table:table-cell>
          <table:table-cell office:value-type="string">
            <text:p>Psychê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8829</text:p>
          </table:table-cell>
          <table:table-cell office:value-type="string">
            <text:p>MEDICINA I <text:s text:c="39"/></text:p>
          </table:table-cell>
          <table:table-cell office:value-type="string">
            <text:p>Psychiatric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3-1316</text:p>
          </table:table-cell>
          <table:table-cell office:value-type="string">
            <text:p>MEDICINA I <text:s text:c="39"/></text:p>
          </table:table-cell>
          <table:table-cell office:value-type="string">
            <text:p>Psychiatry and Clinical Neurosciences (Carlton, Vic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781</text:p>
          </table:table-cell>
          <table:table-cell office:value-type="string">
            <text:p>MEDICINA I <text:s text:c="39"/></text:p>
          </table:table-cell>
          <table:table-cell office:value-type="string">
            <text:p>Psychiatry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927</text:p>
          </table:table-cell>
          <table:table-cell office:value-type="string">
            <text:p>MEDICINA I <text:s text:c="39"/></text:p>
          </table:table-cell>
          <table:table-cell office:value-type="string">
            <text:p>Psychiatry Research. Neuroimag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9249</text:p>
          </table:table-cell>
          <table:table-cell office:value-type="string">
            <text:p>MEDICINA I <text:s text:c="39"/></text:p>
          </table:table-cell>
          <table:table-cell office:value-type="string">
            <text:p>Psycho-Oncology (Chichester, Englan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6-3500</text:p>
          </table:table-cell>
          <table:table-cell office:value-type="string">
            <text:p>MEDICINA I <text:s text:c="39"/></text:p>
          </table:table-cell>
          <table:table-cell office:value-type="string">
            <text:p>Psychogeriatrics (Toky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2917</text:p>
          </table:table-cell>
          <table:table-cell office:value-type="string">
            <text:p>MEDICINA I <text:s text:c="39"/></text:p>
          </table:table-cell>
          <table:table-cell office:value-type="string">
            <text:p>Psychological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2941</text:p>
          </table:table-cell>
          <table:table-cell office:value-type="string">
            <text:p>MEDICINA I <text:s text:c="39"/></text:p>
          </table:table-cell>
          <table:table-cell office:value-type="string">
            <text:p>Psychological Repor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0835</text:p>
          </table:table-cell>
          <table:table-cell office:value-type="string">
            <text:p>MEDICINA I <text:s text:c="39"/></text:p>
          </table:table-cell>
          <table:table-cell office:value-type="string">
            <text:p>Psychology and Psychotherap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30</text:p>
          </table:table-cell>
          <table:table-cell office:value-type="string">
            <text:p>MEDICINA I <text:s text:c="39"/></text:p>
          </table:table-cell>
          <table:table-cell office:value-type="string">
            <text:p>Psychoneuro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4962</text:p>
          </table:table-cell>
          <table:table-cell office:value-type="string">
            <text:p>MEDICINA I <text:s text:c="39"/></text:p>
          </table:table-cell>
          <table:table-cell office:value-type="string">
            <text:p>Psycho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158</text:p>
          </table:table-cell>
          <table:table-cell office:value-type="string">
            <text:p>MEDICINA I <text:s text:c="39"/></text:p>
          </table:table-cell>
          <table:table-cell office:value-type="string">
            <text:p>Psychopharmacologia (Heidelberg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182</text:p>
          </table:table-cell>
          <table:table-cell office:value-type="string">
            <text:p>MEDICINA I <text:s text:c="39"/></text:p>
          </table:table-cell>
          <table:table-cell office:value-type="string">
            <text:p>Psychosomatics (Washington, D.C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190</text:p>
          </table:table-cell>
          <table:table-cell office:value-type="string">
            <text:p>MEDICINA I <text:s text:c="39"/></text:p>
          </table:table-cell>
          <table:table-cell office:value-type="string">
            <text:p>Psychotherapy and Psychosom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MEDICINA I <text:s text:c="39"/></text:p>
          </table:table-cell>
          <table:table-cell office:value-type="string">
            <text:p>PTR. Phytotherap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506</text:p>
          </table:table-cell>
          <table:table-cell office:value-type="string">
            <text:p>MEDICINA I <text:s text:c="39"/></text:p>
          </table:table-cell>
          <table:table-cell office:value-type="string">
            <text:p>Public Health (Lond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9800</text:p>
          </table:table-cell>
          <table:table-cell office:value-type="string">
            <text:p>MEDICINA I <text:s text:c="39"/></text:p>
          </table:table-cell>
          <table:table-cell office:value-type="string">
            <text:p>Public Health Nutrition (Walling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549</text:p>
          </table:table-cell>
          <table:table-cell office:value-type="string">
            <text:p>MEDICINA I <text:s text:c="39"/></text:p>
          </table:table-cell>
          <table:table-cell office:value-type="string">
            <text:p>Public Health Reports (197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15</text:p>
          </table:table-cell>
          <table:table-cell office:value-type="string">
            <text:p>MEDICINA I <text:s text:c="39"/></text:p>
          </table:table-cell>
          <table:table-cell office:value-type="string">
            <text:p>Pulmão 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5539</text:p>
          </table:table-cell>
          <table:table-cell office:value-type="string">
            <text:p>MEDICINA I <text:s text:c="39"/></text:p>
          </table:table-cell>
          <table:table-cell office:value-type="string">
            <text:p>Pulmonary Pharmacology &amp; Therapeu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393</text:p>
          </table:table-cell>
          <table:table-cell office:value-type="string">
            <text:p>MEDICINA I <text:s text:c="39"/></text:p>
          </table:table-cell>
          <table:table-cell office:value-type="string">
            <text:p>QJM (Oxford. 1994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9343</text:p>
          </table:table-cell>
          <table:table-cell office:value-type="string">
            <text:p>MEDICINA I <text:s text:c="39"/></text:p>
          </table:table-cell>
          <table:table-cell office:value-type="string">
            <text:p>Quality of Lif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MEDICINA I <text:s text:c="39"/></text:p>
          </table:table-cell>
          <table:table-cell office:value-type="string">
            <text:p>Química No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6572</text:p>
          </table:table-cell>
          <table:table-cell office:value-type="string">
            <text:p>MEDICINA I <text:s text:c="39"/></text:p>
          </table:table-cell>
          <table:table-cell office:value-type="string">
            <text:p>Quintessenc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634X</text:p>
          </table:table-cell>
          <table:table-cell office:value-type="string">
            <text:p>MEDICINA I <text:s text:c="39"/></text:p>
          </table:table-cell>
          <table:table-cell office:value-type="string">
            <text:p>Radiation and Environmental Bi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717X</text:p>
          </table:table-cell>
          <table:table-cell office:value-type="string">
            <text:p>MEDICINA I <text:s text:c="39"/></text:p>
          </table:table-cell>
          <table:table-cell office:value-type="string">
            <text:p>Radiation Onc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5333</text:p>
          </table:table-cell>
          <table:table-cell office:value-type="string">
            <text:p>MEDICINA I <text:s text:c="39"/></text:p>
          </table:table-cell>
          <table:table-cell office:value-type="string">
            <text:p>Radiograph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8174</text:p>
          </table:table-cell>
          <table:table-cell office:value-type="string">
            <text:p>MEDICINA I <text:s text:c="39"/></text:p>
          </table:table-cell>
          <table:table-cell office:value-type="string">
            <text:p>Radiography (London. 199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8419</text:p>
          </table:table-cell>
          <table:table-cell office:value-type="string">
            <text:p>MEDICINA I <text:s text:c="39"/></text:p>
          </table:table-cell>
          <table:table-cell office:value-type="string">
            <text:p>Rad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140</text:p>
          </table:table-cell>
          <table:table-cell office:value-type="string">
            <text:p>MEDICINA I <text:s text:c="39"/></text:p>
          </table:table-cell>
          <table:table-cell office:value-type="string">
            <text:p>Radiotherapy and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672</text:p>
          </table:table-cell>
          <table:table-cell office:value-type="string">
            <text:p>MEDICINA I <text:s text:c="39"/></text:p>
          </table:table-cell>
          <table:table-cell office:value-type="string">
            <text:p>RAS. Revista de Administração em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84</text:p>
          </table:table-cell>
          <table:table-cell office:value-type="string">
            <text:p>MEDICINA I <text:s text:c="39"/></text:p>
          </table:table-cell>
          <table:table-cell office:value-type="string">
            <text:p>RB. Radiologi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99</text:p>
          </table:table-cell>
          <table:table-cell office:value-type="string">
            <text:p>MEDICINA I <text:s text:c="39"/></text:p>
          </table:table-cell>
          <table:table-cell office:value-type="string">
            <text:p>RB. Radiologia Brasileir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020</text:p>
          </table:table-cell>
          <table:table-cell office:value-type="string">
            <text:p>MEDICINA I <text:s text:c="39"/></text:p>
          </table:table-cell>
          <table:table-cell office:value-type="string">
            <text:p>RBB. Revista Brasileira de Bioé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45</text:p>
          </table:table-cell>
          <table:table-cell office:value-type="string">
            <text:p>MEDICINA I <text:s text:c="39"/></text:p>
          </table:table-cell>
          <table:table-cell office:value-type="string">
            <text:p>RBC. Revista Brasileira de Cirurgia e Periodontia (Cessou em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930</text:p>
          </table:table-cell>
          <table:table-cell office:value-type="string">
            <text:p>MEDICINA I <text:s text:c="39"/></text:p>
          </table:table-cell>
          <table:table-cell office:value-type="string">
            <text:p>RBCEH. Revista Brasileira de Ciências do Envelhecimento Huma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MEDICINA I <text:s text:c="39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644</text:p>
          </table:table-cell>
          <table:table-cell office:value-type="string">
            <text:p>MEDICINA I <text:s text:c="39"/></text:p>
          </table:table-cell>
          <table:table-cell office:value-type="string">
            <text:p>RBE. Revista Brasileira de Engenharia. Caderno de Engenharia Biomé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85</text:p>
          </table:table-cell>
          <table:table-cell office:value-type="string">
            <text:p>MEDICINA I <text:s text:c="39"/></text:p>
          </table:table-cell>
          <table:table-cell office:value-type="string">
            <text:p>RBE. Revista Brasileira de Estom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64</text:p>
          </table:table-cell>
          <table:table-cell office:value-type="string">
            <text:p>MEDICINA I <text:s text:c="39"/></text:p>
          </table:table-cell>
          <table:table-cell office:value-type="string">
            <text:p>RBM. Revista Brasileira de Medicin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98</text:p>
          </table:table-cell>
          <table:table-cell office:value-type="string">
            <text:p>MEDICINA I <text:s text:c="39"/></text:p>
          </table:table-cell>
          <table:table-cell office:value-type="string">
            <text:p>RCM. Rapid Communications in Mass Spectrome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608</text:p>
          </table:table-cell>
          <table:table-cell office:value-type="string">
            <text:p>MEDICINA I <text:s text:c="39"/></text:p>
          </table:table-cell>
          <table:table-cell office:value-type="string">
            <text:p>RCM. Revista de Ciências Méd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17</text:p>
          </table:table-cell>
          <table:table-cell office:value-type="string">
            <text:p>MEDICINA I <text:s text:c="39"/></text:p>
          </table:table-cell>
          <table:table-cell office:value-type="string">
            <text:p>REBLAMPA. Revista Brasileira e Latino-Americana de Marcapasso e Arritmia (Cessou em 2007. Cont. ISSN 1983-5558 RELAMPA. Revista Latino-Americana de Marcapasso e Arritm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271</text:p>
          </table:table-cell>
          <table:table-cell office:value-type="string">
            <text:p>MEDICINA I <text:s text:c="39"/></text:p>
          </table:table-cell>
          <table:table-cell office:value-type="string">
            <text:p>RECENF. Revista Técnico-Científica de Enferm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891X</text:p>
          </table:table-cell>
          <table:table-cell office:value-type="string">
            <text:p>MEDICINA I <text:s text:c="39"/></text:p>
          </table:table-cell>
          <table:table-cell office:value-type="string">
            <text:p>Recent Patent Reviews on Anti-Infective Drug Discov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8901</text:p>
          </table:table-cell>
          <table:table-cell office:value-type="string">
            <text:p>MEDICINA I <text:s text:c="39"/></text:p>
          </table:table-cell>
          <table:table-cell office:value-type="string">
            <text:p>Recent Patent Reviews on Cardiovascular Drug Discov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8898</text:p>
          </table:table-cell>
          <table:table-cell office:value-type="string">
            <text:p>MEDICINA I <text:s text:c="39"/></text:p>
          </table:table-cell>
          <table:table-cell office:value-type="string">
            <text:p>Recent Patent Reviews on CNS Drug Discov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0115</text:p>
          </table:table-cell>
          <table:table-cell office:value-type="string">
            <text:p>MEDICINA I <text:s text:c="39"/></text:p>
          </table:table-cell>
          <table:table-cell office:value-type="string">
            <text:p>Regulatory Peptid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1684</text:p>
          </table:table-cell>
          <table:table-cell office:value-type="string">
            <text:p>MEDICINA I <text:s text:c="39"/></text:p>
          </table:table-cell>
          <table:table-cell office:value-type="string">
            <text:p>Rejuvenatio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558</text:p>
          </table:table-cell>
          <table:table-cell office:value-type="string">
            <text:p>MEDICINA I <text:s text:c="39"/></text:p>
          </table:table-cell>
          <table:table-cell office:value-type="string">
            <text:p>RELAMPA. Revista Latino-Americana de Marcapasso e Arritm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022X</text:p>
          </table:table-cell>
          <table:table-cell office:value-type="string">
            <text:p>MEDICINA I <text:s text:c="39"/></text:p>
          </table:table-cell>
          <table:table-cell office:value-type="string">
            <text:p>Renal Failu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087</text:p>
          </table:table-cell>
          <table:table-cell office:value-type="string">
            <text:p>MEDICINA I <text:s text:c="39"/></text:p>
          </table:table-cell>
          <table:table-cell office:value-type="string">
            <text:p>Reprodução &amp; Climaté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6768</text:p>
          </table:table-cell>
          <table:table-cell office:value-type="string">
            <text:p>MEDICINA I <text:s text:c="39"/></text:p>
          </table:table-cell>
          <table:table-cell office:value-type="string">
            <text:p>Reproduction in Domestic Animals (199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1-3613</text:p>
          </table:table-cell>
          <table:table-cell office:value-type="string">
            <text:p>MEDICINA I <text:s text:c="39"/></text:p>
          </table:table-cell>
          <table:table-cell office:value-type="string">
            <text:p>Reproduction, Fertility and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483</text:p>
          </table:table-cell>
          <table:table-cell office:value-type="string">
            <text:p>MEDICINA I <text:s text:c="39"/></text:p>
          </table:table-cell>
          <table:table-cell office:value-type="string">
            <text:p>Reproductive BioMedicine Onl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5-5781</text:p>
          </table:table-cell>
          <table:table-cell office:value-type="string">
            <text:p>MEDICINA I <text:s text:c="39"/></text:p>
          </table:table-cell>
          <table:table-cell office:value-type="string">
            <text:p>Reproductive Medicine and 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238</text:p>
          </table:table-cell>
          <table:table-cell office:value-type="string">
            <text:p>MEDICINA I <text:s text:c="39"/></text:p>
          </table:table-cell>
          <table:table-cell office:value-type="string">
            <text:p>Reproductive Toxicology (Elmsford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9-8509</text:p>
          </table:table-cell>
          <table:table-cell office:value-type="string">
            <text:p>MEDICINA I <text:s text:c="39"/></text:p>
          </table:table-cell>
          <table:table-cell office:value-type="string">
            <text:p>RES ADV HEMATO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2508</text:p>
          </table:table-cell>
          <table:table-cell office:value-type="string">
            <text:p>MEDICINA I <text:s text:c="39"/></text:p>
          </table:table-cell>
          <table:table-cell office:value-type="string">
            <text:p>Research in Microbiology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288</text:p>
          </table:table-cell>
          <table:table-cell office:value-type="string">
            <text:p>MEDICINA I <text:s text:c="39"/></text:p>
          </table:table-cell>
          <table:table-cell office:value-type="string">
            <text:p>Research in Veterinary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931</text:p>
          </table:table-cell>
          <table:table-cell office:value-type="string">
            <text:p>MEDICINA I <text:s text:c="39"/></text:p>
          </table:table-cell>
          <table:table-cell office:value-type="string">
            <text:p>Respiration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687</text:p>
          </table:table-cell>
          <table:table-cell office:value-type="string">
            <text:p>MEDICINA I <text:s text:c="39"/></text:p>
          </table:table-cell>
          <table:table-cell office:value-type="string">
            <text:p>Respiration Physiology (Print) (Cessou em 2002. Cont. ISSN 1569-9048 Respiratory Physiology &amp; Neurobiolog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324</text:p>
          </table:table-cell>
          <table:table-cell office:value-type="string">
            <text:p>MEDICINA I <text:s text:c="39"/></text:p>
          </table:table-cell>
          <table:table-cell office:value-type="string">
            <text:p>Respiratory 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111</text:p>
          </table:table-cell>
          <table:table-cell office:value-type="string">
            <text:p>MEDICINA I <text:s text:c="39"/></text:p>
          </table:table-cell>
          <table:table-cell office:value-type="string">
            <text:p>Respiratory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9048</text:p>
          </table:table-cell>
          <table:table-cell office:value-type="string">
            <text:p>MEDICINA I <text:s text:c="39"/></text:p>
          </table:table-cell>
          <table:table-cell office:value-type="string">
            <text:p>Respiratory Physiology &amp; Neu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3-7799</text:p>
          </table:table-cell>
          <table:table-cell office:value-type="string">
            <text:p>MEDICINA I <text:s text:c="39"/></text:p>
          </table:table-cell>
          <table:table-cell office:value-type="string">
            <text:p>Respirology (Carlton South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444</text:p>
          </table:table-cell>
          <table:table-cell office:value-type="string">
            <text:p>MEDICINA I <text:s text:c="39"/></text:p>
          </table:table-cell>
          <table:table-cell office:value-type="string">
            <text:p>Resumos dos Trabalhos de Iniciação Científica (Ita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572</text:p>
          </table:table-cell>
          <table:table-cell office:value-type="string">
            <text:p>MEDICINA I <text:s text:c="39"/></text:p>
          </table:table-cell>
          <table:table-cell office:value-type="string">
            <text:p>Resuscitation (London,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004X</text:p>
          </table:table-cell>
          <table:table-cell office:value-type="string">
            <text:p>MEDICINA I <text:s text:c="39"/></text:p>
          </table:table-cell>
          <table:table-cell office:value-type="string">
            <text:p>Retina (Philadelphia, P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748</text:p>
          </table:table-cell>
          <table:table-cell office:value-type="string">
            <text:p>MEDICINA I <text:s text:c="39"/></text:p>
          </table:table-cell>
          <table:table-cell office:value-type="string">
            <text:p>Review of Scientific Instru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7697</text:p>
          </table:table-cell>
          <table:table-cell office:value-type="string">
            <text:p>MEDICINA I <text:s text:c="39"/></text:p>
          </table:table-cell>
          <table:table-cell office:value-type="string">
            <text:p>Reviews in Gynaecological Practi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6161</text:p>
          </table:table-cell>
          <table:table-cell office:value-type="string">
            <text:p>MEDICINA I <text:s text:c="39"/></text:p>
          </table:table-cell>
          <table:table-cell office:value-type="string">
            <text:p>Reviews in Ur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1443</text:p>
          </table:table-cell>
          <table:table-cell office:value-type="string">
            <text:p>MEDICINA I <text:s text:c="39"/></text:p>
          </table:table-cell>
          <table:table-cell office:value-type="string">
            <text:p>ReVista (Cambridge, Mass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89X</text:p>
          </table:table-cell>
          <table:table-cell office:value-type="string">
            <text:p>MEDICINA I <text:s text:c="39"/></text:p>
          </table:table-cell>
          <table:table-cell office:value-type="string">
            <text:p>Revista Acadêmica: Ciências Agrárias e Ambientais (PUC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105</text:p>
          </table:table-cell>
          <table:table-cell office:value-type="string">
            <text:p>MEDICINA I <text:s text:c="39"/></text:p>
          </table:table-cell>
          <table:table-cell office:value-type="string">
            <text:p>Revista AMRIG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7541</text:p>
          </table:table-cell>
          <table:table-cell office:value-type="string">
            <text:p>MEDICINA I <text:s text:c="39"/></text:p>
          </table:table-cell>
          <table:table-cell office:value-type="string">
            <text:p>Revista Argentina de Microbiolog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5415</text:p>
          </table:table-cell>
          <table:table-cell office:value-type="string">
            <text:p>MEDICINA I <text:s text:c="39"/></text:p>
          </table:table-cell>
          <table:table-cell office:value-type="string">
            <text:p>Revista Argentina de Neuropsic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7619</text:p>
          </table:table-cell>
          <table:table-cell office:value-type="string">
            <text:p>MEDICINA I <text:s text:c="39"/></text:p>
          </table:table-cell>
          <table:table-cell office:value-type="string">
            <text:p>Revista Argentina de Radi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14</text:p>
          </table:table-cell>
          <table:table-cell office:value-type="string">
            <text:p>MEDICINA I <text:s text:c="39"/></text:p>
          </table:table-cell>
          <table:table-cell office:value-type="string">
            <text:p>Revista Ártem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085</text:p>
          </table:table-cell>
          <table:table-cell office:value-type="string">
            <text:p>MEDICINA I <text:s text:c="39"/></text:p>
          </table:table-cell>
          <table:table-cell office:value-type="string">
            <text:p>Revista Baiana de Pedia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233</text:p>
          </table:table-cell>
          <table:table-cell office:value-type="string">
            <text:p>MEDICINA I <text:s text:c="39"/></text:p>
          </table:table-cell>
          <table:table-cell office:value-type="string">
            <text:p>Revista Baiana de Saúde Publ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177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Ciências da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429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Administração Pública e de Empres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259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Alergia e Imunop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Analises Clin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094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Anestes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482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Atividade Física e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Cance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843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Cardiologia Invas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16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Ciência e Mo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130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Ciência Veterinár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010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Ciências Morf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426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Cineantropometria &amp; Desempenho Human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38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Cirurgia Cardiovascular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171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Cirurgia da Cabeça e Pescoç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175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Cirurgia Plás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232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Clínica e Terapêutica (Cessou em 2003. Cont. ISSN 1679-1010 Revista da Sociedade Brasileira de Clínica Méd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880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Coloproct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446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Coloproctolog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969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Colposcop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82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Crescimento e Desenvolvimento Human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395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Ecocardiografia (Cessou em 2008. Cont. ISSN 1984-3038 Revista Brasileira de Ecocardiografia e Imagem Cardiovascula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478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Educ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509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Educação Física e Esport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502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Educação Méd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67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Enfermagem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51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Engenharia Bioméd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5626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Entom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75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Estatís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83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Estudos Pedagog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72X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Farma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510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Fisiologia do Exercíc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Fisioterap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246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Fisioterap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23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Geriatria e Gerontologia (UnATI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03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Ginecologia e Obstetríc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22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Hipertens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685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Informação n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58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Mas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435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Medicina do Trabalh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430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Medicina Veterin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469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Neu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65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Neurologia e Psiquia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96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Nutrição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72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Od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80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Oftalm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054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Oncologia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616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Ortoped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12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Otorrinolaring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6X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Parasitologia Veterinár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52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Probabilidade e Estatís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530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Psicoterap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Psiquiatria (São Paulo. 1999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5467-7890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Psiquiatria Hoj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2-5004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Reumat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355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Saúde da Família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940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Saúde e Produção Anim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122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Sexualidade Hum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545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Terapia Comportamental e Cognit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7X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Terapia Intens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687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Terapias Cognitiv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983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Toxi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137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Videocirurgia (Impresso) (Cessou em 2007. Cont. ISSN 1983-9901 Brazilian Journal of Videoendoscopic Surgery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70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de Zooci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222</text:p>
          </table:table-cell>
          <table:table-cell office:value-type="string">
            <text:p>MEDICINA I <text:s text:c="39"/></text:p>
          </table:table-cell>
          <table:table-cell office:value-type="string">
            <text:p>Revista Brasileira em Promoção da Saúde (UNIFO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97X</text:p>
          </table:table-cell>
          <table:table-cell office:value-type="string">
            <text:p>MEDICINA I <text:s text:c="39"/></text:p>
          </table:table-cell>
          <table:table-cell office:value-type="string">
            <text:p>Revista Catarinense de Pedia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46</text:p>
          </table:table-cell>
          <table:table-cell office:value-type="string">
            <text:p>MEDICINA I <text:s text:c="39"/></text:p>
          </table:table-cell>
          <table:table-cell office:value-type="string">
            <text:p>Revista CEFAC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MEDICINA I <text:s text:c="39"/></text:p>
          </table:table-cell>
          <table:table-cell office:value-type="string">
            <text:p>Revista Ce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1018</text:p>
          </table:table-cell>
          <table:table-cell office:value-type="string">
            <text:p>MEDICINA I <text:s text:c="39"/></text:p>
          </table:table-cell>
          <table:table-cell office:value-type="string">
            <text:p>Revista Chilena de Infectología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4491</text:p>
          </table:table-cell>
          <table:table-cell office:value-type="string">
            <text:p>MEDICINA I <text:s text:c="39"/></text:p>
          </table:table-cell>
          <table:table-cell office:value-type="string">
            <text:p>Revista Chilena de Neurociru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526</text:p>
          </table:table-cell>
          <table:table-cell office:value-type="string">
            <text:p>MEDICINA I <text:s text:c="39"/></text:p>
          </table:table-cell>
          <table:table-cell office:value-type="string">
            <text:p>Revista Chilena de Obstetricia y Ginecología (En líne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4106</text:p>
          </table:table-cell>
          <table:table-cell office:value-type="string">
            <text:p>MEDICINA I <text:s text:c="39"/></text:p>
          </table:table-cell>
          <table:table-cell office:value-type="string">
            <text:p>Revista Chilena de Pediatría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201X</text:p>
          </table:table-cell>
          <table:table-cell office:value-type="string">
            <text:p>MEDICINA I <text:s text:c="39"/></text:p>
          </table:table-cell>
          <table:table-cell office:value-type="string">
            <text:p>Revista Chilena de Radiología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605</text:p>
          </table:table-cell>
          <table:table-cell office:value-type="string">
            <text:p>MEDICINA I <text:s text:c="39"/></text:p>
          </table:table-cell>
          <table:table-cell office:value-type="string">
            <text:p>Revista Ciência em Extens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042</text:p>
          </table:table-cell>
          <table:table-cell office:value-type="string">
            <text:p>MEDICINA I <text:s text:c="39"/></text:p>
          </table:table-cell>
          <table:table-cell office:value-type="string">
            <text:p>Revista Ciencias da Saude (PUC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090</text:p>
          </table:table-cell>
          <table:table-cell office:value-type="string">
            <text:p>MEDICINA I <text:s text:c="39"/></text:p>
          </table:table-cell>
          <table:table-cell office:value-type="string">
            <text:p>Revista Ciências Médicas e Bi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12</text:p>
          </table:table-cell>
          <table:table-cell office:value-type="string">
            <text:p>MEDICINA I <text:s text:c="39"/></text:p>
          </table:table-cell>
          <table:table-cell office:value-type="string">
            <text:p>Revista Científica da FAMI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463</text:p>
          </table:table-cell>
          <table:table-cell office:value-type="string">
            <text:p>MEDICINA I <text:s text:c="39"/></text:p>
          </table:table-cell>
          <table:table-cell office:value-type="string">
            <text:p>Revista Científica do H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434</text:p>
          </table:table-cell>
          <table:table-cell office:value-type="string">
            <text:p>MEDICINA I <text:s text:c="39"/></text:p>
          </table:table-cell>
          <table:table-cell office:value-type="string">
            <text:p>Revista Colombiana de Obstetricia y Ginec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630</text:p>
          </table:table-cell>
          <table:table-cell office:value-type="string">
            <text:p>MEDICINA I <text:s text:c="39"/></text:p>
          </table:table-cell>
          <table:table-cell office:value-type="string">
            <text:p>Revista da AB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954</text:p>
          </table:table-cell>
          <table:table-cell office:value-type="string">
            <text:p>MEDICINA I <text:s text:c="39"/></text:p>
          </table:table-cell>
          <table:table-cell office:value-type="string">
            <text:p>Revista da ABE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819</text:p>
          </table:table-cell>
          <table:table-cell office:value-type="string">
            <text:p>MEDICINA I <text:s text:c="39"/></text:p>
          </table:table-cell>
          <table:table-cell office:value-type="string">
            <text:p>Revista da ABRO (Baurú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365</text:p>
          </table:table-cell>
          <table:table-cell office:value-type="string">
            <text:p>MEDICINA I <text:s text:c="39"/></text:p>
          </table:table-cell>
          <table:table-cell office:value-type="string">
            <text:p>Revista da Associação Brasileira de Medicina Psicossom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11</text:p>
          </table:table-cell>
          <table:table-cell office:value-type="string">
            <text:p>MEDICINA I <text:s text:c="39"/></text:p>
          </table:table-cell>
          <table:table-cell office:value-type="string">
            <text:p>Revista da Associação Brasileira de Psiquiatria (Cessou em 1985. Cont. ISSN 0102-7646 Revista ABP-AP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MEDICINA I <text:s text:c="39"/></text:p>
          </table:table-cell>
          <table:table-cell office:value-type="string">
            <text:p>Revista da Associação Médica Brasileira (1992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276</text:p>
          </table:table-cell>
          <table:table-cell office:value-type="string">
            <text:p>MEDICINA I <text:s text:c="39"/></text:p>
          </table:table-cell>
          <table:table-cell office:value-type="string">
            <text:p>Revista da Associação Paulista de Cirurgiões Dentistas (Cessou em 1980. Cont. ISSN 0101-8140 Revista Regional de Araçatuba - Associação Paulista de Cirurgiões Dentist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6234</text:p>
          </table:table-cell>
          <table:table-cell office:value-type="string">
            <text:p>MEDICINA I <text:s text:c="39"/></text:p>
          </table:table-cell>
          <table:table-cell office:value-type="string">
            <text:p>Revista da Escola de Enfermagem da USP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242</text:p>
          </table:table-cell>
          <table:table-cell office:value-type="string">
            <text:p>MEDICINA I <text:s text:c="39"/></text:p>
          </table:table-cell>
          <table:table-cell office:value-type="string">
            <text:p>Revista da Faculdade de Ciências Médicas de Sorocab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6-1854</text:p>
          </table:table-cell>
          <table:table-cell office:value-type="string">
            <text:p>MEDICINA I <text:s text:c="39"/></text:p>
          </table:table-cell>
          <table:table-cell office:value-type="string">
            <text:p>Revista da Faculdade de Odontologia de Porto Aleg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012</text:p>
          </table:table-cell>
          <table:table-cell office:value-type="string">
            <text:p>MEDICINA I <text:s text:c="39"/></text:p>
          </table:table-cell>
          <table:table-cell office:value-type="string">
            <text:p>Revista da Faculdade de Odontologia. Universidade de Passo Fund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9699</text:p>
          </table:table-cell>
          <table:table-cell office:value-type="string">
            <text:p>MEDICINA I <text:s text:c="39"/></text:p>
          </table:table-cell>
          <table:table-cell office:value-type="string">
            <text:p>Revista da Imagem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52</text:p>
          </table:table-cell>
          <table:table-cell office:value-type="string">
            <text:p>MEDICINA I <text:s text:c="39"/></text:p>
          </table:table-cell>
          <table:table-cell office:value-type="string">
            <text:p>Revista da Rede de Enfermagem do Nordes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858</text:p>
          </table:table-cell>
          <table:table-cell office:value-type="string">
            <text:p>MEDICINA I <text:s text:c="39"/></text:p>
          </table:table-cell>
          <table:table-cell office:value-type="string">
            <text:p>Revista da SBPH (Belo Horizon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58</text:p>
          </table:table-cell>
          <table:table-cell office:value-type="string">
            <text:p>MEDICINA I <text:s text:c="39"/></text:p>
          </table:table-cell>
          <table:table-cell office:value-type="string">
            <text:p>Revista da SOCE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725</text:p>
          </table:table-cell>
          <table:table-cell office:value-type="string">
            <text:p>MEDICINA I <text:s text:c="39"/></text:p>
          </table:table-cell>
          <table:table-cell office:value-type="string">
            <text:p>Revista da Sociedade Brasileira de Cance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001</text:p>
          </table:table-cell>
          <table:table-cell office:value-type="string">
            <text:p>MEDICINA I <text:s text:c="39"/></text:p>
          </table:table-cell>
          <table:table-cell office:value-type="string">
            <text:p>Revista da Sociedade Brasileira de Cirurgia Plástica (Cessou em 2008. Cont. ISSN 1983-5175 Revista Brasileira de Cirurgia Plást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010</text:p>
          </table:table-cell>
          <table:table-cell office:value-type="string">
            <text:p>MEDICINA I <text:s text:c="39"/></text:p>
          </table:table-cell>
          <table:table-cell office:value-type="string">
            <text:p>Revista da Sociedade Brasileira de Clínica Mé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MEDICINA I <text:s text:c="39"/></text:p>
          </table:table-cell>
          <table:table-cell office:value-type="string">
            <text:p>Revista da Sociedade Brasileira de Fonoaud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MEDICINA I <text:s text:c="39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59</text:p>
          </table:table-cell>
          <table:table-cell office:value-type="string">
            <text:p>MEDICINA I <text:s text:c="39"/></text:p>
          </table:table-cell>
          <table:table-cell office:value-type="string">
            <text:p>Revista da Sociedade de Cardiologia do Estado de Sa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700</text:p>
          </table:table-cell>
          <table:table-cell office:value-type="string">
            <text:p>MEDICINA I <text:s text:c="39"/></text:p>
          </table:table-cell>
          <table:table-cell office:value-type="string">
            <text:p>Revista da Sociedade de Cardiologia do Rio Grande do Su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52</text:p>
          </table:table-cell>
          <table:table-cell office:value-type="string">
            <text:p>MEDICINA I <text:s text:c="39"/></text:p>
          </table:table-cell>
          <table:table-cell office:value-type="string">
            <text:p>Revista de Angiologia e Cirurgia Vascu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04</text:p>
          </table:table-cell>
          <table:table-cell office:value-type="string">
            <text:p>MEDICINA I <text:s text:c="39"/></text:p>
          </table:table-cell>
          <table:table-cell office:value-type="string">
            <text:p>Revista de AP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595</text:p>
          </table:table-cell>
          <table:table-cell office:value-type="string">
            <text:p>MEDICINA I <text:s text:c="39"/></text:p>
          </table:table-cell>
          <table:table-cell office:value-type="string">
            <text:p>Revista de Ciências Biológicas e da Saúde (Nova Iguaç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807</text:p>
          </table:table-cell>
          <table:table-cell office:value-type="string">
            <text:p>MEDICINA I <text:s text:c="39"/></text:p>
          </table:table-cell>
          <table:table-cell office:value-type="string">
            <text:p>Revista de Ciências Biológicas e Saúde (Anhanguera Educacional, Valinh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534</text:p>
          </table:table-cell>
          <table:table-cell office:value-type="string">
            <text:p>MEDICINA I <text:s text:c="39"/></text:p>
          </table:table-cell>
          <table:table-cell office:value-type="string">
            <text:p>Revista de Ciências da Saúde (São Lu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83</text:p>
          </table:table-cell>
          <table:table-cell office:value-type="string">
            <text:p>MEDICINA I <text:s text:c="39"/></text:p>
          </table:table-cell>
          <table:table-cell office:value-type="string">
            <text:p>Revista de Ciências da Saúde Nova Esperanç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458</text:p>
          </table:table-cell>
          <table:table-cell office:value-type="string">
            <text:p>MEDICINA I <text:s text:c="39"/></text:p>
          </table:table-cell>
          <table:table-cell office:value-type="string">
            <text:p>Revista de Cirurgia e Traumatologia Buco-Maxilo-Faci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274</text:p>
          </table:table-cell>
          <table:table-cell office:value-type="string">
            <text:p>MEDICINA I <text:s text:c="39"/></text:p>
          </table:table-cell>
          <table:table-cell office:value-type="string">
            <text:p>Revista de Clínica e Pesquisa Odontológica (Impresso) / Journal of Dental Clinical and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464</text:p>
          </table:table-cell>
          <table:table-cell office:value-type="string">
            <text:p>MEDICINA I <text:s text:c="39"/></text:p>
          </table:table-cell>
          <table:table-cell office:value-type="string">
            <text:p>Revista de Educação Física - Escola de Educação Física do Exérci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79</text:p>
          </table:table-cell>
          <table:table-cell office:value-type="string">
            <text:p>MEDICINA I <text:s text:c="39"/></text:p>
          </table:table-cell>
          <table:table-cell office:value-type="string">
            <text:p>Revista de Fisioterapia da Universidade de Sã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640</text:p>
          </table:table-cell>
          <table:table-cell office:value-type="string">
            <text:p>MEDICINA I <text:s text:c="39"/></text:p>
          </table:table-cell>
          <table:table-cell office:value-type="string">
            <text:p>Revista de Gestão da Tecnologia e Sistemas de Informaç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14</text:p>
          </table:table-cell>
          <table:table-cell office:value-type="string">
            <text:p>MEDICINA I <text:s text:c="39"/></text:p>
          </table:table-cell>
          <table:table-cell office:value-type="string">
            <text:p>Revista de Ginecologia e Obstetrícia (USP. 1990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08</text:p>
          </table:table-cell>
          <table:table-cell office:value-type="string">
            <text:p>MEDICINA I <text:s text:c="39"/></text:p>
          </table:table-cell>
          <table:table-cell office:value-type="string">
            <text:p>Revista de Informática Teórica e Aplicad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42</text:p>
          </table:table-cell>
          <table:table-cell office:value-type="string">
            <text:p>MEDICINA I <text:s text:c="39"/></text:p>
          </table:table-cell>
          <table:table-cell office:value-type="string">
            <text:p>Revista de Iniciação Científica da ULB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376</text:p>
          </table:table-cell>
          <table:table-cell office:value-type="string">
            <text:p>MEDICINA I <text:s text:c="39"/></text:p>
          </table:table-cell>
          <table:table-cell office:value-type="string">
            <text:p>Revista de Investigación Clín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992</text:p>
          </table:table-cell>
          <table:table-cell office:value-type="string">
            <text:p>MEDICINA I <text:s text:c="39"/></text:p>
          </table:table-cell>
          <table:table-cell office:value-type="string">
            <text:p>Revista de Letras (Curitiba. 199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554</text:p>
          </table:table-cell>
          <table:table-cell office:value-type="string">
            <text:p>MEDICINA I <text:s text:c="39"/></text:p>
          </table:table-cell>
          <table:table-cell office:value-type="string">
            <text:p>Revista de Medicin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690</text:p>
          </table:table-cell>
          <table:table-cell office:value-type="string">
            <text:p>MEDICINA I <text:s text:c="39"/></text:p>
          </table:table-cell>
          <table:table-cell office:value-type="string">
            <text:p>Revista de Medicina da PUCRS (Cessou em 2003. Cont. ISSN 1806-5562 Scientia Medica (Porto Alegre. 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798</text:p>
          </table:table-cell>
          <table:table-cell office:value-type="string">
            <text:p>MEDICINA I <text:s text:c="39"/></text:p>
          </table:table-cell>
          <table:table-cell office:value-type="string">
            <text:p>Revista de Medicina da UCPEL (Cessou em 2006. Cont. ISSN 1983-1803 Revista de Saú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89</text:p>
          </table:table-cell>
          <table:table-cell office:value-type="string">
            <text:p>MEDICINA I <text:s text:c="39"/></text:p>
          </table:table-cell>
          <table:table-cell office:value-type="string">
            <text:p>Revista de Metabolismo e Nutri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79</text:p>
          </table:table-cell>
          <table:table-cell office:value-type="string">
            <text:p>MEDICINA I <text:s text:c="39"/></text:p>
          </table:table-cell>
          <table:table-cell office:value-type="string">
            <text:p>Revista de Neurociências (EPM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010</text:p>
          </table:table-cell>
          <table:table-cell office:value-type="string">
            <text:p>MEDICINA I <text:s text:c="39"/></text:p>
          </table:table-cell>
          <table:table-cell office:value-type="string">
            <text:p>Revista de Neurología (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MEDICINA I <text:s text:c="39"/></text:p>
          </table:table-cell>
          <table:table-cell office:value-type="string">
            <text:p>Revista de Nutri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27</text:p>
          </table:table-cell>
          <table:table-cell office:value-type="string">
            <text:p>MEDICINA I <text:s text:c="39"/></text:p>
          </table:table-cell>
          <table:table-cell office:value-type="string">
            <text:p>Revista de Nutrição da PUCCAMP (Cessou em 1997. Cont. ISSN 1415-5273 Revista de Nutrição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06</text:p>
          </table:table-cell>
          <table:table-cell office:value-type="string">
            <text:p>MEDICINA I <text:s text:c="39"/></text:p>
          </table:table-cell>
          <table:table-cell office:value-type="string">
            <text:p>Revista de Patologia Tropic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014</text:p>
          </table:table-cell>
          <table:table-cell office:value-type="string">
            <text:p>MEDICINA I <text:s text:c="39"/></text:p>
          </table:table-cell>
          <table:table-cell office:value-type="string">
            <text:p>Revista de Pediatria SOPE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981</text:p>
          </table:table-cell>
          <table:table-cell office:value-type="string">
            <text:p>MEDICINA I <text:s text:c="39"/></text:p>
          </table:table-cell>
          <table:table-cell office:value-type="string">
            <text:p>Revista de Process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222</text:p>
          </table:table-cell>
          <table:table-cell office:value-type="string">
            <text:p>MEDICINA I <text:s text:c="39"/></text:p>
          </table:table-cell>
          <table:table-cell office:value-type="string">
            <text:p>Revista de Psicologia (Fortale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14</text:p>
          </table:table-cell>
          <table:table-cell office:value-type="string">
            <text:p>MEDICINA I <text:s text:c="39"/></text:p>
          </table:table-cell>
          <table:table-cell office:value-type="string">
            <text:p>Revista de Psiquiatria &amp; Psicanalise com Criancas &amp; Adolescen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83</text:p>
          </table:table-cell>
          <table:table-cell office:value-type="string">
            <text:p>MEDICINA I <text:s text:c="39"/></text:p>
          </table:table-cell>
          <table:table-cell office:value-type="string">
            <text:p>Revista de Psiquiatria Clínica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08</text:p>
          </table:table-cell>
          <table:table-cell office:value-type="string">
            <text:p>MEDICINA I <text:s text:c="39"/></text:p>
          </table:table-cell>
          <table:table-cell office:value-type="string">
            <text:p>Revista de Psiquiatria do Rio Grande do Su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4-0064</text:p>
          </table:table-cell>
          <table:table-cell office:value-type="string">
            <text:p>MEDICINA I <text:s text:c="39"/></text:p>
          </table:table-cell>
          <table:table-cell office:value-type="string">
            <text:p>Revista de Salud Publ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87</text:p>
          </table:table-cell>
          <table:table-cell office:value-type="string">
            <text:p>MEDICINA I <text:s text:c="39"/></text:p>
          </table:table-cell>
          <table:table-cell office:value-type="string">
            <text:p>Revista de Saúde Públic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MEDICINA I <text:s text:c="39"/></text:p>
          </table:table-cell>
          <table:table-cell office:value-type="string">
            <text:p>Revista de Saúde Pública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19</text:p>
          </table:table-cell>
          <table:table-cell office:value-type="string">
            <text:p>MEDICINA I <text:s text:c="39"/></text:p>
          </table:table-cell>
          <table:table-cell office:value-type="string">
            <text:p>Revista Dental Press de Ortodontia e Ortopedia Fac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269</text:p>
          </table:table-cell>
          <table:table-cell office:value-type="string">
            <text:p>MEDICINA I <text:s text:c="39"/></text:p>
          </table:table-cell>
          <table:table-cell office:value-type="string">
            <text:p>Revista Dental Press de Periodontia e Impla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91</text:p>
          </table:table-cell>
          <table:table-cell office:value-type="string">
            <text:p>MEDICINA I <text:s text:c="39"/></text:p>
          </table:table-cell>
          <table:table-cell office:value-type="string">
            <text:p>Revista do Colégio Brasileiro de Cirurgiõ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8781</text:p>
          </table:table-cell>
          <table:table-cell office:value-type="string">
            <text:p>MEDICINA I <text:s text:c="39"/></text:p>
          </table:table-cell>
          <table:table-cell office:value-type="string">
            <text:p>Revista do Hospital das Clínicas (USP. Impresso) (Cessou em 2004. Cont. ISSN 1807-5932 Clinics (São Paulo. 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647</text:p>
          </table:table-cell>
          <table:table-cell office:value-type="string">
            <text:p>MEDICINA I <text:s text:c="39"/></text:p>
          </table:table-cell>
          <table:table-cell office:value-type="string">
            <text:p>Revista do Hospital Universitário/UFM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855</text:p>
          </table:table-cell>
          <table:table-cell office:value-type="string">
            <text:p>MEDICINA I <text:s text:c="39"/></text:p>
          </table:table-cell>
          <table:table-cell office:value-type="string">
            <text:p>Revista do Instituto Adolfo Lutz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894</text:p>
          </table:table-cell>
          <table:table-cell office:value-type="string">
            <text:p>MEDICINA I <text:s text:c="39"/></text:p>
          </table:table-cell>
          <table:table-cell office:value-type="string">
            <text:p>Revista do Instituto de Ciencias da Saude (UNI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MEDICINA I <text:s text:c="39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09</text:p>
          </table:table-cell>
          <table:table-cell office:value-type="string">
            <text:p>MEDICINA I <text:s text:c="39"/></text:p>
          </table:table-cell>
          <table:table-cell office:value-type="string">
            <text:p>Revista do Médico Residente (HUE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240</text:p>
          </table:table-cell>
          <table:table-cell office:value-type="string">
            <text:p>MEDICINA I <text:s text:c="39"/></text:p>
          </table:table-cell>
          <table:table-cell office:value-type="string">
            <text:p>Revista do Serviço Públ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13</text:p>
          </table:table-cell>
          <table:table-cell office:value-type="string">
            <text:p>MEDICINA I <text:s text:c="39"/></text:p>
          </table:table-cell>
          <table:table-cell office:value-type="string">
            <text:p>Revista D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944</text:p>
          </table:table-cell>
          <table:table-cell office:value-type="string">
            <text:p>MEDICINA I <text:s text:c="39"/></text:p>
          </table:table-cell>
          <table:table-cell office:value-type="string">
            <text:p>Revista Eletrônica de Enferm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392</text:p>
          </table:table-cell>
          <table:table-cell office:value-type="string">
            <text:p>MEDICINA I <text:s text:c="39"/></text:p>
          </table:table-cell>
          <table:table-cell office:value-type="string">
            <text:p>Revista Eletrônica Pesquisa Médi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52</text:p>
          </table:table-cell>
          <table:table-cell office:value-type="string">
            <text:p>MEDICINA I <text:s text:c="39"/></text:p>
          </table:table-cell>
          <table:table-cell office:value-type="string">
            <text:p>Revista Enfermagem UE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932</text:p>
          </table:table-cell>
          <table:table-cell office:value-type="string">
            <text:p>MEDICINA I <text:s text:c="39"/></text:p>
          </table:table-cell>
          <table:table-cell office:value-type="string">
            <text:p>Revista Española de Cardiología (Ed. Impre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2242</text:p>
          </table:table-cell>
          <table:table-cell office:value-type="string">
            <text:p>MEDICINA I <text:s text:c="39"/></text:p>
          </table:table-cell>
          <table:table-cell office:value-type="string">
            <text:p>Revista Española de Cardiología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6982</text:p>
          </table:table-cell>
          <table:table-cell office:value-type="string">
            <text:p>MEDICINA I <text:s text:c="39"/></text:p>
          </table:table-cell>
          <table:table-cell office:value-type="string">
            <text:p>Revista Española de Medicina Nuclear (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7-6436</text:p>
          </table:table-cell>
          <table:table-cell office:value-type="string">
            <text:p>MEDICINA I <text:s text:c="39"/></text:p>
          </table:table-cell>
          <table:table-cell office:value-type="string">
            <text:p>Revista Española de Obstetricia y Ginecología (Valencia. 2004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043</text:p>
          </table:table-cell>
          <table:table-cell office:value-type="string">
            <text:p>MEDICINA I <text:s text:c="39"/></text:p>
          </table:table-cell>
          <table:table-cell office:value-type="string">
            <text:p>Revista FAEEB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66</text:p>
          </table:table-cell>
          <table:table-cell office:value-type="string">
            <text:p>MEDICINA I <text:s text:c="39"/></text:p>
          </table:table-cell>
          <table:table-cell office:value-type="string">
            <text:p>Revista Fluminense de Od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868</text:p>
          </table:table-cell>
          <table:table-cell office:value-type="string">
            <text:p>MEDICINA I <text:s text:c="39"/></text:p>
          </table:table-cell>
          <table:table-cell office:value-type="string">
            <text:p>Revista FUNADE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33</text:p>
          </table:table-cell>
          <table:table-cell office:value-type="string">
            <text:p>MEDICINA I <text:s text:c="39"/></text:p>
          </table:table-cell>
          <table:table-cell office:value-type="string">
            <text:p>Revista Gaúcha de Enfermagem (UFRG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575</text:p>
          </table:table-cell>
          <table:table-cell office:value-type="string">
            <text:p>MEDICINA I <text:s text:c="39"/></text:p>
          </table:table-cell>
          <table:table-cell office:value-type="string">
            <text:p>Revista HCPA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280</text:p>
          </table:table-cell>
          <table:table-cell office:value-type="string">
            <text:p>MEDICINA I <text:s text:c="39"/></text:p>
          </table:table-cell>
          <table:table-cell office:value-type="string">
            <text:p>Revista Hospital Universitário Pedro Ernest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567</text:p>
          </table:table-cell>
          <table:table-cell office:value-type="string">
            <text:p>MEDICINA I <text:s text:c="39"/></text:p>
          </table:table-cell>
          <table:table-cell office:value-type="string">
            <text:p>Revista Hospital Universitário Pedro Ernest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1406</text:p>
          </table:table-cell>
          <table:table-cell office:value-type="string">
            <text:p>MEDICINA I <text:s text:c="39"/></text:p>
          </table:table-cell>
          <table:table-cell office:value-type="string">
            <text:p>Revista Iberoamericana de Micolog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4773</text:p>
          </table:table-cell>
          <table:table-cell office:value-type="string">
            <text:p>MEDICINA I <text:s text:c="39"/></text:p>
          </table:table-cell>
          <table:table-cell office:value-type="string">
            <text:p>Revista Iberoamericana de Revisiones en Menopaus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732</text:p>
          </table:table-cell>
          <table:table-cell office:value-type="string">
            <text:p>MEDICINA I <text:s text:c="39"/></text:p>
          </table:table-cell>
          <table:table-cell office:value-type="string">
            <text:p>Revista Infecto Atu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345</text:p>
          </table:table-cell>
          <table:table-cell office:value-type="string">
            <text:p>MEDICINA I <text:s text:c="39"/></text:p>
          </table:table-cell>
          <table:table-cell office:value-type="string">
            <text:p>Revista Latino-Americana de Enfermagem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MEDICINA I <text:s text:c="39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 <text:s text:c="39"/></text:p>
          </table:table-cell>
          <table:table-cell office:value-type="string">
            <text:p>Revista Latinoamericana de Gené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162</text:p>
          </table:table-cell>
          <table:table-cell office:value-type="string">
            <text:p>MEDICINA I <text:s text:c="39"/></text:p>
          </table:table-cell>
          <table:table-cell office:value-type="string">
            <text:p>Revista Medica (Passo Fund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887</text:p>
          </table:table-cell>
          <table:table-cell office:value-type="string">
            <text:p>MEDICINA I <text:s text:c="39"/></text:p>
          </table:table-cell>
          <table:table-cell office:value-type="string">
            <text:p>Revista Médica de Chile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0X</text:p>
          </table:table-cell>
          <table:table-cell office:value-type="string">
            <text:p>MEDICINA I <text:s text:c="39"/></text:p>
          </table:table-cell>
          <table:table-cell office:value-type="string">
            <text:p>Revista médica de Minas Gerais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3295</text:p>
          </table:table-cell>
          <table:table-cell office:value-type="string">
            <text:p>MEDICINA I <text:s text:c="39"/></text:p>
          </table:table-cell>
          <table:table-cell office:value-type="string">
            <text:p>Revista Médica del Uruguay (Montevideo. 1974. 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872</text:p>
          </table:table-cell>
          <table:table-cell office:value-type="string">
            <text:p>MEDICINA I <text:s text:c="39"/></text:p>
          </table:table-cell>
          <table:table-cell office:value-type="string">
            <text:p>Revista Médica do IAMSP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713</text:p>
          </table:table-cell>
          <table:table-cell office:value-type="string">
            <text:p>MEDICINA I <text:s text:c="39"/></text:p>
          </table:table-cell>
          <table:table-cell office:value-type="string">
            <text:p>Revista Médica do Instituto de Cardiologia do RS/Fundação Universitária de Cardi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73X</text:p>
          </table:table-cell>
          <table:table-cell office:value-type="string">
            <text:p>MEDICINA I <text:s text:c="39"/></text:p>
          </table:table-cell>
          <table:table-cell office:value-type="string">
            <text:p>Revista Médica do Paraná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60</text:p>
          </table:table-cell>
          <table:table-cell office:value-type="string">
            <text:p>MEDICINA I <text:s text:c="39"/></text:p>
          </table:table-cell>
          <table:table-cell office:value-type="string">
            <text:p>Revista Odonto Ciência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140</text:p>
          </table:table-cell>
          <table:table-cell office:value-type="string">
            <text:p>MEDICINA I <text:s text:c="39"/></text:p>
          </table:table-cell>
          <table:table-cell office:value-type="string">
            <text:p>Revista Panamericana de Infectologí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352</text:p>
          </table:table-cell>
          <table:table-cell office:value-type="string">
            <text:p>MEDICINA I <text:s text:c="39"/></text:p>
          </table:table-cell>
          <table:table-cell office:value-type="string">
            <text:p>Revista Panamericana de Infectologí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MEDICINA I <text:s text:c="39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907</text:p>
          </table:table-cell>
          <table:table-cell office:value-type="string">
            <text:p>MEDICINA I <text:s text:c="39"/></text:p>
          </table:table-cell>
          <table:table-cell office:value-type="string">
            <text:p>Revista Paraense de Medic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549</text:p>
          </table:table-cell>
          <table:table-cell office:value-type="string">
            <text:p>MEDICINA I <text:s text:c="39"/></text:p>
          </table:table-cell>
          <table:table-cell office:value-type="string">
            <text:p>Revista Paulista de Educação Física (Cessou em 2003. Cont. ISSN 1807-5509 Revista Brasileira de Educação Física e Esporte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0362</text:p>
          </table:table-cell>
          <table:table-cell office:value-type="string">
            <text:p>MEDICINA I <text:s text:c="39"/></text:p>
          </table:table-cell>
          <table:table-cell office:value-type="string">
            <text:p>Revista Paulista de Medicina (Cessou em 1993. Cont. ISSN 1516-3180 São Paulo Medical Journal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582</text:p>
          </table:table-cell>
          <table:table-cell office:value-type="string">
            <text:p>MEDICINA I <text:s text:c="39"/></text:p>
          </table:table-cell>
          <table:table-cell office:value-type="string">
            <text:p>Revista Paulista de Pediat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35</text:p>
          </table:table-cell>
          <table:table-cell office:value-type="string">
            <text:p>MEDICINA I <text:s text:c="39"/></text:p>
          </table:table-cell>
          <table:table-cell office:value-type="string">
            <text:p>Revista Paulista de Reum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3-6826</text:p>
          </table:table-cell>
          <table:table-cell office:value-type="string">
            <text:p>MEDICINA I <text:s text:c="39"/></text:p>
          </table:table-cell>
          <table:table-cell office:value-type="string">
            <text:p>Revista Peruana de Pediatrí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2551</text:p>
          </table:table-cell>
          <table:table-cell office:value-type="string">
            <text:p>MEDICINA I <text:s text:c="39"/></text:p>
          </table:table-cell>
          <table:table-cell office:value-type="string">
            <text:p>Revista Portuguesa de Cardi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7103</text:p>
          </table:table-cell>
          <table:table-cell office:value-type="string">
            <text:p>MEDICINA I <text:s text:c="39"/></text:p>
          </table:table-cell>
          <table:table-cell office:value-type="string">
            <text:p>Revista Portuguesa de Clínica Ge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0169</text:p>
          </table:table-cell>
          <table:table-cell office:value-type="string">
            <text:p>MEDICINA I <text:s text:c="39"/></text:p>
          </table:table-cell>
          <table:table-cell office:value-type="string">
            <text:p>Revista Portuguesa de Nefrologia e Hipertens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2159</text:p>
          </table:table-cell>
          <table:table-cell office:value-type="string">
            <text:p>MEDICINA I <text:s text:c="39"/></text:p>
          </table:table-cell>
          <table:table-cell office:value-type="string">
            <text:p>Revista Portuguesa de Pneum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761</text:p>
          </table:table-cell>
          <table:table-cell office:value-type="string">
            <text:p>MEDICINA I <text:s text:c="39"/></text:p>
          </table:table-cell>
          <table:table-cell office:value-type="string">
            <text:p>Revista Saúde.co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259</text:p>
          </table:table-cell>
          <table:table-cell office:value-type="string">
            <text:p>MEDICINA I <text:s text:c="39"/></text:p>
          </table:table-cell>
          <table:table-cell office:value-type="string">
            <text:p>Revista Universidade Rural. Série Ciências Humanas (Cessou em 2007. Cont. ISSN 2175-1196 Ciências Humanas e Sociais em Revist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1768</text:p>
          </table:table-cell>
          <table:table-cell office:value-type="string">
            <text:p>MEDICINA I <text:s text:c="39"/></text:p>
          </table:table-cell>
          <table:table-cell office:value-type="string">
            <text:p>Revue de Stomatologie et de Chirurgie Maxillo-Facial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1-8425</text:p>
          </table:table-cell>
          <table:table-cell office:value-type="string">
            <text:p>MEDICINA I <text:s text:c="39"/></text:p>
          </table:table-cell>
          <table:table-cell office:value-type="string">
            <text:p>Revue des Maladies Respiratoir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971</text:p>
          </table:table-cell>
          <table:table-cell office:value-type="string">
            <text:p>MEDICINA I <text:s text:c="39"/></text:p>
          </table:table-cell>
          <table:table-cell office:value-type="string">
            <text:p>RGO. Revista Gaúcha de Odont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0324</text:p>
          </table:table-cell>
          <table:table-cell office:value-type="string">
            <text:p>MEDICINA I <text:s text:c="39"/></text:p>
          </table:table-cell>
          <table:table-cell office:value-type="string">
            <text:p>Rheumatology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8172</text:p>
          </table:table-cell>
          <table:table-cell office:value-type="string">
            <text:p>MEDICINA I <text:s text:c="39"/></text:p>
          </table:table-cell>
          <table:table-cell office:value-type="string">
            <text:p>Rheumatology International (Berli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0729</text:p>
          </table:table-cell>
          <table:table-cell office:value-type="string">
            <text:p>MEDICINA I <text:s text:c="39"/></text:p>
          </table:table-cell>
          <table:table-cell office:value-type="string">
            <text:p>Rhinology (Leide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5593</text:p>
          </table:table-cell>
          <table:table-cell office:value-type="string">
            <text:p>MEDICINA I <text:s text:c="39"/></text:p>
          </table:table-cell>
          <table:table-cell office:value-type="string">
            <text:p>Risk Manage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8382</text:p>
          </table:table-cell>
          <table:table-cell office:value-type="string">
            <text:p>MEDICINA I <text:s text:c="39"/></text:p>
          </table:table-cell>
          <table:table-cell office:value-type="string">
            <text:p>RNA (Cambridge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1-4167</text:p>
          </table:table-cell>
          <table:table-cell office:value-type="string">
            <text:p>MEDICINA I <text:s text:c="39"/></text:p>
          </table:table-cell>
          <table:table-cell office:value-type="string">
            <text:p>Romanian Journal of Gastroenterology (Cessou em 200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95</text:p>
          </table:table-cell>
          <table:table-cell office:value-type="string">
            <text:p>MEDICINA I <text:s text:c="39"/></text:p>
          </table:table-cell>
          <table:table-cell office:value-type="string">
            <text:p>RPG. Revista de Pos-Graduacao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789</text:p>
          </table:table-cell>
          <table:table-cell office:value-type="string">
            <text:p>MEDICINA I <text:s text:c="39"/></text:p>
          </table:table-cell>
          <table:table-cell office:value-type="string">
            <text:p>RSBC. Revista Sociedades Brasileiras de Câncer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01</text:p>
          </table:table-cell>
          <table:table-cell office:value-type="string">
            <text:p>MEDICINA I <text:s text:c="39"/></text:p>
          </table:table-cell>
          <table:table-cell office:value-type="string">
            <text:p>RSBC. Revista-Sociedades Brasileiras de Cânce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562-7526</text:p>
          </table:table-cell>
          <table:table-cell office:value-type="string">
            <text:p>MEDICINA I <text:s text:c="39"/></text:p>
          </table:table-cell>
          <table:table-cell office:value-type="string">
            <text:p>RSOCE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3634</text:p>
          </table:table-cell>
          <table:table-cell office:value-type="string">
            <text:p>MEDICINA I <text:s text:c="39"/></text:p>
          </table:table-cell>
          <table:table-cell office:value-type="string">
            <text:p>Salud Pública de México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6-8845</text:p>
          </table:table-cell>
          <table:table-cell office:value-type="string">
            <text:p>MEDICINA I <text:s text:c="39"/></text:p>
          </table:table-cell>
          <table:table-cell office:value-type="string">
            <text:p>Salud y Cie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8982</text:p>
          </table:table-cell>
          <table:table-cell office:value-type="string">
            <text:p>MEDICINA I <text:s text:c="39"/></text:p>
          </table:table-cell>
          <table:table-cell office:value-type="string">
            <text:p>Salud(i)Cienci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80</text:p>
          </table:table-cell>
          <table:table-cell office:value-type="string">
            <text:p>MEDICINA I <text:s text:c="39"/></text:p>
          </table:table-cell>
          <table:table-cell office:value-type="string">
            <text:p>São Paulo Medical Journ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4-0490</text:p>
          </table:table-cell>
          <table:table-cell office:value-type="string">
            <text:p>MEDICINA I <text:s text:c="39"/></text:p>
          </table:table-cell>
          <table:table-cell office:value-type="string">
            <text:p>Sarcoidosis, Vasculitis, and Diffuse Lung Disea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365</text:p>
          </table:table-cell>
          <table:table-cell office:value-type="string">
            <text:p>MEDICINA I <text:s text:c="39"/></text:p>
          </table:table-cell>
          <table:table-cell office:value-type="string">
            <text:p>Saúde Coletiva (Baruer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MEDICINA I <text:s text:c="39"/></text:p>
          </table:table-cell>
          <table:table-cell office:value-type="string">
            <text:p>Saúde e Sociedade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56</text:p>
          </table:table-cell>
          <table:table-cell office:value-type="string">
            <text:p>MEDICINA I <text:s text:c="39"/></text:p>
          </table:table-cell>
          <table:table-cell office:value-type="string">
            <text:p>Saúde em Revista (UNIME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3-9318</text:p>
          </table:table-cell>
          <table:table-cell office:value-type="string">
            <text:p>MEDICINA I <text:s text:c="39"/></text:p>
          </table:table-cell>
          <table:table-cell office:value-type="string">
            <text:p>Scandinavian Journal of Caring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13</text:p>
          </table:table-cell>
          <table:table-cell office:value-type="string">
            <text:p>MEDICINA I <text:s text:c="39"/></text:p>
          </table:table-cell>
          <table:table-cell office:value-type="string">
            <text:p>Scandinavian Journal of Clinical &amp; Laboratory Investig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21</text:p>
          </table:table-cell>
          <table:table-cell office:value-type="string">
            <text:p>MEDICINA I <text:s text:c="39"/></text:p>
          </table:table-cell>
          <table:table-cell office:value-type="string">
            <text:p>Scandinavian Journal of Gastroenterology (Trykt utg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3083</text:p>
          </table:table-cell>
          <table:table-cell office:value-type="string">
            <text:p>MEDICINA I <text:s text:c="39"/></text:p>
          </table:table-cell>
          <table:table-cell office:value-type="string">
            <text:p>Scandinavian Journal of Immun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475</text:p>
          </table:table-cell>
          <table:table-cell office:value-type="string">
            <text:p>MEDICINA I <text:s text:c="39"/></text:p>
          </table:table-cell>
          <table:table-cell office:value-type="string">
            <text:p>Scandinavian Journal of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48</text:p>
          </table:table-cell>
          <table:table-cell office:value-type="string">
            <text:p>MEDICINA I <text:s text:c="39"/></text:p>
          </table:table-cell>
          <table:table-cell office:value-type="string">
            <text:p>Scandinavian Journal of Infectious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1-3393</text:p>
          </table:table-cell>
          <table:table-cell office:value-type="string">
            <text:p>MEDICINA I <text:s text:c="39"/></text:p>
          </table:table-cell>
          <table:table-cell office:value-type="string">
            <text:p>Scandinavian Journal of Laboratory Animal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7188</text:p>
          </table:table-cell>
          <table:table-cell office:value-type="string">
            <text:p>MEDICINA I <text:s text:c="39"/></text:p>
          </table:table-cell>
          <table:table-cell office:value-type="string">
            <text:p>Scandinavian Journal of Medicine &amp; Science in S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742</text:p>
          </table:table-cell>
          <table:table-cell office:value-type="string">
            <text:p>MEDICINA I <text:s text:c="39"/></text:p>
          </table:table-cell>
          <table:table-cell office:value-type="string">
            <text:p>Scandinavian Journal of Rheumatology (Trykt utg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99</text:p>
          </table:table-cell>
          <table:table-cell office:value-type="string">
            <text:p>MEDICINA I <text:s text:c="39"/></text:p>
          </table:table-cell>
          <table:table-cell office:value-type="string">
            <text:p>Scandinavian Journal of Urology and Neph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9964</text:p>
          </table:table-cell>
          <table:table-cell office:value-type="string">
            <text:p>MEDICINA I <text:s text:c="39"/></text:p>
          </table:table-cell>
          <table:table-cell office:value-type="string">
            <text:p>Schizophrenia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8-7661</text:p>
          </table:table-cell>
          <table:table-cell office:value-type="string">
            <text:p>MEDICINA I <text:s text:c="39"/></text:p>
          </table:table-cell>
          <table:table-cell office:value-type="string">
            <text:p>Schweizer Archiv für Neurologie und Psychiatrie (198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075</text:p>
          </table:table-cell>
          <table:table-cell office:value-type="string">
            <text:p>MEDICINA I <text:s text:c="39"/></text:p>
          </table:table-cell>
          <table:table-cell office:value-type="string">
            <text:p>Scienc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MEDICINA I <text:s text:c="39"/></text:p>
          </table:table-cell>
          <table:table-cell office:value-type="string">
            <text:p>Science of the Total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770</text:p>
          </table:table-cell>
          <table:table-cell office:value-type="string">
            <text:p>MEDICINA I <text:s text:c="39"/></text:p>
          </table:table-cell>
          <table:table-cell office:value-type="string">
            <text:p>Scientia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562</text:p>
          </table:table-cell>
          <table:table-cell office:value-type="string">
            <text:p>MEDICINA I <text:s text:c="39"/></text:p>
          </table:table-cell>
          <table:table-cell office:value-type="string">
            <text:p>Scientia Medica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8-9130</text:p>
          </table:table-cell>
          <table:table-cell office:value-type="string">
            <text:p>MEDICINA I <text:s text:c="39"/></text:p>
          </table:table-cell>
          <table:table-cell office:value-type="string">
            <text:p>Scientometr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1-7431</text:p>
          </table:table-cell>
          <table:table-cell office:value-type="string">
            <text:p>MEDICINA I <text:s text:c="39"/></text:p>
          </table:table-cell>
          <table:table-cell office:value-type="string">
            <text:p>SCJ. Scandinavian Cardiovascular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1311</text:p>
          </table:table-cell>
          <table:table-cell office:value-type="string">
            <text:p>MEDICINA I <text:s text:c="39"/></text:p>
          </table:table-cell>
          <table:table-cell office:value-type="string">
            <text:p>Seizure (London, Englan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6X</text:p>
          </table:table-cell>
          <table:table-cell office:value-type="string">
            <text:p>MEDICINA I <text:s text:c="39"/></text:p>
          </table:table-cell>
          <table:table-cell office:value-type="string">
            <text:p>Semina. Ciências Agrári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0172</text:p>
          </table:table-cell>
          <table:table-cell office:value-type="string">
            <text:p>MEDICINA I <text:s text:c="39"/></text:p>
          </table:table-cell>
          <table:table-cell office:value-type="string">
            <text:p>Seminars in Arthritis and Rheumatism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0959</text:p>
          </table:table-cell>
          <table:table-cell office:value-type="string">
            <text:p>MEDICINA I <text:s text:c="39"/></text:p>
          </table:table-cell>
          <table:table-cell office:value-type="string">
            <text:p>Seminars in Dialy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323</text:p>
          </table:table-cell>
          <table:table-cell office:value-type="string">
            <text:p>MEDICINA I <text:s text:c="39"/></text:p>
          </table:table-cell>
          <table:table-cell office:value-type="string">
            <text:p>Seminars in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9295</text:p>
          </table:table-cell>
          <table:table-cell office:value-type="string">
            <text:p>MEDICINA I <text:s text:c="39"/></text:p>
          </table:table-cell>
          <table:table-cell office:value-type="string">
            <text:p>Seminars in Neph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0538</text:p>
          </table:table-cell>
          <table:table-cell office:value-type="string">
            <text:p>MEDICINA I <text:s text:c="39"/></text:p>
          </table:table-cell>
          <table:table-cell office:value-type="string">
            <text:p>Seminars in Ophthalm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8004</text:p>
          </table:table-cell>
          <table:table-cell office:value-type="string">
            <text:p>MEDICINA I <text:s text:c="39"/></text:p>
          </table:table-cell>
          <table:table-cell office:value-type="string">
            <text:p>Seminars in Reproductive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9-3424</text:p>
          </table:table-cell>
          <table:table-cell office:value-type="string">
            <text:p>MEDICINA I <text:s text:c="39"/></text:p>
          </table:table-cell>
          <table:table-cell office:value-type="string">
            <text:p>Seminars in Respiratory and Critical Care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2171</text:p>
          </table:table-cell>
          <table:table-cell office:value-type="string">
            <text:p>MEDICINA I <text:s text:c="39"/></text:p>
          </table:table-cell>
          <table:table-cell office:value-type="string">
            <text:p>Seminars in Ultrasound, CT and MRI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9648</text:p>
          </table:table-cell>
          <table:table-cell office:value-type="string">
            <text:p>MEDICINA I <text:s text:c="39"/></text:p>
          </table:table-cell>
          <table:table-cell office:value-type="string">
            <text:p>Seminars in Vascular Medicine (Cessou em 200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696</text:p>
          </table:table-cell>
          <table:table-cell office:value-type="string">
            <text:p>MEDICINA I <text:s text:c="39"/></text:p>
          </table:table-cell>
          <table:table-cell office:value-type="string">
            <text:p>Série de Monografias da Escola Brasileira de Hemat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8-5028</text:p>
          </table:table-cell>
          <table:table-cell office:value-type="string">
            <text:p>MEDICINA I <text:s text:c="39"/></text:p>
          </table:table-cell>
          <table:table-cell office:value-type="string">
            <text:p>Sexual Health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5717</text:p>
          </table:table-cell>
          <table:table-cell office:value-type="string">
            <text:p>MEDICINA I <text:s text:c="39"/></text:p>
          </table:table-cell>
          <table:table-cell office:value-type="string">
            <text:p>Sexually Transmitted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2322</text:p>
          </table:table-cell>
          <table:table-cell office:value-type="string">
            <text:p>MEDICINA I <text:s text:c="39"/></text:p>
          </table:table-cell>
          <table:table-cell office:value-type="string">
            <text:p>Shock (Augusta, G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9008</text:p>
          </table:table-cell>
          <table:table-cell office:value-type="string">
            <text:p>MEDICINA I <text:s text:c="39"/></text:p>
          </table:table-cell>
          <table:table-cell office:value-type="string">
            <text:p>SIICsalud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2348</text:p>
          </table:table-cell>
          <table:table-cell office:value-type="string">
            <text:p>MEDICINA I <text:s text:c="39"/></text:p>
          </table:table-cell>
          <table:table-cell office:value-type="string">
            <text:p>Skeletal Rad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9-752X</text:p>
          </table:table-cell>
          <table:table-cell office:value-type="string">
            <text:p>MEDICINA I <text:s text:c="39"/></text:p>
          </table:table-cell>
          <table:table-cell office:value-type="string">
            <text:p>Skin Research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9740</text:p>
          </table:table-cell>
          <table:table-cell office:value-type="string">
            <text:p>MEDICINA I <text:s text:c="39"/></text:p>
          </table:table-cell>
          <table:table-cell office:value-type="string">
            <text:p>Skinme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5010</text:p>
          </table:table-cell>
          <table:table-cell office:value-type="string">
            <text:p>MEDICINA I <text:s text:c="39"/></text:p>
          </table:table-cell>
          <table:table-cell office:value-type="string">
            <text:p>Skull Base (New York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9512</text:p>
          </table:table-cell>
          <table:table-cell office:value-type="string">
            <text:p>MEDICINA I <text:s text:c="39"/></text:p>
          </table:table-cell>
          <table:table-cell office:value-type="string">
            <text:p>Sleep &amp; Breath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105</text:p>
          </table:table-cell>
          <table:table-cell office:value-type="string">
            <text:p>MEDICINA I <text:s text:c="39"/></text:p>
          </table:table-cell>
          <table:table-cell office:value-type="string">
            <text:p>Sleep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457</text:p>
          </table:table-cell>
          <table:table-cell office:value-type="string">
            <text:p>MEDICINA I <text:s text:c="39"/></text:p>
          </table:table-cell>
          <table:table-cell office:value-type="string">
            <text:p>Sleep Medicine (Amsterda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063</text:p>
          </table:table-cell>
          <table:table-cell office:value-type="string">
            <text:p>MEDICINA I <text:s text:c="39"/></text:p>
          </table:table-cell>
          <table:table-cell office:value-type="string">
            <text:p>Sleep Scienc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7954</text:p>
          </table:table-cell>
          <table:table-cell office:value-type="string">
            <text:p>MEDICINA I <text:s text:c="39"/></text:p>
          </table:table-cell>
          <table:table-cell office:value-type="string">
            <text:p>Social Psychiatry and Psychiatric Epidem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9536</text:p>
          </table:table-cell>
          <table:table-cell office:value-type="string">
            <text:p>MEDICINA I <text:s text:c="39"/></text:p>
          </table:table-cell>
          <table:table-cell office:value-type="string">
            <text:p>Social Science &amp; Medicine (1982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1389</text:p>
          </table:table-cell>
          <table:table-cell office:value-type="string">
            <text:p>MEDICINA I <text:s text:c="39"/></text:p>
          </table:table-cell>
          <table:table-cell office:value-type="string">
            <text:p>Social Work in Health Ca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4348</text:p>
          </table:table-cell>
          <table:table-cell office:value-type="string">
            <text:p>MEDICINA I <text:s text:c="39"/></text:p>
          </table:table-cell>
          <table:table-cell office:value-type="string">
            <text:p>Southern Medical Journal (Birmingham, Ala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2-4813</text:p>
          </table:table-cell>
          <table:table-cell office:value-type="string">
            <text:p>MEDICINA I <text:s text:c="39"/></text:p>
          </table:table-cell>
          <table:table-cell office:value-type="string">
            <text:p>Spectroscopy (Ottaw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7010</text:p>
          </table:table-cell>
          <table:table-cell office:value-type="string">
            <text:p>MEDICINA I <text:s text:c="39"/></text:p>
          </table:table-cell>
          <table:table-cell office:value-type="string">
            <text:p>Spectroscopy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4393</text:p>
          </table:table-cell>
          <table:table-cell office:value-type="string">
            <text:p>MEDICINA I <text:s text:c="39"/></text:p>
          </table:table-cell>
          <table:table-cell office:value-type="string">
            <text:p>Spinal Cor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1159</text:p>
          </table:table-cell>
          <table:table-cell office:value-type="string">
            <text:p>MEDICINA I <text:s text:c="39"/></text:p>
          </table:table-cell>
          <table:table-cell office:value-type="string">
            <text:p>Spine (Online. Philadelphia, Pa. 197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2436</text:p>
          </table:table-cell>
          <table:table-cell office:value-type="string">
            <text:p>MEDICINA I <text:s text:c="39"/></text:p>
          </table:table-cell>
          <table:table-cell office:value-type="string">
            <text:p>Spine (Philadelphia, Pa. 197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2545</text:p>
          </table:table-cell>
          <table:table-cell office:value-type="string">
            <text:p>MEDICINA I <text:s text:c="39"/></text:p>
          </table:table-cell>
          <table:table-cell office:value-type="string">
            <text:p>Spine-Affiliated Society Meeting Abstrac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099</text:p>
          </table:table-cell>
          <table:table-cell office:value-type="string">
            <text:p>MEDICINA I <text:s text:c="39"/></text:p>
          </table:table-cell>
          <table:table-cell office:value-type="string">
            <text:p>Stem Cells (Dayton, Ohi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3287</text:p>
          </table:table-cell>
          <table:table-cell office:value-type="string">
            <text:p>MEDICINA I <text:s text:c="39"/></text:p>
          </table:table-cell>
          <table:table-cell office:value-type="string">
            <text:p>Stem Cells and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128X</text:p>
          </table:table-cell>
          <table:table-cell office:value-type="string">
            <text:p>MEDICINA I <text:s text:c="39"/></text:p>
          </table:table-cell>
          <table:table-cell office:value-type="string">
            <text:p>Steroids (Stoneham, M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3890</text:p>
          </table:table-cell>
          <table:table-cell office:value-type="string">
            <text:p>MEDICINA I <text:s text:c="39"/></text:p>
          </table:table-cell>
          <table:table-cell office:value-type="string">
            <text:p>Stress (Luxembourg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2499</text:p>
          </table:table-cell>
          <table:table-cell office:value-type="string">
            <text:p>MEDICINA I <text:s text:c="39"/></text:p>
          </table:table-cell>
          <table:table-cell office:value-type="string">
            <text:p>Stroke (Dallas. 197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9630</text:p>
          </table:table-cell>
          <table:table-cell office:value-type="string">
            <text:p>MEDICINA I <text:s text:c="39"/></text:p>
          </table:table-cell>
          <table:table-cell office:value-type="string">
            <text:p>Studies in Health Technology and Infor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7077</text:p>
          </table:table-cell>
          <table:table-cell office:value-type="string">
            <text:p>MEDICINA I <text:s text:c="39"/></text:p>
          </table:table-cell>
          <table:table-cell office:value-type="string">
            <text:p>Substance Abus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084</text:p>
          </table:table-cell>
          <table:table-cell office:value-type="string">
            <text:p>MEDICINA I <text:s text:c="39"/></text:p>
          </table:table-cell>
          <table:table-cell office:value-type="string">
            <text:p>Substance Use &amp; Misu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234</text:p>
          </table:table-cell>
          <table:table-cell office:value-type="string">
            <text:p>MEDICINA I <text:s text:c="39"/></text:p>
          </table:table-cell>
          <table:table-cell office:value-type="string">
            <text:p>Suicide &amp; Life-threatening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67</text:p>
          </table:table-cell>
          <table:table-cell office:value-type="string">
            <text:p>MEDICINA I <text:s text:c="39"/></text:p>
          </table:table-cell>
          <table:table-cell office:value-type="string">
            <text:p>Suplemento da Revista da Sociedade de Cardiologia do Estado de Sa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4-601X</text:p>
          </table:table-cell>
          <table:table-cell office:value-type="string">
            <text:p>MEDICINA I <text:s text:c="39"/></text:p>
          </table:table-cell>
          <table:table-cell office:value-type="string">
            <text:p>Supportive and Palliative Cancer Care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1-4355</text:p>
          </table:table-cell>
          <table:table-cell office:value-type="string">
            <text:p>MEDICINA I <text:s text:c="39"/></text:p>
          </table:table-cell>
          <table:table-cell office:value-type="string">
            <text:p>Supportive Care in Canc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339</text:p>
          </table:table-cell>
          <table:table-cell office:value-type="string">
            <text:p>MEDICINA I <text:s text:c="39"/></text:p>
          </table:table-cell>
          <table:table-cell office:value-type="string">
            <text:p>Supportive Care in Cancer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6060</text:p>
          </table:table-cell>
          <table:table-cell office:value-type="string">
            <text:p>MEDICINA I <text:s text:c="39"/></text:p>
          </table:table-cell>
          <table:table-cell office:value-type="string">
            <text:p>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7289</text:p>
          </table:table-cell>
          <table:table-cell office:value-type="string">
            <text:p>MEDICINA I <text:s text:c="39"/></text:p>
          </table:table-cell>
          <table:table-cell office:value-type="string">
            <text:p>Surgery for Obesity and Related Disea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1-1291</text:p>
          </table:table-cell>
          <table:table-cell office:value-type="string">
            <text:p>MEDICINA I <text:s text:c="39"/></text:p>
          </table:table-cell>
          <table:table-cell office:value-type="string">
            <text:p>Surgery Today (Tokyo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1038</text:p>
          </table:table-cell>
          <table:table-cell office:value-type="string">
            <text:p>MEDICINA I <text:s text:c="39"/></text:p>
          </table:table-cell>
          <table:table-cell office:value-type="string">
            <text:p>Surgical and Radiologic Anatom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2794</text:p>
          </table:table-cell>
          <table:table-cell office:value-type="string">
            <text:p>MEDICINA I <text:s text:c="39"/></text:p>
          </table:table-cell>
          <table:table-cell office:value-type="string">
            <text:p>Surgical Endoscopy (Cessou em 2001. Cont. ISSN 1866-6817 Surgical Endoscopy and Other Interventional Techniques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2964</text:p>
          </table:table-cell>
          <table:table-cell office:value-type="string">
            <text:p>MEDICINA I <text:s text:c="39"/></text:p>
          </table:table-cell>
          <table:table-cell office:value-type="string">
            <text:p>Surgical Infec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4515</text:p>
          </table:table-cell>
          <table:table-cell office:value-type="string">
            <text:p>MEDICINA I <text:s text:c="39"/></text:p>
          </table:table-cell>
          <table:table-cell office:value-type="string">
            <text:p>Surgical Laparoscopy, Endoscopy &amp; Percutaneous Techniqu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019</text:p>
          </table:table-cell>
          <table:table-cell office:value-type="string">
            <text:p>MEDICINA I <text:s text:c="39"/></text:p>
          </table:table-cell>
          <table:table-cell office:value-type="string">
            <text:p>Surgical Neu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02</text:p>
          </table:table-cell>
          <table:table-cell office:value-type="string">
            <text:p>MEDICINA I <text:s text:c="39"/></text:p>
          </table:table-cell>
          <table:table-cell office:value-type="string">
            <text:p>Sustainable Development (Bra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7860</text:p>
          </table:table-cell>
          <table:table-cell office:value-type="string">
            <text:p>MEDICINA I <text:s text:c="39"/></text:p>
          </table:table-cell>
          <table:table-cell office:value-type="string">
            <text:p>Swiss Medical Weekl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4476</text:p>
          </table:table-cell>
          <table:table-cell office:value-type="string">
            <text:p>MEDICINA I <text:s text:c="39"/></text:p>
          </table:table-cell>
          <table:table-cell office:value-type="string">
            <text:p>Synapse (New York, N.Y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2-7475</text:p>
          </table:table-cell>
          <table:table-cell office:value-type="string">
            <text:p>MEDICINA I <text:s text:c="39"/></text:p>
          </table:table-cell>
          <table:table-cell office:value-type="string">
            <text:p>Synapse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911</text:p>
          </table:table-cell>
          <table:table-cell office:value-type="string">
            <text:p>MEDICINA I <text:s text:c="39"/></text:p>
          </table:table-cell>
          <table:table-cell office:value-type="string">
            <text:p>Synthetic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3-6337</text:p>
          </table:table-cell>
          <table:table-cell office:value-type="string">
            <text:p>MEDICINA I <text:s text:c="39"/></text:p>
          </table:table-cell>
          <table:table-cell office:value-type="string">
            <text:p>Techniques in Coloproctology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3393</text:p>
          </table:table-cell>
          <table:table-cell office:value-type="string">
            <text:p>MEDICINA I <text:s text:c="39"/></text:p>
          </table:table-cell>
          <table:table-cell office:value-type="string">
            <text:p>Techniques in Hand &amp; Upper Extremity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7329</text:p>
          </table:table-cell>
          <table:table-cell office:value-type="string">
            <text:p>MEDICINA I <text:s text:c="39"/></text:p>
          </table:table-cell>
          <table:table-cell office:value-type="string">
            <text:p>Technology and Health Car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663</text:p>
          </table:table-cell>
          <table:table-cell office:value-type="string">
            <text:p>MEDICINA I <text:s text:c="39"/></text:p>
          </table:table-cell>
          <table:table-cell office:value-type="string">
            <text:p>Técnicas em Ortoped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29</text:p>
          </table:table-cell>
          <table:table-cell office:value-type="string">
            <text:p>MEDICINA I <text:s text:c="39"/></text:p>
          </table:table-cell>
          <table:table-cell office:value-type="string">
            <text:p>Tecno-Lógica (UNI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5627</text:p>
          </table:table-cell>
          <table:table-cell office:value-type="string">
            <text:p>MEDICINA I <text:s text:c="39"/></text:p>
          </table:table-cell>
          <table:table-cell office:value-type="string">
            <text:p>Telemedicine Journal and e-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49</text:p>
          </table:table-cell>
          <table:table-cell office:value-type="string">
            <text:p>MEDICINA I <text:s text:c="39"/></text:p>
          </table:table-cell>
          <table:table-cell office:value-type="string">
            <text:p>Temas sobre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29</text:p>
          </table:table-cell>
          <table:table-cell office:value-type="string">
            <text:p>MEDICINA I <text:s text:c="39"/></text:p>
          </table:table-cell>
          <table:table-cell office:value-type="string">
            <text:p>Temática (U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3211</text:p>
          </table:table-cell>
          <table:table-cell office:value-type="string">
            <text:p>MEDICINA I <text:s text:c="39"/></text:p>
          </table:table-cell>
          <table:table-cell office:value-type="string">
            <text:p>Teratogenesis, Carcinogenesis and Mutagenesis (Print) (Cessou em 2003. Cont. ISSN 1542-9733 Birth Defects Research. Part B. Developmental and Reproductive Toxicolog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39</text:p>
          </table:table-cell>
          <table:table-cell office:value-type="string">
            <text:p>MEDICINA I <text:s text:c="39"/></text:p>
          </table:table-cell>
          <table:table-cell office:value-type="string">
            <text:p>Tetrahedron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2347</text:p>
          </table:table-cell>
          <table:table-cell office:value-type="string">
            <text:p>MEDICINA I <text:s text:c="39"/></text:p>
          </table:table-cell>
          <table:table-cell office:value-type="string">
            <text:p>Texas Heart Institute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760</text:p>
          </table:table-cell>
          <table:table-cell office:value-type="string">
            <text:p>MEDICINA I <text:s text:c="39"/></text:p>
          </table:table-cell>
          <table:table-cell office:value-type="string">
            <text:p>Textos de la Cibersocieda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703</text:p>
          </table:table-cell>
          <table:table-cell office:value-type="string">
            <text:p>MEDICINA I <text:s text:c="39"/></text:p>
          </table:table-cell>
          <table:table-cell office:value-type="string">
            <text:p>The American Heart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49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f Card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 <text:s text:c="39"/></text:p>
          </table:table-cell>
          <table:table-cell office:value-type="string">
            <text:p>The American Journal of Cases Repor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415X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f Chinese Medicine (1979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1091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f Dermato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6757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f Emergency 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70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f Gastroente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7460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f Geriatric Card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7481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f Geriatric Psychia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343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f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9490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f Occupational Therap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3418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f Orthopedics (Belle Mead, N.J. :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40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f Path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3X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f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56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f Psyc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10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f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5185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f Surgical Pat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29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f the Medical 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f Tropical Medicine and Hygie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0496</text:p>
          </table:table-cell>
          <table:table-cell office:value-type="string">
            <text:p>MEDICINA I <text:s text:c="39"/></text:p>
          </table:table-cell>
          <table:table-cell office:value-type="string">
            <text:p>The American Journal on Addic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894</text:p>
          </table:table-cell>
          <table:table-cell office:value-type="string">
            <text:p>MEDICINA I <text:s text:c="39"/></text:p>
          </table:table-cell>
          <table:table-cell office:value-type="string">
            <text:p>The Annals of Otology, Rhinology &amp; Laryng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0280</text:p>
          </table:table-cell>
          <table:table-cell office:value-type="string">
            <text:p>MEDICINA I <text:s text:c="39"/></text:p>
          </table:table-cell>
          <table:table-cell office:value-type="string">
            <text:p>The Annals of Pharmacothera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75</text:p>
          </table:table-cell>
          <table:table-cell office:value-type="string">
            <text:p>MEDICINA I <text:s text:c="39"/></text:p>
          </table:table-cell>
          <table:table-cell office:value-type="string">
            <text:p>The Annals of Thoracic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8666</text:p>
          </table:table-cell>
          <table:table-cell office:value-type="string">
            <text:p>MEDICINA I <text:s text:c="39"/></text:p>
          </table:table-cell>
          <table:table-cell office:value-type="string">
            <text:p>The Australian and New Zealand Journal of Obstetrics and Gynae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70</text:p>
          </table:table-cell>
          <table:table-cell office:value-type="string">
            <text:p>MEDICINA I <text:s text:c="39"/></text:p>
          </table:table-cell>
          <table:table-cell office:value-type="string">
            <text:p>The Brazilian Journal of Infectious Diseas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122X</text:p>
          </table:table-cell>
          <table:table-cell office:value-type="string">
            <text:p>MEDICINA I <text:s text:c="39"/></text:p>
          </table:table-cell>
          <table:table-cell office:value-type="string">
            <text:p>The Breast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6656</text:p>
          </table:table-cell>
          <table:table-cell office:value-type="string">
            <text:p>MEDICINA I <text:s text:c="39"/></text:p>
          </table:table-cell>
          <table:table-cell office:value-type="string">
            <text:p>The Cleft Palate-Craniofacial Jour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8047</text:p>
          </table:table-cell>
          <table:table-cell office:value-type="string">
            <text:p>MEDICINA I <text:s text:c="39"/></text:p>
          </table:table-cell>
          <table:table-cell office:value-type="string">
            <text:p>The Clinical Journal of Pai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2144</text:p>
          </table:table-cell>
          <table:table-cell office:value-type="string">
            <text:p>MEDICINA I <text:s text:c="39"/></text:p>
          </table:table-cell>
          <table:table-cell office:value-type="string">
            <text:p>The Endocrinologist (Baltimore, M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6163</text:p>
          </table:table-cell>
          <table:table-cell office:value-type="string">
            <text:p>MEDICINA I <text:s text:c="39"/></text:p>
          </table:table-cell>
          <table:table-cell office:value-type="string">
            <text:p>The European Journal of Psychia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1-6355</text:p>
          </table:table-cell>
          <table:table-cell office:value-type="string">
            <text:p>MEDICINA I <text:s text:c="39"/></text:p>
          </table:table-cell>
          <table:table-cell office:value-type="string">
            <text:p>The European Physical Journal. Special Top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3-1936</text:p>
          </table:table-cell>
          <table:table-cell office:value-type="string">
            <text:p>MEDICINA I <text:s text:c="39"/></text:p>
          </table:table-cell>
          <table:table-cell office:value-type="string">
            <text:p>The European Respiratory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638</text:p>
          </table:table-cell>
          <table:table-cell office:value-type="string">
            <text:p>MEDICINA I <text:s text:c="39"/></text:p>
          </table:table-cell>
          <table:table-cell office:value-type="string">
            <text:p>The FASEB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MEDICINA I <text:s text:c="39"/></text:p>
          </table:table-cell>
          <table:table-cell office:value-type="string">
            <text:p>The FIEP Bullet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3511</text:p>
          </table:table-cell>
          <table:table-cell office:value-type="string">
            <text:p>MEDICINA I <text:s text:c="39"/></text:p>
          </table:table-cell>
          <table:table-cell office:value-type="string">
            <text:p>The Heart Surgery Foru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6662</text:p>
          </table:table-cell>
          <table:table-cell office:value-type="string">
            <text:p>MEDICINA I <text:s text:c="39"/></text:p>
          </table:table-cell>
          <table:table-cell office:value-type="string">
            <text:p>The Heart Surgery Forum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42</text:p>
          </table:table-cell>
          <table:table-cell office:value-type="string">
            <text:p>MEDICINA I <text:s text:c="39"/></text:p>
          </table:table-cell>
          <table:table-cell office:value-type="string">
            <text:p>The International Journal of Artherosclerosi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3988</text:p>
          </table:table-cell>
          <table:table-cell office:value-type="string">
            <text:p>MEDICINA I <text:s text:c="39"/></text:p>
          </table:table-cell>
          <table:table-cell office:value-type="string">
            <text:p>The International Journal of Artificial Organs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509</text:p>
          </table:table-cell>
          <table:table-cell office:value-type="string">
            <text:p>MEDICINA I <text:s text:c="39"/></text:p>
          </table:table-cell>
          <table:table-cell office:value-type="string">
            <text:p>The International Journal of Atherosclerosi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6155</text:p>
          </table:table-cell>
          <table:table-cell office:value-type="string">
            <text:p>MEDICINA I <text:s text:c="39"/></text:p>
          </table:table-cell>
          <table:table-cell office:value-type="string">
            <text:p>The International Journal of Biological Markers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5794</text:p>
          </table:table-cell>
          <table:table-cell office:value-type="string">
            <text:p>MEDICINA I <text:s text:c="39"/></text:p>
          </table:table-cell>
          <table:table-cell office:value-type="string">
            <text:p>The International Journal of Cardiovascular Imag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6-3478</text:p>
          </table:table-cell>
          <table:table-cell office:value-type="string">
            <text:p>MEDICINA I <text:s text:c="39"/></text:p>
          </table:table-cell>
          <table:table-cell office:value-type="string">
            <text:p>The International Journal of Eating Disord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2786</text:p>
          </table:table-cell>
          <table:table-cell office:value-type="string">
            <text:p>MEDICINA I <text:s text:c="39"/></text:p>
          </table:table-cell>
          <table:table-cell office:value-type="string">
            <text:p>The International Journal of Oral and Maxillofacial Impla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3719</text:p>
          </table:table-cell>
          <table:table-cell office:value-type="string">
            <text:p>MEDICINA I <text:s text:c="39"/></text:p>
          </table:table-cell>
          <table:table-cell office:value-type="string">
            <text:p>The International Journal of Tuberculosis and Lung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5448</text:p>
          </table:table-cell>
          <table:table-cell office:value-type="string">
            <text:p>MEDICINA I <text:s text:c="39"/></text:p>
          </table:table-cell>
          <table:table-cell office:value-type="string">
            <text:p>The International Tinnitus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8285</text:p>
          </table:table-cell>
          <table:table-cell office:value-type="string">
            <text:p>MEDICINA I <text:s text:c="39"/></text:p>
          </table:table-cell>
          <table:table-cell office:value-type="string">
            <text:p>The Internet Journal of Neurosurge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8307</text:p>
          </table:table-cell>
          <table:table-cell office:value-type="string">
            <text:p>MEDICINA I <text:s text:c="39"/></text:p>
          </table:table-cell>
          <table:table-cell office:value-type="string">
            <text:p>The Internet Journal of Path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8374</text:p>
          </table:table-cell>
          <table:table-cell office:value-type="string">
            <text:p>MEDICINA I <text:s text:c="39"/></text:p>
          </table:table-cell>
          <table:table-cell office:value-type="string">
            <text:p>The Internet Journal of Pediatrics and Neonat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5535</text:p>
          </table:table-cell>
          <table:table-cell office:value-type="string">
            <text:p>MEDICINA I <text:s text:c="39"/></text:p>
          </table:table-cell>
          <table:table-cell office:value-type="string">
            <text:p>The Journal of Alternative and Complementary Medicine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064X</text:p>
          </table:table-cell>
          <table:table-cell office:value-type="string">
            <text:p>MEDICINA I <text:s text:c="39"/></text:p>
          </table:table-cell>
          <table:table-cell office:value-type="string">
            <text:p>The Journal of Applied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0903</text:p>
          </table:table-cell>
          <table:table-cell office:value-type="string">
            <text:p>MEDICINA I <text:s text:c="39"/></text:p>
          </table:table-cell>
          <table:table-cell office:value-type="string">
            <text:p>The Journal of Asthm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58</text:p>
          </table:table-cell>
          <table:table-cell office:value-type="string">
            <text:p>MEDICINA I <text:s text:c="39"/></text:p>
          </table:table-cell>
          <table:table-cell office:value-type="string">
            <text:p>The Journal of Biological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2X</text:p>
          </table:table-cell>
          <table:table-cell office:value-type="string">
            <text:p>MEDICINA I <text:s text:c="39"/></text:p>
          </table:table-cell>
          <table:table-cell office:value-type="string">
            <text:p>The Journal of Clinical Endocrinology and Metabo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6175</text:p>
          </table:table-cell>
          <table:table-cell office:value-type="string">
            <text:p>MEDICINA I <text:s text:c="39"/></text:p>
          </table:table-cell>
          <table:table-cell office:value-type="string">
            <text:p>The Journal of Clinical Hypertension (Greenwich, Conn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38</text:p>
          </table:table-cell>
          <table:table-cell office:value-type="string">
            <text:p>MEDICINA I <text:s text:c="39"/></text:p>
          </table:table-cell>
          <table:table-cell office:value-type="string">
            <text:p>The Journal of Clinical Investig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4628</text:p>
          </table:table-cell>
          <table:table-cell office:value-type="string">
            <text:p>MEDICINA I <text:s text:c="39"/></text:p>
          </table:table-cell>
          <table:table-cell office:value-type="string">
            <text:p>The Journal of Clinical Pediatric Dent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6689</text:p>
          </table:table-cell>
          <table:table-cell office:value-type="string">
            <text:p>MEDICINA I <text:s text:c="39"/></text:p>
          </table:table-cell>
          <table:table-cell office:value-type="string">
            <text:p>The Journal of Clinical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3711</text:p>
          </table:table-cell>
          <table:table-cell office:value-type="string">
            <text:p>MEDICINA I <text:s text:c="39"/></text:p>
          </table:table-cell>
          <table:table-cell office:value-type="string">
            <text:p>The Journal of Contemporary Dental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2275</text:p>
          </table:table-cell>
          <table:table-cell office:value-type="string">
            <text:p>MEDICINA I <text:s text:c="39"/></text:p>
          </table:table-cell>
          <table:table-cell office:value-type="string">
            <text:p>The Journal of Craniofacial Surge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4679</text:p>
          </table:table-cell>
          <table:table-cell office:value-type="string">
            <text:p>MEDICINA I <text:s text:c="39"/></text:p>
          </table:table-cell>
          <table:table-cell office:value-type="string">
            <text:p>The Journal of Emergency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234</text:p>
          </table:table-cell>
          <table:table-cell office:value-type="string">
            <text:p>MEDICINA I <text:s text:c="39"/></text:p>
          </table:table-cell>
          <table:table-cell office:value-type="string">
            <text:p>The Journal of Eukaryotic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007</text:p>
          </table:table-cell>
          <table:table-cell office:value-type="string">
            <text:p>MEDICINA I <text:s text:c="39"/></text:p>
          </table:table-cell>
          <table:table-cell office:value-type="string">
            <text:p>The Journal of Experimental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5023</text:p>
          </table:table-cell>
          <table:table-cell office:value-type="string">
            <text:p>MEDICINA I <text:s text:c="39"/></text:p>
          </table:table-cell>
          <table:table-cell office:value-type="string">
            <text:p>The Journal of Hand Surgery (St. Louis, Mo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9701</text:p>
          </table:table-cell>
          <table:table-cell office:value-type="string">
            <text:p>MEDICINA I <text:s text:c="39"/></text:p>
          </table:table-cell>
          <table:table-cell office:value-type="string">
            <text:p>The Journal of Head Trauma Rehabili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9-2369</text:p>
          </table:table-cell>
          <table:table-cell office:value-type="string">
            <text:p>MEDICINA I <text:s text:c="39"/></text:p>
          </table:table-cell>
          <table:table-cell office:value-type="string">
            <text:p>The Journal of Headache and Pain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2498</text:p>
          </table:table-cell>
          <table:table-cell office:value-type="string">
            <text:p>MEDICINA I <text:s text:c="39"/></text:p>
          </table:table-cell>
          <table:table-cell office:value-type="string">
            <text:p>The Journal of Heart and Lung Transpla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54</text:p>
          </table:table-cell>
          <table:table-cell office:value-type="string">
            <text:p>MEDICINA I <text:s text:c="39"/></text:p>
          </table:table-cell>
          <table:table-cell office:value-type="string">
            <text:p>The Journal of Histochemistry and Cyt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701</text:p>
          </table:table-cell>
          <table:table-cell office:value-type="string">
            <text:p>MEDICINA I <text:s text:c="39"/></text:p>
          </table:table-cell>
          <table:table-cell office:value-type="string">
            <text:p>The Journal of Hospital Inf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67</text:p>
          </table:table-cell>
          <table:table-cell office:value-type="string">
            <text:p>MEDICINA I <text:s text:c="39"/></text:p>
          </table:table-cell>
          <table:table-cell office:value-type="string">
            <text:p>The Journal of Immunology (195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453</text:p>
          </table:table-cell>
          <table:table-cell office:value-type="string">
            <text:p>MEDICINA I <text:s text:c="39"/></text:p>
          </table:table-cell>
          <table:table-cell office:value-type="string">
            <text:p>The Journal of Inf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899</text:p>
          </table:table-cell>
          <table:table-cell office:value-type="string">
            <text:p>MEDICINA I <text:s text:c="39"/></text:p>
          </table:table-cell>
          <table:table-cell office:value-type="string">
            <text:p>The Journal of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3931</text:p>
          </table:table-cell>
          <table:table-cell office:value-type="string">
            <text:p>MEDICINA I <text:s text:c="39"/></text:p>
          </table:table-cell>
          <table:table-cell office:value-type="string">
            <text:p>The Journal of Invasive Card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1578</text:p>
          </table:table-cell>
          <table:table-cell office:value-type="string">
            <text:p>MEDICINA I <text:s text:c="39"/></text:p>
          </table:table-cell>
          <table:table-cell office:value-type="string">
            <text:p>The Journal of Molecular Diagnos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18</text:p>
          </table:table-cell>
          <table:table-cell office:value-type="string">
            <text:p>MEDICINA I <text:s text:c="39"/></text:p>
          </table:table-cell>
          <table:table-cell office:value-type="string">
            <text:p>The Journal of Nervous and Mental Diseas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6474</text:p>
          </table:table-cell>
          <table:table-cell office:value-type="string">
            <text:p>MEDICINA I <text:s text:c="39"/></text:p>
          </table:table-cell>
          <table:table-cell office:value-type="string">
            <text:p>The Journal of 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5505</text:p>
          </table:table-cell>
          <table:table-cell office:value-type="string">
            <text:p>MEDICINA I <text:s text:c="39"/></text:p>
          </table:table-cell>
          <table:table-cell office:value-type="string">
            <text:p>The Journal of Nuclear Medicine (1978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166</text:p>
          </table:table-cell>
          <table:table-cell office:value-type="string">
            <text:p>MEDICINA I <text:s text:c="39"/></text:p>
          </table:table-cell>
          <table:table-cell office:value-type="string">
            <text:p>The Journal of Nutri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9-7707</text:p>
          </table:table-cell>
          <table:table-cell office:value-type="string">
            <text:p>MEDICINA I <text:s text:c="39"/></text:p>
          </table:table-cell>
          <table:table-cell office:value-type="string">
            <text:p>The Journal of Nutrition, Health &amp; Ag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5900</text:p>
          </table:table-cell>
          <table:table-cell office:value-type="string">
            <text:p>MEDICINA I <text:s text:c="39"/></text:p>
          </table:table-cell>
          <table:table-cell office:value-type="string">
            <text:p>The Journal of Pai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395</text:p>
          </table:table-cell>
          <table:table-cell office:value-type="string">
            <text:p>MEDICINA I <text:s text:c="39"/></text:p>
          </table:table-cell>
          <table:table-cell office:value-type="string">
            <text:p>The Journal of Parasi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76</text:p>
          </table:table-cell>
          <table:table-cell office:value-type="string">
            <text:p>MEDICINA I <text:s text:c="39"/></text:p>
          </table:table-cell>
          <table:table-cell office:value-type="string">
            <text:p>The Journal of Pediatr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0103</text:p>
          </table:table-cell>
          <table:table-cell office:value-type="string">
            <text:p>MEDICINA I <text:s text:c="39"/></text:p>
          </table:table-cell>
          <table:table-cell office:value-type="string">
            <text:p>The Journal of Pharmacology and Experimental Therapeutic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65</text:p>
          </table:table-cell>
          <table:table-cell office:value-type="string">
            <text:p>MEDICINA I <text:s text:c="39"/></text:p>
          </table:table-cell>
          <table:table-cell office:value-type="string">
            <text:p>The Journal of Pharmacology and Experimental Therapeu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6095</text:p>
          </table:table-cell>
          <table:table-cell office:value-type="string">
            <text:p>MEDICINA I <text:s text:c="39"/></text:p>
          </table:table-cell>
          <table:table-cell office:value-type="string">
            <text:p>The Journal of Sexual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804</text:p>
          </table:table-cell>
          <table:table-cell office:value-type="string">
            <text:p>MEDICINA I <text:s text:c="39"/></text:p>
          </table:table-cell>
          <table:table-cell office:value-type="string">
            <text:p>The Journal of Sur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1212</text:p>
          </table:table-cell>
          <table:table-cell office:value-type="string">
            <text:p>MEDICINA I <text:s text:c="39"/></text:p>
          </table:table-cell>
          <table:table-cell office:value-type="string">
            <text:p>The Journal of Systems and Softwa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282</text:p>
          </table:table-cell>
          <table:table-cell office:value-type="string">
            <text:p>MEDICINA I <text:s text:c="39"/></text:p>
          </table:table-cell>
          <table:table-cell office:value-type="string">
            <text:p>The Journal of Traum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347</text:p>
          </table:table-cell>
          <table:table-cell office:value-type="string">
            <text:p>MEDICINA I <text:s text:c="39"/></text:p>
          </table:table-cell>
          <table:table-cell office:value-type="string">
            <text:p>The Journal of 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930</text:p>
          </table:table-cell>
          <table:table-cell office:value-type="string">
            <text:p>MEDICINA I <text:s text:c="39"/></text:p>
          </table:table-cell>
          <table:table-cell office:value-type="string">
            <text:p>The Journal of Venomous Animals and Toxin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80</text:p>
          </table:table-cell>
          <table:table-cell office:value-type="string">
            <text:p>MEDICINA I <text:s text:c="39"/></text:p>
          </table:table-cell>
          <table:table-cell office:value-type="string">
            <text:p>The Journal of Venomous Animals and Toxins Including Tropical Diseases (CD-RO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MEDICINA I <text:s text:c="39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5355</text:p>
          </table:table-cell>
          <table:table-cell office:value-type="string">
            <text:p>MEDICINA I <text:s text:c="39"/></text:p>
          </table:table-cell>
          <table:table-cell office:value-type="string">
            <text:p>The Lancet (North American editi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852X</text:p>
          </table:table-cell>
          <table:table-cell office:value-type="string">
            <text:p>MEDICINA I <text:s text:c="39"/></text:p>
          </table:table-cell>
          <table:table-cell office:value-type="string">
            <text:p>The Laryngoscope (St. Lou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8151</text:p>
          </table:table-cell>
          <table:table-cell office:value-type="string">
            <text:p>MEDICINA I <text:s text:c="39"/></text:p>
          </table:table-cell>
          <table:table-cell office:value-type="string">
            <text:p>The Nephron Journ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8584</text:p>
          </table:table-cell>
          <table:table-cell office:value-type="string">
            <text:p>MEDICINA I <text:s text:c="39"/></text:p>
          </table:table-cell>
          <table:table-cell office:value-type="string">
            <text:p>The Neuroscientist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4793</text:p>
          </table:table-cell>
          <table:table-cell office:value-type="string">
            <text:p>MEDICINA I <text:s text:c="39"/></text:p>
          </table:table-cell>
          <table:table-cell office:value-type="string">
            <text:p>The New England Journal of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6583</text:p>
          </table:table-cell>
          <table:table-cell office:value-type="string">
            <text:p>MEDICINA I <text:s text:c="39"/></text:p>
          </table:table-cell>
          <table:table-cell office:value-type="string">
            <text:p>The New Republi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17-4145</text:p>
          </table:table-cell>
          <table:table-cell office:value-type="string">
            <text:p>MEDICINA I <text:s text:c="39"/></text:p>
          </table:table-cell>
          <table:table-cell office:value-type="string">
            <text:p>The Nigerian Journal of Parasit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7159</text:p>
          </table:table-cell>
          <table:table-cell office:value-type="string">
            <text:p>MEDICINA I <text:s text:c="39"/></text:p>
          </table:table-cell>
          <table:table-cell office:value-type="string">
            <text:p>The Oncologist (Dayton, Ohi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091X</text:p>
          </table:table-cell>
          <table:table-cell office:value-type="string">
            <text:p>MEDICINA I <text:s text:c="39"/></text:p>
          </table:table-cell>
          <table:table-cell office:value-type="string">
            <text:p>The Open Biochemistry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2165</text:p>
          </table:table-cell>
          <table:table-cell office:value-type="string">
            <text:p>MEDICINA I <text:s text:c="39"/></text:p>
          </table:table-cell>
          <table:table-cell office:value-type="string">
            <text:p>The Open Endocrinology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4311</text:p>
          </table:table-cell>
          <table:table-cell office:value-type="string">
            <text:p>MEDICINA I <text:s text:c="39"/></text:p>
          </table:table-cell>
          <table:table-cell office:value-type="string">
            <text:p>The Open Medical Informatics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3668</text:p>
          </table:table-cell>
          <table:table-cell office:value-type="string">
            <text:p>MEDICINA I <text:s text:c="39"/></text:p>
          </table:table-cell>
          <table:table-cell office:value-type="string">
            <text:p>The Pediatric Infectious Disease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4137</text:p>
          </table:table-cell>
          <table:table-cell office:value-type="string">
            <text:p>MEDICINA I <text:s text:c="39"/></text:p>
          </table:table-cell>
          <table:table-cell office:value-type="string">
            <text:p>The Prostat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3887</text:p>
          </table:table-cell>
          <table:table-cell office:value-type="string">
            <text:p>MEDICINA I <text:s text:c="39"/></text:p>
          </table:table-cell>
          <table:table-cell office:value-type="string">
            <text:p>The Protein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6071</text:p>
          </table:table-cell>
          <table:table-cell office:value-type="string">
            <text:p>MEDICINA I <text:s text:c="39"/></text:p>
          </table:table-cell>
          <table:table-cell office:value-type="string">
            <text:p>The Review of Diabetic Studie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6-6134</text:p>
          </table:table-cell>
          <table:table-cell office:value-type="string">
            <text:p>MEDICINA I <text:s text:c="39"/></text:p>
          </table:table-cell>
          <table:table-cell office:value-type="string">
            <text:p>The Review of Radical Political Econom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744X</text:p>
          </table:table-cell>
          <table:table-cell office:value-type="string">
            <text:p>MEDICINA I <text:s text:c="39"/></text:p>
          </table:table-cell>
          <table:table-cell office:value-type="string">
            <text:p>The Scientific World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9-9430</text:p>
          </table:table-cell>
          <table:table-cell office:value-type="string">
            <text:p>MEDICINA I <text:s text:c="39"/></text:p>
          </table:table-cell>
          <table:table-cell office:value-type="string">
            <text:p>The Spine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6425</text:p>
          </table:table-cell>
          <table:table-cell office:value-type="string">
            <text:p>MEDICINA I <text:s text:c="39"/></text:p>
          </table:table-cell>
          <table:table-cell office:value-type="string">
            <text:p>The Thoracic and Cardiovascular Surge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233</text:p>
          </table:table-cell>
          <table:table-cell office:value-type="string">
            <text:p>MEDICINA I <text:s text:c="39"/></text:p>
          </table:table-cell>
          <table:table-cell office:value-type="string">
            <text:p>The Veterinary Journal (London, England. 199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9447</text:p>
          </table:table-cell>
          <table:table-cell office:value-type="string">
            <text:p>MEDICINA I <text:s text:c="39"/></text:p>
          </table:table-cell>
          <table:table-cell office:value-type="string">
            <text:p>Therapeutic Advances in Cardiovascular Diseas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356</text:p>
          </table:table-cell>
          <table:table-cell office:value-type="string">
            <text:p>MEDICINA I <text:s text:c="39"/></text:p>
          </table:table-cell>
          <table:table-cell office:value-type="string">
            <text:p>Therapeutic Drug Monito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9-8020</text:p>
          </table:table-cell>
          <table:table-cell office:value-type="string">
            <text:p>MEDICINA I <text:s text:c="39"/></text:p>
          </table:table-cell>
          <table:table-cell office:value-type="string">
            <text:p>Therapeutic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6336</text:p>
          </table:table-cell>
          <table:table-cell office:value-type="string">
            <text:p>MEDICINA I <text:s text:c="39"/></text:p>
          </table:table-cell>
          <table:table-cell office:value-type="string">
            <text:p>Therapeutics and Clinical Risk Management (Cessou em 2008. Cont. ISSN 1178-203X Therapeutics and Clinical Risk Management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691X</text:p>
          </table:table-cell>
          <table:table-cell office:value-type="string">
            <text:p>MEDICINA I <text:s text:c="39"/></text:p>
          </table:table-cell>
          <table:table-cell office:value-type="string">
            <text:p>Therioge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31</text:p>
          </table:table-cell>
          <table:table-cell office:value-type="string">
            <text:p>MEDICINA I <text:s text:c="39"/></text:p>
          </table:table-cell>
          <table:table-cell office:value-type="string">
            <text:p>Thermochimica Act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376</text:p>
          </table:table-cell>
          <table:table-cell office:value-type="string">
            <text:p>MEDICINA I <text:s text:c="39"/></text:p>
          </table:table-cell>
          <table:table-cell office:value-type="string">
            <text:p>Thorax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245</text:p>
          </table:table-cell>
          <table:table-cell office:value-type="string">
            <text:p>MEDICINA I <text:s text:c="39"/></text:p>
          </table:table-cell>
          <table:table-cell office:value-type="string">
            <text:p>Thrombosis and Haemostasi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9560</text:p>
          </table:table-cell>
          <table:table-cell office:value-type="string">
            <text:p>MEDICINA I <text:s text:c="39"/></text:p>
          </table:table-cell>
          <table:table-cell office:value-type="string">
            <text:p>Thrombosis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3848</text:p>
          </table:table-cell>
          <table:table-cell office:value-type="string">
            <text:p>MEDICINA I <text:s text:c="39"/></text:p>
          </table:table-cell>
          <table:table-cell office:value-type="string">
            <text:p>Thrombosi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7256</text:p>
          </table:table-cell>
          <table:table-cell office:value-type="string">
            <text:p>MEDICINA I <text:s text:c="39"/></text:p>
          </table:table-cell>
          <table:table-cell office:value-type="string">
            <text:p>Thyroid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8166</text:p>
          </table:table-cell>
          <table:table-cell office:value-type="string">
            <text:p>MEDICINA I <text:s text:c="39"/></text:p>
          </table:table-cell>
          <table:table-cell office:value-type="string">
            <text:p>Tissue &amp; Cel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815</text:p>
          </table:table-cell>
          <table:table-cell office:value-type="string">
            <text:p>MEDICINA I <text:s text:c="39"/></text:p>
          </table:table-cell>
          <table:table-cell office:value-type="string">
            <text:p>Tissue Antige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3279</text:p>
          </table:table-cell>
          <table:table-cell office:value-type="string">
            <text:p>MEDICINA I <text:s text:c="39"/></text:p>
          </table:table-cell>
          <table:table-cell office:value-type="string">
            <text:p>Tissue Engineering (Cessou em 2007. Foi desdobrado em três: ISSN 1937-3341 Tissue Engineering. Part A, ISSN 1937-3368 Tissue Engineering. Part B, Reviews e ISSN 1937-3384 Tissue Engineering. Part C Method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2276</text:p>
          </table:table-cell>
          <table:table-cell office:value-type="string">
            <text:p>MEDICINA I <text:s text:c="39"/></text:p>
          </table:table-cell>
          <table:table-cell office:value-type="string">
            <text:p>TM &amp; IH. Tropical medicine and international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4100</text:p>
          </table:table-cell>
          <table:table-cell office:value-type="string">
            <text:p>MEDICINA I <text:s text:c="39"/></text:p>
          </table:table-cell>
          <table:table-cell office:value-type="string">
            <text:p>Touch Briefing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9188</text:p>
          </table:table-cell>
          <table:table-cell office:value-type="string">
            <text:p>MEDICINA I <text:s text:c="39"/></text:p>
          </table:table-cell>
          <table:table-cell office:value-type="string">
            <text:p>Toxic Substance Mechanisms (Cessou em 2000. Fundiu-se com ISSN 1051-7235 Toxicology Methods e Toxicology Mechanisms and Method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6233</text:p>
          </table:table-cell>
          <table:table-cell office:value-type="string">
            <text:p>MEDICINA I <text:s text:c="39"/></text:p>
          </table:table-cell>
          <table:table-cell office:value-type="string">
            <text:p>Toxicologic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080</text:p>
          </table:table-cell>
          <table:table-cell office:value-type="string">
            <text:p>MEDICINA I <text:s text:c="39"/></text:p>
          </table:table-cell>
          <table:table-cell office:value-type="string">
            <text:p>Toxicological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483X</text:p>
          </table:table-cell>
          <table:table-cell office:value-type="string">
            <text:p>MEDICINA I <text:s text:c="39"/></text:p>
          </table:table-cell>
          <table:table-cell office:value-type="string">
            <text:p>Toxicology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08X</text:p>
          </table:table-cell>
          <table:table-cell office:value-type="string">
            <text:p>MEDICINA I <text:s text:c="39"/></text:p>
          </table:table-cell>
          <table:table-cell office:value-type="string">
            <text:p>Toxicology and Applie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2333</text:p>
          </table:table-cell>
          <table:table-cell office:value-type="string">
            <text:p>MEDICINA I <text:s text:c="39"/></text:p>
          </table:table-cell>
          <table:table-cell office:value-type="string">
            <text:p>Toxicology in Vitr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274</text:p>
          </table:table-cell>
          <table:table-cell office:value-type="string">
            <text:p>MEDICINA I <text:s text:c="39"/></text:p>
          </table:table-cell>
          <table:table-cell office:value-type="string">
            <text:p>Toxicolog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6524</text:p>
          </table:table-cell>
          <table:table-cell office:value-type="string">
            <text:p>MEDICINA I <text:s text:c="39"/></text:p>
          </table:table-cell>
          <table:table-cell office:value-type="string">
            <text:p>Toxicology Mechanisms and Method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MEDICINA I <text:s text:c="39"/></text:p>
          </table:table-cell>
          <table:table-cell office:value-type="string">
            <text:p>Toxicon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2104</text:p>
          </table:table-cell>
          <table:table-cell office:value-type="string">
            <text:p>MEDICINA I <text:s text:c="39"/></text:p>
          </table:table-cell>
          <table:table-cell office:value-type="string">
            <text:p>Trace Elements and Electroly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203</text:p>
          </table:table-cell>
          <table:table-cell office:value-type="string">
            <text:p>MEDICINA I <text:s text:c="39"/></text:p>
          </table:table-cell>
          <table:table-cell office:value-type="string">
            <text:p>Transactions of the Royal Society of Tropical Medicine and Hygie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132</text:p>
          </table:table-cell>
          <table:table-cell office:value-type="string">
            <text:p>MEDICINA I <text:s text:c="39"/></text:p>
          </table:table-cell>
          <table:table-cell office:value-type="string">
            <text:p>Transfusion (Arlington, V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0502</text:p>
          </table:table-cell>
          <table:table-cell office:value-type="string">
            <text:p>MEDICINA I <text:s text:c="39"/></text:p>
          </table:table-cell>
          <table:table-cell office:value-type="string">
            <text:p>Transfusion and Apheresis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7578</text:p>
          </table:table-cell>
          <table:table-cell office:value-type="string">
            <text:p>MEDICINA I <text:s text:c="39"/></text:p>
          </table:table-cell>
          <table:table-cell office:value-type="string">
            <text:p>Transfusion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3276</text:p>
          </table:table-cell>
          <table:table-cell office:value-type="string">
            <text:p>MEDICINA I <text:s text:c="39"/></text:p>
          </table:table-cell>
          <table:table-cell office:value-type="string">
            <text:p>Transfusion Today (English ed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1-5244</text:p>
          </table:table-cell>
          <table:table-cell office:value-type="string">
            <text:p>MEDICINA I <text:s text:c="39"/></text:p>
          </table:table-cell>
          <table:table-cell office:value-type="string">
            <text:p>Translational Research - The Journal of Laboratory and Clinical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3274</text:p>
          </table:table-cell>
          <table:table-cell office:value-type="string">
            <text:p>MEDICINA I <text:s text:c="39"/></text:p>
          </table:table-cell>
          <table:table-cell office:value-type="string">
            <text:p>Transplant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8-2273</text:p>
          </table:table-cell>
          <table:table-cell office:value-type="string">
            <text:p>MEDICINA I <text:s text:c="39"/></text:p>
          </table:table-cell>
          <table:table-cell office:value-type="string">
            <text:p>Transplant Infectious Diseas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0874</text:p>
          </table:table-cell>
          <table:table-cell office:value-type="string">
            <text:p>MEDICINA I <text:s text:c="39"/></text:p>
          </table:table-cell>
          <table:table-cell office:value-type="string">
            <text:p>Transplant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37</text:p>
          </table:table-cell>
          <table:table-cell office:value-type="string">
            <text:p>MEDICINA I <text:s text:c="39"/></text:p>
          </table:table-cell>
          <table:table-cell office:value-type="string">
            <text:p>Transplan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MEDICINA I <text:s text:c="39"/></text:p>
          </table:table-cell>
          <table:table-cell office:value-type="string">
            <text:p>Transplantation Proceeding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8939</text:p>
          </table:table-cell>
          <table:table-cell office:value-type="string">
            <text:p>MEDICINA I <text:s text:c="39"/></text:p>
          </table:table-cell>
          <table:table-cell office:value-type="string">
            <text:p>Travel Medicine and Infectious Disea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6349</text:p>
          </table:table-cell>
          <table:table-cell office:value-type="string">
            <text:p>MEDICINA I <text:s text:c="39"/></text:p>
          </table:table-cell>
          <table:table-cell office:value-type="string">
            <text:p>Treatments in Endocrinology (Cessou em 2005. Cont. ISSN 1177-4940 Treatments in Endocrinology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347</text:p>
          </table:table-cell>
          <table:table-cell office:value-type="string">
            <text:p>MEDICINA I <text:s text:c="39"/></text:p>
          </table:table-cell>
          <table:table-cell office:value-type="string">
            <text:p>Trends in Ecology &amp; Evolution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4906</text:p>
          </table:table-cell>
          <table:table-cell office:value-type="string">
            <text:p>MEDICINA I <text:s text:c="39"/></text:p>
          </table:table-cell>
          <table:table-cell office:value-type="string">
            <text:p>Trends in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2236</text:p>
          </table:table-cell>
          <table:table-cell office:value-type="string">
            <text:p>MEDICINA I <text:s text:c="39"/></text:p>
          </table:table-cell>
          <table:table-cell office:value-type="string">
            <text:p>Trends in Neurosciences (Regular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4922</text:p>
          </table:table-cell>
          <table:table-cell office:value-type="string">
            <text:p>MEDICINA I <text:s text:c="39"/></text:p>
          </table:table-cell>
          <table:table-cell office:value-type="string">
            <text:p>Trends in Parasi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6147</text:p>
          </table:table-cell>
          <table:table-cell office:value-type="string">
            <text:p>MEDICINA I <text:s text:c="39"/></text:p>
          </table:table-cell>
          <table:table-cell office:value-type="string">
            <text:p>Trends in Pharmacological Sciences (Regular ed.,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6215</text:p>
          </table:table-cell>
          <table:table-cell office:value-type="string">
            <text:p>MEDICINA I <text:s text:c="39"/></text:p>
          </table:table-cell>
          <table:table-cell office:value-type="string">
            <text:p>Trials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4755</text:p>
          </table:table-cell>
          <table:table-cell office:value-type="string">
            <text:p>MEDICINA I <text:s text:c="39"/></text:p>
          </table:table-cell>
          <table:table-cell office:value-type="string">
            <text:p>Tropical Docto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9792</text:p>
          </table:table-cell>
          <table:table-cell office:value-type="string">
            <text:p>MEDICINA I <text:s text:c="39"/></text:p>
          </table:table-cell>
          <table:table-cell office:value-type="string">
            <text:p>Tuberculosis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916</text:p>
          </table:table-cell>
          <table:table-cell office:value-type="string">
            <text:p>MEDICINA I <text:s text:c="39"/></text:p>
          </table:table-cell>
          <table:table-cell office:value-type="string">
            <text:p>Tumori (Milan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858X</text:p>
          </table:table-cell>
          <table:table-cell office:value-type="string">
            <text:p>MEDICINA I <text:s text:c="39"/></text:p>
          </table:table-cell>
          <table:table-cell office:value-type="string">
            <text:p>Ultrasound Clin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5629</text:p>
          </table:table-cell>
          <table:table-cell office:value-type="string">
            <text:p>MEDICINA I <text:s text:c="39"/></text:p>
          </table:table-cell>
          <table:table-cell office:value-type="string">
            <text:p>Ultrasound in Medicine &amp;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692</text:p>
          </table:table-cell>
          <table:table-cell office:value-type="string">
            <text:p>MEDICINA I <text:s text:c="39"/></text:p>
          </table:table-cell>
          <table:table-cell office:value-type="string">
            <text:p>Ultrasound in Obstetrics &amp; Gyn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2936</text:p>
          </table:table-cell>
          <table:table-cell office:value-type="string">
            <text:p>MEDICINA I <text:s text:c="39"/></text:p>
          </table:table-cell>
          <table:table-cell office:value-type="string">
            <text:p>Undersea &amp; Hyperbaric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570</text:p>
          </table:table-cell>
          <table:table-cell office:value-type="string">
            <text:p>MEDICINA I <text:s text:c="39"/></text:p>
          </table:table-cell>
          <table:table-cell office:value-type="string">
            <text:p>UNOPAR Científica. Ciências Biológicas e da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51</text:p>
          </table:table-cell>
          <table:table-cell office:value-type="string">
            <text:p>MEDICINA I <text:s text:c="39"/></text:p>
          </table:table-cell>
          <table:table-cell office:value-type="string">
            <text:p>Urologia Contemporâne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1138</text:p>
          </table:table-cell>
          <table:table-cell office:value-type="string">
            <text:p>MEDICINA I <text:s text:c="39"/></text:p>
          </table:table-cell>
          <table:table-cell office:value-type="string">
            <text:p>Urologia International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6-8832</text:p>
          </table:table-cell>
          <table:table-cell office:value-type="string">
            <text:p>MEDICINA I <text:s text:c="39"/></text:p>
          </table:table-cell>
          <table:table-cell office:value-type="string">
            <text:p>Urologia Panamer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0143</text:p>
          </table:table-cell>
          <table:table-cell office:value-type="string">
            <text:p>MEDICINA I <text:s text:c="39"/></text:p>
          </table:table-cell>
          <table:table-cell office:value-type="string">
            <text:p>Urologic Clinics of North Ame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1439</text:p>
          </table:table-cell>
          <table:table-cell office:value-type="string">
            <text:p>MEDICINA I <text:s text:c="39"/></text:p>
          </table:table-cell>
          <table:table-cell office:value-type="string">
            <text:p>Urologic On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623</text:p>
          </table:table-cell>
          <table:table-cell office:value-type="string">
            <text:p>MEDICINA I <text:s text:c="39"/></text:p>
          </table:table-cell>
          <table:table-cell office:value-type="string">
            <text:p>Urolog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0879</text:p>
          </table:table-cell>
          <table:table-cell office:value-type="string">
            <text:p>MEDICINA I <text:s text:c="39"/></text:p>
          </table:table-cell>
          <table:table-cell office:value-type="string">
            <text:p>Urological Research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295</text:p>
          </table:table-cell>
          <table:table-cell office:value-type="string">
            <text:p>MEDICINA I <text:s text:c="39"/></text:p>
          </table:table-cell>
          <table:table-cell office:value-type="string">
            <text:p>Urology (Ridgewood, N.J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9544</text:p>
          </table:table-cell>
          <table:table-cell office:value-type="string">
            <text:p>MEDICINA I <text:s text:c="39"/></text:p>
          </table:table-cell>
          <table:table-cell office:value-type="string">
            <text:p>Urology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10X</text:p>
          </table:table-cell>
          <table:table-cell office:value-type="string">
            <text:p>MEDICINA I <text:s text:c="39"/></text:p>
          </table:table-cell>
          <table:table-cell office:value-type="string">
            <text:p>Vaccine (Guil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6887</text:p>
          </table:table-cell>
          <table:table-cell office:value-type="string">
            <text:p>MEDICINA I <text:s text:c="39"/></text:p>
          </table:table-cell>
          <table:table-cell office:value-type="string">
            <text:p>Vaccines, Children &amp; Practice (Cessou em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3015</text:p>
          </table:table-cell>
          <table:table-cell office:value-type="string">
            <text:p>MEDICINA I <text:s text:c="39"/></text:p>
          </table:table-cell>
          <table:table-cell office:value-type="string">
            <text:p>Value in Healt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6344</text:p>
          </table:table-cell>
          <table:table-cell office:value-type="string">
            <text:p>MEDICINA I <text:s text:c="39"/></text:p>
          </table:table-cell>
          <table:table-cell office:value-type="string">
            <text:p>Vascular Health and Risk Management (Cessou em 2008. Cont. ISSN 1178-2048 Vascular Health and Risk Management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1891</text:p>
          </table:table-cell>
          <table:table-cell office:value-type="string">
            <text:p>MEDICINA I <text:s text:c="39"/></text:p>
          </table:table-cell>
          <table:table-cell office:value-type="string">
            <text:p>Vascular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3955</text:p>
          </table:table-cell>
          <table:table-cell office:value-type="string">
            <text:p>MEDICINA I <text:s text:c="39"/></text:p>
          </table:table-cell>
          <table:table-cell office:value-type="string">
            <text:p>Veritas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716</text:p>
          </table:table-cell>
          <table:table-cell office:value-type="string">
            <text:p>MEDICINA I <text:s text:c="39"/></text:p>
          </table:table-cell>
          <table:table-cell office:value-type="string">
            <text:p>Veterinária e Zootecnia (UNE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2987</text:p>
          </table:table-cell>
          <table:table-cell office:value-type="string">
            <text:p>MEDICINA I <text:s text:c="39"/></text:p>
          </table:table-cell>
          <table:table-cell office:value-type="string">
            <text:p>Veterinary Anaesthesia and Analgesi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814</text:p>
          </table:table-cell>
          <table:table-cell office:value-type="string">
            <text:p>MEDICINA I <text:s text:c="39"/></text:p>
          </table:table-cell>
          <table:table-cell office:value-type="string">
            <text:p>Veterinary and Comparative Orthopaedics and Trau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6382</text:p>
          </table:table-cell>
          <table:table-cell office:value-type="string">
            <text:p>MEDICINA I <text:s text:c="39"/></text:p>
          </table:table-cell>
          <table:table-cell office:value-type="string">
            <text:p>Veterinary Clinical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27</text:p>
          </table:table-cell>
          <table:table-cell office:value-type="string">
            <text:p>MEDICINA I <text:s text:c="39"/></text:p>
          </table:table-cell>
          <table:table-cell office:value-type="string">
            <text:p>Veterinary Immunology and Immuno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35</text:p>
          </table:table-cell>
          <table:table-cell office:value-type="string">
            <text:p>MEDICINA I <text:s text:c="39"/></text:p>
          </table:table-cell>
          <table:table-cell office:value-type="string">
            <text:p>Veterinary Microbiology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5216</text:p>
          </table:table-cell>
          <table:table-cell office:value-type="string">
            <text:p>MEDICINA I <text:s text:c="39"/></text:p>
          </table:table-cell>
          <table:table-cell office:value-type="string">
            <text:p>Veterinary Ophthalm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MEDICINA I <text:s text:c="39"/></text:p>
          </table:table-cell>
          <table:table-cell office:value-type="string">
            <text:p>Veterinary Parasi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858</text:p>
          </table:table-cell>
          <table:table-cell office:value-type="string">
            <text:p>MEDICINA I <text:s text:c="39"/></text:p>
          </table:table-cell>
          <table:table-cell office:value-type="string">
            <text:p>Veterinary Pathology (Cessou em uuuu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249</text:p>
          </table:table-cell>
          <table:table-cell office:value-type="string">
            <text:p>MEDICINA I <text:s text:c="39"/></text:p>
          </table:table-cell>
          <table:table-cell office:value-type="string">
            <text:p>Veterinary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7380</text:p>
          </table:table-cell>
          <table:table-cell office:value-type="string">
            <text:p>MEDICINA I <text:s text:c="39"/></text:p>
          </table:table-cell>
          <table:table-cell office:value-type="string">
            <text:p>Veterinary Research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8245</text:p>
          </table:table-cell>
          <table:table-cell office:value-type="string">
            <text:p>MEDICINA I <text:s text:c="39"/></text:p>
          </table:table-cell>
          <table:table-cell office:value-type="string">
            <text:p>Viral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6317</text:p>
          </table:table-cell>
          <table:table-cell office:value-type="string">
            <text:p>MEDICINA I <text:s text:c="39"/></text:p>
          </table:table-cell>
          <table:table-cell office:value-type="string">
            <text:p>Virchows Archiv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6822</text:p>
          </table:table-cell>
          <table:table-cell office:value-type="string">
            <text:p>MEDICINA I <text:s text:c="39"/></text:p>
          </table:table-cell>
          <table:table-cell office:value-type="string">
            <text:p>Virology (New York, N.Y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8569</text:p>
          </table:table-cell>
          <table:table-cell office:value-type="string">
            <text:p>MEDICINA I <text:s text:c="39"/></text:p>
          </table:table-cell>
          <table:table-cell office:value-type="string">
            <text:p>Virus Gen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702</text:p>
          </table:table-cell>
          <table:table-cell office:value-type="string">
            <text:p>MEDICINA I <text:s text:c="39"/></text:p>
          </table:table-cell>
          <table:table-cell office:value-type="string">
            <text:p>Virus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63</text:p>
          </table:table-cell>
          <table:table-cell office:value-type="string">
            <text:p>MEDICINA I <text:s text:c="39"/></text:p>
          </table:table-cell>
          <table:table-cell office:value-type="string">
            <text:p>Virus Reviews and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763</text:p>
          </table:table-cell>
          <table:table-cell office:value-type="string">
            <text:p>MEDICINA I <text:s text:c="39"/></text:p>
          </table:table-cell>
          <table:table-cell office:value-type="string">
            <text:p>Visão Médica em On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562</text:p>
          </table:table-cell>
          <table:table-cell office:value-type="string">
            <text:p>MEDICINA I <text:s text:c="39"/></text:p>
          </table:table-cell>
          <table:table-cell office:value-type="string">
            <text:p>Viver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007</text:p>
          </table:table-cell>
          <table:table-cell office:value-type="string">
            <text:p>MEDICINA I <text:s text:c="39"/></text:p>
          </table:table-cell>
          <table:table-cell office:value-type="string">
            <text:p>Vox Sanguinis (Basel. 195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7922</text:p>
          </table:table-cell>
          <table:table-cell office:value-type="string">
            <text:p>MEDICINA I <text:s text:c="39"/></text:p>
          </table:table-cell>
          <table:table-cell office:value-type="string">
            <text:p>World Journal of Emergency Surge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9327</text:p>
          </table:table-cell>
          <table:table-cell office:value-type="string">
            <text:p>MEDICINA I <text:s text:c="39"/></text:p>
          </table:table-cell>
          <table:table-cell office:value-type="string">
            <text:p>World Journal of Gastroente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MEDICINA I <text:s text:c="39"/></text:p>
          </table:table-cell>
          <table:table-cell office:value-type="string">
            <text:p>World Journal of Microbiology &amp;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0-1147</text:p>
          </table:table-cell>
          <table:table-cell office:value-type="string">
            <text:p>MEDICINA I <text:s text:c="39"/></text:p>
          </table:table-cell>
          <table:table-cell office:value-type="string">
            <text:p>World Journal of Nuclear Medicin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2313</text:p>
          </table:table-cell>
          <table:table-cell office:value-type="string">
            <text:p>MEDICINA I <text:s text:c="39"/></text:p>
          </table:table-cell>
          <table:table-cell office:value-type="string">
            <text:p>World Journal of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819</text:p>
          </table:table-cell>
          <table:table-cell office:value-type="string">
            <text:p>MEDICINA I <text:s text:c="39"/></text:p>
          </table:table-cell>
          <table:table-cell office:value-type="string">
            <text:p>World Journal of Surgical On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8726</text:p>
          </table:table-cell>
          <table:table-cell office:value-type="string">
            <text:p>MEDICINA I <text:s text:c="39"/></text:p>
          </table:table-cell>
          <table:table-cell office:value-type="string">
            <text:p>World Journal of Urology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3-8617</text:p>
          </table:table-cell>
          <table:table-cell office:value-type="string">
            <text:p>MEDICINA I <text:s text:c="39"/></text:p>
          </table:table-cell>
          <table:table-cell office:value-type="string">
            <text:p>World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7946</text:p>
          </table:table-cell>
          <table:table-cell office:value-type="string">
            <text:p>MEDICINA I <text:s text:c="39"/></text:p>
          </table:table-cell>
          <table:table-cell office:value-type="string">
            <text:p>Wounds (King of Prussia, Pa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8246</text:p>
          </table:table-cell>
          <table:table-cell office:value-type="string">
            <text:p>MEDICINA I <text:s text:c="39"/></text:p>
          </table:table-cell>
          <table:table-cell office:value-type="string">
            <text:p>X-Ray Spectro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 <text:s text:c="39"/></text:p>
          </table:table-cell>
          <table:table-cell office:value-type="string">
            <text:p>XLV Congress of the European Renal Association (ERA-EDT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503X</text:p>
          </table:table-cell>
          <table:table-cell office:value-type="string">
            <text:p>MEDICINA I <text:s text:c="39"/></text:p>
          </table:table-cell>
          <table:table-cell office:value-type="string">
            <text:p>Yeast (Chichester, Englan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860</text:p>
          </table:table-cell>
          <table:table-cell office:value-type="string">
            <text:p>MEDICINA I <text:s text:c="39"/></text:p>
          </table:table-cell>
          <table:table-cell office:value-type="string">
            <text:p>Zeitschrift fur Kardiologie (Print) (Cessou em 2005. Cont. ISSN 1861-0684 Clinical Research in Cardiology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784</text:p>
          </table:table-cell>
          <table:table-cell office:value-type="string">
            <text:p>MEDICINA I <text:s text:c="39"/></text:p>
          </table:table-cell>
          <table:table-cell office:value-type="string">
            <text:p>Zeitschrift für Naturforschung. A, A journal of Physic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MEDICINA I <text:s text:c="39"/></text:p>
          </table:table-cell>
          <table:table-cell office:value-type="string">
            <text:p>Zeitschrift für Naturforschung. C, A Journal of Bio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409X</text:p>
          </table:table-cell>
          <table:table-cell office:value-type="string">
            <text:p>MEDICINA I <text:s text:c="39"/></text:p>
          </table:table-cell>
          <table:table-cell office:value-type="string">
            <text:p>Zentralblatt für Chirurg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2-3244</text:p>
          </table:table-cell>
          <table:table-cell office:value-type="string">
            <text:p>MEDICINA I <text:s text:c="39"/></text:p>
          </table:table-cell>
          <table:table-cell office:value-type="string">
            <text:p>Zhongguo Kouqiang Hemian Waike Zazhi / China Journal of Oral and Maxillofacial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3-0603</text:p>
          </table:table-cell>
          <table:table-cell office:value-type="string">
            <text:p>MEDICINA I <text:s text:c="39"/></text:p>
          </table:table-cell>
          <table:table-cell office:value-type="string">
            <text:p>Zhongguo Weizhongbing Jijiu Yixu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0672</text:p>
          </table:table-cell>
          <table:table-cell office:value-type="string">
            <text:p>MEDICINA I <text:s text:c="39"/></text:p>
          </table:table-cell>
          <table:table-cell office:value-type="string">
            <text:p>Zoölogische Mededelinge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26</text:p>
          </table:table-cell>
          <table:table-cell office:value-type="string">
            <text:p>MEDICINA I <text:s text:c="39"/></text:p>
          </table:table-cell>
          <table:table-cell office:value-type="string">
            <text:p>Zootaxa (Auckland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34</text:p>
          </table:table-cell>
          <table:table-cell office:value-type="string">
            <text:p>MEDICINA I <text:s text:c="39"/></text:p>
          </table:table-cell>
          <table:table-cell office:value-type="string">
            <text:p>Zootax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1:09</dc:date>
    <dc:creator>Marco Silva</dc:creator>
    <meta:document-statistic meta:table-count="1" meta:cell-count="13881" meta:object-count="0"/>
    <meta:generator>OpenOffice.org/3.2$Unix OpenOffice.org_project/320m12$Build-9483</meta:generator>
  </office:meta>
</office:document-meta>
</file>